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20000000201F592F71.png" manifest:media-type="image/png"/>
  <manifest:file-entry manifest:full-path="Pictures/1000000100000020000000208F42C733.png" manifest:media-type="image/png"/>
  <manifest:file-entry manifest:full-path="Pictures/100000010000002000000020852AD21B.png" manifest:media-type="image/png"/>
  <manifest:file-entry manifest:full-path="Pictures/1000000100000020000000203469100D.png" manifest:media-type="image/png"/>
  <manifest:file-entry manifest:full-path="Pictures/100000010000002000000020BAFE03D2.png" manifest:media-type="image/png"/>
  <manifest:file-entry manifest:full-path="Pictures/10000001000001DA0000004C9272BB14.png" manifest:media-type="image/png"/>
  <manifest:file-entry manifest:full-path="Pictures/10000001000001E400000095C435898D.png" manifest:media-type="image/png"/>
  <manifest:file-entry manifest:full-path="Pictures/10000001000001FF00000090A81D1578.png" manifest:media-type="image/png"/>
  <manifest:file-entry manifest:full-path="Pictures/10000001000001B10000005664C3C21A.png" manifest:media-type="image/png"/>
  <manifest:file-entry manifest:full-path="Pictures/10000001000001730000005042EA983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Helvetica, sans-serif"/>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Nimbus Mono PS1"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2b10b0" officeooo:paragraph-rsid="002b10b0"/>
    </style:style>
    <style:style style:name="P2" style:family="paragraph" style:parent-style-name="Title">
      <style:text-properties officeooo:rsid="002b10b0" officeooo:paragraph-rsid="002b10b0"/>
    </style:style>
    <style:style style:name="P3" style:family="paragraph" style:parent-style-name="Text_20_body">
      <style:text-properties officeooo:rsid="002b10dd" officeooo:paragraph-rsid="002b10dd"/>
    </style:style>
    <style:style style:name="P4" style:family="paragraph" style:parent-style-name="Text_20_body">
      <style:text-properties officeooo:rsid="002c24db" officeooo:paragraph-rsid="002c24db"/>
    </style:style>
    <style:style style:name="P5"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fo:background-color="#ffffff"/>
    </style:style>
    <style:style style:name="P6" style:family="paragraph" style:parent-style-name="Standard">
      <style:paragraph-properties style:line-height-at-least="0.503cm"/>
      <style:text-properties fo:color="#000000" loext:opacity="100%" style:font-name="Droid Sans Mono" fo:font-size="10.5pt" fo:font-weight="normal" fo:background-color="#ffffff"/>
    </style:style>
    <style:style style:name="P7"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paragraph-rsid="00306525" fo:background-color="#ffffff"/>
    </style:style>
    <style:style style:name="P8" style:family="paragraph" style:parent-style-name="Standard">
      <style:text-properties fo:color="#000000" loext:opacity="100%" style:font-name="Droid Sans Mono" fo:font-size="10.5pt" fo:font-weight="normal" officeooo:rsid="002dc266" officeooo:paragraph-rsid="002dc266" fo:background-color="#ffffff"/>
    </style:style>
    <style:style style:name="P9" style:family="paragraph" style:parent-style-name="Standard">
      <style:text-properties fo:color="#000000" loext:opacity="100%" style:font-name="Droid Sans Mono" fo:font-size="10.5pt" fo:font-weight="normal" officeooo:rsid="002f5469" officeooo:paragraph-rsid="002f5469" fo:background-color="#ffffff"/>
    </style:style>
    <style:style style:name="P10"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rsid="00306525" officeooo:paragraph-rsid="00306525" fo:background-color="#ffffff"/>
    </style:style>
    <style:style style:name="P11"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rsid="0034372b" officeooo:paragraph-rsid="0035af03" fo:background-color="#ffffff"/>
    </style:style>
    <style:style style:name="P12" style:family="paragraph" style:parent-style-name="Standard">
      <style:text-properties fo:color="#000000" loext:opacity="100%" style:font-name="Droid Sans Mono" fo:font-size="10.5pt" fo:font-weight="normal" officeooo:rsid="00395ac7" officeooo:paragraph-rsid="00395ac7" fo:background-color="#ffffff"/>
    </style:style>
    <style:style style:name="P13" style:family="paragraph" style:parent-style-name="Text_20_body">
      <style:text-properties fo:color="#000000" loext:opacity="100%" style:font-name="Droid Sans Mono" fo:font-size="10.5pt" fo:font-weight="normal" officeooo:rsid="0052114a" officeooo:paragraph-rsid="0052114a" fo:background-color="#ffffff"/>
    </style:style>
    <style:style style:name="P14" style:family="paragraph" style:parent-style-name="Text_20_body">
      <style:text-properties fo:color="#000000" loext:opacity="100%" style:font-name="Droid Sans Mono" fo:font-size="10.5pt" fo:font-weight="normal" officeooo:rsid="0052114a" officeooo:paragraph-rsid="005487bd" fo:background-color="#ffffff"/>
    </style:style>
    <style:style style:name="P15" style:family="paragraph" style:parent-style-name="Standard">
      <style:paragraph-properties style:line-height-at-least="0.503cm"/>
      <style:text-properties fo:color="#000000" loext:opacity="100%" style:font-name="Droid Sans Mono" fo:font-size="10.5pt" fo:font-weight="normal" officeooo:rsid="006a4585" officeooo:paragraph-rsid="006a4585" fo:background-color="#ffffff"/>
    </style:style>
    <style:style style:name="P16" style:family="paragraph" style:parent-style-name="Standard">
      <style:text-properties fo:color="#000000" loext:opacity="100%" style:font-name="Droid Sans Mono" fo:font-size="10.5pt" fo:font-weight="normal" officeooo:paragraph-rsid="007e6dd5" fo:background-color="#ffffff"/>
    </style:style>
    <style:style style:name="P17" style:family="paragraph" style:parent-style-name="Standard">
      <style:text-properties fo:color="#000000" loext:opacity="100%" style:font-name="Droid Sans Mono" fo:font-size="10.5pt" fo:font-weight="normal" officeooo:rsid="00c1df8e" officeooo:paragraph-rsid="00c1df8e" fo:background-color="#ffffff"/>
    </style:style>
    <style:style style:name="P18" style:family="paragraph" style:parent-style-name="Standard">
      <style:text-properties fo:color="#000000" loext:opacity="100%" style:font-name="Droid Sans Mono" fo:font-size="10.5pt" fo:font-weight="normal" officeooo:rsid="00d005f8" officeooo:paragraph-rsid="00d005f8" fo:background-color="#ffffff"/>
    </style:style>
    <style:style style:name="P19" style:family="paragraph" style:parent-style-name="Standard">
      <style:paragraph-properties fo:margin-left="0cm" fo:margin-right="0cm" style:line-height-at-least="0.503cm" fo:text-indent="0cm" style:auto-text-indent="false"/>
      <style:text-properties fo:color="#000000" loext:opacity="100%" fo:background-color="#ffffff"/>
    </style:style>
    <style:style style:name="P20" style:family="paragraph" style:parent-style-name="Standard">
      <style:paragraph-properties fo:margin-left="0cm" fo:margin-right="0cm" style:line-height-at-least="0.503cm" fo:text-indent="0cm" style:auto-text-indent="false"/>
      <style:text-properties fo:color="#a31515" loext:opacity="100%" style:font-name="Droid Sans Mono" fo:font-size="10.5pt" fo:font-weight="normal" fo:background-color="#ffffff"/>
    </style:style>
    <style:style style:name="P21" style:family="paragraph" style:parent-style-name="Standard">
      <style:paragraph-properties fo:margin-left="0cm" fo:margin-right="0cm" style:line-height-at-least="0.503cm" fo:text-indent="0cm" style:auto-text-indent="false"/>
      <style:text-properties fo:color="#008000" loext:opacity="100%" style:font-name="Droid Sans Mono" fo:font-size="10.5pt" fo:font-weight="normal" fo:background-color="#ffffff"/>
    </style:style>
    <style:style style:name="P22" style:family="paragraph" style:parent-style-name="Standard">
      <style:paragraph-properties fo:margin-left="0cm" fo:margin-right="0cm" style:line-height-at-least="0.503cm" fo:text-indent="0cm" style:auto-text-indent="false"/>
      <style:text-properties fo:color="#800000" loext:opacity="100%" style:font-name="Droid Sans Mono" fo:font-size="10.5pt" fo:font-weight="normal" fo:background-color="#ffffff"/>
    </style:style>
    <style:style style:name="P23" style:family="paragraph" style:parent-style-name="Standard">
      <style:text-properties fo:color="#800000" loext:opacity="100%" style:font-name="Droid Sans Mono" fo:font-size="10.5pt" fo:font-weight="normal" officeooo:rsid="00395ac7" officeooo:paragraph-rsid="00395ac7" fo:background-color="#ffffff"/>
    </style:style>
    <style:style style:name="P24" style:family="paragraph" style:parent-style-name="Standard">
      <style:paragraph-properties style:line-height-at-least="0.503cm"/>
    </style:style>
    <style:style style:name="P25" style:family="paragraph" style:parent-style-name="Text_20_body">
      <style:text-properties officeooo:rsid="002dc266" officeooo:paragraph-rsid="002dc266"/>
    </style:style>
    <style:style style:name="P26" style:family="paragraph" style:parent-style-name="Standard">
      <style:text-properties officeooo:rsid="002dc266" officeooo:paragraph-rsid="002dc266"/>
    </style:style>
    <style:style style:name="P27" style:family="paragraph" style:parent-style-name="Standard">
      <style:text-properties officeooo:rsid="002f5469" officeooo:paragraph-rsid="002f5469"/>
    </style:style>
    <style:style style:name="P28" style:family="paragraph" style:parent-style-name="Text_20_body">
      <style:text-properties officeooo:rsid="0031dc96" officeooo:paragraph-rsid="0031dc96"/>
    </style:style>
    <style:style style:name="P29" style:family="paragraph" style:parent-style-name="Text_20_body">
      <style:text-properties officeooo:rsid="0032bd23" officeooo:paragraph-rsid="0032bd23"/>
    </style:style>
    <style:style style:name="P30" style:family="paragraph" style:parent-style-name="Code">
      <style:text-properties officeooo:paragraph-rsid="00366218"/>
    </style:style>
    <style:style style:name="P31" style:family="paragraph" style:parent-style-name="Text_20_body">
      <style:text-properties officeooo:rsid="003644f5" officeooo:paragraph-rsid="003644f5"/>
    </style:style>
    <style:style style:name="P32" style:family="paragraph" style:parent-style-name="Text_20_body">
      <style:text-properties officeooo:rsid="003644f5" officeooo:paragraph-rsid="00382920"/>
    </style:style>
    <style:style style:name="P33" style:family="paragraph" style:parent-style-name="Code">
      <style:text-properties officeooo:paragraph-rsid="00382920"/>
    </style:style>
    <style:style style:name="P34" style:family="paragraph" style:parent-style-name="Text_20_body">
      <style:text-properties officeooo:rsid="00382920" officeooo:paragraph-rsid="00382920"/>
    </style:style>
    <style:style style:name="P35" style:family="paragraph" style:parent-style-name="Text_20_body">
      <style:text-properties officeooo:rsid="00395ac7" officeooo:paragraph-rsid="00395ac7"/>
    </style:style>
    <style:style style:name="P36" style:family="paragraph" style:parent-style-name="Text_20_body">
      <style:text-properties officeooo:paragraph-rsid="00395ac7"/>
    </style:style>
    <style:style style:name="P37" style:family="paragraph" style:parent-style-name="Text_20_body">
      <style:text-properties officeooo:rsid="003d1231" officeooo:paragraph-rsid="003d1231"/>
    </style:style>
    <style:style style:name="P38" style:family="paragraph" style:parent-style-name="Text_20_body">
      <style:text-properties officeooo:rsid="003f8316" officeooo:paragraph-rsid="003f8316"/>
    </style:style>
    <style:style style:name="P39" style:family="paragraph" style:parent-style-name="Text_20_body">
      <style:text-properties officeooo:rsid="0040d9e5" officeooo:paragraph-rsid="0040d9e5"/>
    </style:style>
    <style:style style:name="P40" style:family="paragraph" style:parent-style-name="Text_20_body">
      <style:text-properties officeooo:rsid="0040d9e5" officeooo:paragraph-rsid="00470802"/>
    </style:style>
    <style:style style:name="P41" style:family="paragraph" style:parent-style-name="Text_20_body">
      <style:text-properties officeooo:rsid="0040d9e5" officeooo:paragraph-rsid="004b58f8"/>
    </style:style>
    <style:style style:name="P42" style:family="paragraph" style:parent-style-name="Text_20_body">
      <style:text-properties officeooo:rsid="0042b788" officeooo:paragraph-rsid="0042b788"/>
    </style:style>
    <style:style style:name="P43" style:family="paragraph" style:parent-style-name="Text_20_body">
      <style:text-properties officeooo:rsid="004490e3" officeooo:paragraph-rsid="004490e3"/>
    </style:style>
    <style:style style:name="P44" style:family="paragraph" style:parent-style-name="Text_20_body">
      <style:text-properties officeooo:rsid="0045107a" officeooo:paragraph-rsid="0045107a"/>
    </style:style>
    <style:style style:name="P45" style:family="paragraph" style:parent-style-name="Text_20_body">
      <style:text-properties officeooo:rsid="004537e0" officeooo:paragraph-rsid="004537e0"/>
    </style:style>
    <style:style style:name="P46" style:family="paragraph" style:parent-style-name="Text_20_body">
      <style:text-properties officeooo:rsid="00458a79" officeooo:paragraph-rsid="00458a79"/>
    </style:style>
    <style:style style:name="P47" style:family="paragraph" style:parent-style-name="Text_20_body">
      <style:text-properties officeooo:rsid="00499aab" officeooo:paragraph-rsid="00499aab"/>
    </style:style>
    <style:style style:name="P48" style:family="paragraph" style:parent-style-name="Text_20_body">
      <style:text-properties officeooo:rsid="00499aab" officeooo:paragraph-rsid="00bfe675"/>
    </style:style>
    <style:style style:name="P49" style:family="paragraph" style:parent-style-name="Text_20_body">
      <style:text-properties officeooo:rsid="004d1bb2" officeooo:paragraph-rsid="004d1bb2"/>
    </style:style>
    <style:style style:name="P50" style:family="paragraph" style:parent-style-name="Text_20_body">
      <style:text-properties officeooo:rsid="004f0ba2" officeooo:paragraph-rsid="004f0ba2"/>
    </style:style>
    <style:style style:name="P51" style:family="paragraph" style:parent-style-name="Text_20_body">
      <style:text-properties officeooo:paragraph-rsid="0052114a"/>
    </style:style>
    <style:style style:name="P52" style:family="paragraph" style:parent-style-name="Text_20_body">
      <style:text-properties officeooo:rsid="00531685" officeooo:paragraph-rsid="00531685"/>
    </style:style>
    <style:style style:name="P53" style:family="paragraph" style:parent-style-name="Text_20_body">
      <style:text-properties officeooo:paragraph-rsid="005487bd"/>
    </style:style>
    <style:style style:name="P54" style:family="paragraph" style:parent-style-name="Text_20_body">
      <style:text-properties officeooo:rsid="00566e22" officeooo:paragraph-rsid="00566e22"/>
    </style:style>
    <style:style style:name="P55" style:family="paragraph" style:parent-style-name="Text_20_body">
      <style:text-properties officeooo:rsid="0056a7c6" officeooo:paragraph-rsid="0056a7c6"/>
    </style:style>
    <style:style style:name="P56" style:family="paragraph" style:parent-style-name="Text_20_body">
      <style:text-properties officeooo:rsid="0058a8f9" officeooo:paragraph-rsid="0058a8f9"/>
    </style:style>
    <style:style style:name="P57" style:family="paragraph" style:parent-style-name="Text_20_body">
      <style:text-properties officeooo:rsid="005e40a9" officeooo:paragraph-rsid="005e40a9"/>
    </style:style>
    <style:style style:name="P58" style:family="paragraph" style:parent-style-name="Text_20_body">
      <style:text-properties officeooo:rsid="005fb212" officeooo:paragraph-rsid="005fb212"/>
    </style:style>
    <style:style style:name="P59" style:family="paragraph" style:parent-style-name="Text_20_body">
      <style:text-properties officeooo:rsid="0061bc1a" officeooo:paragraph-rsid="0061bc1a"/>
    </style:style>
    <style:style style:name="P60" style:family="paragraph" style:parent-style-name="Text_20_body">
      <style:text-properties officeooo:rsid="0061bc1a" officeooo:paragraph-rsid="0063a28c"/>
    </style:style>
    <style:style style:name="P61" style:family="paragraph" style:parent-style-name="Text_20_body">
      <style:text-properties officeooo:rsid="0064cfaa" officeooo:paragraph-rsid="0064cfaa"/>
    </style:style>
    <style:style style:name="P62" style:family="paragraph" style:parent-style-name="Text_20_body">
      <style:text-properties officeooo:rsid="0063a28c" officeooo:paragraph-rsid="0063a28c"/>
    </style:style>
    <style:style style:name="P63" style:family="paragraph" style:parent-style-name="Text_20_body">
      <style:text-properties officeooo:rsid="00671493" officeooo:paragraph-rsid="00671493"/>
    </style:style>
    <style:style style:name="P64" style:family="paragraph" style:parent-style-name="Text_20_body">
      <style:text-properties officeooo:rsid="00671ee3" officeooo:paragraph-rsid="00671ee3"/>
    </style:style>
    <style:style style:name="P65" style:family="paragraph" style:parent-style-name="Code">
      <style:text-properties officeooo:paragraph-rsid="00686851"/>
    </style:style>
    <style:style style:name="P66" style:family="paragraph" style:parent-style-name="Text_20_body">
      <style:text-properties officeooo:paragraph-rsid="00686851"/>
    </style:style>
    <style:style style:name="P67" style:family="paragraph" style:parent-style-name="Standard">
      <style:text-properties officeooo:rsid="006a4585" officeooo:paragraph-rsid="006a4585"/>
    </style:style>
    <style:style style:name="P68" style:family="paragraph" style:parent-style-name="Code">
      <style:text-properties officeooo:paragraph-rsid="006dc51b"/>
    </style:style>
    <style:style style:name="P69" style:family="paragraph" style:parent-style-name="Text_20_body">
      <style:text-properties officeooo:rsid="006dc51b" officeooo:paragraph-rsid="006dc51b"/>
    </style:style>
    <style:style style:name="P70" style:family="paragraph" style:parent-style-name="Text_20_body">
      <style:text-properties officeooo:rsid="006dc51b" officeooo:paragraph-rsid="0070d7f6"/>
    </style:style>
    <style:style style:name="P71" style:family="paragraph" style:parent-style-name="Text_20_body">
      <style:text-properties officeooo:rsid="006dc51b" officeooo:paragraph-rsid="00944fee"/>
    </style:style>
    <style:style style:name="P72" style:family="paragraph" style:parent-style-name="Text_20_body">
      <style:text-properties officeooo:rsid="006dc51b" officeooo:paragraph-rsid="0096962a"/>
    </style:style>
    <style:style style:name="P73" style:family="paragraph" style:parent-style-name="Text_20_body">
      <style:text-properties officeooo:rsid="006dc51b" officeooo:paragraph-rsid="00a0ed7e"/>
    </style:style>
    <style:style style:name="P74" style:family="paragraph" style:parent-style-name="Text_20_body">
      <style:text-properties officeooo:rsid="006dc51b" officeooo:paragraph-rsid="00a61eea"/>
    </style:style>
    <style:style style:name="P75" style:family="paragraph" style:parent-style-name="Text_20_body">
      <style:text-properties officeooo:rsid="006dc51b" officeooo:paragraph-rsid="00aa3aaf"/>
    </style:style>
    <style:style style:name="P76" style:family="paragraph" style:parent-style-name="Text_20_body">
      <style:text-properties officeooo:rsid="006dc51b" officeooo:paragraph-rsid="00ac327e"/>
    </style:style>
    <style:style style:name="P77" style:family="paragraph" style:parent-style-name="Text_20_body">
      <style:text-properties officeooo:rsid="006dc51b" officeooo:paragraph-rsid="00ae6524"/>
    </style:style>
    <style:style style:name="P78" style:family="paragraph" style:parent-style-name="Text_20_body">
      <style:text-properties officeooo:rsid="006dc51b" officeooo:paragraph-rsid="00aff078"/>
    </style:style>
    <style:style style:name="P79" style:family="paragraph" style:parent-style-name="Text_20_body">
      <style:text-properties officeooo:rsid="006dc51b" officeooo:paragraph-rsid="00b25c11"/>
    </style:style>
    <style:style style:name="P80" style:family="paragraph" style:parent-style-name="Text_20_body">
      <style:text-properties officeooo:rsid="006dc51b" officeooo:paragraph-rsid="00b2fc8c"/>
    </style:style>
    <style:style style:name="P81" style:family="paragraph" style:parent-style-name="Text_20_body">
      <style:text-properties officeooo:rsid="006dc51b" officeooo:paragraph-rsid="00bc0e30"/>
    </style:style>
    <style:style style:name="P82" style:family="paragraph" style:parent-style-name="Text_20_body">
      <style:text-properties officeooo:rsid="006dc51b" officeooo:paragraph-rsid="00bd9965"/>
    </style:style>
    <style:style style:name="P83" style:family="paragraph" style:parent-style-name="Text_20_body">
      <style:text-properties officeooo:rsid="006dc51b" officeooo:paragraph-rsid="00bfe675"/>
    </style:style>
    <style:style style:name="P84" style:family="paragraph" style:parent-style-name="Text_20_body">
      <style:text-properties officeooo:rsid="006dc51b" officeooo:paragraph-rsid="00c45396"/>
    </style:style>
    <style:style style:name="P85" style:family="paragraph" style:parent-style-name="Text_20_body">
      <style:text-properties officeooo:rsid="006dc51b" officeooo:paragraph-rsid="00c6071d"/>
    </style:style>
    <style:style style:name="P86" style:family="paragraph" style:parent-style-name="Text_20_body">
      <style:text-properties officeooo:rsid="006dc51b" officeooo:paragraph-rsid="00c9da12"/>
    </style:style>
    <style:style style:name="P87" style:family="paragraph" style:parent-style-name="Text_20_body">
      <style:text-properties officeooo:rsid="006dc51b" officeooo:paragraph-rsid="00cfa26c"/>
    </style:style>
    <style:style style:name="P88" style:family="paragraph" style:parent-style-name="Text_20_body">
      <style:text-properties officeooo:rsid="006dc51b" officeooo:paragraph-rsid="00d0fd47"/>
    </style:style>
    <style:style style:name="P89" style:family="paragraph" style:parent-style-name="Text_20_body">
      <style:text-properties officeooo:rsid="006dc51b" officeooo:paragraph-rsid="00d41f4d"/>
    </style:style>
    <style:style style:name="P90" style:family="paragraph" style:parent-style-name="Text_20_body">
      <style:text-properties officeooo:rsid="006dc51b" officeooo:paragraph-rsid="00d7262a"/>
    </style:style>
    <style:style style:name="P91" style:family="paragraph" style:parent-style-name="Text_20_body">
      <style:text-properties officeooo:paragraph-rsid="006d93e2"/>
    </style:style>
    <style:style style:name="P92" style:family="paragraph" style:parent-style-name="Code">
      <style:text-properties officeooo:paragraph-rsid="0070d7f6"/>
    </style:style>
    <style:style style:name="P93" style:family="paragraph" style:parent-style-name="Text_20_body">
      <style:text-properties officeooo:rsid="0070d7f6" officeooo:paragraph-rsid="0070d7f6"/>
    </style:style>
    <style:style style:name="P94" style:family="paragraph" style:parent-style-name="Text_20_body">
      <style:text-properties officeooo:rsid="0074374c" officeooo:paragraph-rsid="0074374c"/>
    </style:style>
    <style:style style:name="P95" style:family="paragraph" style:parent-style-name="Text_20_body">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96" style:family="paragraph" style:parent-style-name="Standard">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97" style:family="paragraph" style:parent-style-name="Standard">
      <style:text-properties fo:font-variant="normal" fo:text-transform="none" fo:color="#222222" loext:opacity="100%" style:font-name="Arial" fo:font-size="12pt" fo:letter-spacing="normal" fo:font-style="normal" fo:font-weight="normal" officeooo:paragraph-rsid="008fbcf1"/>
    </style:style>
    <style:style style:name="P98" style:family="paragraph" style:parent-style-name="Text_20_body">
      <style:text-properties officeooo:rsid="0075ad29" officeooo:paragraph-rsid="0075ad29"/>
    </style:style>
    <style:style style:name="P99" style:family="paragraph" style:parent-style-name="Text_20_body">
      <style:text-properties officeooo:rsid="0075ad29" officeooo:paragraph-rsid="0075c646"/>
    </style:style>
    <style:style style:name="P100" style:family="paragraph" style:parent-style-name="Text_20_body">
      <style:text-properties officeooo:rsid="0075c646" officeooo:paragraph-rsid="0075c646"/>
    </style:style>
    <style:style style:name="P101" style:family="paragraph" style:parent-style-name="Text_20_body">
      <style:text-properties officeooo:rsid="0075c646" officeooo:paragraph-rsid="00776ee6"/>
    </style:style>
    <style:style style:name="P102" style:family="paragraph" style:parent-style-name="Text_20_body">
      <style:paragraph-properties fo:margin-left="0cm" fo:margin-right="0cm" fo:orphans="2" fo:widows="2" fo:text-indent="0cm" style:auto-text-indent="false"/>
    </style:style>
    <style:style style:name="P103" style:family="paragraph" style:parent-style-name="Standard">
      <style:paragraph-properties fo:margin-left="0cm" fo:margin-right="0cm" fo:orphans="2" fo:widows="2" fo:text-indent="0cm" style:auto-text-indent="false"/>
    </style:style>
    <style:style style:name="P104" style:family="paragraph" style:parent-style-name="Code">
      <style:text-properties officeooo:paragraph-rsid="007dc9b8"/>
    </style:style>
    <style:style style:name="P105" style:family="paragraph" style:parent-style-name="Text_20_body">
      <style:text-properties officeooo:rsid="007e6dd5" officeooo:paragraph-rsid="007e6dd5"/>
    </style:style>
    <style:style style:name="P106" style:family="paragraph" style:parent-style-name="Text_20_body">
      <style:text-properties officeooo:rsid="007c74a1" officeooo:paragraph-rsid="007c74a1"/>
    </style:style>
    <style:style style:name="P107" style:family="paragraph" style:parent-style-name="Text_20_body">
      <style:text-properties officeooo:rsid="007fd042" officeooo:paragraph-rsid="007fd042"/>
    </style:style>
    <style:style style:name="P108" style:family="paragraph" style:parent-style-name="Standard">
      <style:text-properties officeooo:paragraph-rsid="007fd042"/>
    </style:style>
    <style:style style:name="P109" style:family="paragraph" style:parent-style-name="Text_20_body">
      <style:text-properties officeooo:paragraph-rsid="007fd042"/>
    </style:style>
    <style:style style:name="P110" style:family="paragraph" style:parent-style-name="Code">
      <style:text-properties officeooo:rsid="0081f22f" officeooo:paragraph-rsid="0081f22f"/>
    </style:style>
    <style:style style:name="P111" style:family="paragraph" style:parent-style-name="Text_20_body">
      <style:text-properties officeooo:rsid="0081f22f" officeooo:paragraph-rsid="0081f22f"/>
    </style:style>
    <style:style style:name="P112" style:family="paragraph" style:parent-style-name="Code">
      <style:text-properties officeooo:rsid="0081f22f" officeooo:paragraph-rsid="0086af22"/>
    </style:style>
    <style:style style:name="P113" style:family="paragraph" style:parent-style-name="Text_20_body">
      <style:text-properties officeooo:rsid="0081f22f" officeooo:paragraph-rsid="0086af22"/>
    </style:style>
    <style:style style:name="P114" style:family="paragraph" style:parent-style-name="Code">
      <style:text-properties officeooo:paragraph-rsid="0081f22f"/>
    </style:style>
    <style:style style:name="P115" style:family="paragraph" style:parent-style-name="Text_20_body">
      <style:text-properties officeooo:paragraph-rsid="0081f22f"/>
    </style:style>
    <style:style style:name="P116" style:family="paragraph" style:parent-style-name="Code">
      <style:text-properties officeooo:paragraph-rsid="00838dee"/>
    </style:style>
    <style:style style:name="P117" style:family="paragraph" style:parent-style-name="Code">
      <style:text-properties officeooo:paragraph-rsid="0086af22"/>
    </style:style>
    <style:style style:name="P118" style:family="paragraph" style:parent-style-name="Text_20_body">
      <style:text-properties officeooo:paragraph-rsid="0086af22"/>
    </style:style>
    <style:style style:name="P119" style:family="paragraph" style:parent-style-name="Text_20_body">
      <style:text-properties officeooo:rsid="00805da1" officeooo:paragraph-rsid="00805da1"/>
    </style:style>
    <style:style style:name="P120" style:family="paragraph" style:parent-style-name="Text_20_body">
      <style:text-properties officeooo:rsid="00805da1" officeooo:paragraph-rsid="0086af22"/>
    </style:style>
    <style:style style:name="P121" style:family="paragraph" style:parent-style-name="Text_20_body">
      <style:text-properties officeooo:rsid="008c1270" officeooo:paragraph-rsid="008c1270"/>
    </style:style>
    <style:style style:name="P122" style:family="paragraph" style:parent-style-name="Text_20_body">
      <style:text-properties officeooo:rsid="008fbcf1" officeooo:paragraph-rsid="008fbcf1"/>
    </style:style>
    <style:style style:name="P123" style:family="paragraph" style:parent-style-name="Standard">
      <style:text-properties officeooo:paragraph-rsid="008fbcf1"/>
    </style:style>
    <style:style style:name="P124" style:family="paragraph" style:parent-style-name="Text_20_body">
      <style:text-properties officeooo:paragraph-rsid="008fbcf1"/>
    </style:style>
    <style:style style:name="P125" style:family="paragraph" style:parent-style-name="Text_20_body">
      <style:text-properties officeooo:rsid="00911bb1" officeooo:paragraph-rsid="00911bb1"/>
    </style:style>
    <style:style style:name="P126" style:family="paragraph" style:parent-style-name="Code">
      <style:text-properties officeooo:paragraph-rsid="00944fee"/>
    </style:style>
    <style:style style:name="P127" style:family="paragraph" style:parent-style-name="Text_20_body">
      <style:text-properties officeooo:rsid="00944fee" officeooo:paragraph-rsid="00944fee"/>
    </style:style>
    <style:style style:name="P128" style:family="paragraph" style:parent-style-name="Text_20_body">
      <style:text-properties officeooo:rsid="0094f43b" officeooo:paragraph-rsid="0094f43b"/>
    </style:style>
    <style:style style:name="P129" style:family="paragraph" style:parent-style-name="Text_20_body">
      <style:text-properties officeooo:rsid="0094f43b" officeooo:paragraph-rsid="0096962a"/>
    </style:style>
    <style:style style:name="P130" style:family="paragraph" style:parent-style-name="Code">
      <style:text-properties officeooo:paragraph-rsid="0096962a"/>
    </style:style>
    <style:style style:name="P131" style:family="paragraph" style:parent-style-name="Text_20_body">
      <style:text-properties officeooo:rsid="0096f85b" officeooo:paragraph-rsid="0096f85b"/>
    </style:style>
    <style:style style:name="P132" style:family="paragraph" style:parent-style-name="Code">
      <style:text-properties officeooo:paragraph-rsid="009998e8"/>
    </style:style>
    <style:style style:name="P133" style:family="paragraph" style:parent-style-name="Code">
      <style:text-properties officeooo:paragraph-rsid="009b6d1b"/>
    </style:style>
    <style:style style:name="P134" style:family="paragraph" style:parent-style-name="Code">
      <style:text-properties officeooo:paragraph-rsid="009e3755"/>
    </style:style>
    <style:style style:name="P135" style:family="paragraph" style:parent-style-name="Code">
      <style:text-properties officeooo:paragraph-rsid="00a24a45"/>
    </style:style>
    <style:style style:name="P136" style:family="paragraph" style:parent-style-name="Text_20_body">
      <style:text-properties officeooo:rsid="009b6d1b" officeooo:paragraph-rsid="009b6d1b"/>
    </style:style>
    <style:style style:name="P137" style:family="paragraph" style:parent-style-name="Text_20_body">
      <style:text-properties officeooo:rsid="009b6d1b" officeooo:paragraph-rsid="009e3755"/>
    </style:style>
    <style:style style:name="P138" style:family="paragraph" style:parent-style-name="Text_20_body">
      <style:text-properties officeooo:rsid="009b6d1b" officeooo:paragraph-rsid="00a61eea"/>
    </style:style>
    <style:style style:name="P139" style:family="paragraph" style:parent-style-name="Text_20_body">
      <style:text-properties officeooo:rsid="009b6d1b" officeooo:paragraph-rsid="00aa3aaf"/>
    </style:style>
    <style:style style:name="P140" style:family="paragraph" style:parent-style-name="Text_20_body">
      <style:text-properties officeooo:rsid="009b6d1b" officeooo:paragraph-rsid="00ac327e"/>
    </style:style>
    <style:style style:name="P141" style:family="paragraph" style:parent-style-name="Text_20_body">
      <style:text-properties officeooo:rsid="009b6d1b" officeooo:paragraph-rsid="00ae6524"/>
    </style:style>
    <style:style style:name="P142" style:family="paragraph" style:parent-style-name="Text_20_body">
      <style:text-properties officeooo:rsid="009b6d1b" officeooo:paragraph-rsid="00aff078"/>
    </style:style>
    <style:style style:name="P143" style:family="paragraph" style:parent-style-name="Text_20_body">
      <style:text-properties officeooo:rsid="009b6d1b" officeooo:paragraph-rsid="00b25c11"/>
    </style:style>
    <style:style style:name="P144" style:family="paragraph" style:parent-style-name="Text_20_body">
      <style:text-properties officeooo:rsid="009b6d1b" officeooo:paragraph-rsid="00b2fc8c"/>
    </style:style>
    <style:style style:name="P145" style:family="paragraph" style:parent-style-name="Text_20_body">
      <style:text-properties officeooo:rsid="009b6d1b" officeooo:paragraph-rsid="00bc0e30"/>
    </style:style>
    <style:style style:name="P146" style:family="paragraph" style:parent-style-name="Text_20_body">
      <style:text-properties officeooo:rsid="009b6d1b" officeooo:paragraph-rsid="00bd9965"/>
    </style:style>
    <style:style style:name="P147" style:family="paragraph" style:parent-style-name="Text_20_body">
      <style:text-properties officeooo:rsid="009b6d1b" officeooo:paragraph-rsid="00bfe675"/>
    </style:style>
    <style:style style:name="P148" style:family="paragraph" style:parent-style-name="Text_20_body">
      <style:text-properties officeooo:rsid="009b6d1b" officeooo:paragraph-rsid="00c45396"/>
    </style:style>
    <style:style style:name="P149" style:family="paragraph" style:parent-style-name="Text_20_body">
      <style:text-properties officeooo:rsid="009b6d1b" officeooo:paragraph-rsid="00c6071d"/>
    </style:style>
    <style:style style:name="P150" style:family="paragraph" style:parent-style-name="Text_20_body">
      <style:text-properties officeooo:rsid="009b6d1b" officeooo:paragraph-rsid="00c9da12"/>
    </style:style>
    <style:style style:name="P151" style:family="paragraph" style:parent-style-name="Text_20_body">
      <style:text-properties officeooo:rsid="009b6d1b" officeooo:paragraph-rsid="00cfa26c"/>
    </style:style>
    <style:style style:name="P152" style:family="paragraph" style:parent-style-name="Text_20_body">
      <style:text-properties officeooo:rsid="009b6d1b" officeooo:paragraph-rsid="00d0fd47"/>
    </style:style>
    <style:style style:name="P153" style:family="paragraph" style:parent-style-name="Text_20_body">
      <style:text-properties officeooo:rsid="009b6d1b" officeooo:paragraph-rsid="00d41f4d"/>
    </style:style>
    <style:style style:name="P154" style:family="paragraph" style:parent-style-name="Text_20_body">
      <style:text-properties officeooo:rsid="009b6d1b" officeooo:paragraph-rsid="00d7262a"/>
    </style:style>
    <style:style style:name="P155" style:family="paragraph" style:parent-style-name="Text_20_body">
      <style:text-properties officeooo:rsid="009998e8" officeooo:paragraph-rsid="009b6d1b"/>
    </style:style>
    <style:style style:name="P156" style:family="paragraph" style:parent-style-name="Text_20_body">
      <style:text-properties officeooo:rsid="009998e8" officeooo:paragraph-rsid="009e3755"/>
    </style:style>
    <style:style style:name="P157" style:family="paragraph" style:parent-style-name="Text_20_body">
      <style:text-properties officeooo:rsid="009998e8" officeooo:paragraph-rsid="00a61eea"/>
    </style:style>
    <style:style style:name="P158" style:family="paragraph" style:parent-style-name="Text_20_body">
      <style:text-properties officeooo:rsid="009998e8" officeooo:paragraph-rsid="00aa3aaf"/>
    </style:style>
    <style:style style:name="P159" style:family="paragraph" style:parent-style-name="Text_20_body">
      <style:text-properties officeooo:rsid="009998e8" officeooo:paragraph-rsid="00ae6524"/>
    </style:style>
    <style:style style:name="P160" style:family="paragraph" style:parent-style-name="Text_20_body">
      <style:text-properties officeooo:rsid="009998e8" officeooo:paragraph-rsid="00b25c11"/>
    </style:style>
    <style:style style:name="P161" style:family="paragraph" style:parent-style-name="Text_20_body">
      <style:text-properties officeooo:rsid="009998e8" officeooo:paragraph-rsid="00b2fc8c"/>
    </style:style>
    <style:style style:name="P162" style:family="paragraph" style:parent-style-name="Text_20_body">
      <style:text-properties officeooo:rsid="009998e8" officeooo:paragraph-rsid="00bc0e30"/>
    </style:style>
    <style:style style:name="P163" style:family="paragraph" style:parent-style-name="Text_20_body">
      <style:text-properties officeooo:rsid="009998e8" officeooo:paragraph-rsid="00bd9965"/>
    </style:style>
    <style:style style:name="P164" style:family="paragraph" style:parent-style-name="Code">
      <style:text-properties officeooo:rsid="009998e8" officeooo:paragraph-rsid="00bfe675"/>
    </style:style>
    <style:style style:name="P165" style:family="paragraph" style:parent-style-name="Text_20_body">
      <style:text-properties officeooo:rsid="009998e8" officeooo:paragraph-rsid="00c6071d"/>
    </style:style>
    <style:style style:name="P166" style:family="paragraph" style:parent-style-name="Text_20_body">
      <style:text-properties officeooo:rsid="009998e8" officeooo:paragraph-rsid="00c9da12"/>
    </style:style>
    <style:style style:name="P167" style:family="paragraph" style:parent-style-name="Text_20_body">
      <style:text-properties officeooo:rsid="009998e8" officeooo:paragraph-rsid="00cfa26c"/>
    </style:style>
    <style:style style:name="P168" style:family="paragraph" style:parent-style-name="Text_20_body">
      <style:text-properties officeooo:rsid="009998e8" officeooo:paragraph-rsid="00d0fd47"/>
    </style:style>
    <style:style style:name="P169" style:family="paragraph" style:parent-style-name="Text_20_body">
      <style:text-properties officeooo:rsid="009998e8" officeooo:paragraph-rsid="00d41f4d"/>
    </style:style>
    <style:style style:name="P170" style:family="paragraph" style:parent-style-name="Text_20_body">
      <style:text-properties officeooo:rsid="009998e8" officeooo:paragraph-rsid="00d7262a"/>
    </style:style>
    <style:style style:name="P171" style:family="paragraph" style:parent-style-name="Text_20_body">
      <style:text-properties officeooo:rsid="009ef9ad" officeooo:paragraph-rsid="009ef9ad"/>
    </style:style>
    <style:style style:name="P172" style:family="paragraph" style:parent-style-name="Code">
      <style:text-properties officeooo:paragraph-rsid="00a61eea"/>
    </style:style>
    <style:style style:name="P173" style:family="paragraph" style:parent-style-name="Text_20_body">
      <style:text-properties officeooo:paragraph-rsid="00a61eea"/>
    </style:style>
    <style:style style:name="P174" style:family="paragraph" style:parent-style-name="Code">
      <style:text-properties style:font-name="Nimbus Mono PS"/>
    </style:style>
    <style:style style:name="P175" style:family="paragraph" style:parent-style-name="Text_20_body">
      <style:text-properties officeooo:rsid="00a61eea" officeooo:paragraph-rsid="00a61eea"/>
    </style:style>
    <style:style style:name="P176" style:family="paragraph" style:parent-style-name="Code">
      <style:text-properties officeooo:paragraph-rsid="00aa3aaf"/>
    </style:style>
    <style:style style:name="P177" style:family="paragraph" style:parent-style-name="Text_20_body">
      <style:text-properties officeooo:rsid="00aa3aaf" officeooo:paragraph-rsid="00aa3aaf"/>
    </style:style>
    <style:style style:name="P178" style:family="paragraph" style:parent-style-name="Code">
      <style:text-properties officeooo:paragraph-rsid="00ac327e"/>
    </style:style>
    <style:style style:name="P179" style:family="paragraph" style:parent-style-name="Text_20_body">
      <style:text-properties officeooo:rsid="00ac327e" officeooo:paragraph-rsid="00ac327e"/>
    </style:style>
    <style:style style:name="P180" style:family="paragraph" style:parent-style-name="Code">
      <style:text-properties officeooo:paragraph-rsid="00ae6524"/>
    </style:style>
    <style:style style:name="P181" style:family="paragraph" style:parent-style-name="Text_20_body">
      <style:text-properties officeooo:rsid="00ae6524" officeooo:paragraph-rsid="00ae6524"/>
    </style:style>
    <style:style style:name="P182" style:family="paragraph" style:parent-style-name="Code">
      <style:text-properties officeooo:paragraph-rsid="00aff078"/>
    </style:style>
    <style:style style:name="P183" style:family="paragraph" style:parent-style-name="Text_20_body">
      <style:text-properties officeooo:paragraph-rsid="00aff078"/>
    </style:style>
    <style:style style:name="P184" style:family="paragraph" style:parent-style-name="Text_20_body">
      <style:text-properties officeooo:rsid="00aff078" officeooo:paragraph-rsid="00aff078"/>
    </style:style>
    <style:style style:name="P185" style:family="paragraph" style:parent-style-name="Code">
      <style:text-properties officeooo:paragraph-rsid="00b25c11"/>
    </style:style>
    <style:style style:name="P186" style:family="paragraph" style:parent-style-name="Code">
      <style:text-properties officeooo:paragraph-rsid="00b2fc8c"/>
    </style:style>
    <style:style style:name="P187" style:family="paragraph" style:parent-style-name="Text_20_body">
      <style:text-properties officeooo:rsid="00b4d6be" officeooo:paragraph-rsid="00b4d6be"/>
    </style:style>
    <style:style style:name="P188" style:family="paragraph" style:parent-style-name="Code">
      <style:text-properties officeooo:paragraph-rsid="00b85ed5"/>
    </style:style>
    <style:style style:name="P189" style:family="paragraph" style:parent-style-name="Text_20_body">
      <style:text-properties officeooo:rsid="00b85ed5" officeooo:paragraph-rsid="00b85ed5"/>
    </style:style>
    <style:style style:name="P190" style:family="paragraph" style:parent-style-name="Text_20_body">
      <style:text-properties officeooo:rsid="00b96f6d" officeooo:paragraph-rsid="00b96f6d"/>
    </style:style>
    <style:style style:name="P191" style:family="paragraph" style:parent-style-name="Text_20_body">
      <style:text-properties officeooo:rsid="00bbd297" officeooo:paragraph-rsid="00bbd297"/>
    </style:style>
    <style:style style:name="P192" style:family="paragraph" style:parent-style-name="Text_20_body">
      <style:text-properties officeooo:paragraph-rsid="00bbd297"/>
    </style:style>
    <style:style style:name="P193" style:family="paragraph" style:parent-style-name="Code">
      <style:text-properties officeooo:paragraph-rsid="00bc0e30"/>
    </style:style>
    <style:style style:name="P194" style:family="paragraph" style:parent-style-name="Code">
      <style:text-properties officeooo:paragraph-rsid="00bd9965"/>
    </style:style>
    <style:style style:name="P195" style:family="paragraph" style:parent-style-name="Text_20_body">
      <style:text-properties officeooo:paragraph-rsid="00bd9965"/>
    </style:style>
    <style:style style:name="P196" style:family="paragraph" style:parent-style-name="Text_20_body">
      <style:text-properties officeooo:rsid="00bd9965" officeooo:paragraph-rsid="00bd9965"/>
    </style:style>
    <style:style style:name="P197" style:family="paragraph" style:parent-style-name="Code">
      <style:text-properties officeooo:paragraph-rsid="00bfe675"/>
    </style:style>
    <style:style style:name="P198" style:family="paragraph" style:parent-style-name="Text_20_body">
      <style:text-properties officeooo:rsid="00bfe675" officeooo:paragraph-rsid="00bfe675"/>
    </style:style>
    <style:style style:name="P199" style:family="paragraph" style:parent-style-name="Text_20_body">
      <style:text-properties officeooo:rsid="00c1df8e" officeooo:paragraph-rsid="00c1df8e"/>
    </style:style>
    <style:style style:name="P200" style:family="paragraph" style:parent-style-name="Code">
      <style:text-properties officeooo:paragraph-rsid="00c45396"/>
    </style:style>
    <style:style style:name="P201" style:family="paragraph" style:parent-style-name="Text_20_body">
      <style:text-properties officeooo:rsid="00c45396" officeooo:paragraph-rsid="00c45396"/>
    </style:style>
    <style:style style:name="P202" style:family="paragraph" style:parent-style-name="Code">
      <style:text-properties officeooo:paragraph-rsid="00c6071d"/>
    </style:style>
    <style:style style:name="P203" style:family="paragraph" style:parent-style-name="Text_20_body">
      <style:text-properties officeooo:rsid="00c6071d" officeooo:paragraph-rsid="00c6071d"/>
    </style:style>
    <style:style style:name="P204" style:family="paragraph" style:parent-style-name="Code">
      <style:text-properties officeooo:paragraph-rsid="00c9da12"/>
    </style:style>
    <style:style style:name="P205" style:family="paragraph" style:parent-style-name="Text_20_body">
      <style:text-properties officeooo:paragraph-rsid="00c9da12"/>
    </style:style>
    <style:style style:name="P206" style:family="paragraph" style:parent-style-name="Text_20_body">
      <style:text-properties officeooo:rsid="00cc51d2" officeooo:paragraph-rsid="00cc51d2"/>
    </style:style>
    <style:style style:name="P207" style:family="paragraph" style:parent-style-name="Code">
      <style:text-properties officeooo:paragraph-rsid="00cfa26c"/>
    </style:style>
    <style:style style:name="P208" style:family="paragraph" style:parent-style-name="Text_20_body">
      <style:text-properties officeooo:rsid="00cfa26c" officeooo:paragraph-rsid="00cfa26c"/>
    </style:style>
    <style:style style:name="P209" style:family="paragraph" style:parent-style-name="Text_20_body">
      <style:text-properties officeooo:rsid="00cfa26c" officeooo:paragraph-rsid="00d005f8"/>
    </style:style>
    <style:style style:name="P210" style:family="paragraph" style:parent-style-name="Text_20_body">
      <style:text-properties officeooo:rsid="00d005f8" officeooo:paragraph-rsid="00d005f8"/>
    </style:style>
    <style:style style:name="P211" style:family="paragraph" style:parent-style-name="Code">
      <style:text-properties officeooo:paragraph-rsid="00d0fd47"/>
    </style:style>
    <style:style style:name="P212" style:family="paragraph" style:parent-style-name="Text_20_body">
      <style:text-properties officeooo:rsid="00d0fd47" officeooo:paragraph-rsid="00d0fd47"/>
    </style:style>
    <style:style style:name="P213" style:family="paragraph" style:parent-style-name="Code">
      <style:text-properties officeooo:paragraph-rsid="00d41f4d"/>
    </style:style>
    <style:style style:name="P214" style:family="paragraph" style:parent-style-name="Text_20_body">
      <style:text-properties officeooo:rsid="00d41f4d" officeooo:paragraph-rsid="00d41f4d"/>
    </style:style>
    <style:style style:name="P215" style:family="paragraph" style:parent-style-name="Code">
      <style:text-properties officeooo:paragraph-rsid="00d64f38"/>
    </style:style>
    <style:style style:name="P216" style:family="paragraph" style:parent-style-name="Code">
      <style:text-properties officeooo:paragraph-rsid="00d7262a"/>
    </style:style>
    <style:style style:name="P217" style:family="paragraph" style:parent-style-name="Text_20_body">
      <style:text-properties officeooo:paragraph-rsid="00d7262a"/>
    </style:style>
    <style:style style:name="P218" style:family="paragraph" style:parent-style-name="Text_20_body">
      <style:text-properties officeooo:rsid="00d7262a" officeooo:paragraph-rsid="00d7262a"/>
    </style:style>
    <style:style style:name="P219" style:family="paragraph" style:parent-style-name="Text_20_body">
      <style:text-properties officeooo:rsid="00d64f38" officeooo:paragraph-rsid="00d64f38"/>
    </style:style>
    <style:style style:name="P220" style:family="paragraph" style:parent-style-name="Text_20_body">
      <style:text-properties officeooo:rsid="00d64f38" officeooo:paragraph-rsid="00d7262a"/>
    </style:style>
    <style:style style:name="P221" style:family="paragraph" style:parent-style-name="Text_20_body">
      <style:text-properties officeooo:rsid="00d90357" officeooo:paragraph-rsid="00d90357"/>
    </style:style>
    <style:style style:name="P222" style:family="paragraph" style:parent-style-name="Text_20_body">
      <style:text-properties officeooo:rsid="00db329a" officeooo:paragraph-rsid="00db329a"/>
    </style:style>
    <style:style style:name="P223" style:family="paragraph" style:parent-style-name="Code">
      <style:text-properties officeooo:paragraph-rsid="00dd553b"/>
    </style:style>
    <style:style style:name="P224" style:family="paragraph" style:parent-style-name="Heading_20_1">
      <style:text-properties officeooo:rsid="009b6d1b" officeooo:paragraph-rsid="009b6d1b"/>
    </style:style>
    <style:style style:name="P225" style:family="paragraph" style:parent-style-name="Heading_20_1">
      <style:text-properties officeooo:rsid="00c1df8e" officeooo:paragraph-rsid="00c1df8e"/>
    </style:style>
    <style:style style:name="P226" style:family="paragraph" style:parent-style-name="Heading_20_1">
      <style:text-properties officeooo:rsid="00c45396" officeooo:paragraph-rsid="00c45396"/>
    </style:style>
    <style:style style:name="P227" style:family="paragraph" style:parent-style-name="Heading_20_1">
      <style:text-properties officeooo:rsid="00c6071d" officeooo:paragraph-rsid="00c6071d"/>
    </style:style>
    <style:style style:name="P228" style:family="paragraph" style:parent-style-name="Heading_20_1">
      <style:text-properties officeooo:rsid="00c9da12" officeooo:paragraph-rsid="00c9da12"/>
    </style:style>
    <style:style style:name="P229" style:family="paragraph" style:parent-style-name="Heading_20_1">
      <style:text-properties officeooo:rsid="00cfa26c" officeooo:paragraph-rsid="00cfa26c"/>
    </style:style>
    <style:style style:name="P230" style:family="paragraph" style:parent-style-name="Heading_20_1">
      <style:text-properties officeooo:rsid="00d0fd47" officeooo:paragraph-rsid="00d0fd47"/>
    </style:style>
    <style:style style:name="P231" style:family="paragraph" style:parent-style-name="Heading_20_1">
      <style:text-properties officeooo:rsid="00d7262a" officeooo:paragraph-rsid="00d7262a"/>
    </style:style>
    <style:style style:name="P232" style:family="paragraph" style:parent-style-name="Heading_20_1">
      <style:text-properties officeooo:rsid="00db329a" officeooo:paragraph-rsid="00db329a"/>
    </style:style>
    <style:style style:name="P233" style:family="paragraph" style:parent-style-name="Heading_20_1">
      <style:text-properties officeooo:paragraph-rsid="008fbcf1"/>
    </style:style>
    <style:style style:name="P234" style:family="paragraph" style:parent-style-name="Heading_20_1">
      <style:text-properties officeooo:rsid="00dd553b" officeooo:paragraph-rsid="00dd553b"/>
    </style:style>
    <style:style style:name="P235" style:family="paragraph" style:parent-style-name="Heading_20_2">
      <style:text-properties officeooo:rsid="00d41f4d" officeooo:paragraph-rsid="00d41f4d"/>
    </style:style>
    <style:style style:name="P236" style:family="paragraph" style:parent-style-name="Heading_20_3">
      <style:text-properties officeooo:paragraph-rsid="00382920"/>
    </style:style>
    <style:style style:name="P237" style:family="paragraph" style:parent-style-name="Heading_20_3">
      <style:text-properties officeooo:rsid="00395ac7" officeooo:paragraph-rsid="00395ac7"/>
    </style:style>
    <style:style style:name="P238" style:family="paragraph" style:parent-style-name="Heading_20_3">
      <style:text-properties officeooo:rsid="004d1bb2" officeooo:paragraph-rsid="004d1bb2"/>
    </style:style>
    <style:style style:name="P239" style:family="paragraph" style:parent-style-name="Heading_20_3">
      <style:text-properties officeooo:rsid="004f0ba2" officeooo:paragraph-rsid="004f0ba2"/>
    </style:style>
    <style:style style:name="P240" style:family="paragraph" style:parent-style-name="Heading_20_3">
      <style:text-properties officeooo:rsid="00531685" officeooo:paragraph-rsid="00531685"/>
    </style:style>
    <style:style style:name="P241" style:family="paragraph" style:parent-style-name="Heading_20_3">
      <style:text-properties officeooo:rsid="00566e22" officeooo:paragraph-rsid="00566e22"/>
    </style:style>
    <style:style style:name="P242" style:family="paragraph" style:parent-style-name="Heading_20_3">
      <style:text-properties officeooo:rsid="0058a8f9" officeooo:paragraph-rsid="0058a8f9"/>
    </style:style>
    <style:style style:name="P243" style:family="paragraph" style:parent-style-name="Heading_20_3">
      <style:text-properties officeooo:rsid="005e40a9" officeooo:paragraph-rsid="005e40a9"/>
    </style:style>
    <style:style style:name="P244" style:family="paragraph" style:parent-style-name="Heading_20_3">
      <style:text-properties officeooo:rsid="005fb212" officeooo:paragraph-rsid="005fb212"/>
    </style:style>
    <style:style style:name="P245" style:family="paragraph" style:parent-style-name="Heading_20_3">
      <style:text-properties officeooo:rsid="0061bc1a" officeooo:paragraph-rsid="0061bc1a"/>
    </style:style>
    <style:style style:name="P246" style:family="paragraph" style:parent-style-name="Heading_20_3">
      <style:text-properties officeooo:rsid="0064cfaa" officeooo:paragraph-rsid="0064cfaa"/>
    </style:style>
    <style:style style:name="P247" style:family="paragraph" style:parent-style-name="Heading_20_3">
      <style:text-properties officeooo:rsid="00671493" officeooo:paragraph-rsid="00671493"/>
    </style:style>
    <style:style style:name="P248" style:family="paragraph" style:parent-style-name="Heading_20_3">
      <style:text-properties officeooo:rsid="00686851" officeooo:paragraph-rsid="00686851"/>
    </style:style>
    <style:style style:name="P249" style:family="paragraph" style:parent-style-name="Heading_20_3">
      <style:text-properties officeooo:rsid="006a4585" officeooo:paragraph-rsid="006a4585"/>
    </style:style>
    <style:style style:name="P250" style:family="paragraph" style:parent-style-name="Heading_20_3">
      <style:text-properties officeooo:rsid="006d93e2" officeooo:paragraph-rsid="006d93e2"/>
    </style:style>
    <style:style style:name="P251" style:family="paragraph" style:parent-style-name="Heading_20_3">
      <style:text-properties officeooo:rsid="006dc51b" officeooo:paragraph-rsid="006dc51b"/>
    </style:style>
    <style:style style:name="P252" style:family="paragraph" style:parent-style-name="Heading_20_3">
      <style:text-properties officeooo:rsid="0070d7f6" officeooo:paragraph-rsid="0070d7f6"/>
    </style:style>
    <style:style style:name="P253" style:family="paragraph" style:parent-style-name="Heading_20_3">
      <style:text-properties officeooo:rsid="0074374c" officeooo:paragraph-rsid="0074374c"/>
    </style:style>
    <style:style style:name="P254" style:family="paragraph" style:parent-style-name="Heading_20_3">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255" style:family="paragraph" style:parent-style-name="Heading_20_3">
      <style:text-properties officeooo:rsid="007a67cf" officeooo:paragraph-rsid="007a67cf"/>
    </style:style>
    <style:style style:name="P256" style:family="paragraph" style:parent-style-name="Heading_20_3">
      <style:text-properties officeooo:rsid="007e6dd5" officeooo:paragraph-rsid="007e6dd5"/>
    </style:style>
    <style:style style:name="P257" style:family="paragraph" style:parent-style-name="Heading_20_3">
      <style:text-properties officeooo:rsid="007fd042" officeooo:paragraph-rsid="007fd042"/>
    </style:style>
    <style:style style:name="P258" style:family="paragraph" style:parent-style-name="Heading_20_3">
      <style:text-properties officeooo:rsid="00805da1" officeooo:paragraph-rsid="00805da1"/>
    </style:style>
    <style:style style:name="P259" style:family="paragraph" style:parent-style-name="Heading_20_3">
      <style:text-properties officeooo:rsid="00853fd1" officeooo:paragraph-rsid="00853fd1"/>
    </style:style>
    <style:style style:name="P260" style:family="paragraph" style:parent-style-name="Heading_20_3">
      <style:text-properties officeooo:rsid="008c1270" officeooo:paragraph-rsid="008c1270"/>
    </style:style>
    <style:style style:name="P261" style:family="paragraph" style:parent-style-name="Heading_20_3">
      <style:text-properties officeooo:rsid="008fbcf1" officeooo:paragraph-rsid="008fbcf1"/>
    </style:style>
    <style:style style:name="P262" style:family="paragraph" style:parent-style-name="Heading_20_3">
      <style:text-properties officeooo:rsid="00944fee" officeooo:paragraph-rsid="00944fee"/>
    </style:style>
    <style:style style:name="P263" style:family="paragraph" style:parent-style-name="Heading_20_3">
      <style:text-properties officeooo:rsid="0094f43b" officeooo:paragraph-rsid="0094f43b"/>
    </style:style>
    <style:style style:name="P264" style:family="paragraph" style:parent-style-name="Heading_20_3">
      <style:text-properties officeooo:rsid="0096962a" officeooo:paragraph-rsid="0096962a"/>
    </style:style>
    <style:style style:name="P265" style:family="paragraph" style:parent-style-name="Heading_20_3">
      <style:text-properties officeooo:rsid="009e3755" officeooo:paragraph-rsid="009e3755"/>
    </style:style>
    <style:style style:name="P266" style:family="paragraph" style:parent-style-name="Heading_20_3">
      <style:text-properties officeooo:rsid="00a61eea" officeooo:paragraph-rsid="00a61eea"/>
    </style:style>
    <style:style style:name="P267" style:family="paragraph" style:parent-style-name="Heading_20_3">
      <style:text-properties officeooo:rsid="00b25c11" officeooo:paragraph-rsid="00b25c11"/>
    </style:style>
    <style:style style:name="P268" style:family="paragraph" style:parent-style-name="Heading_20_3">
      <style:text-properties officeooo:rsid="00b2fc8c" officeooo:paragraph-rsid="00b2fc8c"/>
    </style:style>
    <style:style style:name="P269" style:family="paragraph" style:parent-style-name="Heading_20_3">
      <style:text-properties officeooo:rsid="00b85ed5" officeooo:paragraph-rsid="00b85ed5"/>
    </style:style>
    <style:style style:name="P270" style:family="paragraph" style:parent-style-name="Heading_20_3">
      <style:text-properties officeooo:rsid="00bbd297" officeooo:paragraph-rsid="00bbd297"/>
    </style:style>
    <style:style style:name="P271" style:family="paragraph" style:parent-style-name="Heading_20_3">
      <style:text-properties officeooo:rsid="00bc0e30" officeooo:paragraph-rsid="00bc0e30"/>
    </style:style>
    <style:style style:name="P272" style:family="paragraph" style:parent-style-name="Heading_20_3">
      <style:text-properties officeooo:rsid="00bd9965" officeooo:paragraph-rsid="00bd9965"/>
    </style:style>
    <style:style style:name="P273" style:family="paragraph" style:parent-style-name="Heading_20_3">
      <style:text-properties officeooo:rsid="00bfe675" officeooo:paragraph-rsid="00bfe675"/>
    </style:style>
    <style:style style:name="P274" style:family="paragraph" style:parent-style-name="Heading_20_3">
      <style:text-properties officeooo:rsid="00aa3aaf" officeooo:paragraph-rsid="00aa3aaf"/>
    </style:style>
    <style:style style:name="P275" style:family="paragraph" style:parent-style-name="Heading_20_4">
      <style:text-properties officeooo:paragraph-rsid="00686851"/>
    </style:style>
    <style:style style:name="P276" style:family="paragraph" style:parent-style-name="Heading_20_4">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277" style:family="paragraph" style:parent-style-name="Heading_20_4">
      <style:text-properties officeooo:paragraph-rsid="007b6ece"/>
    </style:style>
    <style:style style:name="P278" style:family="paragraph" style:parent-style-name="Heading_20_4">
      <style:text-properties officeooo:paragraph-rsid="007a67cf"/>
    </style:style>
    <style:style style:name="P279" style:family="paragraph" style:parent-style-name="Heading_20_4">
      <style:text-properties officeooo:rsid="007c74a1" officeooo:paragraph-rsid="007c74a1"/>
    </style:style>
    <style:style style:name="P280" style:family="paragraph" style:parent-style-name="Heading_20_5">
      <style:text-properties officeooo:paragraph-rsid="002f5469"/>
    </style:style>
    <style:style style:name="P281" style:family="paragraph" style:parent-style-name="Heading_20_5">
      <style:text-properties officeooo:paragraph-rsid="00686851"/>
    </style:style>
    <style:style style:name="P282" style:family="paragraph" style:parent-style-name="Heading_20_5">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283" style:family="paragraph" style:parent-style-name="Heading_20_6">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284" style:family="paragraph" style:parent-style-name="Heading_20_7">
      <style:text-properties officeooo:paragraph-rsid="002c24db"/>
    </style:style>
    <style:style style:name="P285" style:family="paragraph" style:parent-style-name="Text_20_body" style:list-style-name="L1">
      <style:text-properties officeooo:rsid="002b10b0" officeooo:paragraph-rsid="002b10b0"/>
    </style:style>
    <style:style style:name="P286" style:family="paragraph" style:parent-style-name="Text_20_body" style:list-style-name="L2">
      <style:text-properties officeooo:rsid="002b10b0" officeooo:paragraph-rsid="002b10b0"/>
    </style:style>
    <style:style style:name="P287" style:family="paragraph" style:parent-style-name="Text_20_body" style:list-style-name="L3">
      <style:text-properties officeooo:rsid="002b10dd" officeooo:paragraph-rsid="002b10dd"/>
    </style:style>
    <style:style style:name="P288" style:family="paragraph" style:parent-style-name="Text_20_body" style:list-style-name="L4">
      <style:text-properties officeooo:rsid="002b10dd" officeooo:paragraph-rsid="002b10dd"/>
    </style:style>
    <style:style style:name="P289" style:family="paragraph" style:parent-style-name="Text_20_body" style:list-style-name="L5">
      <style:text-properties officeooo:rsid="0031dc96" officeooo:paragraph-rsid="0031dc96"/>
    </style:style>
    <style:style style:name="P290" style:family="paragraph" style:parent-style-name="Text_20_body" style:list-style-name="L6">
      <style:text-properties officeooo:rsid="0032bd23" officeooo:paragraph-rsid="0032bd23"/>
    </style:style>
    <style:style style:name="P291" style:family="paragraph" style:parent-style-name="Text_20_body" style:list-style-name="L7">
      <style:text-properties officeooo:rsid="0032bd23" officeooo:paragraph-rsid="0032bd23"/>
    </style:style>
    <style:style style:name="P292" style:family="paragraph" style:parent-style-name="Text_20_body" style:list-style-name="L8">
      <style:text-properties officeooo:rsid="003644f5" officeooo:paragraph-rsid="003644f5"/>
    </style:style>
    <style:style style:name="P293" style:family="paragraph" style:parent-style-name="Text_20_body" style:list-style-name="L9">
      <style:text-properties officeooo:rsid="003d1231" officeooo:paragraph-rsid="003d1231"/>
    </style:style>
    <style:style style:name="P294" style:family="paragraph" style:parent-style-name="Text_20_body" style:list-style-name="L10">
      <style:text-properties officeooo:rsid="003d1231" officeooo:paragraph-rsid="003d1231"/>
    </style:style>
    <style:style style:name="P295" style:family="paragraph" style:parent-style-name="Text_20_body" style:list-style-name="L11">
      <style:text-properties officeooo:rsid="00499aab" officeooo:paragraph-rsid="00499aab"/>
    </style:style>
    <style:style style:name="P296" style:family="paragraph" style:parent-style-name="Text_20_body" style:list-style-name="L12">
      <style:text-properties officeooo:rsid="00499aab" officeooo:paragraph-rsid="00499aab"/>
    </style:style>
    <style:style style:name="P297" style:family="paragraph" style:parent-style-name="Text_20_body" style:list-style-name="L13">
      <style:text-properties officeooo:rsid="00531685" officeooo:paragraph-rsid="00531685"/>
    </style:style>
    <style:style style:name="P298" style:family="paragraph" style:parent-style-name="Text_20_body" style:list-style-name="L14">
      <style:text-properties officeooo:rsid="005e40a9" officeooo:paragraph-rsid="005e40a9"/>
    </style:style>
    <style:style style:name="P299" style:family="paragraph" style:parent-style-name="Text_20_body" style:list-style-name="L15">
      <style:text-properties officeooo:rsid="0061bc1a" officeooo:paragraph-rsid="0061bc1a"/>
    </style:style>
    <style:style style:name="P300" style:family="paragraph" style:parent-style-name="Text_20_body" style:list-style-name="L15">
      <style:text-properties officeooo:rsid="0061bc1a" officeooo:paragraph-rsid="0063a28c"/>
    </style:style>
    <style:style style:name="P301" style:family="paragraph" style:parent-style-name="Text_20_body" style:list-style-name="L16">
      <style:text-properties officeooo:rsid="0075ad29" officeooo:paragraph-rsid="0075ad29"/>
    </style:style>
    <style:style style:name="P302" style:family="paragraph" style:parent-style-name="Text_20_body" style:list-style-name="L17">
      <style:text-properties officeooo:paragraph-rsid="0075c646"/>
    </style:style>
    <style:style style:name="P303" style:family="paragraph" style:parent-style-name="Text_20_body" style:list-style-name="L18">
      <style:text-properties officeooo:paragraph-rsid="0075c646"/>
    </style:style>
    <style:style style:name="P304" style:family="paragraph" style:parent-style-name="Text_20_body" style:list-style-name="L18">
      <style:text-properties officeooo:rsid="0075c646" officeooo:paragraph-rsid="0075c646"/>
    </style:style>
    <style:style style:name="P305" style:family="paragraph" style:parent-style-name="Text_20_body" style:list-style-name="L18">
      <style:text-properties officeooo:rsid="0075c646" officeooo:paragraph-rsid="00776ee6"/>
    </style:style>
    <style:style style:name="P306" style:family="paragraph" style:parent-style-name="Text_20_body" style:list-style-name="L19">
      <style:text-properties officeooo:paragraph-rsid="0075c646"/>
    </style:style>
    <style:style style:name="P307" style:family="paragraph" style:parent-style-name="Text_20_body" style:list-style-name="L19">
      <style:text-properties officeooo:rsid="00776ee6" officeooo:paragraph-rsid="00776ee6"/>
    </style:style>
    <style:style style:name="P308" style:family="paragraph" style:parent-style-name="Text_20_body" style:list-style-name="L20">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309" style:family="paragraph" style:parent-style-name="Text_20_body" style:list-style-name="L21">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310" style:family="paragraph" style:parent-style-name="Text_20_body" style:list-style-name="L22">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311" style:family="paragraph" style:parent-style-name="Text_20_body" style:list-style-name="L23">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312" style:family="paragraph" style:parent-style-name="Text_20_body" style:list-style-name="L24"/>
    <style:style style:name="P313" style:family="paragraph" style:parent-style-name="Text_20_body" style:list-style-name="L24">
      <style:paragraph-properties fo:margin-top="0cm" fo:margin-bottom="0cm" style:contextual-spacing="false"/>
    </style:style>
    <style:style style:name="P314" style:family="paragraph" style:parent-style-name="Text_20_body" style:list-style-name="L25"/>
    <style:style style:name="P315" style:family="paragraph" style:parent-style-name="Text_20_body" style:list-style-name="L25">
      <style:paragraph-properties fo:margin-top="0cm" fo:margin-bottom="0cm" style:contextual-spacing="false"/>
    </style:style>
    <style:style style:name="P316" style:family="paragraph" style:parent-style-name="Text_20_body" style:list-style-name="L26">
      <style:text-properties officeooo:paragraph-rsid="009ef9ad"/>
    </style:style>
    <style:style style:name="P317" style:family="paragraph" style:parent-style-name="Text_20_body" style:list-style-name="L26">
      <style:text-properties officeooo:paragraph-rsid="009e3755"/>
    </style:style>
    <style:style style:name="P318" style:family="paragraph" style:parent-style-name="Text_20_body" style:list-style-name="L27">
      <style:text-properties officeooo:rsid="00b85ed5" officeooo:paragraph-rsid="00b85ed5"/>
    </style:style>
    <style:style style:name="P319" style:family="paragraph" style:parent-style-name="Text_20_body" style:list-style-name="L28">
      <style:text-properties officeooo:rsid="00cfa26c" officeooo:paragraph-rsid="00cfa26c"/>
    </style:style>
    <style:style style:name="P320" style:family="paragraph" style:parent-style-name="Text_20_body" style:list-style-name="L29">
      <style:text-properties officeooo:rsid="00d0fd47" officeooo:paragraph-rsid="00d0fd47"/>
    </style:style>
    <style:style style:name="P321" style:family="paragraph" style:parent-style-name="Text_20_body" style:list-style-name="L30">
      <style:text-properties officeooo:rsid="00d41f4d" officeooo:paragraph-rsid="00d41f4d"/>
    </style:style>
    <style:style style:name="P322" style:family="paragraph" style:parent-style-name="Text_20_body" style:list-style-name="L30">
      <style:text-properties officeooo:rsid="00d625ec" officeooo:paragraph-rsid="00d625ec"/>
    </style:style>
    <style:style style:name="P323" style:family="paragraph" style:parent-style-name="Text_20_body">
      <style:text-properties officeooo:rsid="00dd553b" officeooo:paragraph-rsid="00dd553b"/>
    </style:style>
    <style:style style:name="P324" style:family="paragraph" style:parent-style-name="Text_20_body">
      <style:text-properties officeooo:rsid="009998e8" officeooo:paragraph-rsid="00dd553b"/>
    </style:style>
    <style:style style:name="P325" style:family="paragraph" style:parent-style-name="Text_20_body">
      <style:text-properties officeooo:rsid="006dc51b" officeooo:paragraph-rsid="00dd553b"/>
    </style:style>
    <style:style style:name="P326" style:family="paragraph" style:parent-style-name="Text_20_body">
      <style:text-properties officeooo:rsid="009b6d1b" officeooo:paragraph-rsid="00dd553b"/>
    </style:style>
    <style:style style:name="P327" style:family="paragraph" style:parent-style-name="Text_20_body">
      <style:text-properties officeooo:rsid="00d64f38" officeooo:paragraph-rsid="00dd553b"/>
    </style:style>
    <style:style style:name="P328" style:family="paragraph" style:parent-style-name="Text_20_body">
      <style:text-properties officeooo:rsid="00d90357" officeooo:paragraph-rsid="00dd553b"/>
    </style:style>
    <style:style style:name="T1" style:family="text">
      <style:text-properties officeooo:rsid="002c24db"/>
    </style:style>
    <style:style style:name="T2" style:family="text">
      <style:text-properties fo:color="#0000ff" loext:opacity="100%"/>
    </style:style>
    <style:style style:name="T3" style:family="text">
      <style:text-properties fo:color="#0000ff" loext:opacity="100%" style:font-name="Droid Sans Mono" fo:font-size="10.5pt" fo:font-weight="normal" fo:background-color="#ffffff" loext:char-shading-value="0"/>
    </style:style>
    <style:style style:name="T4" style:family="text">
      <style:text-properties fo:color="#0000ff" loext:opacity="100%" fo:font-size="10.5pt" fo:font-weight="normal" fo:background-color="#ffffff" loext:char-shading-value="0"/>
    </style:style>
    <style:style style:name="T5" style:family="text">
      <style:text-properties fo:color="#0000ff" loext:opacity="100%" fo:font-size="10pt" fo:font-weight="normal" fo:background-color="#ffffff" loext:char-shading-value="0" style:font-size-asian="8.75pt" style:font-size-complex="10pt"/>
    </style:style>
    <style:style style:name="T6" style:family="text">
      <style:text-properties fo:color="#098658" loext:opacity="100%"/>
    </style:style>
    <style:style style:name="T7" style:family="text">
      <style:text-properties fo:color="#a31515" loext:opacity="100%"/>
    </style:style>
    <style:style style:name="T8" style:family="text">
      <style:text-properties fo:color="#a31515" loext:opacity="100%" style:font-name="Droid Sans Mono" fo:font-size="10.5pt" fo:font-weight="normal" fo:background-color="#ffffff" loext:char-shading-value="0"/>
    </style:style>
    <style:style style:name="T9" style:family="text">
      <style:text-properties fo:color="#a31515" loext:opacity="100%" style:font-name="Droid Sans Mono" fo:font-size="10.5pt" fo:font-weight="normal" officeooo:rsid="007e6dd5" fo:background-color="#ffffff" loext:char-shading-value="0"/>
    </style:style>
    <style:style style:name="T10" style:family="text">
      <style:text-properties fo:color="#a31515" loext:opacity="100%" officeooo:rsid="007de8c9"/>
    </style:style>
    <style:style style:name="T11" style:family="text">
      <style:text-properties fo:color="#a31515" loext:opacity="100%" officeooo:rsid="00838dee"/>
    </style:style>
    <style:style style:name="T12" style:family="text">
      <style:text-properties fo:color="#811f3f" loext:opacity="100%"/>
    </style:style>
    <style:style style:name="T13" style:family="text">
      <style:text-properties fo:color="#800000" loext:opacity="100%"/>
    </style:style>
    <style:style style:name="T14" style:family="text">
      <style:text-properties fo:color="#800000" loext:opacity="100%" style:font-name="Droid Sans Mono" fo:font-size="10.5pt" fo:font-weight="normal" fo:background-color="#ffffff" loext:char-shading-value="0"/>
    </style:style>
    <style:style style:name="T15" style:family="text">
      <style:text-properties fo:color="#e50000" loext:opacity="100%"/>
    </style:style>
    <style:style style:name="T16" style:family="text">
      <style:text-properties fo:color="#e50000" loext:opacity="100%" style:font-name="Droid Sans Mono" fo:font-size="10.5pt" fo:font-weight="normal" fo:background-color="#ffffff" loext:char-shading-value="0"/>
    </style:style>
    <style:style style:name="T17" style:family="text">
      <style:text-properties fo:color="#0451a5" loext:opacity="100%"/>
    </style:style>
    <style:style style:name="T18" style:family="text">
      <style:text-properties officeooo:rsid="002f5469"/>
    </style:style>
    <style:style style:name="T19" style:family="text">
      <style:text-properties officeooo:rsid="00306525"/>
    </style:style>
    <style:style style:name="T20" style:family="text">
      <style:text-properties style:text-position="super 58%"/>
    </style:style>
    <style:style style:name="T21" style:family="text">
      <style:text-properties officeooo:rsid="0032bd23"/>
    </style:style>
    <style:style style:name="T22" style:family="text">
      <style:text-properties officeooo:rsid="0033934f"/>
    </style:style>
    <style:style style:name="T23" style:family="text">
      <style:text-properties fo:font-weight="normal"/>
    </style:style>
    <style:style style:name="T24" style:family="text">
      <style:text-properties fo:font-weight="normal" style:font-weight-asian="normal" style:font-weight-complex="normal"/>
    </style:style>
    <style:style style:name="T25" style:family="text">
      <style:text-properties fo:font-weight="normal" officeooo:rsid="0034372b" style:font-weight-asian="normal" style:font-weight-complex="normal"/>
    </style:style>
    <style:style style:name="T26" style:family="text">
      <style:text-properties officeooo:rsid="003644f5"/>
    </style:style>
    <style:style style:name="T27" style:family="text">
      <style:text-properties officeooo:rsid="00366218"/>
    </style:style>
    <style:style style:name="T28" style:family="text">
      <style:text-properties officeooo:rsid="00382920"/>
    </style:style>
    <style:style style:name="T29" style:family="text">
      <style:text-properties officeooo:rsid="00395ac7"/>
    </style:style>
    <style:style style:name="T30" style:family="text">
      <style:text-properties fo:color="#000000" loext:opacity="100%" style:font-name="Droid Sans Mono" fo:font-size="10.5pt" fo:font-weight="normal" fo:background-color="#ffffff" loext:char-shading-value="0"/>
    </style:style>
    <style:style style:name="T31" style:family="text">
      <style:text-properties fo:color="#000000" loext:opacity="100%" style:font-name="Droid Sans Mono" fo:font-size="10.5pt" fo:font-weight="normal" officeooo:rsid="006a4585" fo:background-color="#ffffff" loext:char-shading-value="0"/>
    </style:style>
    <style:style style:name="T32" style:family="text">
      <style:text-properties fo:color="#000000" loext:opacity="100%" fo:font-size="10.5pt" fo:font-weight="normal" fo:background-color="#ffffff" loext:char-shading-value="0"/>
    </style:style>
    <style:style style:name="T33" style:family="text">
      <style:text-properties officeooo:rsid="0045107a"/>
    </style:style>
    <style:style style:name="T34" style:family="text">
      <style:text-properties officeooo:rsid="00470802"/>
    </style:style>
    <style:style style:name="T35" style:family="text">
      <style:text-properties officeooo:rsid="0049b75a"/>
    </style:style>
    <style:style style:name="T36" style:family="text">
      <style:text-properties officeooo:rsid="004f0ba2"/>
    </style:style>
    <style:style style:name="T37" style:family="text">
      <style:text-properties officeooo:rsid="005487bd"/>
    </style:style>
    <style:style style:name="T38" style:family="text">
      <style:text-properties fo:color="#cd3131" loext:opacity="100%"/>
    </style:style>
    <style:style style:name="T39" style:family="text">
      <style:text-properties officeooo:rsid="0063a28c"/>
    </style:style>
    <style:style style:name="T40" style:family="text">
      <style:text-properties officeooo:rsid="00671493"/>
    </style:style>
    <style:style style:name="T41" style:family="text">
      <style:text-properties officeooo:rsid="0067ddc1"/>
    </style:style>
    <style:style style:name="T42" style:family="text">
      <style:text-properties officeooo:rsid="00686851"/>
    </style:style>
    <style:style style:name="T43" style:family="text">
      <style:text-properties officeooo:rsid="006d93e2"/>
    </style:style>
    <style:style style:name="T44" style:family="text">
      <style:text-properties officeooo:rsid="006f2146"/>
    </style:style>
    <style:style style:name="T45" style:family="text">
      <style:text-properties officeooo:rsid="0070d7f6"/>
    </style:style>
    <style:style style:name="T46" style:family="text">
      <style:text-properties officeooo:rsid="0075ad29"/>
    </style:style>
    <style:style style:name="T47" style:family="text">
      <style:text-properties officeooo:rsid="0075c646"/>
    </style:style>
    <style:style style:name="T48" style:family="text">
      <style:text-properties officeooo:rsid="00776ee6"/>
    </style:style>
    <style:style style:name="T49" style:family="text">
      <style:text-properties fo:font-variant="normal" fo:text-transform="none" fo:color="#222222" loext:opacity="100%" style:font-name="Arial" fo:font-size="12pt" fo:letter-spacing="normal" fo:font-style="normal" fo:font-weight="normal"/>
    </style:style>
    <style:style style:name="T50" style:family="text">
      <style:text-properties fo:font-variant="normal" fo:text-transform="none" fo:color="#222222" loext:opacity="100%" style:font-name="Arial" fo:font-size="14pt" fo:letter-spacing="normal" fo:font-style="normal" style:text-underline-style="solid" style:text-underline-width="auto" style:text-underline-color="font-color" fo:font-weight="normal"/>
    </style:style>
    <style:style style:name="T51" style:family="text">
      <style:text-properties fo:font-variant="normal" fo:text-transform="none" fo:color="#222222" loext:opacity="100%" fo:letter-spacing="normal"/>
    </style:style>
    <style:style style:name="T52" style:family="text">
      <style:text-properties fo:font-variant="normal" fo:text-transform="none" fo:color="#1155cc" loext:opacity="100%" style:font-name="Arial" fo:font-size="12pt" fo:letter-spacing="normal" fo:font-style="normal" fo:font-weight="normal"/>
    </style:style>
    <style:style style:name="T53" style:family="text">
      <style:text-properties officeooo:rsid="007b6ece"/>
    </style:style>
    <style:style style:name="T54" style:family="text">
      <style:text-properties officeooo:rsid="007c74a1"/>
    </style:style>
    <style:style style:name="T55" style:family="text">
      <style:text-properties officeooo:rsid="007dc9b8"/>
    </style:style>
    <style:style style:name="T56" style:family="text">
      <style:text-properties officeooo:rsid="007de8c9"/>
    </style:style>
    <style:style style:name="T57" style:family="text">
      <style:text-properties officeooo:rsid="007e6dd5"/>
    </style:style>
    <style:style style:name="T58" style:family="text">
      <style:text-properties officeooo:rsid="007fd042"/>
    </style:style>
    <style:style style:name="T59" style:family="text">
      <style:text-properties officeooo:rsid="0081f22f"/>
    </style:style>
    <style:style style:name="T60" style:family="text">
      <style:text-properties officeooo:rsid="0086af22"/>
    </style:style>
    <style:style style:name="T61" style:family="text">
      <style:text-properties fo:font-weight="bold"/>
    </style:style>
    <style:style style:name="T62" style:family="text">
      <style:text-properties officeooo:rsid="00944fee"/>
    </style:style>
    <style:style style:name="T63" style:family="text">
      <style:text-properties officeooo:rsid="0096962a"/>
    </style:style>
    <style:style style:name="T64" style:family="text">
      <style:text-properties officeooo:rsid="009998e8"/>
    </style:style>
    <style:style style:name="T65" style:family="text">
      <style:text-properties officeooo:rsid="009b6d1b"/>
    </style:style>
    <style:style style:name="T66" style:family="text">
      <style:text-properties officeooo:rsid="009e3755"/>
    </style:style>
    <style:style style:name="T67" style:family="text">
      <style:text-properties officeooo:rsid="009ef9ad"/>
    </style:style>
    <style:style style:name="T68" style:family="text">
      <style:text-properties officeooo:rsid="00a0ed7e"/>
    </style:style>
    <style:style style:name="T69" style:family="text">
      <style:text-properties officeooo:rsid="00a337a5"/>
    </style:style>
    <style:style style:name="T70" style:family="text">
      <style:text-properties officeooo:rsid="00a61eea"/>
    </style:style>
    <style:style style:name="T71" style:family="text">
      <style:text-properties officeooo:rsid="00a7f694"/>
    </style:style>
    <style:style style:name="T72" style:family="text">
      <style:text-properties officeooo:rsid="00aa3aaf"/>
    </style:style>
    <style:style style:name="T73" style:family="text">
      <style:text-properties officeooo:rsid="00ae6524"/>
    </style:style>
    <style:style style:name="T74" style:family="text">
      <style:text-properties officeooo:rsid="00aff078"/>
    </style:style>
    <style:style style:name="T75" style:family="text">
      <style:text-properties officeooo:rsid="00b19695"/>
    </style:style>
    <style:style style:name="T76" style:family="text">
      <style:text-properties officeooo:rsid="00b25c11"/>
    </style:style>
    <style:style style:name="T77" style:family="text">
      <style:text-properties officeooo:rsid="00b4d6be"/>
    </style:style>
    <style:style style:name="T78" style:family="text">
      <style:text-properties officeooo:rsid="00b6c087"/>
    </style:style>
    <style:style style:name="T79" style:family="text">
      <style:text-properties officeooo:rsid="00b96f6d"/>
    </style:style>
    <style:style style:name="T80" style:family="text">
      <style:text-properties officeooo:rsid="00bbd297"/>
    </style:style>
    <style:style style:name="T81" style:family="text">
      <style:text-properties officeooo:rsid="00bc0e30"/>
    </style:style>
    <style:style style:name="T82" style:family="text">
      <style:text-properties officeooo:rsid="00bd9965"/>
    </style:style>
    <style:style style:name="T83" style:family="text">
      <style:text-properties officeooo:rsid="00be7a83"/>
    </style:style>
    <style:style style:name="T84" style:family="text">
      <style:text-properties officeooo:rsid="00c6071d"/>
    </style:style>
    <style:style style:name="T85" style:family="text">
      <style:text-properties officeooo:rsid="00cab6e8"/>
    </style:style>
    <style:style style:name="T86" style:family="text">
      <style:text-properties officeooo:rsid="00cc51d2"/>
    </style:style>
    <style:style style:name="T87" style:family="text">
      <style:text-properties officeooo:rsid="00cf4e13"/>
    </style:style>
    <style:style style:name="T88" style:family="text">
      <style:text-properties officeooo:rsid="00cfa26c"/>
    </style:style>
    <style:style style:name="T89" style:family="text">
      <style:text-properties officeooo:rsid="00d005f8"/>
    </style:style>
    <style:style style:name="T90" style:family="text">
      <style:text-properties officeooo:rsid="00d0fd47"/>
    </style:style>
    <style:style style:name="T91" style:family="text">
      <style:text-properties officeooo:rsid="00d2634f"/>
    </style:style>
    <style:style style:name="T92" style:family="text">
      <style:text-properties officeooo:rsid="00d41f4d"/>
    </style:style>
    <style:style style:name="T93" style:family="text">
      <style:text-properties officeooo:rsid="00d47df5"/>
    </style:style>
    <style:style style:name="T94" style:family="text">
      <style:text-properties officeooo:rsid="00d7262a"/>
    </style:style>
    <style:style style:name="T95" style:family="text">
      <style:text-properties officeooo:rsid="00dc21ff"/>
    </style:style>
    <style:style style:name="T96" style:family="text">
      <style:text-properties officeooo:rsid="00dd553b"/>
    </style:style>
    <style:style style:name="T97" style:family="text">
      <style:text-properties fo:color="#008000" loext:opacity="10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mpts</text:p>
      <text:h text:style-name="P224" text:outline-level="1">The prompt</text:h>
      <text:p text:style-name="P73"><text:span text:style-name="T93">U</text:span><text:span text:style-name="T65">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32">├── app</text:p>
      <text:p text:style-name="P132">│   ├── controllers</text:p>
      <text:p text:style-name="P132">│   ├── helpers</text:p>
      <text:p text:style-name="P132">│   │   └── database</text:p>
      <text:p text:style-name="P132">│   ├── images</text:p>
      <text:p text:style-name="P132">│   └── views</text:p>
      <text:p text:style-name="P132">│   <text:s text:c="4"/>├── admin</text:p>
      <text:p text:style-name="P132">│   <text:s text:c="4"/>├── groups</text:p>
      <text:p text:style-name="P132">│   <text:s text:c="4"/>├── logs</text:p>
      <text:p text:style-name="P132">│   <text:s text:c="4"/>└── …</text:p>
      <text:p text:style-name="P136">Les contrôleurs héritent de</text:p>
      <text:p text:style-name="P135"><text:span text:style-name="T2">abstract</text:span> <text:span text:style-name="T2">class</text:span> BaseController</text:p>
      <text:p text:style-name="P135">{</text:p>
      <text:p text:style-name="P135"><text:span text:style-name="T2">protected</text:span> PDO $pdo;</text:p>
      <text:p text:style-name="P135"><text:span text:style-name="T2">protected</text:span> $fluent;</text:p>
      <text:p text:style-name="P135"><text:span text:style-name="T2">protected</text:span> Engine $flight;</text:p>
      <text:p text:style-name="P135"><text:span text:style-name="T2">protected</text:span> $latte;</text:p>
      <text:p text:style-name="P135"><text:span text:style-name="T2">protected</text:span> Application $application;</text:p>
      <text:p text:style-name="P135"><text:span text:style-name="T2">protected</text:span> Params $params;</text:p>
      <text:p text:style-name="P135"><text:span text:style-name="T2">protected</text:span> $authorizations;</text:p>
      <text:p text:style-name="P135"/>
      <text:p text:style-name="P172"><text:span text:style-name="T2">public</text:span> <text:span text:style-name="T2">function</text:span> __construct(PDO $pdo, Engine $flight)</text:p>
      <text:p text:style-name="P172">{</text:p>
      <text:p text:style-name="P172"><text:span text:style-name="T2">$this</text:span>-&gt;pdo = $pdo;</text:p>
      <text:p text:style-name="P172"><text:span text:style-name="T2">$this</text:span>-&gt;fluent = <text:span text:style-name="T2">new</text:span> \Envms\FluentPDO\Query($pdo);</text:p>
      <text:p text:style-name="P172"><text:span text:style-name="T2">$this</text:span>-&gt;flight = $flight;</text:p>
      <text:p text:style-name="P172"><text:span text:style-name="T2">$this</text:span>-&gt;latte = <text:span text:style-name="T2">new</text:span> LatteEngine();</text:p>
      <text:p text:style-name="P172">…</text:p>
      <text:p text:style-name="P219">Exemple de contrôleur :</text:p>
      <text:p text:style-name="P215">&lt;?php</text:p>
      <text:p text:style-name="Code"/>
      <text:p text:style-name="Code"><text:span text:style-name="T2">namespace</text:span> app\controllers;</text:p>
      <text:p text:style-name="Code"/>
      <text:p text:style-name="Code"><text:span text:style-name="T2">use</text:span> app\helpers\PersonStatistics;</text:p>
      <text:p text:style-name="Code"/>
      <text:p text:style-name="Code"><text:span text:style-name="T2">class</text:span> PersonStatisticsController <text:span text:style-name="T2">extends</text:span> BaseController</text:p>
      <text:p text:style-name="Code">{</text:p>
      <text:p text:style-name="Code"><text:span text:style-name="T2">public</text:span> <text:span text:style-name="T2">function</text:span> showStatistics()</text:p>
      <text:p text:style-name="Code">{</text:p>
      <text:p text:style-name="Code"><text:span text:style-name="T2">if</text:span> ($person = <text:span text:style-name="T2">$this</text:span>-&gt;getPerson([])) {</text:p>
      <text:p text:style-name="Code"/>
      <text:p text:style-name="Code">$personalStatistics = <text:span text:style-name="T2">new</text:span> PersonStatistics(<text:span text:style-name="T2">$this</text:span>-&gt;pdo);</text:p>
      <text:p text:style-name="Code">$season = $personalStatistics-&gt;getSeasonRange();</text:p>
      <text:p text:style-name="Code">echo <text:span text:style-name="T2">$this</text:span>-&gt;latte-&gt;render(<text:span text:style-name="T7">'app/views/user/statistics.latte'</text:span>, <text:span text:style-name="T2">$this</text:span>-&gt;params-&gt;getAll([</text:p>
      <text:p text:style-name="Code"><text:span text:style-name="T7">'stats'</text:span> =&gt; $personalStatistics-&gt;getStats($person, $season[<text:span text:style-name="T7">'start'</text:span>], $season[<text:span text:style-name="T7">'end'</text:span>]),</text:p>
      <text:p text:style-name="Code"><text:span text:style-name="T7">'seasons'</text:span> =&gt; $personalStatistics-&gt;getAvailableSeasons(),</text:p>
      <text:p text:style-name="Code"><text:span text:style-name="T7">'currentSeason'</text:span> =&gt; $season,</text:p>
      <text:p text:style-name="Code"><text:soft-page-break/>]));</text:p>
      <text:p text:style-name="Code">} <text:span text:style-name="T2">else</text:span> {</text:p>
      <text:p text:style-name="Code"><text:span text:style-name="T2">$this</text:span>-&gt;application-&gt;error403(<text:span text:style-name="T2">__FILE__</text:span>, <text:span text:style-name="T2">__LINE__</text:span>);</text:p>
      <text:p text:style-name="Code">}</text:p>
      <text:p text:style-name="Code">}</text:p>
      <text:p text:style-name="Code">}</text:p>
      <text:p text:style-name="P219">Exemple de vue :</text:p>
      <text:p text:style-name="Code">{<text:span text:style-name="T2">layout </text:span><text:span text:style-name="T7">'../layout.latte'</text:span>}</text:p>
      <text:p text:style-name="Code"/>
      <text:p text:style-name="Code">{<text:span text:style-name="T2">block </text:span>title}Stat{<text:span text:style-name="T2">/block</text:span>}</text:p>
      <text:p text:style-name="Code"/>
      <text:p text:style-name="Code">{<text:span text:style-name="T2">block </text:span>navbar}</text:p>
      <text:p text:style-name="Code">{<text:span text:style-name="T2">include </text:span><text:span text:style-name="T7">'../navbar/home.latte'</text:span>}</text:p>
      <text:p text:style-name="Code">{<text:span text:style-name="T2">/block</text:span>}</text:p>
      <text:p text:style-name="Code"/>
      <text:p text:style-name="Code">{<text:span text:style-name="T2">block </text:span>content}</text:p>
      <text:p text:style-name="Code"><text:span text:style-name="T13">&lt;div</text:span> <text:span text:style-name="T15">class</text:span>=<text:span text:style-name="T2">"container mt-4"</text:span><text:span text:style-name="T13">&gt;</text:span></text:p>
      <text:p text:style-name="Code"><text:span text:style-name="T13">&lt;h1&gt;</text:span>Statistiques pour {$stats[<text:span text:style-name="T7">'person'</text:span>][<text:span text:style-name="T7">'FirstName'</text:span>]} {$stats[<text:span text:style-name="T7">'person'</text:span>][<text:span text:style-name="T7">'LastName'</text:span>]}<text:span text:style-name="T13">&lt;/h1&gt;</text:span></text:p>
      <text:p text:style-name="Code"><text:span text:style-name="T13">&lt;div</text:span> <text:span text:style-name="T15">class</text:span>=<text:span text:style-name="T2">"card mb-4"</text:span><text:span text:style-name="T13">&gt;</text:span></text:p>
      <text:p text:style-name="Code"><text:span text:style-name="T13">&lt;div</text:span> <text:span text:style-name="T15">class</text:span>=<text:span text:style-name="T2">"card-header"</text:span><text:span text:style-name="T13">&gt;</text:span></text:p>
      <text:p text:style-name="Code"><text:span text:style-name="T13">&lt;div</text:span> <text:span text:style-name="T15">class</text:span>=<text:span text:style-name="T2">"row"</text:span><text:span text:style-name="T13">&gt;</text:span></text:p>
      <text:p text:style-name="Code"><text:span text:style-name="T13">&lt;div</text:span> <text:span text:style-name="T15">class</text:span>=<text:span text:style-name="T2">"col"</text:span><text:span text:style-name="T13">&gt;</text:span></text:p>
      <text:p text:style-name="Code"><text:span text:style-name="T13">&lt;h5&gt;</text:span>Période : {date(<text:span text:style-name="T7">'d/m/Y'</text:span>, strtotime($currentSeason[<text:span text:style-name="T7">'start'</text:span>]))} - {date(<text:span text:style-name="T7">'d/m/Y'</text:span>, strtotime($currentSeason[<text:span text:style-name="T7">'end'</text:span>]))}<text:span text:style-name="T13">&lt;/h5&gt;</text:span></text:p>
      <text:p text:style-name="Code">&lt;/div&gt;</text:p>
      <text:p text:style-name="Code">...</text:p>
      <text:p text:style-name="P221">Et la route :</text:p>
      <text:p text:style-name="Code">$personStatisticsController = $container-&gt;get(<text:span text:style-name="T7">'app\controllers\PersonStatisticsController'</text:span>);</text:p>
      <text:p text:style-name="Code">$flight-&gt;route(<text:span text:style-name="T7">'GET /statistics/person'</text:span>, <text:span text:style-name="T2">function</text:span>() <text:span text:style-name="T2">use</text:span> ($personStatisticsController) {$personStatisticsController-&gt;showStatistics();});</text:p>
      <text:p text:style-name="P221"/>
      <text:p text:style-name="P155">Avec ce<text:span text:style-name="T65">s</text:span> table<text:span text:style-name="T65">s</text:span> :</text:p>
      <text:p text:style-name="P133">CREATE TABLE "Person" (</text:p>
      <text:p text:style-name="P133"><text:tab/>"EGER NOT NULL DEFAULT 0,</text:p>
      <text:p text:style-name="P133"><text:tab/>"In</text:p>
      <text:p text:style-name="P133">);</text:p>
      <text:p text:style-name="P155">On veut </text:p>
      <text:h text:style-name="Heading_20_2" text:outline-level="2">Ancien<text:span text:style-name="T66">s</text:span></text:h>
      <text:h text:style-name="Heading_20_3" text:outline-level="3">Recherche bêta-testeurs</text:h>
      <text:p text:style-name="P1">Texte de présentation d’une web application et recherche de bêta-testeurs.</text:p>
      <text:p text:style-name="P1">Faire l’analogie avec la construction d’une maison.</text:p>
      <text:list text:style-name="L1">
        <text:list-item>
          <text:p text:style-name="P285">Le terrain a été choisi : </text:p>
        </text:list-item>
      </text:list>
      <text:p text:style-name="P1"><text:a xlink:type="simple" xlink:href="https://myclub.alwaysdata.net/b.nw/Page.php?n=1" text:style-name="Internet_20_link" text:visited-style-name="Visited_20_Internet_20_Link">https://myclub.alwaysdata.net/b.nw/Page.php?n=1</text:a></text:p>
      <text:list text:style-name="L2">
        <text:list-item>
          <text:p text:style-name="P286">La viabilisation est réalisée. L’architecture du site et tout ce qui ne se voit pas comme la gestion des erreurs, des logs, des bases de données …</text:p>
        </text:list-item>
        <text:list-item>
          <text:p text:style-name="P286">Les murs porteurs sont construits : l’aspect général du site avec la barre de navigation.</text:p>
        </text:list-item>
        <text:list-item>
          <text:p text:style-name="P286"><text:soft-page-break/>La porte principale : la connexion des utilisateurs pour l’accès à leurs données.</text:p>
        </text:list-item>
        <text:list-item>
          <text:p text:style-name="P286">Les pièces : l’application dispose d’un certain nombre de fonctionnalités pour certains groupes. Un utilisateur peut y accéder lorsqu’il fait partir du groupe concerné.</text:p>
        </text:list-item>
      </text:list>
      <text:p text:style-name="P1">Souligner qu’une application est faite pour ses utilisateurs.</text:p>
      <text:p text:style-name="P1">Je souhaite vous impliquer dès maintenant dans sa réalisation.</text:p>
      <text:p text:style-name="P3">Dans un premier temps j’ai besoin :</text:p>
      <text:list text:style-name="L3">
        <text:list-item>
          <text:p text:style-name="P287">Un « simple » adhérent pour tester :</text:p>
          <text:list>
            <text:list-item>
              <text:p text:style-name="P287">Gérer son compte</text:p>
            </text:list-item>
            <text:list-item>
              <text:p text:style-name="P287">Gérer ses préférences</text:p>
            </text:list-item>
          </text:list>
        </text:list-item>
      </text:list>
      <text:list text:style-name="L4">
        <text:list-item>
          <text:p text:style-name="P288">Un animateur pour tester</text:p>
          <text:list>
            <text:list-item>
              <text:p text:style-name="P288">Gérer des évènements</text:p>
            </text:list-item>
            <text:list-item>
              <text:p text:style-name="P288">Connaitre la liste des personnes intéressées par un évènement.</text:p>
            </text:list-item>
          </text:list>
        </text:list-item>
      </text:list>
      <text:p text:style-name="P3">Ce rôle vous permettra d’accéder aux visites de chantier avec l’architecte ;-)</text:p>
      <text:h text:style-name="P284" text:outline-level="7"><text:span text:style-name="T1">Remercier les</text:span> bêta-testeurs</text:h>
      <text:p text:style-name="P4">Je voudrais remercier individuellement les personnes qui ont accepté de faire les tests.</text:p>
      <text:p text:style-name="P4">J’en profiterais pour présenter la méthode.</text:p>
      <text:p text:style-name="P4">Lorsque qu’une fonctionnalité sera disponible, on organisera en fonction de nos disponibilités une visio conférence avec Jitsi Meet</text:p>
      <text:p text:style-name="P4"><text:a xlink:type="simple" xlink:href="https://visiocall.com/" text:style-name="Internet_20_link" text:visited-style-name="Visited_20_Internet_20_Link">https://visiocall.com/</text:a></text:p>
      <text:p text:style-name="P4">Le bêta-testeur partagera sa page web pour que je puisse me rendre compte de la manière qu’il découvre la fonctionnalité.</text:p>
      <text:p text:style-name="P4">Nous discuterons des points d’améliorations éventuels à apporter.</text:p>
      <text:p text:style-name="P4">Une fois ceux-ci développés on refera le même cycle.</text:p>
      <text:p text:style-name="P4">Lorsque tous les points soulevés par les différents bêta-testeurs auront été traités, la fonctionnalité sera considérée comme opérationnelle.</text:p>
      <text:h text:style-name="Heading_20_7" text:outline-level="7">Proposer le premier test</text:h>
      <text:p text:style-name="P28"><text:span text:style-name="T22">Après avoir proposé de devenir bêta-testeur, et p</text:span>our faire suite <text:span text:style-name="T22">au message de remerciement adresser aux volontaires</text:span>, j’aimerais faire un nouveau courriel amical et humoristique pour inviter les bêta-testeurs à faire leur 1<text:span text:style-name="T20">er</text:span> test.</text:p>
      <text:p text:style-name="P29">Les remercier à nouveau d’avoir accepté cette mission.</text:p>
      <text:p text:style-name="P28">Le grand jour est arrivé, le premier test à faire est disponible ici :</text:p>
      <text:p text:style-name="P28"><text:a xlink:type="simple" xlink:href="https://myclub.alwaysdata.net/Tests/MyClub/V0.1/Page.php?n=1" text:style-name="Internet_20_link" text:visited-style-name="Visited_20_Internet_20_Link">https://myclub.alwaysdata.net/Tests/MyClub/V0.1/Page.php?n=1</text:a></text:p>
      <text:p text:style-name="P28">Les fonctionnalités à tester sont la connexion et la déconnexion.</text:p>
      <text:p text:style-name="P28">Comme bêta-testeur vous ne devez pas vous contenter de faire les actions demandées.</text:p>
      <text:p text:style-name="P28">Il faut essayer pour tous les moyens de mettre le programme en difficulté.</text:p>
      <text:p text:style-name="P28"><text:soft-page-break/>Petit indice, j’utilise la programmation défensive. Toutes les données externes au programme sont considérées comme suspecte. De même seule les actions contextuellement logiques sont possibles. Permettre de se déconnecter alors qu’on est pas connecté, ne serait pas très logique.</text:p>
      <text:p text:style-name="P28">Chaque mise en difficulté du programme vous rapportera 1 point.</text:p>
      <text:p text:style-name="P28">Pour valider ce point vous devez :</text:p>
      <text:list text:style-name="L5">
        <text:list-item>
          <text:p text:style-name="P289">fournir la copie d’écran avec le message d’erreur</text:p>
        </text:list-item>
        <text:list-item>
          <text:p text:style-name="P289">indiquer la démarche pour que je puisse reproduire le problème afin de le corriger.</text:p>
        </text:list-item>
      </text:list>
      <text:p text:style-name="P28">Pour ce 1<text:span text:style-name="T20">er</text:span> test j’ai volontairement laissé un problème qui fait apparaître un message d’erreur. Serez-vous le trouver ?</text:p>
      <text:p text:style-name="P28">Comme indiqué dans un courriel précédent on se prévoit un rdv individuel d’une heure pour que vous me montriez comment vous manipulez le programme pour faire les opérations à tester. <text:span text:style-name="T21">A l’issue de cette séance vous indiquerez si c’est OK, pas OK, s’il faut faire des évolutions.</text:span></text:p>
      <text:p text:style-name="P29">Ci-joint mon emploi du temps pour la semaine de test. Répondez à tous en choisissant une case blanche. Ceci devrait permettre d’éviter que le même créneau soit choisi plusieurs fois. Ci cela arrive la première réponse se verra attribué le créneau, les suivantes devront un choisir un autre.</text:p>
      <text:p text:style-name="P29">Déroulement :</text:p>
      <text:list text:style-name="L6">
        <text:list-item>
          <text:p text:style-name="P290">Envoi de l’invitation (ce message une semaine avant les tests)</text:p>
        </text:list-item>
        <text:list-item>
          <text:p text:style-name="P290">Tests</text:p>
        </text:list-item>
        <text:list-item>
          <text:p text:style-name="P290">Envoi la semaine suivant les tests d’un compte rendu avec la synthèse :</text:p>
        </text:list-item>
      </text:list>
      <text:list text:style-name="L7">
        <text:list-item>
          <text:list>
            <text:list-item>
              <text:p text:style-name="P291">des problèmes détectés</text:p>
            </text:list-item>
            <text:list-item>
              <text:p text:style-name="P291">des propositions d’évolutions</text:p>
            </text:list-item>
          </text:list>
        </text:list-item>
      </text:list>
      <text:h text:style-name="Heading_20_6" text:outline-level="6">Refactoring</text:h>
      <text:p text:style-name="P25">This classes display paged data. I would like a refactoring to follow DRY concept. Class « Display » is the model to follow with filtering as an option.</text:p>
      <text:p text:style-name="P8"><text:span text:style-name="T2">class</text:span> Display {</text:p>
      <text:p text:style-name="P5"><text:span text:style-name="T2">const</text:span> RECORDS_PER_PAGE = <text:span text:style-name="T6">10</text:span>;</text:p>
      <text:p text:style-name="P5"><text:span text:style-name="T2">private</text:span> $log;</text:p>
      <text:p text:style-name="P5"><text:span text:style-name="T2">public</text:span> <text:span text:style-name="T2">function</text:span> __construct() {</text:p>
      <text:p text:style-name="P5"><text:span text:style-name="T2">$this</text:span>-&gt;log = <text:span text:style-name="T2">new</text:span> Log();</text:p>
      <text:p text:style-name="P5">}</text:p>
      <text:p text:style-name="P5"><text:span text:style-name="T2">public</text:span> <text:span text:style-name="T2">function</text:span> displayGrid($currentPage = <text:span text:style-name="T6">1</text:span>, $filters = []) {</text:p>
      <text:p text:style-name="P5">$skip = ($currentPage - <text:span text:style-name="T6">1</text:span>) * <text:span text:style-name="T2">self</text:span>::RECORDS_PER_PAGE;</text:p>
      <text:p text:style-name="P5">$result = <text:span text:style-name="T2">$this</text:span>-&gt;log-&gt;get($skip, <text:span text:style-name="T2">self</text:span>::RECORDS_PER_PAGE, $filters);</text:p>
      <text:p text:style-name="P5">$totalPages = ceil($result[<text:span text:style-name="T7">'total'</text:span>] / <text:span text:style-name="T2">self</text:span>::RECORDS_PER_PAGE);</text:p>
      <text:p text:style-name="P5">$html = <text:span text:style-name="T7">'&lt;div class="visitor-grid"&gt;'</text:span>;</text:p>
      <text:p text:style-name="P5">$html .= <text:span text:style-name="T2">$this</text:span>-&gt;generateFilterForm($filters);</text:p>
      <text:p text:style-name="P5">$html .= <text:span text:style-name="T7">'&lt;table border="1" cellpadding="5"&gt;</text:span></text:p>
      <text:p text:style-name="P20">&lt;thead&gt;</text:p>
      <text:p text:style-name="P20">&lt;tr&gt;</text:p>
      <text:p text:style-name="P20">&lt;th&gt;OS&lt;/th&gt;</text:p>
      <text:p text:style-name="P20">&lt;th&gt;Browser&lt;/th&gt;</text:p>
      <text:p text:style-name="P20">&lt;th&gt;Screen&lt;/th&gt;</text:p>
      <text:p text:style-name="P20">&lt;th&gt;Client Type&lt;/th&gt;</text:p>
      <text:p text:style-name="P20">&lt;th&gt;URI&lt;/th&gt;</text:p>
      <text:p text:style-name="P20"><text:soft-page-break/>&lt;th&gt;Email&lt;/th&gt;</text:p>
      <text:p text:style-name="P20">&lt;th&gt;Timestamp&lt;/th&gt;</text:p>
      <text:p text:style-name="P20">&lt;/tr&gt;</text:p>
      <text:p text:style-name="P20">&lt;/thead&gt;</text:p>
      <text:p text:style-name="P5"><text:span text:style-name="T7">&lt;tbody&gt;'</text:span>;</text:p>
      <text:p text:style-name="P5"><text:span text:style-name="T2">foreach</text:span> ($result[<text:span text:style-name="T7">'data'</text:span>] as $row) {</text:p>
      <text:p text:style-name="P5">$html .= <text:span text:style-name="T7">'&lt;tr&gt;'</text:span>;</text:p>
      <text:p text:style-name="P5"><text:span text:style-name="T2">foreach</text:span> ($row as $value) {</text:p>
      <text:p text:style-name="P5">$html .= <text:span text:style-name="T7">'&lt;td&gt;'</text:span> . htmlspecialchars($value) . <text:span text:style-name="T7">'&lt;/td&gt;'</text:span>;</text:p>
      <text:p text:style-name="P5">}</text:p>
      <text:p text:style-name="P5">$html .= <text:span text:style-name="T7">'&lt;/tr&gt;'</text:span>;</text:p>
      <text:p text:style-name="P5">}</text:p>
      <text:p text:style-name="P5">$html .= <text:span text:style-name="T7">'&lt;/tbody&gt;&lt;/table&gt;'</text:span>;</text:p>
      <text:p text:style-name="P5">$html .= <text:span text:style-name="T2">$this</text:span>-&gt;generatePaginationControls($currentPage, $totalPages);</text:p>
      <text:p text:style-name="P5">$html .= <text:span text:style-name="T7">'&lt;/div&gt;'</text:span>;</text:p>
      <text:p text:style-name="P5"><text:span text:style-name="T2">return</text:span> $html;</text:p>
      <text:p text:style-name="P5">}</text:p>
      <text:p text:style-name="P5"><text:span text:style-name="T2">private</text:span> <text:span text:style-name="T2">function</text:span> generateFilterForm($filters) {</text:p>
      <text:p text:style-name="P5">$os = isset($filters[<text:span text:style-name="T7">'Os'</text:span>]) ? htmlspecialchars($filters[<text:span text:style-name="T7">'Os'</text:span>]) : <text:span text:style-name="T7">''</text:span>;</text:p>
      <text:p text:style-name="P5">$browser = isset($filters[<text:span text:style-name="T7">'Browser'</text:span>]) ? htmlspecialchars($filters[<text:span text:style-name="T7">'Browser'</text:span>]) : <text:span text:style-name="T7">''</text:span>;</text:p>
      <text:p text:style-name="P5">$Type = isset($filters[<text:span text:style-name="T7">'Type'</text:span>]) ? htmlspecialchars($filters[<text:span text:style-name="T7">'Type'</text:span>]) : <text:span text:style-name="T7">''</text:span>;</text:p>
      <text:p text:style-name="P5">$Who = isset($filters[<text:span text:style-name="T7">'Who'</text:span>]) ? htmlspecialchars($filters[<text:span text:style-name="T7">'Who'</text:span>]) : <text:span text:style-name="T7">''</text:span>;</text:p>
      <text:p text:style-name="P5">$html = <text:span text:style-name="T7">'&lt;form method="GET" class="filter-form"&gt;</text:span></text:p>
      <text:p text:style-name="P5"><text:span text:style-name="T7">&lt;input type="text" name="os" placeholder="Filter OS" value="'</text:span> . $os . <text:span text:style-name="T7">'"&gt;</text:span></text:p>
      <text:p text:style-name="P5"><text:span text:style-name="T7">&lt;input type="text" name="browser" placeholder="Filter Browser" value="'</text:span> . $browser . <text:span text:style-name="T7">'"&gt;</text:span></text:p>
      <text:p text:style-name="P5"><text:span text:style-name="T7">&lt;input type="text" name="type" placeholder="Filter Type" value="'</text:span> . $Type . <text:span text:style-name="T7">'"&gt;</text:span></text:p>
      <text:p text:style-name="P5"><text:span text:style-name="T7">&lt;input type="text" name="email" placeholder="Filter Email" value="'</text:span> . $Who . <text:span text:style-name="T7">'"&gt;</text:span></text:p>
      <text:p text:style-name="P20">&lt;button type="submit"&gt;Filter&lt;/button&gt;</text:p>
      <text:p text:style-name="P5"><text:span text:style-name="T7">&lt;/form&gt;'</text:span>;</text:p>
      <text:p text:style-name="P5"><text:span text:style-name="T2">return</text:span> $html;</text:p>
      <text:p text:style-name="P5">}</text:p>
      <text:p text:style-name="P5"><text:span text:style-name="T2">private</text:span> <text:span text:style-name="T2">function</text:span> generatePaginationControls($currentPage, $totalPages) {</text:p>
      <text:p text:style-name="P5">$html = <text:span text:style-name="T7">'&lt;div class="pagination"&gt;'</text:span>;</text:p>
      <text:p text:style-name="P21">// First page button</text:p>
      <text:p text:style-name="P5">$html .= <text:span text:style-name="T7">'&lt;a href="?page=1" class="'</text:span> . ($currentPage == <text:span text:style-name="T6">1</text:span> ? <text:span text:style-name="T7">'disabled'</text:span> : <text:span text:style-name="T7">''</text:span>) . <text:span text:style-name="T7">'"&gt;⟪&lt;/a&gt;'</text:span>;</text:p>
      <text:p text:style-name="P21">// Previous page button</text:p>
      <text:p text:style-name="P5">$html .= <text:span text:style-name="T7">'&lt;a href="?page='</text:span> . ($currentPage - <text:span text:style-name="T6">1</text:span>) . <text:span text:style-name="T7">'" class="'</text:span> . ($currentPage == <text:span text:style-name="T6">1</text:span> ? <text:span text:style-name="T7">'disabled'</text:span> : <text:span text:style-name="T7">''</text:span>) . <text:span text:style-name="T7">'"&gt;←&lt;/a&gt;'</text:span>;</text:p>
      <text:p text:style-name="P21">// Page numbers</text:p>
      <text:p text:style-name="P5"><text:span text:style-name="T2">for</text:span> ($i = max(<text:span text:style-name="T6">1</text:span>, $currentPage - <text:span text:style-name="T6">2</text:span>); $i &lt;= min($totalPages, $currentPage + <text:span text:style-name="T6">2</text:span>); $i++) {</text:p>
      <text:p text:style-name="P5">$html .= <text:span text:style-name="T7">'&lt;a href="?page='</text:span> . $i . <text:span text:style-name="T7">'" class="'</text:span> . ($i == $currentPage ? <text:span text:style-name="T7">'active'</text:span> : <text:span text:style-name="T7">''</text:span>) . <text:span text:style-name="T7">'"&gt;'</text:span> . $i . <text:span text:style-name="T7">'&lt;/a&gt;'</text:span>;</text:p>
      <text:p text:style-name="P5">}</text:p>
      <text:p text:style-name="P21">// Next page button</text:p>
      <text:p text:style-name="P5">$html .= <text:span text:style-name="T7">'&lt;a href="?page='</text:span> . ($currentPage + <text:span text:style-name="T6">1</text:span>) . <text:span text:style-name="T7">'" class="'</text:span> . ($currentPage == $totalPages ? <text:span text:style-name="T7">'disabled'</text:span> : <text:span text:style-name="T7">''</text:span>) . <text:span text:style-name="T7">'"&gt;→&lt;/a&gt;'</text:span>;</text:p>
      <text:p text:style-name="P21">// Last page button</text:p>
      <text:p text:style-name="P5">$html .= <text:span text:style-name="T7">'&lt;a href="?page='</text:span> . $totalPages . <text:span text:style-name="T7">'" class="'</text:span> . ($currentPage == $totalPages ? <text:span text:style-name="T7">'disabled'</text:span> : <text:span text:style-name="T7">''</text:span>) . <text:span text:style-name="T7">'"&gt;⟫&lt;/a&gt;'</text:span>;</text:p>
      <text:p text:style-name="P5">$html .= <text:span text:style-name="T7">'&lt;/div&gt;'</text:span>;</text:p>
      <text:p text:style-name="P5"><text:span text:style-name="T2">return</text:span> $html;</text:p>
      <text:p text:style-name="P5">}</text:p>
      <text:p text:style-name="P5">}</text:p>
      <text:p text:style-name="P6"/>
      <text:p text:style-name="P8"><text:span text:style-name="T2">class</text:span> ErrorLogViewer {</text:p>
      <text:p text:style-name="P5"><text:span text:style-name="T2">private</text:span> $filename = ERROR_FILE;</text:p>
      <text:p text:style-name="P5"><text:span text:style-name="T2">private</text:span> $errorsPerPage = <text:span text:style-name="T6">10</text:span>;</text:p>
      <text:p text:style-name="P5"><text:soft-page-break/><text:span text:style-name="T2">private</text:span> $currentPage = <text:span text:style-name="T6">1</text:span>;</text:p>
      <text:p text:style-name="P5"><text:span text:style-name="T2">private</text:span> $totalErrors = <text:span text:style-name="T6">0</text:span>;</text:p>
      <text:p text:style-name="P5"><text:span text:style-name="T2">private</text:span> $errors = [];</text:p>
      <text:p text:style-name="P5"><text:span text:style-name="T2">private</text:span> $message = <text:span text:style-name="T7">''</text:span>;</text:p>
      <text:p text:style-name="P5"><text:span text:style-name="T2">public</text:span> <text:span text:style-name="T2">function</text:span> __construct() {</text:p>
      <text:p text:style-name="P5"><text:span text:style-name="T2">if</text:span> (isset($_POST[<text:span text:style-name="T7">'clear_log'</text:span>])) {</text:p>
      <text:p text:style-name="P5"><text:span text:style-name="T2">$this</text:span>-&gt;clearErrorLog();</text:p>
      <text:p text:style-name="P5"><text:span text:style-name="T2">$this</text:span>-&gt;message = <text:span text:style-name="T7">'Error log has been cleared.'</text:span>;</text:p>
      <text:p text:style-name="P5">}</text:p>
      <text:p text:style-name="P24"/>
      <text:p text:style-name="P5"><text:span text:style-name="T2">if</text:span> (isset($_GET[<text:span text:style-name="T7">'page'</text:span>])) {</text:p>
      <text:p text:style-name="P5"><text:span text:style-name="T2">$this</text:span>-&gt;currentPage = max(<text:span text:style-name="T6">1</text:span>, intval($_GET[<text:span text:style-name="T7">'page'</text:span>]));</text:p>
      <text:p text:style-name="P5">}</text:p>
      <text:p text:style-name="P5"><text:span text:style-name="T2">$this</text:span>-&gt;parseErrorLog();</text:p>
      <text:p text:style-name="P5">}</text:p>
      <text:p text:style-name="P5"><text:span text:style-name="T2">private</text:span> <text:span text:style-name="T2">function</text:span> parseErrorLog() {</text:p>
      <text:p text:style-name="P5"><text:span text:style-name="T2">if</text:span> (!file_exists(<text:span text:style-name="T2">$this</text:span>-&gt;filename)) {</text:p>
      <text:p text:style-name="P5"><text:span text:style-name="T2">return</text:span>;</text:p>
      <text:p text:style-name="P5">}</text:p>
      <text:p text:style-name="P5">$content = file_get_contents(<text:span text:style-name="T2">$this</text:span>-&gt;filename);</text:p>
      <text:p text:style-name="P5">$pattern = <text:span text:style-name="T12">'/\[(.</text:span>*<text:span text:style-name="T12">?)\] ErrorException: (.</text:span>*<text:span text:style-name="T12">?) in (.</text:span>*<text:span text:style-name="T12">?) on line (\d</text:span>+<text:span text:style-name="T12">)\nStack trace:\n((?:(?!</text:span>^<text:span text:style-name="T12">\[).</text:span>*<text:span text:style-name="T12">\n)</text:span>*<text:span text:style-name="T12">)/m'</text:span>;</text:p>
      <text:p text:style-name="P5">preg_match_all($pattern, $content, $matches, PREG_SET_ORDER);</text:p>
      <text:p text:style-name="P5"><text:span text:style-name="T2">foreach</text:span> ($matches as $match) {</text:p>
      <text:p text:style-name="P5"><text:span text:style-name="T2">$this</text:span>-&gt;errors[] = [</text:p>
      <text:p text:style-name="P5"><text:span text:style-name="T7">'datetime'</text:span> =&gt; $match[<text:span text:style-name="T6">1</text:span>],</text:p>
      <text:p text:style-name="P5"><text:span text:style-name="T7">'message'</text:span> =&gt; $match[<text:span text:style-name="T6">2</text:span>],</text:p>
      <text:p text:style-name="P5"><text:span text:style-name="T7">'file'</text:span> =&gt; str_replace(<text:span text:style-name="T7">'/var/www/sdb/b/2/cihy21/'</text:span>, <text:span text:style-name="T7">''</text:span>, $match[<text:span text:style-name="T6">3</text:span>]),</text:p>
      <text:p text:style-name="P5"><text:span text:style-name="T7">'line'</text:span> =&gt; $match[<text:span text:style-name="T6">4</text:span>],</text:p>
      <text:p text:style-name="P5"><text:span text:style-name="T7">'stack_trace'</text:span> =&gt; $match[<text:span text:style-name="T6">5</text:span>]</text:p>
      <text:p text:style-name="P5">];</text:p>
      <text:p text:style-name="P5">}</text:p>
      <text:p text:style-name="P5"><text:span text:style-name="T2">$this</text:span>-&gt;totalErrors = count(<text:span text:style-name="T2">$this</text:span>-&gt;errors);</text:p>
      <text:p text:style-name="P5">}</text:p>
      <text:p text:style-name="P5"><text:span text:style-name="T2">public</text:span> <text:span text:style-name="T2">function</text:span> clearErrorLog() {</text:p>
      <text:p text:style-name="P5"><text:span text:style-name="T2">if</text:span> (file_exists(<text:span text:style-name="T2">$this</text:span>-&gt;filename)) {</text:p>
      <text:p text:style-name="P5">file_put_contents(<text:span text:style-name="T2">$this</text:span>-&gt;filename, <text:span text:style-name="T7">''</text:span>);</text:p>
      <text:p text:style-name="P5"><text:span text:style-name="T2">$this</text:span>-&gt;errors = [];</text:p>
      <text:p text:style-name="P5"><text:span text:style-name="T2">$this</text:span>-&gt;totalErrors = <text:span text:style-name="T6">0</text:span>;</text:p>
      <text:p text:style-name="P5">}</text:p>
      <text:p text:style-name="P5">}</text:p>
      <text:p text:style-name="P5"><text:span text:style-name="T2">public</text:span> <text:span text:style-name="T2">function</text:span> getCurrentPageErrors() {</text:p>
      <text:p text:style-name="P5">$start = (<text:span text:style-name="T2">$this</text:span>-&gt;currentPage - <text:span text:style-name="T6">1</text:span>) * <text:span text:style-name="T2">$this</text:span>-&gt;errorsPerPage;</text:p>
      <text:p text:style-name="P5"><text:span text:style-name="T2">return</text:span> array_slice(<text:span text:style-name="T2">$this</text:span>-&gt;errors, $start, <text:span text:style-name="T2">$this</text:span>-&gt;errorsPerPage);</text:p>
      <text:p text:style-name="P5">}</text:p>
      <text:p text:style-name="P5"><text:span text:style-name="T2">public</text:span> <text:span text:style-name="T2">function</text:span> getTotalPages() {</text:p>
      <text:p text:style-name="P5"><text:span text:style-name="T2">return</text:span> max(<text:span text:style-name="T6">1</text:span>, ceil(<text:span text:style-name="T2">$this</text:span>-&gt;totalErrors / <text:span text:style-name="T2">$this</text:span>-&gt;errorsPerPage));</text:p>
      <text:p text:style-name="P5">}</text:p>
      <text:p text:style-name="P5"><text:span text:style-name="T2">public</text:span> <text:span text:style-name="T2">function</text:span> render() {</text:p>
      <text:p text:style-name="P5">$totalPages = <text:span text:style-name="T2">$this</text:span>-&gt;getTotalPages();</text:p>
      <text:p text:style-name="P5">$errors = <text:span text:style-name="T2">$this</text:span>-&gt;getCurrentPageErrors();</text:p>
      <text:p text:style-name="P22">?&gt;</text:p>
      <text:p text:style-name="P5"><text:span text:style-name="T13">&lt;!DOCTYPE</text:span> <text:span text:style-name="T15">html</text:span><text:span text:style-name="T13">&gt;</text:span></text:p>
      <text:p text:style-name="P22">&lt;html&gt;</text:p>
      <text:p text:style-name="P22">&lt;head&gt;</text:p>
      <text:p text:style-name="P5"><text:soft-page-break/><text:span text:style-name="T13">&lt;title&gt;</text:span>Error Log Viewer<text:span text:style-name="T13">&lt;/title&gt;</text:span></text:p>
      <text:p text:style-name="P22">&lt;style&gt;</text:p>
      <text:p text:style-name="P5"><text:span text:style-name="T13">table</text:span> { <text:span text:style-name="T15">width</text:span>: <text:span text:style-name="T6">100%</text:span>; <text:span text:style-name="T15">border-collapse</text:span>: <text:span text:style-name="T17">collapse</text:span>; <text:span text:style-name="T15">margin</text:span>: <text:span text:style-name="T6">20px</text:span> <text:span text:style-name="T6">0</text:span>; }</text:p>
      <text:p text:style-name="P5"><text:span text:style-name="T13">th</text:span>, <text:span text:style-name="T13">td</text:span> { <text:span text:style-name="T15">padding</text:span>: <text:span text:style-name="T6">8px</text:span>; <text:span text:style-name="T15">border</text:span>: <text:span text:style-name="T6">1px</text:span> <text:span text:style-name="T17">solid</text:span> <text:span text:style-name="T17">#ddd</text:span>; <text:span text:style-name="T15">text-align</text:span>: <text:span text:style-name="T17">left</text:span>; }</text:p>
      <text:p text:style-name="P5"><text:span text:style-name="T13">th</text:span> { <text:span text:style-name="T15">background-color</text:span>: <text:span text:style-name="T17">#f5f5f5</text:span>; }</text:p>
      <text:p text:style-name="P5"><text:span text:style-name="T13">.tooltip</text:span> { <text:span text:style-name="T15">position</text:span>: <text:span text:style-name="T17">relative</text:span>; <text:span text:style-name="T15">display</text:span>: <text:span text:style-name="T17">inline-block</text:span>; <text:span text:style-name="T15">cursor</text:span>: <text:span text:style-name="T17">pointer</text:span>; }</text:p>
      <text:p text:style-name="P5"><text:span text:style-name="T13">.tooltip</text:span> <text:span text:style-name="T13">.tooltiptext</text:span> {</text:p>
      <text:p text:style-name="P5"><text:span text:style-name="T15">visibility</text:span>: <text:span text:style-name="T17">hidden</text:span>;</text:p>
      <text:p text:style-name="P5"><text:span text:style-name="T15">width</text:span>: <text:span text:style-name="T6">500px</text:span>;</text:p>
      <text:p text:style-name="P5"><text:span text:style-name="T15">background-color</text:span>: <text:span text:style-name="T17">black</text:span>;</text:p>
      <text:p text:style-name="P5"><text:span text:style-name="T15">color</text:span>: <text:span text:style-name="T17">#fff</text:span>;</text:p>
      <text:p text:style-name="P5"><text:span text:style-name="T15">text-align</text:span>: <text:span text:style-name="T17">left</text:span>;</text:p>
      <text:p text:style-name="P5"><text:span text:style-name="T15">padding</text:span>: <text:span text:style-name="T6">5px</text:span>;</text:p>
      <text:p text:style-name="P5"><text:span text:style-name="T15">position</text:span>: <text:span text:style-name="T17">absolute</text:span>;</text:p>
      <text:p text:style-name="P5"><text:span text:style-name="T15">z-index</text:span>: <text:span text:style-name="T6">1</text:span>;</text:p>
      <text:p text:style-name="P5"><text:span text:style-name="T15">bottom</text:span>: <text:span text:style-name="T6">125%</text:span>;</text:p>
      <text:p text:style-name="P5"><text:span text:style-name="T15">left</text:span>: <text:span text:style-name="T6">50%</text:span>;</text:p>
      <text:p text:style-name="P5"><text:span text:style-name="T15">margin-left</text:span>: <text:span text:style-name="T6">-250px</text:span>;</text:p>
      <text:p text:style-name="P5"><text:span text:style-name="T15">white-space</text:span>: <text:span text:style-name="T17">pre</text:span>;</text:p>
      <text:p text:style-name="P5">}</text:p>
      <text:p text:style-name="P5"><text:span text:style-name="T13">.tooltip:hover</text:span> <text:span text:style-name="T13">.tooltiptext</text:span> { <text:span text:style-name="T15">visibility</text:span>: <text:span text:style-name="T17">visible</text:span>; }</text:p>
      <text:p text:style-name="P5"><text:span text:style-name="T13">.navigation</text:span> { <text:span text:style-name="T15">margin</text:span>: <text:span text:style-name="T6">20px</text:span> <text:span text:style-name="T6">0</text:span>; }</text:p>
      <text:p text:style-name="P5"><text:span text:style-name="T13">.navigation</text:span> <text:span text:style-name="T13">a</text:span>, <text:span text:style-name="T13">.navigation</text:span> <text:span text:style-name="T13">button</text:span> {</text:p>
      <text:p text:style-name="P5"><text:span text:style-name="T15">padding</text:span>: <text:span text:style-name="T6">5px</text:span> <text:span text:style-name="T6">10px</text:span>;</text:p>
      <text:p text:style-name="P5"><text:span text:style-name="T15">margin</text:span>: <text:span text:style-name="T6">0</text:span> <text:span text:style-name="T6">5px</text:span>;</text:p>
      <text:p text:style-name="P5"><text:span text:style-name="T15">text-decoration</text:span>: <text:span text:style-name="T17">none</text:span>;</text:p>
      <text:p text:style-name="P5"><text:span text:style-name="T15">border</text:span>: <text:span text:style-name="T6">1px</text:span> <text:span text:style-name="T17">solid</text:span> <text:span text:style-name="T17">#ddd</text:span>;</text:p>
      <text:p text:style-name="P5"><text:span text:style-name="T15">background-color</text:span>: <text:span text:style-name="T17">#f5f5f5</text:span>;</text:p>
      <text:p text:style-name="P5"><text:span text:style-name="T15">color</text:span>: <text:span text:style-name="T17">#333</text:span>;</text:p>
      <text:p text:style-name="P5">}</text:p>
      <text:p text:style-name="P5"><text:span text:style-name="T13">.message</text:span> { </text:p>
      <text:p text:style-name="P5"><text:span text:style-name="T15">padding</text:span>: <text:span text:style-name="T6">10px</text:span>; </text:p>
      <text:p text:style-name="P5"><text:span text:style-name="T15">margin</text:span>: <text:span text:style-name="T6">10px</text:span> <text:span text:style-name="T6">0</text:span>; </text:p>
      <text:p text:style-name="P5"><text:span text:style-name="T15">background-color</text:span>: <text:span text:style-name="T17">#dff0d8</text:span>; </text:p>
      <text:p text:style-name="P5"><text:span text:style-name="T15">border</text:span>: <text:span text:style-name="T6">1px</text:span> <text:span text:style-name="T17">solid</text:span> <text:span text:style-name="T17">#d6e9c6</text:span>; </text:p>
      <text:p text:style-name="P5"><text:span text:style-name="T15">color</text:span>: <text:span text:style-name="T17">#3c763d</text:span>; </text:p>
      <text:p text:style-name="P5">}</text:p>
      <text:p text:style-name="P22">&lt;/style&gt;</text:p>
      <text:p text:style-name="P22">&lt;/head&gt;</text:p>
      <text:p text:style-name="P22">&lt;body&gt;</text:p>
      <text:p text:style-name="P5"><text:span text:style-name="T13">&lt;?php</text:span> <text:span text:style-name="T2">if</text:span> (<text:span text:style-name="T2">$this</text:span>-&gt;message): <text:span text:style-name="T13">?&gt;</text:span></text:p>
      <text:p text:style-name="P5"><text:span text:style-name="T13">&lt;div</text:span> <text:span text:style-name="T15">class</text:span>=<text:span text:style-name="T2">"message"</text:span><text:span text:style-name="T13">&gt;&lt;?php</text:span> echo htmlspecialchars(<text:span text:style-name="T2">$this</text:span>-&gt;message); <text:span text:style-name="T13">?&gt;&lt;/div&gt;</text:span></text:p>
      <text:p text:style-name="P5"><text:span text:style-name="T13">&lt;?php</text:span> <text:span text:style-name="T2">endif</text:span>; <text:span text:style-name="T13">?&gt;</text:span></text:p>
      <text:p text:style-name="P24"/>
      <text:p text:style-name="P5"><text:span text:style-name="T13">&lt;div</text:span> <text:span text:style-name="T15">class</text:span>=<text:span text:style-name="T2">"navigation"</text:span><text:span text:style-name="T13">&gt;</text:span></text:p>
      <text:p text:style-name="P5"><text:span text:style-name="T13">&lt;a</text:span> <text:span text:style-name="T15">href</text:span>=<text:span text:style-name="T2">"?page=1"</text:span><text:span text:style-name="T13">&gt;</text:span>First<text:span text:style-name="T13">&lt;/a&gt;</text:span></text:p>
      <text:p text:style-name="P5"><text:span text:style-name="T13">&lt;a</text:span> <text:span text:style-name="T15">href</text:span>=<text:span text:style-name="T2">"?page=</text:span><text:span text:style-name="T13">&lt;?php</text:span> echo max(<text:span text:style-name="T6">1</text:span>, <text:span text:style-name="T2">$this</text:span>-&gt;currentPage - <text:span text:style-name="T6">1</text:span>); <text:span text:style-name="T13">?&gt;</text:span><text:span text:style-name="T2">"</text:span><text:span text:style-name="T13">&gt;</text:span>Previous<text:span text:style-name="T13">&lt;/a&gt;</text:span></text:p>
      <text:p text:style-name="P5"><text:span text:style-name="T13">&lt;span&gt;</text:span>Page <text:span text:style-name="T13">&lt;?php</text:span> echo <text:span text:style-name="T2">$this</text:span>-&gt;currentPage; <text:span text:style-name="T13">?&gt;</text:span> of <text:span text:style-name="T13">&lt;?php</text:span> echo $totalPages; <text:span text:style-name="T13">?&gt;&lt;/span&gt;</text:span></text:p>
      <text:p text:style-name="P5"><text:span text:style-name="T13">&lt;a</text:span> <text:span text:style-name="T15">href</text:span>=<text:span text:style-name="T2">"?page=</text:span><text:span text:style-name="T13">&lt;?php</text:span> echo min($totalPages, <text:span text:style-name="T2">$this</text:span>-&gt;currentPage + <text:span text:style-name="T6">1</text:span>); <text:span text:style-name="T13">?&gt;</text:span><text:span text:style-name="T2">"</text:span><text:span text:style-name="T13">&gt;</text:span>Next<text:span text:style-name="T13">&lt;/a&gt;</text:span></text:p>
      <text:p text:style-name="P5"><text:span text:style-name="T13">&lt;form</text:span> <text:span text:style-name="T15">method</text:span>=<text:span text:style-name="T2">"post"</text:span> <text:span text:style-name="T15">style</text:span>=<text:span text:style-name="T2">"display: inline;"</text:span><text:span text:style-name="T13">&gt;</text:span></text:p>
      <text:p text:style-name="P5"><text:span text:style-name="T13">&lt;button</text:span> <text:span text:style-name="T15">type</text:span>=<text:span text:style-name="T2">"submit"</text:span> <text:span text:style-name="T15">name</text:span>=<text:span text:style-name="T2">"clear_log"</text:span> <text:span text:style-name="T15">onclick</text:span>=<text:span text:style-name="T2">"return confirm(</text:span><text:span text:style-name="T7">'Are you sure you want to clear the error log?'</text:span><text:span text:style-name="T2">);"</text:span><text:span text:style-name="T13">&gt;</text:span></text:p>
      <text:p text:style-name="P5">Clear Log</text:p>
      <text:p text:style-name="P22">&lt;/button&gt;</text:p>
      <text:p text:style-name="P22"><text:soft-page-break/>&lt;/form&gt;</text:p>
      <text:p text:style-name="P22">&lt;/div&gt;</text:p>
      <text:p text:style-name="P22">&lt;table&gt;</text:p>
      <text:p text:style-name="P22">&lt;thead&gt;</text:p>
      <text:p text:style-name="P22">&lt;tr&gt;</text:p>
      <text:p text:style-name="P5"><text:span text:style-name="T13">&lt;th&gt;</text:span>Date Time<text:span text:style-name="T13">&lt;/th&gt;</text:span></text:p>
      <text:p text:style-name="P5"><text:span text:style-name="T13">&lt;th&gt;</text:span>File<text:span text:style-name="T13">&lt;/th&gt;</text:span></text:p>
      <text:p text:style-name="P5"><text:span text:style-name="T13">&lt;th&gt;</text:span>Line<text:span text:style-name="T13">&lt;/th&gt;</text:span></text:p>
      <text:p text:style-name="P5"><text:span text:style-name="T13">&lt;th&gt;</text:span>Stack Trace<text:span text:style-name="T13">&lt;/th&gt;</text:span></text:p>
      <text:p text:style-name="P22">&lt;/tr&gt;</text:p>
      <text:p text:style-name="P22">&lt;/thead&gt;</text:p>
      <text:p text:style-name="P22">&lt;tbody&gt;</text:p>
      <text:p text:style-name="P5"><text:span text:style-name="T13">&lt;?php</text:span> <text:span text:style-name="T2">foreach</text:span> ($errors as $error): <text:span text:style-name="T13">?&gt;</text:span></text:p>
      <text:p text:style-name="P22">&lt;tr&gt;</text:p>
      <text:p text:style-name="P5"><text:span text:style-name="T13">&lt;td&gt;&lt;?php</text:span> echo htmlspecialchars($error[<text:span text:style-name="T7">'datetime'</text:span>]); <text:span text:style-name="T13">?&gt;&lt;/td&gt;</text:span></text:p>
      <text:p text:style-name="P5"><text:span text:style-name="T13">&lt;td&gt;&lt;?php</text:span> echo htmlspecialchars($error[<text:span text:style-name="T7">'file'</text:span>]); <text:span text:style-name="T13">?&gt;&lt;/td&gt;</text:span></text:p>
      <text:p text:style-name="P5"><text:span text:style-name="T13">&lt;td&gt;&lt;?php</text:span> echo htmlspecialchars($error[<text:span text:style-name="T7">'line'</text:span>]); <text:span text:style-name="T13">?&gt;&lt;/td&gt;</text:span></text:p>
      <text:p text:style-name="P22">&lt;td&gt;</text:p>
      <text:p text:style-name="P5"><text:span text:style-name="T13">&lt;div</text:span> <text:span text:style-name="T15">class</text:span>=<text:span text:style-name="T2">"tooltip"</text:span><text:span text:style-name="T13">&gt;</text:span></text:p>
      <text:p text:style-name="P19">📖</text:p>
      <text:p text:style-name="P5"><text:span text:style-name="T13">&lt;pre</text:span> <text:span text:style-name="T15">class</text:span>=<text:span text:style-name="T2">"tooltiptext"</text:span><text:span text:style-name="T13">&gt;&lt;?php</text:span> echo htmlspecialchars($error[<text:span text:style-name="T7">'stack_trace'</text:span>]); <text:span text:style-name="T13">?&gt;&lt;/pre&gt;</text:span></text:p>
      <text:p text:style-name="P22">&lt;/div&gt;</text:p>
      <text:p text:style-name="P22">&lt;/td&gt;</text:p>
      <text:p text:style-name="P22">&lt;/tr&gt;</text:p>
      <text:p text:style-name="P5"><text:span text:style-name="T13">&lt;?php</text:span> <text:span text:style-name="T2">endforeach</text:span>; <text:span text:style-name="T13">?&gt;</text:span></text:p>
      <text:p text:style-name="P22">&lt;/tbody&gt;</text:p>
      <text:p text:style-name="P22">&lt;/table&gt;</text:p>
      <text:p text:style-name="P22">&lt;/body&gt;</text:p>
      <text:p text:style-name="P22">&lt;/html&gt;</text:p>
      <text:p text:style-name="P24"/>
      <text:p text:style-name="P22">&lt;?php</text:p>
      <text:p text:style-name="P5">}</text:p>
      <text:p text:style-name="P5">}</text:p>
      <text:h text:style-name="P280" text:outline-level="5">Refactoring</text:h>
      <text:p text:style-name="P8"><text:span text:style-name="T2">abstract</text:span> <text:span text:style-name="T2">class</text:span> PagedDataDisplay {</text:p>
      <text:p text:style-name="P5"><text:span text:style-name="T2">protected</text:span> <text:span text:style-name="T2">const</text:span> RECORDS_PER_PAGE = <text:span text:style-name="T6">10</text:span>;</text:p>
      <text:p text:style-name="P5"><text:span text:style-name="T2">protected</text:span> $currentPage = <text:span text:style-name="T6">1</text:span>;</text:p>
      <text:p text:style-name="P5"><text:span text:style-name="T2">protected</text:span> $totalPages = <text:span text:style-name="T6">1</text:span>;</text:p>
      <text:p text:style-name="P5"><text:span text:style-name="T2">protected</text:span> $data = [];</text:p>
      <text:p text:style-name="P5"><text:span text:style-name="T2">protected</text:span> $filters = [];</text:p>
      <text:p text:style-name="P24"/>
      <text:p text:style-name="P5"><text:span text:style-name="T2">public</text:span> <text:span text:style-name="T2">function</text:span> __construct($page = <text:span text:style-name="T6">1</text:span>, $filters = []) {</text:p>
      <text:p text:style-name="P5"><text:span text:style-name="T2">$this</text:span>-&gt;currentPage = max(<text:span text:style-name="T6">1</text:span>, intval($page));</text:p>
      <text:p text:style-name="P5"><text:span text:style-name="T2">$this</text:span>-&gt;filters = $filters;</text:p>
      <text:p text:style-name="P5"><text:span text:style-name="T2">$this</text:span>-&gt;loadData();</text:p>
      <text:p text:style-name="P5">}</text:p>
      <text:p text:style-name="P24"/>
      <text:p text:style-name="P5"><text:span text:style-name="T2">abstract</text:span> <text:span text:style-name="T2">protected</text:span> <text:span text:style-name="T2">function</text:span> loadData();</text:p>
      <text:p text:style-name="P24"/>
      <text:p text:style-name="P5"><text:span text:style-name="T2">protected</text:span> <text:span text:style-name="T2">function</text:span> getSkipCount() {</text:p>
      <text:p text:style-name="P5"><text:span text:style-name="T2">return</text:span> (<text:span text:style-name="T2">$this</text:span>-&gt;currentPage - <text:span text:style-name="T6">1</text:span>) * <text:span text:style-name="T2">static</text:span>::RECORDS_PER_PAGE;</text:p>
      <text:p text:style-name="P5">}</text:p>
      <text:p text:style-name="P24"/>
      <text:p text:style-name="P5"><text:span text:style-name="T2">protected</text:span> <text:span text:style-name="T2">function</text:span> calculateTotalPages($totalRecords) {</text:p>
      <text:p text:style-name="P5"><text:soft-page-break/><text:span text:style-name="T2">return</text:span> max(<text:span text:style-name="T6">1</text:span>, ceil($totalRecords / <text:span text:style-name="T2">static</text:span>::RECORDS_PER_PAGE));</text:p>
      <text:p text:style-name="P5">}</text:p>
      <text:p text:style-name="P24"/>
      <text:p text:style-name="P5"><text:span text:style-name="T2">protected</text:span> <text:span text:style-name="T2">function</text:span> generatePaginationControls($otherGets) {</text:p>
      <text:p text:style-name="P5">$queryParams = <text:span text:style-name="T2">$this</text:span>-&gt;filters;</text:p>
      <text:p text:style-name="P5">$currentUrl = parse_url($_SERVER[<text:span text:style-name="T7">'REQUEST_URI'</text:span>], PHP_URL_PATH);</text:p>
      <text:p text:style-name="P5">$buildUrl = <text:span text:style-name="T2">function</text:span>($page) <text:span text:style-name="T2">use</text:span> ($queryParams, $currentUrl, $otherGets) {</text:p>
      <text:p text:style-name="P5">$params = array_merge($queryParams, [<text:span text:style-name="T7">'page'</text:span> =&gt; $page]);</text:p>
      <text:p text:style-name="P5"><text:span text:style-name="T2">return</text:span> $currentUrl . <text:span text:style-name="T7">'?'</text:span> . http_build_query($params) . $otherGets;</text:p>
      <text:p text:style-name="P5">};</text:p>
      <text:p text:style-name="P24"/>
      <text:p text:style-name="P5">$html = <text:span text:style-name="T7">'&lt;nav aria-label="Page navigation"&gt;&lt;ul class="pagination"&gt;'</text:span>;</text:p>
      <text:p text:style-name="P5">$html .= sprintf(</text:p>
      <text:p text:style-name="P5"><text:span text:style-name="T7">'&lt;li class="page-item %s"&gt;&lt;a class="page-link" href="%s"&gt;&amp;laquo;&lt;/a&gt;&lt;/li&gt;'</text:span>,</text:p>
      <text:p text:style-name="P5"><text:span text:style-name="T2">$this</text:span>-&gt;currentPage == <text:span text:style-name="T6">1</text:span> ? <text:span text:style-name="T7">'disabled'</text:span> : <text:span text:style-name="T7">''</text:span>,</text:p>
      <text:p text:style-name="P5">$buildUrl(<text:span text:style-name="T6">1</text:span>)</text:p>
      <text:p text:style-name="P5">);</text:p>
      <text:p text:style-name="P5"><text:span text:style-name="T2">for</text:span> ($i = max(<text:span text:style-name="T6">1</text:span>, <text:span text:style-name="T2">$this</text:span>-&gt;currentPage - <text:span text:style-name="T6">2</text:span>); $i &lt;= min(<text:span text:style-name="T2">$this</text:span>-&gt;totalPages, <text:span text:style-name="T2">$this</text:span>-&gt;currentPage + <text:span text:style-name="T6">2</text:span>); $i++) {</text:p>
      <text:p text:style-name="P5">$html .= sprintf(</text:p>
      <text:p text:style-name="P5"><text:span text:style-name="T7">'&lt;li class="page-item %s"&gt;&lt;a class="page-link" href="%s"&gt;%d&lt;/a&gt;&lt;/li&gt;'</text:span>,</text:p>
      <text:p text:style-name="P5">$i == <text:span text:style-name="T2">$this</text:span>-&gt;currentPage ? <text:span text:style-name="T7">'active'</text:span> : <text:span text:style-name="T7">''</text:span>,</text:p>
      <text:p text:style-name="P5">$buildUrl($i),</text:p>
      <text:p text:style-name="P5">$i</text:p>
      <text:p text:style-name="P5">);</text:p>
      <text:p text:style-name="P5">}</text:p>
      <text:p text:style-name="P5">$html .= sprintf(</text:p>
      <text:p text:style-name="P5"><text:span text:style-name="T7">'&lt;li class="page-item %s"&gt;&lt;a class="page-link" href="%s"&gt;&amp;raquo;&lt;/a&gt;&lt;/li&gt;'</text:span>,</text:p>
      <text:p text:style-name="P5"><text:span text:style-name="T2">$this</text:span>-&gt;currentPage == <text:span text:style-name="T2">$this</text:span>-&gt;totalPages ? <text:span text:style-name="T7">'disabled'</text:span> : <text:span text:style-name="T7">''</text:span>,</text:p>
      <text:p text:style-name="P5">$buildUrl(<text:span text:style-name="T2">$this</text:span>-&gt;totalPages)</text:p>
      <text:p text:style-name="P5">);</text:p>
      <text:p text:style-name="P5">$html .= <text:span text:style-name="T7">'&lt;/ul&gt;&lt;/nav&gt;'</text:span>;</text:p>
      <text:p text:style-name="P5"><text:span text:style-name="T2">return</text:span> $html;</text:p>
      <text:p text:style-name="P5">}</text:p>
      <text:p text:style-name="P5">}</text:p>
      <text:p text:style-name="P25"/>
      <text:p text:style-name="P26"/>
      <text:p text:style-name="P5"><text:span text:style-name="T2">class</text:span> LogDisplay <text:span text:style-name="T2">extends</text:span> PagedDataDisplay {</text:p>
      <text:p text:style-name="P5"><text:span text:style-name="T2">private</text:span> $log;</text:p>
      <text:p text:style-name="P5"><text:span text:style-name="T2">public</text:span> <text:span text:style-name="T2">function</text:span> __construct($page = <text:span text:style-name="T6">1</text:span>, $filters = []) {</text:p>
      <text:p text:style-name="P5"><text:span text:style-name="T2">$this</text:span>-&gt;log = <text:span text:style-name="T2">new</text:span> Log();</text:p>
      <text:p text:style-name="P5"><text:span text:style-name="T2">parent</text:span>::__construct($page, $filters);</text:p>
      <text:p text:style-name="P5">}</text:p>
      <text:p text:style-name="P24"/>
      <text:p text:style-name="P5"><text:span text:style-name="T2">protected</text:span> <text:span text:style-name="T2">function</text:span> loadData() {</text:p>
      <text:p text:style-name="P5">$result = <text:span text:style-name="T2">$this</text:span>-&gt;log-&gt;get(<text:span text:style-name="T2">$this</text:span>-&gt;getSkipCount(), <text:span text:style-name="T2">self</text:span>::RECORDS_PER_PAGE, <text:span text:style-name="T2">$this</text:span>-&gt;filters);</text:p>
      <text:p text:style-name="P5"><text:span text:style-name="T2">$this</text:span>-&gt;data = $result[<text:span text:style-name="T7">'data'</text:span>];</text:p>
      <text:p text:style-name="P5"><text:span text:style-name="T2">$this</text:span>-&gt;totalPages = <text:span text:style-name="T2">$this</text:span>-&gt;calculateTotalPages($result[<text:span text:style-name="T7">'total'</text:span>]);</text:p>
      <text:p text:style-name="P5">}</text:p>
      <text:p text:style-name="P24"/>
      <text:p text:style-name="P5"><text:span text:style-name="T2">private</text:span> <text:span text:style-name="T2">function</text:span> generateFilterForm() {</text:p>
      <text:p text:style-name="P5">$fields = [</text:p>
      <text:p text:style-name="P5"><text:span text:style-name="T7">'os'</text:span> =&gt; <text:span text:style-name="T7">'Filter OS'</text:span>,</text:p>
      <text:p text:style-name="P5"><text:span text:style-name="T7">'browser'</text:span> =&gt; <text:span text:style-name="T7">'Filter Browser'</text:span>,</text:p>
      <text:p text:style-name="P5"><text:span text:style-name="T7">'type'</text:span> =&gt; <text:span text:style-name="T7">'Filter Client Type'</text:span>,</text:p>
      <text:p text:style-name="P5"><text:soft-page-break/><text:span text:style-name="T7">'uri'</text:span> =&gt; <text:span text:style-name="T7">'Filter URI'</text:span>,</text:p>
      <text:p text:style-name="P5"><text:span text:style-name="T7">'email'</text:span> =&gt; <text:span text:style-name="T7">'Filter Email'</text:span></text:p>
      <text:p text:style-name="P5">];</text:p>
      <text:p text:style-name="P24"/>
      <text:p text:style-name="P5">$html = <text:span text:style-name="T7">'&lt;form method="GET" class="row g-3 mb-4"&gt;'</text:span>;</text:p>
      <text:p text:style-name="P5"><text:span text:style-name="T2">foreach</text:span> ($fields as $name =&gt; $placeholder) {</text:p>
      <text:p text:style-name="P5">$value = isset(<text:span text:style-name="T2">$this</text:span>-&gt;filters[ucfirst($name)]) ? htmlspecialchars(<text:span text:style-name="T2">$this</text:span>-&gt;filters[ucfirst($name)]) : <text:span text:style-name="T7">''</text:span>;</text:p>
      <text:p text:style-name="P5">$html .= sprintf(</text:p>
      <text:p text:style-name="P20">'&lt;div class="col-md-3"&gt;</text:p>
      <text:p text:style-name="P20">&lt;input type="text" class="form-control" name="%s" placeholder="%s" value="%s"&gt;</text:p>
      <text:p text:style-name="P5"><text:span text:style-name="T7">&lt;/div&gt;'</text:span>,</text:p>
      <text:p text:style-name="P5">$name, $placeholder, $value</text:p>
      <text:p text:style-name="P5">);</text:p>
      <text:p text:style-name="P5">}</text:p>
      <text:p text:style-name="P5">$html .= <text:span text:style-name="T7">'&lt;div class="col-12"&gt;</text:span></text:p>
      <text:p text:style-name="P20">&lt;button type="submit" class="btn btn-primary"&gt;Filter&lt;/button&gt;</text:p>
      <text:p text:style-name="P5"><text:span text:style-name="T7">&lt;/div&gt;&lt;/form&gt;'</text:span>;</text:p>
      <text:p text:style-name="P5"><text:span text:style-name="T2">return</text:span> $html;</text:p>
      <text:p text:style-name="P5">}</text:p>
      <text:p text:style-name="P24"/>
      <text:p text:style-name="P5"><text:span text:style-name="T2">public</text:span> <text:span text:style-name="T2">function</text:span> render() {</text:p>
      <text:p text:style-name="P5">$headers = [<text:span text:style-name="T7">'OS'</text:span>, <text:span text:style-name="T7">'Browser'</text:span>, <text:span text:style-name="T7">'Screen'</text:span>, <text:span text:style-name="T7">'Client Type'</text:span>, <text:span text:style-name="T7">'URI'</text:span>, <text:span text:style-name="T7">'Email'</text:span>, <text:span text:style-name="T7">'Timestamp'</text:span>];</text:p>
      <text:p text:style-name="P5">$table = <text:span text:style-name="T7">'&lt;div class="table-responsive"&gt;&lt;table class="table table-striped table-bordered"&gt;&lt;thead&gt;&lt;tr&gt;'</text:span>;</text:p>
      <text:p text:style-name="P5"><text:span text:style-name="T2">foreach</text:span> ($headers as $header) {</text:p>
      <text:p text:style-name="P5">$table .= <text:span text:style-name="T7">'&lt;th&gt;'</text:span> . $header . <text:span text:style-name="T7">'&lt;/th&gt;'</text:span>;</text:p>
      <text:p text:style-name="P5">}</text:p>
      <text:p text:style-name="P5">$table .= <text:span text:style-name="T7">'&lt;/tr&gt;&lt;/thead&gt;&lt;tbody&gt;'</text:span>;</text:p>
      <text:p text:style-name="P24"/>
      <text:p text:style-name="P5"><text:span text:style-name="T2">foreach</text:span> (<text:span text:style-name="T2">$this</text:span>-&gt;data as $row) {</text:p>
      <text:p text:style-name="P5">$table .= <text:span text:style-name="T7">'&lt;tr&gt;'</text:span>;</text:p>
      <text:p text:style-name="P5"><text:span text:style-name="T2">foreach</text:span> ($row as $value) {</text:p>
      <text:p text:style-name="P5">$table .= <text:span text:style-name="T7">'&lt;td&gt;'</text:span> . htmlspecialchars($value) . <text:span text:style-name="T7">'&lt;/td&gt;'</text:span>;</text:p>
      <text:p text:style-name="P5">}</text:p>
      <text:p text:style-name="P5">$table .= <text:span text:style-name="T7">'&lt;/tr&gt;'</text:span>;</text:p>
      <text:p text:style-name="P5">}</text:p>
      <text:p text:style-name="P5">$table .= <text:span text:style-name="T7">'&lt;/tbody&gt;&lt;/table&gt;&lt;/div&gt;'</text:span>;</text:p>
      <text:p text:style-name="P24"/>
      <text:p text:style-name="P5"><text:span text:style-name="T2">return</text:span> <text:span text:style-name="T2">$this</text:span>-&gt;generateFilterForm() . $table . <text:span text:style-name="T2">$this</text:span>-&gt;generatePaginationControls();</text:p>
      <text:p text:style-name="P5">}</text:p>
      <text:p text:style-name="P5">}</text:p>
      <text:p text:style-name="P6"/>
      <text:p text:style-name="P27">Actuellement l’appel se fait avec</text:p>
      <text:p text:style-name="P9">$viewer = <text:span text:style-name="T2">new</text:span> LogDisplay($_GET[<text:span text:style-name="T7">'page'</text:span>] ?? <text:span text:style-name="T6">1</text:span>);</text:p>
      <text:p text:style-name="P5">echo $viewer-&gt;render();</text:p>
      <text:p text:style-name="P27"/>
      <text:p text:style-name="P27">J’aimerais que la génération des filtres soit déplacé dans la classe de base. Les filtres seraient affichés si on <text:span text:style-name="T19">les</text:span> passe à la fonction render.</text:p>
      <text:p text:style-name="P27">Exemple :</text:p>
      <text:p text:style-name="P9">$filters = [</text:p>
      <text:p text:style-name="P5"><text:span text:style-name="T7">'os'</text:span> =&gt; <text:span text:style-name="T7">'Filter OS'</text:span>,</text:p>
      <text:p text:style-name="P5"><text:span text:style-name="T7">'browser'</text:span> =&gt; <text:span text:style-name="T7">'Filter Browser'</text:span>,</text:p>
      <text:p text:style-name="P5"><text:span text:style-name="T7">'type'</text:span> =&gt; <text:span text:style-name="T7">'Filter Client Type'</text:span>,</text:p>
      <text:p text:style-name="P5"><text:span text:style-name="T7">'uri'</text:span> =&gt; <text:span text:style-name="T7">'Filter URI'</text:span>,</text:p>
      <text:p text:style-name="P5"><text:span text:style-name="T7">'email'</text:span> =&gt; <text:span text:style-name="T7">'Filter Email'</text:span></text:p>
      <text:p text:style-name="P5">];</text:p>
      <text:p text:style-name="P5"><text:soft-page-break/></text:p>
      <text:p text:style-name="P10">De plus on souhaite afficher ces listes dans des pages qui possèdent déjà des variables GET. Par exemple ?type=visitors</text:p>
      <text:p text:style-name="P10">$gets = [</text:p>
      <text:p text:style-name="P7"><text:span text:style-name="T7">'</text:span><text:span text:style-name="T19">type</text:span><text:span text:style-name="T7">'</text:span> =&gt; <text:span text:style-name="T7">'</text:span><text:span text:style-name="T19">visitors</text:span><text:span text:style-name="T7">'</text:span>,</text:p>
      <text:p text:style-name="P7">];</text:p>
      <text:p text:style-name="P7"/>
      <text:p text:style-name="P10">L’appel sera donc </text:p>
      <text:p text:style-name="P7">echo $viewer→render($<text:span text:style-name="T18">filters, </text:span><text:span text:style-name="T19">$get</text:span><text:span text:style-name="T18">)</text:span>;</text:p>
      <text:h text:style-name="Heading_20_4" text:outline-level="4"><text:span text:style-name="Strong_20_Emphasis">Mentions légales</text:span></text:h>
      <text:p text:style-name="P11"><text:span text:style-name="Strong_20_Emphasis"><text:span text:style-name="T23">(ChatGPT)</text:span></text:span></text:p>
      <text:p text:style-name="Code"><text:span text:style-name="Strong_20_Emphasis"><text:span text:style-name="T24">écrire les mention</text:span></text:span><text:span text:style-name="Strong_20_Emphasis"><text:span text:style-name="T25">s</text:span></text:span><text:span text:style-name="Strong_20_Emphasis"><text:span text:style-name="T24"> légales pour un site destiné à une association de marcheur nordique dont la présentation figure ici</text:span></text:span></text:p>
      <text:p text:style-name="Code"><text:a xlink:type="simple" xlink:href="https://myclub.alwaysdata.net/b.nw/Page.php?n=1" text:style-name="Internet_20_link" text:visited-style-name="Visited_20_Internet_20_Link"><text:span text:style-name="Strong_20_Emphasis"><text:span text:style-name="T24">https://myclub.alwaysdata.net/b.nw/Page.php?n=1</text:span></text:span></text:a></text:p>
      <text:p text:style-name="Text_20_body"><text:span text:style-name="Strong_20_Emphasis"><text:span text:style-name="T24">→ Les mentions légales d'un site web sont des informations juridiques obligatoires qui permettent d'assurer la transparence des activités en ligne et de protéger à la fois l'utilisateur et le propriétaire du site. Pour une association de marcheurs nordiques, voici un exemple de mentions légales adaptées, en prenant en compte les éléments classiques qu'une association doit inclure. Vous pourrez personnaliser ces informations selon les besoins spécifiques de votre association.</text:span></text:span></text:p>
      <text:p text:style-name="Text_20_body"><text:span text:style-name="Strong_20_Emphasis">1. Éditeur du site :</text:span></text:p>
      <text:p text:style-name="Text_20_body">Le site [nom de l'association] (ci-après « le Site ») est édité par l'Association [nom de l'association], association loi 1901, immatriculée sous le numéro [numéro SIREN/SIRET] et ayant son siège social à [adresse complète].</text:p>
      <text:p text:style-name="Text_20_body"><text:span text:style-name="Strong_20_Emphasis">2. Directeur de la publication :</text:span></text:p>
      <text:p text:style-name="Text_20_body">Le directeur de la publication du Site est [nom du responsable], en qualité de [fonction du responsable au sein de l'association].</text:p>
      <text:p text:style-name="Text_20_body"><text:span text:style-name="Strong_20_Emphasis">3. Hébergeur du site :</text:span></text:p>
      <text:p text:style-name="Text_20_body">Le Site est hébergé par [nom de l'hébergeur], dont le siège social est situé à [adresse de l'hébergeur].</text:p>
      <text:p text:style-name="Text_20_body"><text:span text:style-name="Strong_20_Emphasis">4. Propriété intellectuelle :</text:span></text:p>
      <text:p text:style-name="Text_20_body">Le contenu du Site, y compris les textes, images, logos, graphiques, vidéos, etc., est la propriété exclusive de l'Association [nom de l'association] ou de ses partenaires, et est protégé par les lois sur la propriété intellectuelle. Toute reproduction, représentation ou diffusion totale ou partielle du contenu est interdite sans l'autorisation préalable de l'Association.</text:p>
      <text:p text:style-name="Text_20_body"><text:span text:style-name="Strong_20_Emphasis">5. Objet du site :</text:span></text:p>
      <text:p text:style-name="Text_20_body">Le Site a pour objet de promouvoir les activités de marche nordique, de fournir des informations sur les événements, les actualités et les programmes de l'Association, ainsi que de faciliter l'inscription des membres et des participants à des événements et activités de marche nordique.</text:p>
      <text:p text:style-name="Text_20_body"><text:span text:style-name="Strong_20_Emphasis">6. Données personnelles :</text:span></text:p>
      <text:p text:style-name="Text_20_body">Conformément à la loi « Informatique et Libertés » du 6 janvier 1978, modifiée, et au Règlement (UE) 2016/679 du Parlement Européen et du Conseil du 27 avril 2016 relatif à la protection des données personnelles (RGPD), l'Association s'engage à respecter la confidentialité des informations personnelles que vous lui communiquez.<text:line-break/>Les informations recueillies sur ce site sont destinées à l'usage exclusif de l'Association [nom de l'association] et sont utilisées dans le cadre de ses activités. Vous disposez d'un droit d'accès, de rectification, de suppression et d'opposition concernant vos données personnelles en vous adressant à [adresse email de contact].</text:p>
      <text:p text:style-name="Text_20_body"><text:soft-page-break/><text:span text:style-name="Strong_20_Emphasis">7. Cookies :</text:span></text:p>
      <text:p text:style-name="Text_20_body">Le Site peut être amené à utiliser des cookies pour améliorer votre expérience de navigation. Un cookie est un fichier stocké sur votre terminal qui permet d'analyser l'utilisation du Site et d'en améliorer les fonctionnalités. Vous pouvez désactiver les cookies en paramétrant votre navigateur, bien que cela puisse affecter votre expérience sur le Site.</text:p>
      <text:p text:style-name="Text_20_body"><text:span text:style-name="Strong_20_Emphasis">8. Responsabilité :</text:span></text:p>
      <text:p text:style-name="Text_20_body">L'Association [nom de l'association] met tout en œuvre pour offrir sur ce site des informations de qualité. Cependant, elle ne peut garantir l'exactitude, la complétude ou la mise à jour de ces informations. En aucun cas, l'Association ne pourra être tenue responsable de dommages directs ou indirects résultant de l'utilisation du Site, ou de l'impossibilité d'y accéder.</text:p>
      <text:p text:style-name="Text_20_body"><text:span text:style-name="Strong_20_Emphasis">9. Liens hypertextes :</text:span></text:p>
      <text:p text:style-name="Text_20_body">Le Site peut contenir des liens vers d'autres sites internet. L'Association ne saurait être responsable du contenu de ces sites, et l'insertion de ces liens n'implique aucune approbation desdits sites.</text:p>
      <text:p text:style-name="Text_20_body"><text:span text:style-name="Strong_20_Emphasis">10. Modification des mentions légales :</text:span></text:p>
      <text:p text:style-name="Text_20_body">L'Association se réserve le droit de modifier, à tout moment, les présentes mentions légales. Les modifications entreront en vigueur dès leur publication sur cette page.</text:p>
      <text:p text:style-name="Text_20_body"><text:span text:style-name="Strong_20_Emphasis">11. Loi applicable et juridiction compétente :</text:span></text:p>
      <text:p text:style-name="Text_20_body">Les présentes mentions légales sont régies par la loi française. En cas de litige, les tribunaux compétents de [ville ou région où se situe l'association] seront seuls compétents.</text:p>
      <text:h text:style-name="Heading_20_3" text:outline-level="3">Mise à jour des informations d’une personne</text:h>
      <text:p text:style-name="P31">Les données sont stockées dans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PRIMARY KEY("Id")</text:p>
      <text:p text:style-name="Code">);</text:p>
      <text:p text:style-name="P31">On veut un formulaire « <text:span text:style-name="T27">Bootstrap »</text:span> pour mettre à jour les champs suivants :</text:p>
      <text:list text:style-name="L8">
        <text:list-item>
          <text:p text:style-name="P292">Email (sous condition, sinon en lecture seule)</text:p>
        </text:list-item>
        <text:list-item>
          <text:p text:style-name="P292">Password</text:p>
        </text:list-item>
        <text:list-item>
          <text:p text:style-name="P292">FirstName</text:p>
        </text:list-item>
        <text:list-item>
          <text:p text:style-name="P292">LastName</text:p>
        </text:list-item>
        <text:list-item>
          <text:p text:style-name="P292">NickName</text:p>
        </text:list-item>
        <text:list-item>
          <text:p text:style-name="P292">Avatar (une combo box avec une liste d’emoji. Les emoji<text:span text:style-name="T27">s</text:span> sont des fichiers présents dans le dossier images. Tous les noms des emojis commencent par « emoji ». <text:span text:style-name="T27">La combo box affiche l’image, mais c’est le nom du fichier qui sera enregistré.</text:span></text:p>
        </text:list-item>
      </text:list>
      <text:p text:style-name="P31"><text:soft-page-break/>Le bouton « valider » permet de mettre à jour la base de donnée avec la fonction suivante :</text:p>
      <text:p text:style-name="Code">person→setById($id, [</text:p>
      <text:p text:style-name="Code"><text:tab/>'Email' =&gt; $email,</text:p>
      <text:p text:style-name="Code"><text:tab/>'Password' =&gt; $<text:span text:style-name="T27">p</text:span>assword,</text:p>
      <text:p text:style-name="Code"><text:tab/>'FirstName' =&gt; $<text:span text:style-name="T27">f</text:span>irstName,</text:p>
      <text:p text:style-name="P30"><text:tab/>'<text:span text:style-name="T26">LastName</text:span>' =&gt; $<text:span text:style-name="T27">l</text:span><text:span text:style-name="T26">astName</text:span>,</text:p>
      <text:p text:style-name="P30"><text:tab/>'<text:span text:style-name="T26">NickName</text:span>' =&gt; $<text:span text:style-name="T27">n</text:span><text:span text:style-name="T26">ickName</text:span>,</text:p>
      <text:p text:style-name="P30"><text:tab/>'<text:span text:style-name="T26">Avatar</text:span>' =&gt; $<text:span text:style-name="T27">a</text:span><text:span text:style-name="T26">vatar</text:span>,</text:p>
      <text:p text:style-name="Code">]);</text:p>
      <text:h text:style-name="P236" text:outline-level="3">Mise à jour de <text:span text:style-name="T28">la disponibilité</text:span> d’une personne</text:h>
      <text:p text:style-name="P34">Une grille avec les 7 jours de la semaine et 2 lignes pour matin, après midi. Dans chaque case une case à cocher pour préciser la disponibilité.</text:p>
      <text:p text:style-name="P32">On veut un formulaire « <text:span text:style-name="T27">Bootstrap »</text:span> pour mettre à jour le champ ‘<text:span text:style-name="T28">availability’ qui est enregistré au format json dans un champ ‘text’.</text:span></text:p>
      <text:p text:style-name="P32">Le bouton « valider » permet de mettre à jour la base de donnée avec la fonction suivante :</text:p>
      <text:p text:style-name="P33">person→setById($id, ['<text:span text:style-name="T28">Availability</text:span>' =&gt; $<text:span text:style-name="T28">availability</text:span>]);</text:p>
      <text:h text:style-name="P237" text:outline-level="3">Mises à jour partielle</text:h>
      <text:p text:style-name="P36"><text:span text:style-name="T29">Une page qui utilise Bootstrap utilise 3 accordéons </text:span><text:span text:style-name="T14">&lt;div</text:span><text:span text:style-name="T30"> </text:span><text:span text:style-name="T16">class</text:span><text:span text:style-name="T30">=</text:span><text:span text:style-name="T3">"accordion-item"</text:span><text:span text:style-name="T14">&gt;</text:span></text:p>
      <text:p text:style-name="P35">Dans chaque accordéon, il y a un formulaire. Pour différencier quel bouton submit a été employé on utilise un champ caché « u »</text:p>
      <text:p text:style-name="P12"><text:span text:style-name="T13">&lt;input</text:span> <text:span text:style-name="T15">type</text:span>=<text:span text:style-name="T2">"hidden"</text:span> <text:span text:style-name="T15">name</text:span>=<text:span text:style-name="T2">"id"</text:span> <text:span text:style-name="T15">value</text:span>=<text:span text:style-name="T2">"</text:span><text:span text:style-name="T13">&lt;?php</text:span> echo htmlspecialchars($userData[<text:span text:style-name="T7">'Id'</text:span>]); <text:span text:style-name="T13">?&gt;</text:span><text:span text:style-name="T2">"</text:span><text:span text:style-name="T13">&gt;</text:span></text:p>
      <text:p text:style-name="P5"><text:span text:style-name="T13">&lt;input</text:span> <text:span text:style-name="T15">type</text:span>=<text:span text:style-name="T2">"hidden"</text:span> <text:span text:style-name="T15">name</text:span>=<text:span text:style-name="T2">"u"</text:span> <text:span text:style-name="T15">value</text:span>=<text:span text:style-name="T2">"profil"</text:span><text:span text:style-name="T13">&gt;</text:span></text:p>
      <text:p text:style-name="P5"><text:span text:style-name="T13"/></text:p>
      <text:p text:style-name="P35">la mise à jour des données modifiée dans la base de données se fait avec</text:p>
      <text:p text:style-name="P12"><text:span text:style-name="T2">if</text:span> ($_SERVER[<text:span text:style-name="T7">'REQUEST_METHOD'</text:span>] === <text:span text:style-name="T7">'POST'</text:span>) {</text:p>
      <text:p text:style-name="P5">$id = $_POST[<text:span text:style-name="T7">'id'</text:span>];</text:p>
      <text:p text:style-name="P5">$update = $_POST[<text:span text:style-name="T7">'u'</text:span>];</text:p>
      <text:p text:style-name="P5"><text:span text:style-name="T2">if</text:span>($update ==<text:span text:style-name="T7">'profil'</text:span>){</text:p>
      <text:p text:style-name="P5">$email = $_POST[<text:span text:style-name="T7">'email'</text:span>];</text:p>
      <text:p text:style-name="P5">$password = $_POST[<text:span text:style-name="T7">'password'</text:span>];</text:p>
      <text:p text:style-name="P5">$firstName = $_POST[<text:span text:style-name="T7">'firstName'</text:span>];</text:p>
      <text:p text:style-name="P5">$lastName = $_POST[<text:span text:style-name="T7">'lastName'</text:span>];</text:p>
      <text:p text:style-name="P5">$nickName = $_POST[<text:span text:style-name="T7">'nickName'</text:span>];</text:p>
      <text:p text:style-name="P5">$avatar = $_POST[<text:span text:style-name="T7">'avatar'</text:span>];</text:p>
      <text:p text:style-name="P5">$updateData = [</text:p>
      <text:p text:style-name="P5"><text:span text:style-name="T7">'Email'</text:span> =&gt; $email,</text:p>
      <text:p text:style-name="P5"><text:span text:style-name="T7">'FirstName'</text:span> =&gt; $firstName,</text:p>
      <text:p text:style-name="P5"><text:span text:style-name="T7">'LastName'</text:span> =&gt; $lastName,</text:p>
      <text:p text:style-name="P5"><text:span text:style-name="T7">'NickName'</text:span> =&gt; $nickName,</text:p>
      <text:p text:style-name="P5"><text:span text:style-name="T7">'Avatar'</text:span> =&gt; $avatar,</text:p>
      <text:p text:style-name="P5">];</text:p>
      <text:p text:style-name="P5"><text:span text:style-name="T2">if</text:span> (!empty($password)) {</text:p>
      <text:p text:style-name="P5">$updateData[<text:span text:style-name="T7">'Password'</text:span>] = PasswordManager::signPassword($password);</text:p>
      <text:p text:style-name="P5">}</text:p>
      <text:p text:style-name="P5">} <text:span text:style-name="T2">elseif</text:span>($update ==<text:span text:style-name="T7">'availability'</text:span>){</text:p>
      <text:p text:style-name="P5">$availability = $_POST[<text:span text:style-name="T7">'availability'</text:span>];</text:p>
      <text:p text:style-name="P5">$updateData = [<text:span text:style-name="T7">'Availability'</text:span> =&gt; $availability];</text:p>
      <text:p text:style-name="P5">} <text:span text:style-name="T2">elseif</text:span>($update ==<text:span text:style-name="T7">'preference'</text:span>){</text:p>
      <text:p text:style-name="P5"><text:soft-page-break/>$preference = $_POST[<text:span text:style-name="T7">'preference'</text:span>];</text:p>
      <text:p text:style-name="P5">$updateData = [<text:span text:style-name="T7">'Preference'</text:span> =&gt; $preference];</text:p>
      <text:p text:style-name="P5">}</text:p>
      <text:p text:style-name="P5">$person-&gt;setById($id, $updateData);</text:p>
      <text:p text:style-name="P5">}</text:p>
      <text:p text:style-name="P35"/>
      <text:p text:style-name="P35">Les champs Avaibility et préférence sont des champs text qui contienne en enregistrement json.</text:p>
      <text:p text:style-name="P35">Il faut donc intercepter submit avec quelque chose qui ressemble à ça</text:p>
      <text:p text:style-name="P23">&lt;script&gt;</text:p>
      <text:p text:style-name="P5">document.querySelector(<text:span text:style-name="T7">'form'</text:span>).addEventListener(<text:span text:style-name="T7">'submit'</text:span>, <text:span text:style-name="T2">function</text:span>(e) {</text:p>
      <text:p text:style-name="P5">e.preventDefault();</text:p>
      <text:p text:style-name="P5"><text:span text:style-name="T2">const</text:span> availabilityData = [];</text:p>
      <text:p text:style-name="P5"><text:span text:style-name="T2">for</text:span>(<text:span text:style-name="T2">let</text:span> i = <text:span text:style-name="T6">0</text:span>; i &lt; <text:span text:style-name="T6">7</text:span>; i++) {</text:p>
      <text:p text:style-name="P5">availabilityData[i] = {</text:p>
      <text:p text:style-name="P5">morning: document.querySelector(<text:span text:style-name="T7">`input[name="morning_</text:span><text:span text:style-name="T2">${</text:span>i<text:span text:style-name="T2">}</text:span><text:span text:style-name="T7">"]`</text:span>).checked,</text:p>
      <text:p text:style-name="P5">afternoon: document.querySelector(<text:span text:style-name="T7">`input[name="afternoon_</text:span><text:span text:style-name="T2">${</text:span>i<text:span text:style-name="T2">}</text:span><text:span text:style-name="T7">"]`</text:span>).checked</text:p>
      <text:p text:style-name="P5">};</text:p>
      <text:p text:style-name="P5">}</text:p>
      <text:p text:style-name="P5"><text:span text:style-name="T2">const</text:span> jsonData = JSON.stringify(availabilityData);</text:p>
      <text:p text:style-name="P35"/>
      <text:p text:style-name="P35"/>
      <text:p text:style-name="P35">Comment différencier les différents boutons submit pour faire l’action qui correspond puis poster les variables créer ?</text:p>
      <text:h text:style-name="Heading_20_3" text:outline-level="3">Nav bar et bread crum</text:h>
      <text:p text:style-name="P37">Dans le fichier /area/menu.php, afficher une nav bar avec les options :</text:p>
      <text:list text:style-name="L9">
        <text:list-item>
          <text:p text:style-name="P293">webmaster</text:p>
        </text:list-item>
        <text:list-item>
          <text:p text:style-name="P293">person manager</text:p>
        </text:list-item>
        <text:list-item>
          <text:p text:style-name="P293">event manager</text:p>
        </text:list-item>
        <text:list-item>
          <text:p text:style-name="P293">redactor</text:p>
        </text:list-item>
      </text:list>
      <text:p text:style-name="P37">Chaque option affichera respectivement les fichiers :</text:p>
      <text:list text:style-name="L10">
        <text:list-item>
          <text:p text:style-name="P294">area/webmaster/menu.php</text:p>
        </text:list-item>
        <text:list-item>
          <text:p text:style-name="P294">area/personManager/menu.php</text:p>
        </text:list-item>
        <text:list-item>
          <text:p text:style-name="P294">area/eventManager/menu.php</text:p>
        </text:list-item>
        <text:list-item>
          <text:p text:style-name="P294">area/redactor/menu.php</text:p>
        </text:list-item>
      </text:list>
      <text:p text:style-name="P37">Dans chaque des fichiers menu.php, on trouvera un bread crum pour indiquer ou l’on est et permettre de remonter sur area/menu.php et /menu.php</text:p>
      <text:h text:style-name="Heading_20_3" text:outline-level="3">Références croisées</text:h>
      <text:p text:style-name="P38">Avec ces 2 tables :</text:p>
      <text:p text:style-name="Code">CREATE TABLE "Person" (</text:p>
      <text:p text:style-name="Code"><text:tab/>"Id"<text:tab/>INTEGER,</text:p>
      <text:p text:style-name="Code"><text:tab/>"Email"<text:tab/>TEXT NOT NULL UNIQUE,</text:p>
      <text:p text:style-name="Code"><text:tab/>"Password"<text:tab/>TEXT,</text:p>
      <text:p text:style-name="Code"><text:soft-page-break/><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Code">CREATE TABLE "Counter" (</text:p>
      <text:p text:style-name="Code"><text:tab/>"Id"<text:tab/>INTEGER,</text:p>
      <text:p text:style-name="Code"><text:tab/>"Name"<text:tab/>TEXT NOT NULL,</text:p>
      <text:p text:style-name="Code"><text:tab/>"Value"<text:tab/>INTEGER NOT NULL,</text:p>
      <text:p text:style-name="Code"><text:tab/>"IdPerson"<text:tab/>INTEGER NOT NULL,</text:p>
      <text:p text:style-name="Code"><text:tab/>"Timestamp"<text:tab/>TEXT NOT NULL DEFAULT current_timestamp,</text:p>
      <text:p text:style-name="Code"><text:tab/>PRIMARY KEY("Id"),</text:p>
      <text:p text:style-name="Code"><text:tab/>FOREIGN KEY("IdPerson") REFERENCES "Person"("Id")</text:p>
      <text:p text:style-name="Code">);</text:p>
      <text:p text:style-name="P38">On veut afficher un tableau avec les colonnes suivantes :</text:p>
      <text:p text:style-name="P38">« Nom de la personne » : FirstName + LastName + (NickName)</text:p>
      <text:p text:style-name="P38">Autant de colonnes qu’il y a de « Counter.Name » différents</text:p>
      <text:p text:style-name="P38">« Total » : cumul de tous les Counter.Name de la personne</text:p>
      <text:p text:style-name="P38">Dans chaque case totaliser le cumul de « Counter.Value » de la personne et du « Counter.Name ».</text:p>
      <text:p text:style-name="P38">Afficher toutes les lignes ayant un « Total » supérieur à 0 et par ordre décroissant.</text:p>
      <text:p text:style-name="P39">En PHP8 avec Bootstrap. On accède à la base SQLight avec PDO.</text:p>
      <text:h text:style-name="Heading_20_3" text:outline-level="3">Évènements</text:h>
      <text:p text:style-name="P42">Avec ces tables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Code">CREATE TABLE "Event" (</text:p>
      <text:p text:style-name="Code"><text:tab/>"Id"<text:tab/>INTEGER,</text:p>
      <text:p text:style-name="Code"><text:tab/>"Summary"<text:tab/>TEXT NOT NULL,</text:p>
      <text:p text:style-name="Code"><text:tab/>"Description"<text:tab/>TEXT NOT NULL,</text:p>
      <text:p text:style-name="Code"><text:tab/>"Location"<text:tab/>TEXT NOT NULL,</text:p>
      <text:p text:style-name="Code"><text:tab/>"StartTime"<text:tab/>TEXT NOT NULL,</text:p>
      <text:p text:style-name="Code"><text:tab/>"EndTime"<text:tab/>TEXT NOT NULL,</text:p>
      <text:p text:style-name="Code"><text:tab/>"IdEventType"<text:tab/>INTEGER NOT NULL,</text:p>
      <text:p text:style-name="Code"><text:soft-page-break/><text:tab/>"CreatedBy"<text:tab/>INTEGER NOT NULL,</text:p>
      <text:p text:style-name="Code"><text:tab/>PRIMARY KEY("Id"),</text:p>
      <text:p text:style-name="Code"><text:tab/>FOREIGN KEY("IdEventType") REFERENCES "EventType"("Id"),</text:p>
      <text:p text:style-name="Code"><text:tab/>FOREIGN KEY("CreatedBy") REFERENCES "Person"("Id")</text:p>
      <text:p text:style-name="Code">);</text:p>
      <text:p text:style-name="Code">CREATE TABLE "EventType" (</text:p>
      <text:p text:style-name="Code"><text:tab/>"Id"<text:tab/>INTEGER,</text:p>
      <text:p text:style-name="Code"><text:tab/>"Name"<text:tab/>TEXT NOT NULL,</text:p>
      <text:p text:style-name="Code"><text:tab/>PRIMARY KEY("Id")</text:p>
      <text:p text:style-name="Code">);</text:p>
      <text:p text:style-name="Code">CREATE TABLE "EventTypeAttribue" (</text:p>
      <text:p text:style-name="Code"><text:tab/>"Id"<text:tab/>INTEGER,</text:p>
      <text:p text:style-name="Code"><text:tab/>"IdEventType"<text:tab/>INTEGER NOT NULL,</text:p>
      <text:p text:style-name="Code"><text:tab/>"IdAttribute"<text:tab/>INTEGER NOT NULL,</text:p>
      <text:p text:style-name="Code"><text:tab/>FOREIGN KEY("IdEventType") REFERENCES "EventType"("Id"),</text:p>
      <text:p text:style-name="Code"><text:tab/>FOREIGN KEY("IdAttribute") REFERENCES "Attribute"("Id"),</text:p>
      <text:p text:style-name="Code"><text:tab/>PRIMARY KEY("Id")</text:p>
      <text:p text:style-name="Code">);</text:p>
      <text:p text:style-name="Code">CREATE TABLE "EventAttribute" (</text:p>
      <text:p text:style-name="Code"><text:tab/>"Id"<text:tab/>INTEGER,</text:p>
      <text:p text:style-name="Code"><text:tab/>"IdEvent"<text:tab/>INTEGER NOT NULL,</text:p>
      <text:p text:style-name="Code"><text:tab/>"IdAttribute"<text:tab/>INTEGER NOT NULL,</text:p>
      <text:p text:style-name="Code"><text:tab/>FOREIGN KEY("IdAttribute") REFERENCES "Attribute"("Id"),</text:p>
      <text:p text:style-name="Code"><text:tab/>FOREIGN KEY("IdEvent") REFERENCES "Event"("Id"),</text:p>
      <text:p text:style-name="Code"><text:tab/>PRIMARY KEY("Id")</text:p>
      <text:p text:style-name="Code">);</text:p>
      <text:p text:style-name="Code">CREATE TABLE "Attribute" (</text:p>
      <text:p text:style-name="Code"><text:tab/>"Id"<text:tab/>INTEGER,</text:p>
      <text:p text:style-name="Code"><text:tab/>"Name"<text:tab/>TEXT NOT NULL,</text:p>
      <text:p text:style-name="Code"><text:tab/>"Detail"<text:tab/>TEXT NOT NULL,</text:p>
      <text:p text:style-name="Code"><text:tab/>"Color"<text:tab/>TEXT NOT NULL,</text:p>
      <text:p text:style-name="Code"><text:tab/>PRIMARY KEY("Id")</text:p>
      <text:p text:style-name="Code">);</text:p>
      <text:p text:style-name="Code">CREATE TABLE "Participant" (</text:p>
      <text:p text:style-name="Code"><text:tab/>"Id"<text:tab/>INTEGER,</text:p>
      <text:p text:style-name="Code"><text:tab/>"IdEvent"<text:tab/>INTEGER NOT NULL,</text:p>
      <text:p text:style-name="Code"><text:tab/>"IdPerson"<text:tab/>INTEGER NOT NULL,</text:p>
      <text:p text:style-name="Code"><text:tab/>FOREIGN KEY("IdPerson") REFERENCES "Person"("Id"),</text:p>
      <text:p text:style-name="Code"><text:tab/>FOREIGN KEY("IdEvent") REFERENCES "Event"("Id"),</text:p>
      <text:p text:style-name="Code"><text:tab/>PRIMARY KEY("Id")</text:p>
      <text:p text:style-name="Code">);</text:p>
      <text:p text:style-name="Code">CREATE TABLE "EventTypeGroup" (</text:p>
      <text:p text:style-name="Code"><text:tab/>"Id"<text:tab/>INTEGER,</text:p>
      <text:p text:style-name="Code"><text:tab/>"IdEventType"<text:tab/>INTEGER NOT NULL,</text:p>
      <text:p text:style-name="Code"><text:tab/>"IdGroup"<text:tab/>INTEGER NOT NULL,</text:p>
      <text:p text:style-name="Code"><text:tab/>FOREIGN KEY("IdEventType") REFERENCES "EventType"("Id"),</text:p>
      <text:p text:style-name="Code"><text:tab/>FOREIGN KEY("IdGroup") REFERENCES "Group"("Id"),</text:p>
      <text:p text:style-name="Code"><text:tab/>PRIMARY KEY("Id")</text:p>
      <text:p text:style-name="Code">);</text:p>
      <text:p text:style-name="Code">CREATE TABLE "Group" (</text:p>
      <text:p text:style-name="Code"><text:tab/>"Id"<text:tab/>INTEGER,</text:p>
      <text:p text:style-name="Code"><text:tab/>"Name"<text:tab/>TEXT NOT NULL,</text:p>
      <text:p text:style-name="Code"><text:tab/>PRIMARY KEY("Id")</text:p>
      <text:p text:style-name="Code">);</text:p>
      <text:p text:style-name="Code">CREATE TABLE "PersonGroup" (</text:p>
      <text:p text:style-name="Code"><text:tab/>"Id"<text:tab/>INTEGER,</text:p>
      <text:p text:style-name="Code"><text:tab/>"IdPerson"<text:tab/>INTEGER NOT NULL,</text:p>
      <text:p text:style-name="Code"><text:soft-page-break/><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P43">On veut présenter les évènements à venir dans un tableau de 7 colonnes représentant 7 jours consécutifs.</text:p>
      <text:p text:style-name="P43">La première ligne indique le nom du jour de la semaine en abrégé (Lu, Ma…)</text:p>
      <text:p text:style-name="P43">La deuxième ligne contient un bouton cliquable pour chaque jour ou il y a au moins un évènement possible pour l’utilisateur connecté. <text:span text:style-name="T33">Le bouton indique le nombre d’évènements possibles pour l’utilisateur.</text:span></text:p>
      <text:p text:style-name="P44">De chaque côté du tableau des boutons [&lt;&lt;][&lt;] et [&gt;][&gt;&gt;] permettent de se déplacer d’une journée ou de 7 jours avant ou après. Il n’est pas possible de revenir avant la date courante qui est le premier jour par défaut.</text:p>
      <text:p text:style-name="P43">« $userEmail » contient l’adresse courriel de l’utilisateur connecté ou ‘’ si c’est un utilisateur anonyme.</text:p>
      <text:p text:style-name="P43">Pour qu’un évènement soit possible, il faut que sont « <text:span text:style-name="T34">E</text:span>ventType » <text:span text:style-name="T33">ne soit relié à aucun « group » ou qu’il y ai au moins un groupe en commun entre la personne et l’évènement.</text:span></text:p>
      <text:p text:style-name="P44">Un clic sur le bouton avec le nombre d’évènements possibles affichera sous ce tableau un autre tableau avec le détail des évènements.</text:p>
      <text:p text:style-name="P44">Une première ligne juste avant ce tableau indiquera : « Évènement du mercredi 15 janvier » (par exemple).</text:p>
      <text:p text:style-name="P45">Les colonnes afficheront : l’heure de début, l’heure de fin, le nom de « l’EventType », le sommaire de l’évènement, la concaténation des attributs de l’évènement.</text:p>
      <text:p text:style-name="P46">Un clic sur une des lignes affichera le détail de l’évènement : la description, son emplacement. Si l’utilisateur n’est pas inscrit un bouton d’inscription permettra de l’ajouter dans la table « <text:span text:style-name="T34">P</text:span>articipant ».</text:p>
      <text:p text:style-name="P46">Si l’utilisateur est inscrit, on affiche dans le détail la liste des participant<text:span text:style-name="T34">s</text:span> et un bouton permettra à l’utilisateur de se désinscrire.</text:p>
      <text:p text:style-name="P40">En PHP8 avec Bootstrap. On accède à la base SQLight avec PDO.</text:p>
      <text:h text:style-name="Heading_20_3" text:outline-level="3">Referer</text:h>
      <text:p text:style-name="P47">Les visites du site sont enregistrées dans cette table :</text:p>
      <text:p text:style-name="Code">CREATE TABLE "Log" (</text:p>
      <text:p text:style-name="Code"><text:tab/>"Id"<text:tab/>INTEGER,</text:p>
      <text:p text:style-name="Code"><text:tab/>"IpAddress"<text:tab/>TEXT,</text:p>
      <text:p text:style-name="Code"><text:tab/>"Referer"<text:tab/>TEXT,</text:p>
      <text:p text:style-name="Code"><text:tab/>"Os"<text:tab/>TEXT,</text:p>
      <text:p text:style-name="Code"><text:tab/>"Browser"<text:tab/>TEXT,</text:p>
      <text:p text:style-name="Code"><text:tab/>"ScreenResolution"<text:tab/>TEXT,</text:p>
      <text:p text:style-name="Code"><text:tab/>"Type"<text:tab/>TEXT,</text:p>
      <text:p text:style-name="Code"><text:tab/>"Uri"<text:tab/>TEXT,</text:p>
      <text:p text:style-name="Code"><text:tab/>"Token"<text:tab/>TEXT,</text:p>
      <text:p text:style-name="Code"><text:tab/>"Who"<text:tab/>TEXT,</text:p>
      <text:p text:style-name="Code"><text:tab/>"CreatedAt"<text:tab/>TEXT NOT NULL DEFAULT current_timestamp,</text:p>
      <text:p text:style-name="Code"><text:tab/>PRIMARY KEY("Id")</text:p>
      <text:p text:style-name="Code">);</text:p>
      <text:p text:style-name="P47">On veut afficher une synthèse dans un tableau à 2 colonnes.</text:p>
      <text:list text:style-name="L11">
        <text:list-item>
          <text:p text:style-name="P295">La première donne le nom de la référence.</text:p>
        </text:list-item>
        <text:list-item>
          <text:p text:style-name="P295">La seconde le nombre d’occurrence.</text:p>
        </text:list-item>
      </text:list>
      <text:p text:style-name="P47">La première ligne indiquera « direct » et comptera toutes les occurrences de « Referer » = ‘’.</text:p>
      <text:p text:style-name="P47"><text:soft-page-break/>La seconde ligne indiquera « interne » et comptera toutes les occurrences « Referer » <text:span text:style-name="T35">qui </text:span>vien<text:span text:style-name="T35">nent</text:span> du site lui-même.</text:p>
      <text:p text:style-name="P47">Les lignes suivantes regrouperont les référenceurs externes.</text:p>
      <text:p text:style-name="P47">Il faut pouvoir regrouper par :</text:p>
      <text:list text:style-name="L12">
        <text:list-item>
          <text:p text:style-name="P296">jour</text:p>
        </text:list-item>
        <text:list-item>
          <text:p text:style-name="P296">semaine</text:p>
        </text:list-item>
        <text:list-item>
          <text:p text:style-name="P296">mois</text:p>
        </text:list-item>
        <text:list-item>
          <text:p text:style-name="P296">année</text:p>
        </text:list-item>
      </text:list>
      <text:p text:style-name="P47">Des boutons [&lt;&lt;][&lt;] et [&gt;][&gt;&gt;] de part et d’autre permettront de se déplacer dans le temps d’une période à la fois. Les 2 boutons externes permettent d’aller au début et à la fin du log pour la période sélectionnée.</text:p>
      <text:p text:style-name="P41">En PHP8 avec Bootstrap. On accède à la base SQLight avec PDO.</text:p>
      <text:h text:style-name="P238" text:outline-level="3">Gérer le gravatar</text:h>
      <text:p text:style-name="P49">Avec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P49">Et ce formulaire :</text:p>
      <text:p text:style-name="Code"><text:span text:style-name="T13">&lt;div</text:span> <text:span text:style-name="T15">class</text:span>=<text:span text:style-name="T2">"accordion-item"</text:span><text:span text:style-name="T13">&gt;</text:span></text:p>
      <text:p text:style-name="Code"><text:span text:style-name="T13">&lt;h3</text:span> <text:span text:style-name="T15">class</text:span>=<text:span text:style-name="T2">"accordion-header"</text:span><text:span text:style-name="T13">&gt;</text:span></text:p>
      <text:p text:style-name="Code"><text:span text:style-name="T13">&lt;button</text:span> <text:span text:style-name="T15">class</text:span>=<text:span text:style-name="T2">"accordion-button"</text:span> <text:span text:style-name="T15">type</text:span>=<text:span text:style-name="T2">"button"</text:span> <text:span text:style-name="T15">data-bs-toggle</text:span>=<text:span text:style-name="T2">"collapse"</text:span> <text:span text:style-name="T15">data-bs-target</text:span>=<text:span text:style-name="T2">"#collapseOne"</text:span> <text:span text:style-name="T15">aria-expanded</text:span>=<text:span text:style-name="T2">"true"</text:span> <text:span text:style-name="T15">aria-controls</text:span>=<text:span text:style-name="T2">"collapseOne"</text:span><text:span text:style-name="T13">&gt;</text:span></text:p>
      <text:p text:style-name="Code"><text:span text:style-name="T13">&lt;b&gt;</text:span>Mise à jour du profil<text:span text:style-name="T13">&lt;/b&gt;</text:span></text:p>
      <text:p text:style-name="Code">&lt;/button&gt;</text:p>
      <text:p text:style-name="Code">&lt;/h3&gt;</text:p>
      <text:p text:style-name="Code"><text:span text:style-name="T13">&lt;div</text:span> <text:span text:style-name="T15">id</text:span>=<text:span text:style-name="T2">"collapseOne"</text:span> <text:span text:style-name="T15">class</text:span>=<text:span text:style-name="T2">"accordion-collapse collapse"</text:span> <text:span text:style-name="T15">data-bs-parent</text:span>=<text:span text:style-name="T2">"#accordionPerson"</text:span><text:span text:style-name="T13">&gt;</text:span></text:p>
      <text:p text:style-name="Code"><text:span text:style-name="T13">&lt;div</text:span> <text:span text:style-name="T15">class</text:span>=<text:span text:style-name="T2">"accordion-body"</text:span><text:span text:style-name="T13">&gt;</text:span></text:p>
      <text:p text:style-name="Code"><text:span text:style-name="T13">&lt;form</text:span> <text:span text:style-name="T15">method</text:span>=<text:span text:style-name="T2">"POST"</text:span> <text:span text:style-name="T15">action</text:span>=<text:span text:style-name="T2">"PersonUpdate.php"</text:span> <text:span text:style-name="T15">class</text:span>=<text:span text:style-name="T2">"needs-validation"</text:span> <text:span text:style-name="T15">novalidate</text:span> <text:span text:style-name="T15">data-form</text:span>=<text:span text:style-name="T2">"profil"</text:span><text:span text:style-name="T13">&gt;</text:span></text:p>
      <text:p text:style-name="Code"><text:span text:style-name="T13">&lt;input</text:span> <text:span text:style-name="T15">type</text:span>=<text:span text:style-name="T2">"hidden"</text:span> <text:span text:style-name="T15">name</text:span>=<text:span text:style-name="T2">"id"</text:span> <text:span text:style-name="T15">value</text:span>=<text:span text:style-name="T2">"</text:span><text:span text:style-name="T13">&lt;?php</text:span> echo htmlspecialchars($userData[<text:span text:style-name="T7">'Id'</text:span>]); <text:span text:style-name="T13">?&gt;</text:span><text:span text:style-name="T2">"</text:span><text:span text:style-name="T13">&gt;</text:span></text:p>
      <text:p text:style-name="Code"><text:span text:style-name="T13">&lt;input</text:span> <text:span text:style-name="T15">type</text:span>=<text:span text:style-name="T2">"hidden"</text:span> <text:span text:style-name="T15">name</text:span>=<text:span text:style-name="T2">"u"</text:span> <text:span text:style-name="T15">value</text:span>=<text:span text:style-name="T2">"profil"</text:span><text:span text:style-name="T13">&gt;</text:span></text:p>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email"</text:span> <text:span text:style-name="T15">class</text:span>=<text:span text:style-name="T2">"form-label"</text:span><text:span text:style-name="T13">&gt;</text:span>Email<text:span text:style-name="T13">&lt;/label&gt;</text:span></text:p>
      <text:p text:style-name="Code"><text:span text:style-name="T13">&lt;input</text:span> <text:span text:style-name="T15">type</text:span>=<text:span text:style-name="T2">"email"</text:span> <text:span text:style-name="T15">class</text:span>=<text:span text:style-name="T2">"form-control"</text:span> <text:span text:style-name="T15">id</text:span>=<text:span text:style-name="T2">"email"</text:span> <text:span text:style-name="T15">name</text:span>=<text:span text:style-name="T2">"email"</text:span> </text:p>
      <text:p text:style-name="Code"><text:span text:style-name="T15">value</text:span>=<text:span text:style-name="T2">"</text:span><text:span text:style-name="T13">&lt;?php</text:span> echo htmlspecialchars($userData[<text:span text:style-name="T7">'Email'</text:span>]); <text:span text:style-name="T13">?&gt;</text:span><text:span text:style-name="T2">"</text:span> </text:p>
      <text:p text:style-name="Code"><text:span text:style-name="T13">&lt;?php</text:span> echo isset($emailReadOnly) &amp;&amp; $emailReadOnly ? <text:span text:style-name="T7">'readonly'</text:span> : <text:span text:style-name="T7">'required'</text:span>; <text:span text:style-name="T13">?&gt;&gt;</text:span></text:p>
      <text:p text:style-name="Code"><text:soft-page-break/><text:span text:style-name="T13">&lt;div</text:span> <text:span text:style-name="T15">class</text:span>=<text:span text:style-name="T2">"invalid-feedback"</text:span><text:span text:style-name="T13">&gt;</text:span></text:p>
      <text:p text:style-name="Code">Veuillez saisir une adresse email valide.</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password"</text:span> <text:span text:style-name="T15">class</text:span>=<text:span text:style-name="T2">"form-label"</text:span><text:span text:style-name="T13">&gt;</text:span>Mot de passe<text:span text:style-name="T13">&lt;/label&gt;</text:span></text:p>
      <text:p text:style-name="Code"><text:span text:style-name="T13">&lt;input</text:span> <text:span text:style-name="T15">type</text:span>=<text:span text:style-name="T2">"password"</text:span> <text:span text:style-name="T15">class</text:span>=<text:span text:style-name="T2">"form-control"</text:span> <text:span text:style-name="T15">id</text:span>=<text:span text:style-name="T2">"password"</text:span> <text:span text:style-name="T15">name</text:span>=<text:span text:style-name="T2">"password"</text:span> </text:p>
      <text:p text:style-name="Code"><text:span text:style-name="T15">placeholder</text:span>=<text:span text:style-name="T2">"Laissez vide pour ne pas modifier"</text:span><text:span text:style-name="T13">&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firstName"</text:span> <text:span text:style-name="T15">class</text:span>=<text:span text:style-name="T2">"form-label"</text:span><text:span text:style-name="T13">&gt;</text:span>Pré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firstName"</text:span> <text:span text:style-name="T15">name</text:span>=<text:span text:style-name="T2">"firstName"</text:span> </text:p>
      <text:p text:style-name="Code"><text:span text:style-name="T15">value</text:span>=<text:span text:style-name="T2">"</text:span><text:span text:style-name="T13">&lt;?php</text:span> echo htmlspecialchars($userData[<text:span text:style-name="T7">'FirstName'</text:span>]); <text:span text:style-name="T13">?&gt;</text:span><text:span text:style-name="T2">"</text:span> <text:span text:style-name="T15">required</text:span><text:span text:style-name="T13">&gt;</text:span></text:p>
      <text:p text:style-name="Code"><text:span text:style-name="T13">&lt;div</text:span> <text:span text:style-name="T15">class</text:span>=<text:span text:style-name="T2">"invalid-feedback"</text:span><text:span text:style-name="T13">&gt;</text:span></text:p>
      <text:p text:style-name="Code">Le prénom est requis.</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lastName"</text:span> <text:span text:style-name="T15">class</text:span>=<text:span text:style-name="T2">"form-label"</text:span><text:span text:style-name="T13">&gt;</text:span>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lastName"</text:span> <text:span text:style-name="T15">name</text:span>=<text:span text:style-name="T2">"lastName"</text:span> </text:p>
      <text:p text:style-name="Code"><text:span text:style-name="T15">value</text:span>=<text:span text:style-name="T2">"</text:span><text:span text:style-name="T13">&lt;?php</text:span> echo htmlspecialchars($userData[<text:span text:style-name="T7">'LastName'</text:span>]); <text:span text:style-name="T13">?&gt;</text:span><text:span text:style-name="T2">"</text:span> <text:span text:style-name="T15">required</text:span><text:span text:style-name="T13">&gt;</text:span></text:p>
      <text:p text:style-name="Code"><text:span text:style-name="T13">&lt;div</text:span> <text:span text:style-name="T15">class</text:span>=<text:span text:style-name="T2">"invalid-feedback"</text:span><text:span text:style-name="T13">&gt;</text:span></text:p>
      <text:p text:style-name="Code">Le nom est requis.</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nickName"</text:span> <text:span text:style-name="T15">class</text:span>=<text:span text:style-name="T2">"form-label"</text:span><text:span text:style-name="T13">&gt;</text:span>Pseudo<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nickName"</text:span> <text:span text:style-name="T15">name</text:span>=<text:span text:style-name="T2">"nickName"</text:span> </text:p>
      <text:p text:style-name="Code"><text:span text:style-name="T15">value</text:span>=<text:span text:style-name="T2">"</text:span><text:span text:style-name="T13">&lt;?php</text:span> echo htmlspecialchars($userData[<text:span text:style-name="T7">'NickName'</text:span>] ?? <text:span text:style-name="T7">''</text:span>); <text:span text:style-name="T13">?&gt;</text:span><text:span text:style-name="T2">"</text:span><text:span text:style-name="T13">&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div</text:span> <text:span text:style-name="T15">class</text:span>=<text:span text:style-name="T2">"dropdown"</text:span><text:span text:style-name="T13">&gt;</text:span></text:p>
      <text:p text:style-name="Code"><text:span text:style-name="T13">&lt;button</text:span> <text:span text:style-name="T15">class</text:span>=<text:span text:style-name="T2">"btn btn-outline-primary dropdown-toggle"</text:span> <text:span text:style-name="T15">type</text:span>=<text:span text:style-name="T2">"button"</text:span> <text:span text:style-name="T15">id</text:span>=<text:span text:style-name="T2">"emojiSelect"</text:span> <text:span text:style-name="T15">data-bs-toggle</text:span>=<text:span text:style-name="T2">"dropdown"</text:span> <text:span text:style-name="T15">aria-expanded</text:span>=<text:span text:style-name="T2">"false"</text:span><text:span text:style-name="T13">&gt;</text:span></text:p>
      <text:p text:style-name="Code">Sélectionnez un Emoji</text:p>
      <text:p text:style-name="Code">&lt;/button&gt;</text:p>
      <text:p text:style-name="Code"><text:span text:style-name="T13">&lt;ul</text:span> <text:span text:style-name="T15">class</text:span>=<text:span text:style-name="T2">"dropdown-menu"</text:span> <text:span text:style-name="T15">id</text:span>=<text:span text:style-name="T2">"emojiList"</text:span><text:span text:style-name="T13">&gt;</text:span></text:p>
      <text:p text:style-name="Code"><text:span text:style-name="T13">&lt;?php</text:span> </text:p>
      <text:p text:style-name="Code"><text:span text:style-name="T2">foreach</text:span> ($emojis as $emoji): </text:p>
      <text:p text:style-name="Code">echo <text:span text:style-name="T7">'&lt;li&gt;&lt;a class="dropdown-item" href="#" data-img="'</text:span>.$emojiPath.$emoji.<text:span text:style-name="T7">'"&gt;&lt;img src="'</text:span>.$emojiPath.$emoji.<text:span text:style-name="T7">'" alt="emoji"&gt; '</text:span>.$emoji.<text:span text:style-name="T7">'&lt;/a&gt;&lt;/li&gt;'</text:span>;</text:p>
      <text:p text:style-name="Code"><text:span text:style-name="T2">endforeach</text:span>; </text:p>
      <text:p text:style-name="Code">?&gt;</text:p>
      <text:p text:style-name="Code">&lt;/ul&gt;</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avatar"</text:span> <text:span text:style-name="T15">name</text:span>=<text:span text:style-name="T2">"avatar"</text:span> <text:span text:style-name="T15">value</text:span>=<text:span text:style-name="T2">"</text:span><text:span text:style-name="T13">&lt;?php</text:span> echo htmlspecialchars($userData[<text:span text:style-name="T7">'Avatar'</text:span>] ?? <text:span text:style-name="T7">''</text:span>); <text:span text:style-name="T13">?&gt;</text:span><text:span text:style-name="T2">"</text:span><text:span text:style-name="T13">&gt;</text:span></text:p>
      <text:p text:style-name="Code">&lt;/div&gt;</text:p>
      <text:p text:style-name="Code"><text:span text:style-name="T13">&lt;label</text:span> <text:span text:style-name="T15">for</text:span>=<text:span text:style-name="T2">"gravatar"</text:span><text:span text:style-name="T13">&gt;</text:span> <text:span text:style-name="T13">&lt;input</text:span> <text:span text:style-name="T15">type</text:span>=<text:span text:style-name="T2">"checkbox"</text:span> <text:span text:style-name="T15">id</text:span>=<text:span text:style-name="T2">"useGravatar"</text:span> <text:span text:style-name="T15">name</text:span>=<text:span text:style-name="T2">"useGravatar"</text:span> <text:span text:style-name="T15">value</text:span>=<text:span text:style-name="T2">"</text:span><text:span text:style-name="T13">&lt;?php</text:span> echo htmlspecialchars($userData[<text:span text:style-name="T7">'UseGravatar'</text:span>]);<text:span text:style-name="T13">?&gt;</text:span><text:span text:style-name="T2">"</text:span><text:span text:style-name="T13">&gt;</text:span> Utiliser mon <text:span text:style-name="T13">&lt;a</text:span> <text:span text:style-name="T15">href</text:span>=<text:span text:style-name="T2">"https://gravatar.com/"</text:span><text:span text:style-name="T13">&gt;</text:span> gravatar<text:span text:style-name="T13">&lt;/a&gt;&lt;/label&gt;</text:span></text:p>
      <text:p text:style-name="Code">&lt;/div&gt;</text:p>
      <text:p text:style-name="Code"/>
      <text:p text:style-name="Code"><text:soft-page-break/><text:span text:style-name="T13">&lt;button</text:span> <text:span text:style-name="T15">type</text:span>=<text:span text:style-name="T2">"submit"</text:span> <text:span text:style-name="T15">class</text:span>=<text:span text:style-name="T2">"btn btn-primary"</text:span><text:span text:style-name="T13">&gt;</text:span>Valider<text:span text:style-name="T13">&lt;/button&gt;</text:span></text:p>
      <text:p text:style-name="Code">&lt;/form&gt;</text:p>
      <text:p text:style-name="Code">&lt;/div&gt;</text:p>
      <text:p text:style-name="Code">&lt;/div&gt;</text:p>
      <text:p text:style-name="Code">&lt;/div&gt;</text:p>
      <text:p text:style-name="P49">Je voudrais que lorsque la checkbox est cochée, le bouton « emojiSelect » et la liste « emojiList » n’apparaissent pas.</text:p>
      <text:p text:style-name="P49">De plus lorsque la case est cochée, il faut mettre à jour « <text:span text:style-name="T8">#userAvatar</text:span> » comme on le fait déjà lorsqu’un élément de la liste est sélectionné avec :</text:p>
      <text:p text:style-name="Code">$(<text:span text:style-name="T7">'#emojiList'</text:span>).on(<text:span text:style-name="T7">'click'</text:span>, <text:span text:style-name="T7">'.dropdown-item'</text:span>, <text:span text:style-name="T2">function</text:span>(e) {</text:p>
      <text:p text:style-name="Code">e.preventDefault();</text:p>
      <text:p text:style-name="Code"><text:span text:style-name="T2">var</text:span> imageUrl = $(<text:span text:style-name="T2">this</text:span>).data(<text:span text:style-name="T7">'img'</text:span>);</text:p>
      <text:p text:style-name="Code">$(<text:span text:style-name="T7">'#userAvatar'</text:span>).attr(<text:span text:style-name="T7">'src'</text:span>, imageUrl);</text:p>
      <text:p text:style-name="Code">$(<text:span text:style-name="T7">'#avatar'</text:span>).attr(<text:span text:style-name="T7">'value'</text:span>, imageUrl);</text:p>
      <text:p text:style-name="Code">});</text:p>
      <text:h text:style-name="P239" text:outline-level="3">Groups</text:h>
      <text:p text:style-name="P50">Avec ces tables :</text:p>
      <text:p text:style-name="Code">CREATE TABLE IF NOT EXISTS "Group" (</text:p>
      <text:p text:style-name="Code"><text:tab/>"Id"<text:tab/>INTEGER,</text:p>
      <text:p text:style-name="Code"><text:tab/>"Name"<text:tab/>TEXT NOT NULL,</text:p>
      <text:p text:style-name="Code"><text:tab/>PRIMARY KEY("Id")</text:p>
      <text:p text:style-name="Code">);</text:p>
      <text:p text:style-name="Code">CREATE TABLE IF NOT EXISTS "GroupAuthorisation" (</text:p>
      <text:p text:style-name="Code"><text:tab/>"Id"<text:tab/>INTEGER,</text:p>
      <text:p text:style-name="Code"><text:tab/>"IdGroup"<text:tab/>INTEGER NOT NULL,</text:p>
      <text:p text:style-name="Code"><text:tab/>"IdAuthorisation"<text:tab/>INTEGER NOT NULL,</text:p>
      <text:p text:style-name="Code"><text:tab/>FOREIGN KEY("IdAuthorisation") REFERENCES "Authorization"("Id"),</text:p>
      <text:p text:style-name="Code"><text:tab/>FOREIGN KEY("IdGroup") REFERENCES "Group"("Id"),</text:p>
      <text:p text:style-name="Code"><text:tab/>PRIMARY KEY("Id")</text:p>
      <text:p text:style-name="Code">);</text:p>
      <text:p text:style-name="Code">CREATE TABLE IF NOT EXISTS "Authorization" (</text:p>
      <text:p text:style-name="Code"><text:tab/>"Id"<text:tab/>INTEGER,</text:p>
      <text:p text:style-name="Code"><text:tab/>"Name"<text:tab/>TEXT NOT NULL,</text:p>
      <text:p text:style-name="Code"><text:tab/>PRIMARY KEY("Id")</text:p>
      <text:p text:style-name="Code">);</text:p>
      <text:p text:style-name="Code">INSERT INTO "Group" VALUES (1,'Webmaster');</text:p>
      <text:p text:style-name="Code">INSERT INTO "GroupAuthorisation" VALUES (1,1,1);</text:p>
      <text:p text:style-name="Code">INSERT INTO "Authorization" VALUES (1,'Webmaster');</text:p>
      <text:p text:style-name="Code">INSERT INTO "Authorization" VALUES (2,'PersonManager');</text:p>
      <text:p text:style-name="Code">INSERT INTO "Authorization" VALUES (3,'EventManager');</text:p>
      <text:p text:style-name="Code">INSERT INTO "Authorization" VALUES (4,'Redactor');</text:p>
      <text:p text:style-name="P50">On veut un formulaire CRUD pour la table « Group ». Il faut pouvoir ajouter 0, 1 ou plusieurs autorisations pour chaque enregistrement.</text:p>
      <text:p text:style-name="P51"><text:span text:style-name="T36">Les classes Group, GroupAuthorization et Authorization permettent d’accéder à la base de données. Les fonctions sont : </text:span><text:span text:style-name="T30">set(</text:span><text:span text:style-name="T3">array</text:span><text:span text:style-name="T30"> $data) ; getById($id), getOrdered($orderBy) ; setById($id, </text:span><text:span text:style-name="T3">array</text:span><text:span text:style-name="T30"> $data) ; removeById($id).</text:span></text:p>
      <text:p text:style-name="P13">En PHP8 avec Bootstrap.</text:p>
      <text:h text:style-name="P240" text:outline-level="3">Import persons</text:h>
      <text:p text:style-name="P52">Créer un formulaire pour importer les données d’un fichier CVS dans cette table :</text:p>
      <text:p text:style-name="Code"><text:soft-page-break/>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Imported"<text:tab/>INTEGER NOT NULL DEFAULT 0,</text:p>
      <text:p text:style-name="Code"><text:tab/>"Phone"<text:tab/>TEXT,</text:p>
      <text:p text:style-name="Code"><text:tab/>PRIMARY KEY("Id")</text:p>
      <text:p text:style-name="Code">);</text:p>
      <text:list text:style-name="L13">
        <text:list-item>
          <text:p text:style-name="P297">Ouvrir une boite de dialogue pour sélectionner un fichier sur le disque local.</text:p>
        </text:list-item>
        <text:list-item>
          <text:p text:style-name="P297">Demander le n° de la ligne où se trouve l’entête des colonnes.</text:p>
        </text:list-item>
        <text:list-item>
          <text:p text:style-name="P297">Afficher les colonnes</text:p>
        </text:list-item>
        <text:list-item>
          <text:p text:style-name="P297">Faire le mapping avec les champs </text:p>
          <text:list>
            <text:list-item>
              <text:p text:style-name="P297">Email (qui sert d’identifiant) → obligatoire</text:p>
            </text:list-item>
            <text:list-item>
              <text:p text:style-name="P297">First name</text:p>
            </text:list-item>
            <text:list-item>
              <text:p text:style-name="P297">Last name</text:p>
            </text:list-item>
            <text:list-item>
              <text:p text:style-name="P297">Phone</text:p>
            </text:list-item>
          </text:list>
        </text:list-item>
        <text:list-item>
          <text:p text:style-name="P297">Importer les champs. Si l’identifiant n’existe pas, on ajoute un nouvel enregistrement. Sinon on met à jour l’enregistrement existant. On met le champ « Imported » à « 1 »</text:p>
        </text:list-item>
      </text:list>
      <text:p text:style-name="P53"><text:span text:style-name="T36">L</text:span><text:span text:style-name="T37">a</text:span><text:span text:style-name="T36"> classe </text:span><text:span text:style-name="T37">Person</text:span><text:span text:style-name="T36"> permet d’accéder à la base de données. Les fonctions sont : </text:span><text:span text:style-name="T30">set(</text:span><text:span text:style-name="T3">array</text:span><text:span text:style-name="T30"> $data) ; getById($id) ; setById($id, </text:span><text:span text:style-name="T3">array</text:span><text:span text:style-name="T30"> $data).</text:span></text:p>
      <text:p text:style-name="P14">En PHP8 avec Bootstrap.</text:p>
      <text:h text:style-name="P241" text:outline-level="3">Rejoindre Teams</text:h>
      <text:p text:style-name="P54">Un message pour inviter nos membres du bureau et bêta-testeurs à rejoindre la comunautés B.NW sur « teams ».</text:p>
      <text:p text:style-name="P54">Cela implique que vous créiez un compte Microsoft. Pour créer un compte Microsoft :</text:p>
      <text:p text:style-name="P54"><text:a xlink:type="simple" xlink:href="https://support.microsoft.com/fr-fr/account-billing/procédure-de-création-d-un-nouveau-compte-microsoft-a84675c3-3e9e-17cf-2911-3d56b15c0aaf" text:style-name="Internet_20_link" text:visited-style-name="Visited_20_Internet_20_Link">https://support.microsoft.com/fr-fr/account-billing/proc%C3%A9dure-de-cr%C3%A9ation-d-un-nouveau-compte-microsoft-a84675c3-3e9e-17cf-2911-3d56b15c0aaf</text:a></text:p>
      <text:p text:style-name="P54">Votre adresse courriel actuelle peut tout à fait servir d’identifiant pour ce compte.</text:p>
      <text:p text:style-name="P54">Si vous utilisez Windows11 vous avez surement déjà un compte Microsoft. Celui-ci vous sert à démarrer votre session. </text:p>
      <text:p text:style-name="P54">Pour les utilisateurs de W10, il faut savoir que son support va prendre fin cette année. Il faudra migrer sur W11 si votre PC le permet, sinon c’est plutôt risqué que d’utiliser un système qui ne se met plus à jour. Sinon Linux que j’utilise depuis maintenant 1/4 de siècle fonctionne très bien, y compris sur des PC très ancien, mais ceci est une autre histoire.</text:p>
      <text:p text:style-name="P54"><text:soft-page-break/>Nous ne sommes que 4 pour l’instant dans cette communauté B.NW.</text:p>
      <text:p text:style-name="P55">Je vous partage à nouveau le lien d’adhésion</text:p>
      <text:p text:style-name="P55"><text:a xlink:type="simple" xlink:href="https://teams.live.com/l/community/FEA5k096dA6DvYTXQM" text:style-name="Internet_20_link" text:visited-style-name="Visited_20_Internet_20_Link">https://teams.live.com/l/community/FEA5k096dA6DvYTXQM</text:a></text:p>
      <text:h text:style-name="P242" text:outline-level="3">New table</text:h>
      <text:p text:style-name="P56">I would like to add this table :</text:p>
      <text:p text:style-name="Code">CREATE TABLE "Group" (</text:p>
      <text:p text:style-name="Code"><text:tab/>"Id"<text:tab/>INTEGER,</text:p>
      <text:p text:style-name="Code"><text:tab/>"Name"<text:tab/>TEXT NOT NULL,</text:p>
      <text:p text:style-name="Code"><text:tab/>"Inactivated"<text:tab/>INTEGER NOT NULL DEFAULT 0,</text:p>
      <text:p text:style-name="Code"><text:tab/>PRIMARY KEY("Id")</text:p>
      <text:p text:style-name="Code">);</text:p>
      <text:p text:style-name="P56">So we need a new class GroupController.</text:p>
      <text:p text:style-name="P56">We have to respect DRY principle. So a BaseController class must be created. We have to add 5 new routes to display, add, delete, edit and update this new table</text:p>
      <text:h text:style-name="P243" text:outline-level="3">Latte - group</text:h>
      <text:p text:style-name="P57">Avec cette table :</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P57">En utilisant flightphp et latte :</text:p>
      <text:list text:style-name="L14">
        <text:list-item>
          <text:p text:style-name="P298">Créer la classe groupController pour créer, lire, modifier et supprimer des enregistrements dans la table group.</text:p>
        </text:list-item>
        <text:list-item>
          <text:p text:style-name="P298">Créer le fichier index.php avec les routes permettant le CRUD.</text:p>
        </text:list-item>
        <text:list-item>
          <text:p text:style-name="P298">Créer les vues avec latte</text:p>
        </text:list-item>
      </text:list>
      <text:h text:style-name="P244" text:outline-level="3">latte – GroupAutorization</text:h>
      <text:p text:style-name="P58">Ce contrôleur permet CRUD sur la table « Group »</text:p>
      <text:p text:style-name="Code">&lt;?php</text:p>
      <text:p text:style-name="Code"><text:span text:style-name="T2">namespace</text:span> controllers;</text:p>
      <text:p text:style-name="Code"/>
      <text:p text:style-name="Code"><text:span text:style-name="T2">use</text:span> PDO;</text:p>
      <text:p text:style-name="Code"/>
      <text:p text:style-name="Code"><text:span text:style-name="T2">class</text:span> GroupController <text:span text:style-name="T2">extends</text:span> BaseController {</text:p>
      <text:p text:style-name="Code"/>
      <text:p text:style-name="Code"><text:span text:style-name="T2">public</text:span> <text:span text:style-name="T2">function</text:span> index() {</text:p>
      <text:p text:style-name="Code">$stmt = <text:span text:style-name="T2">$this</text:span>-&gt;pdo-&gt;query(<text:span text:style-name="T7">'</text:span><text:span text:style-name="T2">SELECT</text:span><text:span text:style-name="T7"> </text:span>*<text:span text:style-name="T7"> </text:span><text:span text:style-name="T2">FROM</text:span><text:span text:style-name="T7"> "Group" </text:span><text:span text:style-name="T2">WHERE</text:span><text:span text:style-name="T7"> Inactivated </text:span>=<text:span text:style-name="T7"> </text:span><text:span text:style-name="T6">0</text:span><text:span text:style-name="T7">'</text:span>);</text:p>
      <text:p text:style-name="Code">$groups = $stmt-&gt;fetchAll(PDO::FETCH_ASSOC);</text:p>
      <text:p text:style-name="Code">echo <text:span text:style-name="T2">$this</text:span>-&gt;latte-&gt;render(<text:span text:style-name="T7">'views/groups/index.latte'</text:span>, [</text:p>
      <text:p text:style-name="Code"><text:span text:style-name="T7">'groups'</text:span> =&gt; $groups</text:p>
      <text:p text:style-name="Code">]);</text:p>
      <text:p text:style-name="Code">}</text:p>
      <text:p text:style-name="Code"/>
      <text:p text:style-name="Code"><text:soft-page-break/><text:span text:style-name="T2">public</text:span> <text:span text:style-name="T2">function</text:span> create() {</text:p>
      <text:p text:style-name="Code"><text:span text:style-name="T2">if</text:span> ($_SERVER[<text:span text:style-name="T7">'REQUEST_METHOD'</text:span>] === <text:span text:style-name="T7">'POST'</text:span>) {</text:p>
      <text:p text:style-name="Code">$name = isset($_POST[<text:span text:style-name="T7">'name'</text:span>]) ? <text:span text:style-name="T2">$this</text:span>-&gt;sanitizeInput($_POST[<text:span text:style-name="T7">'name'</text:span>]) : <text:span text:style-name="T7">''</text:span>;</text:p>
      <text:p text:style-name="Code">$selfRegistration = isset($_POST[<text:span text:style-name="T7">'selfRegistration'</text:span>]) ? <text:span text:style-name="T6">1</text:span> : <text:span text:style-name="T6">0</text:span>;</text:p>
      <text:p text:style-name="Code"><text:span text:style-name="T2">if</text:span> (empty($name)) {</text:p>
      <text:p text:style-name="Code">// Gérer l'erreur si le nom est vide</text:p>
      <text:p text:style-name="Code">echo <text:span text:style-name="T2">$this</text:span>-&gt;latte-&gt;render(<text:span text:style-name="T7">'views/groups/create.latte'</text:span>, [</text:p>
      <text:p text:style-name="Code"><text:span text:style-name="T7">'error'</text:span> =&gt; <text:span text:style-name="T7">'Le nom du groupe est requis'</text:span></text:p>
      <text:p text:style-name="Code">]);</text:p>
      <text:p text:style-name="Code"><text:span text:style-name="T2">return</text:span>;</text:p>
      <text:p text:style-name="Code">}</text:p>
      <text:p text:style-name="Code">$stmt = <text:span text:style-name="T2">$this</text:span>-&gt;pdo-&gt;prepare(<text:span text:style-name="T7">'</text:span><text:span text:style-name="T2">INSERT INTO</text:span><text:span text:style-name="T7"> "Group" (</text:span><text:span text:style-name="T2">Name</text:span><text:span text:style-name="T7">, SelfRegistration) </text:span><text:span text:style-name="T2">VALUES</text:span><text:span text:style-name="T7"> (?, ?)'</text:span>);</text:p>
      <text:p text:style-name="Code">$stmt-&gt;execute([$name, $selfRegistration]);</text:p>
      <text:p text:style-name="Code"><text:span text:style-name="T2">$this</text:span>-&gt;flight-&gt;redirect(<text:span text:style-name="T7">'/groups'</text:span>);</text:p>
      <text:p text:style-name="Code"><text:span text:style-name="T2">return</text:span>;</text:p>
      <text:p text:style-name="Code">}</text:p>
      <text:p text:style-name="Code">echo <text:span text:style-name="T2">$this</text:span>-&gt;latte-&gt;render(<text:span text:style-name="T7">'views/groups/create.latte'</text:span>);</text:p>
      <text:p text:style-name="Code">}</text:p>
      <text:p text:style-name="Code"/>
      <text:p text:style-name="Code"><text:span text:style-name="T2">public</text:span> <text:span text:style-name="T2">function</text:span> edit($id) {</text:p>
      <text:p text:style-name="Code"><text:span text:style-name="T2">if</text:span> ($_SERVER[<text:span text:style-name="T7">'REQUEST_METHOD'</text:span>] === <text:span text:style-name="T7">'POST'</text:span>) {</text:p>
      <text:p text:style-name="Code">$name = isset($_POST[<text:span text:style-name="T7">'name'</text:span>]) ? <text:span text:style-name="T2">$this</text:span>-&gt;sanitizeInput($_POST[<text:span text:style-name="T7">'name'</text:span>]) : <text:span text:style-name="T7">''</text:span>;</text:p>
      <text:p text:style-name="Code">$selfRegistration = isset($_POST[<text:span text:style-name="T7">'selfRegistration'</text:span>]) ? <text:span text:style-name="T6">1</text:span> : <text:span text:style-name="T6">0</text:span>;</text:p>
      <text:p text:style-name="Code"><text:span text:style-name="T2">if</text:span> (empty($name)) {</text:p>
      <text:p text:style-name="Code">$stmt = <text:span text:style-name="T2">$this</text:span>-&gt;pdo-&gt;prepare(<text:span text:style-name="T7">'</text:span><text:span text:style-name="T2">SELECT</text:span><text:span text:style-name="T7"> </text:span>*<text:span text:style-name="T7"> </text:span><text:span text:style-name="T2">FROM</text:span><text:span text:style-name="T7"> "Group" </text:span><text:span text:style-name="T2">WHERE</text:span><text:span text:style-name="T7"> Id </text:span>=<text:span text:style-name="T7"> ?'</text:span>);</text:p>
      <text:p text:style-name="Code">$stmt-&gt;execute([$id]);</text:p>
      <text:p text:style-name="Code">$group = $stmt-&gt;fetch(PDO::FETCH_ASSOC);</text:p>
      <text:p text:style-name="Code">echo <text:span text:style-name="T2">$this</text:span>-&gt;latte-&gt;render(<text:span text:style-name="T7">'views/groups/edit.latte'</text:span>, [</text:p>
      <text:p text:style-name="Code"><text:span text:style-name="T7">'group'</text:span> =&gt; $group,</text:p>
      <text:p text:style-name="Code"><text:span text:style-name="T7">'error'</text:span> =&gt; <text:span text:style-name="T7">'Le nom du groupe est requis'</text:span></text:p>
      <text:p text:style-name="Code">]);</text:p>
      <text:p text:style-name="Code"><text:span text:style-name="T2">return</text:span>;</text:p>
      <text:p text:style-name="Code">}</text:p>
      <text:p text:style-name="Code">$stmt = <text:span text:style-name="T2">$this</text:span>-&gt;pdo-&gt;prepare(<text:span text:style-name="T7">'</text:span><text:span text:style-name="T2">UPDATE</text:span><text:span text:style-name="T7"> "Group" </text:span><text:span text:style-name="T2">SET</text:span><text:span text:style-name="T7"> </text:span><text:span text:style-name="T2">Name</text:span><text:span text:style-name="T7"> </text:span>=<text:span text:style-name="T7"> ?, SelfRegistration </text:span>=<text:span text:style-name="T7"> ? </text:span><text:span text:style-name="T2">WHERE</text:span><text:span text:style-name="T7"> Id </text:span>=<text:span text:style-name="T7"> ?'</text:span>);</text:p>
      <text:p text:style-name="Code">$stmt-&gt;execute([$name, $selfRegistration, $id]);</text:p>
      <text:p text:style-name="Code"><text:span text:style-name="T2">$this</text:span>-&gt;flight-&gt;redirect(<text:span text:style-name="T7">'/groups'</text:span>);</text:p>
      <text:p text:style-name="Code"><text:span text:style-name="T2">return</text:span>;</text:p>
      <text:p text:style-name="Code">}</text:p>
      <text:p text:style-name="Code">$stmt = <text:span text:style-name="T2">$this</text:span>-&gt;pdo-&gt;prepare(<text:span text:style-name="T7">'</text:span><text:span text:style-name="T2">SELECT</text:span><text:span text:style-name="T7"> </text:span>*<text:span text:style-name="T7"> </text:span><text:span text:style-name="T2">FROM</text:span><text:span text:style-name="T7"> "Group" </text:span><text:span text:style-name="T2">WHERE</text:span><text:span text:style-name="T7"> Id </text:span>=<text:span text:style-name="T7"> ?'</text:span>);</text:p>
      <text:p text:style-name="Code">$stmt-&gt;execute([$id]);</text:p>
      <text:p text:style-name="Code">$group = $stmt-&gt;fetch(PDO::FETCH_ASSOC);</text:p>
      <text:p text:style-name="Code"><text:span text:style-name="T2">if</text:span> (!$group) {</text:p>
      <text:p text:style-name="Code"><text:span text:style-name="T2">$this</text:span>-&gt;flight-&gt;redirect(<text:span text:style-name="T7">'/groups'</text:span>);</text:p>
      <text:p text:style-name="Code"><text:span text:style-name="T2">return</text:span>;</text:p>
      <text:p text:style-name="Code">}</text:p>
      <text:p text:style-name="Code">echo <text:span text:style-name="T2">$this</text:span>-&gt;latte-&gt;render(<text:span text:style-name="T7">'views/groups/edit.latte'</text:span>, [</text:p>
      <text:p text:style-name="Code"><text:span text:style-name="T7">'group'</text:span> =&gt; $group</text:p>
      <text:p text:style-name="Code">]);</text:p>
      <text:p text:style-name="Code">}</text:p>
      <text:p text:style-name="Code"/>
      <text:p text:style-name="Code"><text:span text:style-name="T2">public</text:span> <text:span text:style-name="T2">function</text:span> delete($id) {</text:p>
      <text:p text:style-name="Code">$stmt = <text:span text:style-name="T2">$this</text:span>-&gt;pdo-&gt;prepare(<text:span text:style-name="T7">'</text:span><text:span text:style-name="T2">UPDATE</text:span><text:span text:style-name="T7"> "Group" </text:span><text:span text:style-name="T2">SET</text:span><text:span text:style-name="T7"> Inactivated </text:span>=<text:span text:style-name="T7"> </text:span><text:span text:style-name="T6">1</text:span><text:span text:style-name="T7"> </text:span><text:span text:style-name="T2">WHERE</text:span><text:span text:style-name="T7"> Id </text:span>=<text:span text:style-name="T7"> ?'</text:span>);</text:p>
      <text:p text:style-name="Code">$stmt-&gt;execute([$id]);</text:p>
      <text:p text:style-name="Code"><text:span text:style-name="T2">$this</text:span>-&gt;flight-&gt;redirect(<text:span text:style-name="T7">'/groups'</text:span>);</text:p>
      <text:p text:style-name="Code">}</text:p>
      <text:p text:style-name="Code"><text:soft-page-break/>}</text:p>
      <text:p text:style-name="P58">La vue d’édition d’un groupe est :</text:p>
      <text:p text:style-name="Code">{<text:span text:style-name="T2">extends </text:span><text:span text:style-name="T7">"layout.latte"</text:span>}</text:p>
      <text:p text:style-name="Code"/>
      <text:p text:style-name="Code">{<text:span text:style-name="T2">block </text:span>title}Modifier le groupe{<text:span text:style-name="T2">/block</text:span>}</text:p>
      <text:p text:style-name="Code"/>
      <text:p text:style-name="Code">{<text:span text:style-name="T2">block </text:span>content}</text:p>
      <text:p text:style-name="Code"><text:span text:style-name="T13">&lt;div</text:span> <text:span text:style-name="T15">class</text:span>=<text:span text:style-name="T2">"row justify-content-center"</text:span><text:span text:style-name="T13">&gt;</text:span></text:p>
      <text:p text:style-name="Code"><text:span text:style-name="T13">&lt;div</text:span> <text:span text:style-name="T15">class</text:span>=<text:span text:style-name="T2">"col-md-6"</text:span><text:span text:style-name="T13">&gt;</text:span></text:p>
      <text:p text:style-name="Code"><text:span text:style-name="T13">&lt;div</text:span> <text:span text:style-name="T15">class</text:span>=<text:span text:style-name="T2">"card"</text:span><text:span text:style-name="T13">&gt;</text:span></text:p>
      <text:p text:style-name="Code"><text:span text:style-name="T13">&lt;div</text:span> <text:span text:style-name="T15">class</text:span>=<text:span text:style-name="T2">"card-header"</text:span><text:span text:style-name="T13">&gt;</text:span></text:p>
      <text:p text:style-name="Code"><text:span text:style-name="T13">&lt;h2</text:span> <text:span text:style-name="T15">class</text:span>=<text:span text:style-name="T2">"card-title h5 m-0"</text:span><text:span text:style-name="T13">&gt;</text:span>Modifier le groupe<text:span text:style-name="T13">&lt;/h2&gt;</text:span></text:p>
      <text:p text:style-name="Code">&lt;/div&gt;</text:p>
      <text:p text:style-name="Code"><text:span text:style-name="T13">&lt;div</text:span> <text:span text:style-name="T15">class</text:span>=<text:span text:style-name="T2">"card-body"</text:span><text:span text:style-name="T13">&gt;</text:span></text:p>
      <text:p text:style-name="Code">{<text:span text:style-name="T2">if </text:span>isset($error)}</text:p>
      <text:p text:style-name="Code"><text:span text:style-name="T13">&lt;div</text:span> <text:span text:style-name="T15">class</text:span>=<text:span text:style-name="T2">"alert alert-danger alert-dismissible fade show"</text:span> <text:span text:style-name="T15">role</text:span>=<text:span text:style-name="T2">"alert"</text:span><text:span text:style-name="T13">&gt;</text:span></text:p>
      <text:p text:style-name="Code">{$error}</text:p>
      <text:p text:style-name="Code"><text:span text:style-name="T13">&lt;button</text:span> <text:span text:style-name="T15">type</text:span>=<text:span text:style-name="T2">"button"</text:span> <text:span text:style-name="T15">class</text:span>=<text:span text:style-name="T2">"btn-close"</text:span> <text:span text:style-name="T15">data-bs-dismiss</text:span>=<text:span text:style-name="T2">"alert"</text:span> <text:span text:style-name="T15">aria-label</text:span>=<text:span text:style-name="T2">"Close"</text:span><text:span text:style-name="T13">&gt;&lt;/button&gt;</text:span></text:p>
      <text:p text:style-name="Code">&lt;/div&gt;</text:p>
      <text:p text:style-name="Code">{<text:span text:style-name="T2">/if</text:span>}</text:p>
      <text:p text:style-name="Code"/>
      <text:p text:style-name="Code"><text:span text:style-name="T13">&lt;form</text:span> <text:span text:style-name="T15">method</text:span>=<text:span text:style-name="T2">"POST"</text:span><text:span text:style-name="T13">&gt;</text:span></text:p>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name"</text:span> <text:span text:style-name="T15">class</text:span>=<text:span text:style-name="T2">"form-label"</text:span><text:span text:style-name="T13">&gt;</text:span>Nom<text:span text:style-name="T13">&lt;/label&gt;</text:span></text:p>
      <text:p text:style-name="Code"><text:span text:style-name="T13">&lt;input</text:span> <text:span text:style-name="T15">type</text:span>=<text:span text:style-name="T2">"text"</text:span> <text:span text:style-name="T15">class</text:span>=<text:span text:style-name="T2">"form-control {if isset($error)}is-invalid{/if}"</text:span> </text:p>
      <text:p text:style-name="Code"><text:span text:style-name="T15">id</text:span>=<text:span text:style-name="T2">"name"</text:span> <text:span text:style-name="T15">name</text:span>=<text:span text:style-name="T2">"name"</text:span> <text:span text:style-name="T15">value</text:span>=<text:span text:style-name="T2">"{$group['Name']}"</text:span> <text:span text:style-name="T15">required</text:span><text:span text:style-name="T13">&gt;</text:span></text:p>
      <text:p text:style-name="Code"><text:span text:style-name="T13">&lt;div</text:span> <text:span text:style-name="T15">class</text:span>=<text:span text:style-name="T2">"invalid-feedback"</text:span><text:span text:style-name="T13">&gt;</text:span>Le nom du groupe est requis<text:span text:style-name="T13">&lt;/div&gt;</text:span></text:p>
      <text:p text:style-name="Code">&lt;/div&gt;</text:p>
      <text:p text:style-name="Code"><text:span text:style-name="T13">&lt;div</text:span> <text:span text:style-name="T15">class</text:span>=<text:span text:style-name="T2">"mb-3 form-check"</text:span><text:span text:style-name="T13">&gt;</text:span></text:p>
      <text:p text:style-name="Code"><text:span text:style-name="T13">&lt;input</text:span> <text:span text:style-name="T15">type</text:span>=<text:span text:style-name="T2">"checkbox"</text:span> <text:span text:style-name="T15">class</text:span>=<text:span text:style-name="T2">"form-check-input"</text:span> <text:span text:style-name="T15">id</text:span>=<text:span text:style-name="T2">"selfRegistration"</text:span> </text:p>
      <text:p text:style-name="Code"><text:span text:style-name="T15">name</text:span>=<text:span text:style-name="T2">"selfRegistration"</text:span> <text:span text:style-name="T15">value</text:span>=<text:span text:style-name="T2">"1"</text:span> <text:span text:style-name="T15">{if</text:span> <text:span text:style-name="T15">$group[</text:span><text:span text:style-name="T38">'SelfRegistration']}checked{/if}</text:span><text:span text:style-name="T13">&gt;</text:span></text:p>
      <text:p text:style-name="Code"><text:span text:style-name="T13">&lt;label</text:span> <text:span text:style-name="T15">class</text:span>=<text:span text:style-name="T2">"form-check-label"</text:span> <text:span text:style-name="T15">for</text:span>=<text:span text:style-name="T2">"selfRegistration"</text:span><text:span text:style-name="T13">&gt;</text:span>Auto-inscription autorisée<text:span text:style-name="T13">&lt;/label&gt;</text:span></text:p>
      <text:p text:style-name="Code">&lt;/div&gt;</text:p>
      <text:p text:style-name="Code"><text:span text:style-name="T13">&lt;div</text:span> <text:span text:style-name="T15">class</text:span>=<text:span text:style-name="T2">"d-flex justify-content-between"</text:span><text:span text:style-name="T13">&gt;</text:span></text:p>
      <text:p text:style-name="Code"><text:span text:style-name="T13">&lt;a</text:span> <text:span text:style-name="T15">href</text:span>=<text:span text:style-name="T2">"/groups"</text:span> <text:span text:style-name="T15">class</text:span>=<text:span text:style-name="T2">"btn btn-secondary"</text:span><text:span text:style-name="T13">&gt;</text:span>Annuler<text:span text:style-name="T13">&lt;/a&gt;</text:span></text:p>
      <text:p text:style-name="Code"><text:span text:style-name="T13">&lt;button</text:span> <text:span text:style-name="T15">type</text:span>=<text:span text:style-name="T2">"submit"</text:span> <text:span text:style-name="T15">class</text:span>=<text:span text:style-name="T2">"btn btn-primary"</text:span><text:span text:style-name="T13">&gt;</text:span>Enregistrer<text:span text:style-name="T13">&lt;/button&gt;</text:span></text:p>
      <text:p text:style-name="Code">&lt;/div&gt;</text:p>
      <text:p text:style-name="Code">&lt;/form&gt;</text:p>
      <text:p text:style-name="Code">&lt;/div&gt;</text:p>
      <text:p text:style-name="Code">&lt;/div&gt;</text:p>
      <text:p text:style-name="Code">&lt;/div&gt;</text:p>
      <text:p text:style-name="Code">&lt;/div&gt;</text:p>
      <text:p text:style-name="Code">{<text:span text:style-name="T2">/block</text:span>}</text:p>
      <text:p text:style-name="Code"/>
      <text:p text:style-name="P58">Il faut ajouter la prise en charge des 2 tables suivantes pour permettre d’indiquer les autorisations associées à chaque groupe</text:p>
      <text:p text:style-name="Code">CREATE TABLE "GroupAuthorization" (</text:p>
      <text:p text:style-name="Code"><text:tab/>"Id"<text:tab/>INTEGER,</text:p>
      <text:p text:style-name="Code"><text:tab/>"IdGroup"<text:tab/>INTEGER NOT NULL,</text:p>
      <text:p text:style-name="Code"><text:tab/>"IdAuthorization"<text:tab/>INTEGER NOT NULL,</text:p>
      <text:p text:style-name="Code"><text:tab/>FOREIGN KEY("IdAuthorization") REFERENCES "Authorization"("Id"),</text:p>
      <text:p text:style-name="Code"><text:tab/>FOREIGN KEY("IdGroup") REFERENCES "Group"("Id"),</text:p>
      <text:p text:style-name="Code"><text:tab/>PRIMARY KEY("Id")</text:p>
      <text:p text:style-name="Code">);</text:p>
      <text:p text:style-name="Code"><text:soft-page-break/>CREATE TABLE "Authorization" (</text:p>
      <text:p text:style-name="Code"><text:tab/>"Id"<text:tab/>INTEGER,</text:p>
      <text:p text:style-name="Code"><text:tab/>"Name"<text:tab/>TEXT NOT NULL,</text:p>
      <text:p text:style-name="Code"><text:tab/>PRIMARY KEY("Id")</text:p>
      <text:p text:style-name="Code">);</text:p>
      <text:h text:style-name="P245" text:outline-level="3">Person and group</text:h>
      <text:p text:style-name="P59">On ajoute ces 2 tables :</text:p>
      <text:p text:style-name="Code">CREATE TABLE IF NOT EXISTS "PersonGroup" (</text:p>
      <text:p text:style-name="Code"><text:tab/>"Id"<text:tab/>INTEGER,</text:p>
      <text:p text:style-name="Code"><text:tab/>"IdPerson"<text:tab/>INTEGER NOT NULL,</text:p>
      <text:p text:style-name="Code"><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Code">CREATE TABLE IF NOT EXISTS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Imported"<text:tab/>INTEGER NOT NULL DEFAULT 0,</text:p>
      <text:p text:style-name="Code"><text:tab/>"Inactivated"<text:tab/>INTEGER NOT NULL DEFAULT 0,</text:p>
      <text:p text:style-name="Code"><text:tab/>"Phone"<text:tab/>TEXT,</text:p>
      <text:p text:style-name="Code"><text:tab/>PRIMARY KEY("Id")</text:p>
      <text:p text:style-name="Code">);</text:p>
      <text:p text:style-name="P59">On veut pouvoir associer des groupes aux personnes.</text:p>
      <text:p text:style-name="P59">La variable <text:span text:style-name="T39">d</text:span>e session userEmail donne l’adresse email de la personne qui s’est logger ou ‘’ si c’est un utilisateur anonyme.</text:p>
      <text:p text:style-name="P59">On veut un CRUD pour la table personne.</text:p>
      <text:p text:style-name="P59">Pour l’édition nous avons <text:span text:style-name="T39">3</text:span> cas possibles :</text:p>
      <text:p text:style-name="P59"><text:span text:style-name="T39">1)</text:span>l’utilisateur édite ses données (userEmail == Person.Email)</text:p>
      <text:p text:style-name="P59">les champs éditables sont :</text:p>
      <text:list text:style-name="L15">
        <text:list-item>
          <text:p text:style-name="P299">Email (si Imported == 0)</text:p>
        </text:list-item>
        <text:list-item>
          <text:p text:style-name="P299">Password</text:p>
        </text:list-item>
        <text:list-item>
          <text:p text:style-name="P299">FirstName(si Imported == 0)</text:p>
        </text:list-item>
        <text:list-item>
          <text:p text:style-name="P299">LastName(si Imported == 0)</text:p>
        </text:list-item>
        <text:list-item>
          <text:p text:style-name="P299">NickName</text:p>
        </text:list-item>
        <text:list-item>
          <text:p text:style-name="P299">Phone(si Imported == 0)</text:p>
        </text:list-item>
      </text:list>
      <text:p text:style-name="P62">2) l’utilisateur a l’autorisation « PersonManager »</text:p>
      <text:p text:style-name="P60"><text:soft-page-break/>les champs éditables sont :</text:p>
      <text:list text:continue-numbering="true" text:style-name="L15">
        <text:list-item>
          <text:p text:style-name="P300">Email</text:p>
        </text:list-item>
        <text:list-item>
          <text:p text:style-name="P300">FirstName</text:p>
        </text:list-item>
        <text:list-item>
          <text:p text:style-name="P300">LastName(si Imported == 0)</text:p>
        </text:list-item>
        <text:list-item>
          <text:p text:style-name="P300">Phone(si Imported == 0)</text:p>
        </text:list-item>
      </text:list>
      <text:p text:style-name="P62">3) utilisateur anonyme → pas d’accès au CRUD personnes</text:p>
      <text:p text:style-name="P62">La navbar doit permettre de gérer les groupes et les personnes si userEmail!=’’</text:p>
      <text:h text:style-name="P246" text:outline-level="3">Fusion des navbar</text:h>
      <text:p text:style-name="P61">Pour les groupes j’ai : views/groups/layout.latte :</text:p>
      <text:p text:style-name="Code"><text:span text:style-name="T13">&lt;!DOCTYPE</text:span> <text:span text:style-name="T15">html</text:span><text:span text:style-name="T13">&gt;</text:span></text:p>
      <text:p text:style-name="Code"><text:span text:style-name="T13">&lt;html</text:span> <text:span text:style-name="T15">lang</text:span>=<text:span text:style-name="T2">"fr"</text:span><text:span text:style-name="T13">&gt;</text:span></text:p>
      <text:p text:style-name="Code">&lt;head&gt;</text:p>
      <text:p text:style-name="Code"><text:span text:style-name="T13">&lt;title&gt;</text:span>{<text:span text:style-name="T2">block </text:span>title}{<text:span text:style-name="T2">/block</text:span>} - Gestion des groupes<text:span text:style-name="T13">&lt;/title&gt;</text:span></text:p>
      <text:p text:style-name="Code"><text:span text:style-name="T13">&lt;link</text:span> <text:span text:style-name="T15">href</text:span>=<text:span text:style-name="T2">"https://cdn.jsdelivr.net/npm/bootstrap@5.3.0/dist/css/bootstrap.min.css"</text:span> <text:span text:style-name="T15">rel</text:span>=<text:span text:style-name="T2">"stylesheet"</text:span><text:span text:style-name="T13">&gt;</text:span></text:p>
      <text:p text:style-name="Code">{<text:span text:style-name="T2">php </text:span>Tracy\Debugger::renderLoader()}</text:p>
      <text:p text:style-name="Code">&lt;/head&gt;</text:p>
      <text:p text:style-name="Code">&lt;body&gt;</text:p>
      <text:p text:style-name="Code"><text:span text:style-name="T13">&lt;nav</text:span> <text:span text:style-name="T15">class</text:span>=<text:span text:style-name="T2">"navbar navbar-expand-lg navbar-dark bg-dark"</text:span><text:span text:style-name="T13">&gt;</text:span></text:p>
      <text:p text:style-name="Code"><text:span text:style-name="T13">&lt;div</text:span> <text:span text:style-name="T15">class</text:span>=<text:span text:style-name="T2">"container"</text:span><text:span text:style-name="T13">&gt;</text:span></text:p>
      <text:p text:style-name="Code"><text:span text:style-name="T13">&lt;a</text:span> <text:span text:style-name="T15">class</text:span>=<text:span text:style-name="T2">"navbar-brand"</text:span> <text:span text:style-name="T15">href</text:span>=<text:span text:style-name="T2">"/groups"</text:span><text:span text:style-name="T13">&gt;</text:span>Gestion des groupes<text:span text:style-name="T13">&lt;/a&gt;</text:span></text:p>
      <text:p text:style-name="Code">&lt;/div&gt;</text:p>
      <text:p text:style-name="Code">&lt;/nav&gt;</text:p>
      <text:p text:style-name="Code"/>
      <text:p text:style-name="Code"><text:span text:style-name="T13">&lt;div</text:span> <text:span text:style-name="T15">class</text:span>=<text:span text:style-name="T2">"container mt-4"</text:span><text:span text:style-name="T13">&gt;</text:span></text:p>
      <text:p text:style-name="Code">{<text:span text:style-name="T2">block </text:span>content}{<text:span text:style-name="T2">/block</text:span>}</text:p>
      <text:p text:style-name="Code">&lt;/div&gt;</text:p>
      <text:p text:style-name="Code"/>
      <text:p text:style-name="Code"><text:span text:style-name="T13">&lt;script</text:span> <text:span text:style-name="T15">src</text:span>=<text:span text:style-name="T2">"https://cdn.jsdelivr.net/npm/bootstrap@5.3.0/dist/js/bootstrap.bundle.min.js"</text:span><text:span text:style-name="T13">&gt;&lt;/script&gt;</text:span></text:p>
      <text:p text:style-name="Code">{<text:span text:style-name="T2">block </text:span>scripts}{<text:span text:style-name="T2">/block</text:span>}</text:p>
      <text:p text:style-name="Code">&lt;/body&gt;</text:p>
      <text:p text:style-name="Code">&lt;/html&gt;</text:p>
      <text:p text:style-name="P61"/>
      <text:p text:style-name="P61">Pour les personnes j’ai : views/persons/layout.latte :</text:p>
      <text:p text:style-name="Code"><text:span text:style-name="T13">&lt;!DOCTYPE</text:span> <text:span text:style-name="T15">html</text:span><text:span text:style-name="T13">&gt;</text:span></text:p>
      <text:p text:style-name="Code"><text:span text:style-name="T13">&lt;html</text:span> <text:span text:style-name="T15">lang</text:span>=<text:span text:style-name="T2">"fr"</text:span><text:span text:style-name="T13">&gt;</text:span></text:p>
      <text:p text:style-name="Code">&lt;head&gt;</text:p>
      <text:p text:style-name="Code"><text:span text:style-name="T13">&lt;title&gt;</text:span>{<text:span text:style-name="T2">block </text:span>title}{<text:span text:style-name="T2">/block</text:span>} - Gestion des personnes<text:span text:style-name="T13">&lt;/title&gt;</text:span></text:p>
      <text:p text:style-name="Code"><text:span text:style-name="T13">&lt;link</text:span> <text:span text:style-name="T15">href</text:span>=<text:span text:style-name="T2">"https://cdn.jsdelivr.net/npm/bootstrap@5.3.0/dist/css/bootstrap.min.css"</text:span> <text:span text:style-name="T15">rel</text:span>=<text:span text:style-name="T2">"stylesheet"</text:span><text:span text:style-name="T13">&gt;</text:span></text:p>
      <text:p text:style-name="Code">{<text:span text:style-name="T2">php </text:span>Tracy\Debugger::renderLoader()}</text:p>
      <text:p text:style-name="Code">&lt;/head&gt;</text:p>
      <text:p text:style-name="Code">&lt;body&gt;</text:p>
      <text:p text:style-name="Code"><text:span text:style-name="T13">&lt;nav</text:span> <text:span text:style-name="T15">class</text:span>=<text:span text:style-name="T2">"navbar navbar-expand-lg navbar-dark bg-dark"</text:span><text:span text:style-name="T13">&gt;</text:span></text:p>
      <text:p text:style-name="Code"><text:span text:style-name="T13">&lt;div</text:span> <text:span text:style-name="T15">class</text:span>=<text:span text:style-name="T2">"container"</text:span><text:span text:style-name="T13">&gt;</text:span></text:p>
      <text:p text:style-name="Code"><text:span text:style-name="T13">&lt;a</text:span> <text:span text:style-name="T15">class</text:span>=<text:span text:style-name="T2">"navbar-brand"</text:span> <text:span text:style-name="T15">href</text:span>=<text:span text:style-name="T2">"/groups"</text:span><text:span text:style-name="T13">&gt;</text:span>Gestion des personnes<text:span text:style-name="T13">&lt;/a&gt;</text:span></text:p>
      <text:p text:style-name="Code">&lt;/div&gt;</text:p>
      <text:p text:style-name="Code"><text:soft-page-break/>&lt;/nav&gt;</text:p>
      <text:p text:style-name="Code"/>
      <text:p text:style-name="Code"><text:span text:style-name="T13">&lt;div</text:span> <text:span text:style-name="T15">class</text:span>=<text:span text:style-name="T2">"container mt-4"</text:span><text:span text:style-name="T13">&gt;</text:span></text:p>
      <text:p text:style-name="Code">{<text:span text:style-name="T2">block </text:span>content}{<text:span text:style-name="T2">/block</text:span>}</text:p>
      <text:p text:style-name="Code">&lt;/div&gt;</text:p>
      <text:p text:style-name="Code"/>
      <text:p text:style-name="Code"><text:span text:style-name="T13">&lt;script</text:span> <text:span text:style-name="T15">src</text:span>=<text:span text:style-name="T2">"https://cdn.jsdelivr.net/npm/bootstrap@5.3.0/dist/js/bootstrap.bundle.min.js"</text:span><text:span text:style-name="T13">&gt;&lt;/script&gt;</text:span></text:p>
      <text:p text:style-name="Code">{<text:span text:style-name="T2">block </text:span>scripts}{<text:span text:style-name="T2">/block</text:span>}</text:p>
      <text:p text:style-name="Code">&lt;/body&gt;</text:p>
      <text:p text:style-name="Code">&lt;/html&gt;</text:p>
      <text:p text:style-name="P61"/>
      <text:p text:style-name="P61">Il faut un seul navbar avec une option pour les groupes et une autre pour les personnes.</text:p>
      <text:h text:style-name="P247" text:outline-level="3">Formulaire modal avec latte <text:span text:style-name="T41">et Bootstrap</text:span></text:h>
      <text:h text:style-name="Heading_20_4" text:outline-level="4">Avec <text:span text:style-name="T40">ce</text:span> layout.latte <text:span text:style-name="T40">principal</text:span></text:h>
      <text:p text:style-name="Code"><text:span text:style-name="T13">&lt;!DOCTYPE</text:span> <text:span text:style-name="T15">html</text:span><text:span text:style-name="T13">&gt;</text:span></text:p>
      <text:p text:style-name="Code"><text:span text:style-name="T13">&lt;html</text:span> <text:span text:style-name="T15">lang</text:span>=<text:span text:style-name="T2">"fr"</text:span><text:span text:style-name="T13">&gt;</text:span></text:p>
      <text:p text:style-name="Code">&lt;head&gt;</text:p>
      <text:p text:style-name="Code"><text:span text:style-name="T13">&lt;title&gt;</text:span>{<text:span text:style-name="T2">block </text:span>title}{<text:span text:style-name="T2">/block</text:span>} - Gestion<text:span text:style-name="T13">&lt;/title&gt;</text:span></text:p>
      <text:p text:style-name="Code"><text:span text:style-name="T13">&lt;link</text:span> <text:span text:style-name="T15">href</text:span>=<text:span text:style-name="T2">"https://cdn.jsdelivr.net/npm/bootstrap@5.3.0/dist/css/bootstrap.min.css"</text:span> <text:span text:style-name="T15">rel</text:span>=<text:span text:style-name="T2">"stylesheet"</text:span><text:span text:style-name="T13">&gt;</text:span></text:p>
      <text:p text:style-name="Code">{<text:span text:style-name="T2">php </text:span>Tracy\Debugger::renderLoader()}</text:p>
      <text:p text:style-name="Code">&lt;/head&gt;</text:p>
      <text:p text:style-name="Code">&lt;body&gt;</text:p>
      <text:p text:style-name="Code"/>
      <text:p text:style-name="Code"><text:span text:style-name="T13">&lt;nav</text:span> <text:span text:style-name="T15">class</text:span>=<text:span text:style-name="T2">"navbar navbar-expand-lg navbar-dark bg-dark"</text:span><text:span text:style-name="T13">&gt;</text:span></text:p>
      <text:p text:style-name="Code"><text:span text:style-name="T13">&lt;div</text:span> <text:span text:style-name="T15">class</text:span>=<text:span text:style-name="T2">"container"</text:span><text:span text:style-name="T13">&gt;</text:span></text:p>
      <text:p text:style-name="Code"><text:span text:style-name="T13">&lt;a</text:span> <text:span text:style-name="T15">class</text:span>=<text:span text:style-name="T2">"navbar-brand"</text:span> <text:span text:style-name="T15">href</text:span>=<text:span text:style-name="T2">"/groups"</text:span><text:span text:style-name="T13">&gt;</text:span>Gestion<text:span text:style-name="T13">&lt;/a&gt;</text:span></text:p>
      <text:p text:style-name="Code"><text:span text:style-name="T13">&lt;button</text:span> <text:span text:style-name="T15">class</text:span>=<text:span text:style-name="T2">"navbar-toggler"</text:span> <text:span text:style-name="T15">type</text:span>=<text:span text:style-name="T2">"button"</text:span> <text:span text:style-name="T15">data-bs-toggle</text:span>=<text:span text:style-name="T2">"collapse"</text:span> <text:span text:style-name="T15">data-bs-target</text:span>=<text:span text:style-name="T2">"#navbarNav"</text:span><text:span text:style-name="T13">&gt;</text:span></text:p>
      <text:p text:style-name="Code"><text:span text:style-name="T13">&lt;span</text:span> <text:span text:style-name="T15">class</text:span>=<text:span text:style-name="T2">"navbar-toggler-icon"</text:span><text:span text:style-name="T13">&gt;&lt;/span&gt;</text:span></text:p>
      <text:p text:style-name="Code">&lt;/button&gt;</text:p>
      <text:p text:style-name="Code"><text:span text:style-name="T13">&lt;div</text:span> <text:span text:style-name="T15">class</text:span>=<text:span text:style-name="T2">"collapse navbar-collapse"</text:span> <text:span text:style-name="T15">id</text:span>=<text:span text:style-name="T2">"navbarNav"</text:span><text:span text:style-name="T13">&gt;</text:span></text:p>
      <text:p text:style-name="Code"><text:span text:style-name="T13">&lt;ul</text:span> <text:span text:style-name="T15">class</text:span>=<text:span text:style-name="T2">"navbar-nav"</text:span><text:span text:style-name="T13">&gt;</text:span></text:p>
      <text:p text:style-name="Code"><text:span text:style-name="T13">&lt;li</text:span> <text:span text:style-name="T15">class</text:span>=<text:span text:style-name="T2">"nav-item"</text:span><text:span text:style-name="T13">&gt;</text:span></text:p>
      <text:p text:style-name="Code"><text:span text:style-name="T13">&lt;a</text:span> <text:span text:style-name="T15">class</text:span>=<text:span text:style-name="T2">"nav-link"</text:span> <text:span text:style-name="T15">href</text:span>=<text:span text:style-name="T2">"/groups"</text:span><text:span text:style-name="T13">&gt;</text:span>Groupes<text:span text:style-name="T13">&lt;/a&gt;</text:span></text:p>
      <text:p text:style-name="Code">&lt;/li&gt;</text:p>
      <text:p text:style-name="Code"><text:span text:style-name="T13">&lt;li</text:span> <text:span text:style-name="T15">class</text:span>=<text:span text:style-name="T2">"nav-item"</text:span><text:span text:style-name="T13">&gt;</text:span></text:p>
      <text:p text:style-name="Code"><text:span text:style-name="T13">&lt;a</text:span> <text:span text:style-name="T15">class</text:span>=<text:span text:style-name="T2">"nav-link"</text:span> <text:span text:style-name="T15">href</text:span>=<text:span text:style-name="T2">"/persons"</text:span><text:span text:style-name="T13">&gt;</text:span>Personnes<text:span text:style-name="T13">&lt;/a&gt;</text:span></text:p>
      <text:p text:style-name="Code">&lt;/li&gt;</text:p>
      <text:p text:style-name="Code">&lt;/ul&gt;</text:p>
      <text:p text:style-name="Code">&lt;/div&gt;</text:p>
      <text:p text:style-name="Code">&lt;/div&gt;</text:p>
      <text:p text:style-name="Code">&lt;/nav&gt;</text:p>
      <text:p text:style-name="Code"/>
      <text:p text:style-name="Code"><text:span text:style-name="T13">&lt;div</text:span> <text:span text:style-name="T15">class</text:span>=<text:span text:style-name="T2">"container mt-4"</text:span><text:span text:style-name="T13">&gt;</text:span></text:p>
      <text:p text:style-name="Code">{<text:span text:style-name="T2">block </text:span>content}{<text:span text:style-name="T2">/block</text:span>}</text:p>
      <text:p text:style-name="Code">&lt;/div&gt;</text:p>
      <text:p text:style-name="Code"/>
      <text:p text:style-name="Code"><text:span text:style-name="T13">&lt;script</text:span> <text:span text:style-name="T15">src</text:span>=<text:span text:style-name="T2">"https://cdn.jsdelivr.net/npm/bootstrap@5.3.0/dist/js/bootstrap.bundle.min.js"</text:span><text:span text:style-name="T13">&gt;&lt;/script&gt;</text:span></text:p>
      <text:p text:style-name="Code"><text:soft-page-break/>{<text:span text:style-name="T2">block </text:span>scripts}{<text:span text:style-name="T2">/block</text:span>}</text:p>
      <text:p text:style-name="Code">&lt;/body&gt;</text:p>
      <text:p text:style-name="Code">&lt;/html&gt;</text:p>
      <text:h text:style-name="Heading_20_4" text:outline-level="4">Et ces layouts secondaires</text:h>
      <text:h text:style-name="Heading_20_5" text:outline-level="5">layout.latte</text:h>
      <text:p text:style-name="Code">{<text:span text:style-name="T2">extends </text:span><text:span text:style-name="T7">'../layout.latte'</text:span>}</text:p>
      <text:p text:style-name="Code"/>
      <text:p text:style-name="Code">{<text:span text:style-name="T2">block </text:span>title}Gestion des personnes{<text:span text:style-name="T2">/block</text:span>}</text:p>
      <text:p text:style-name="Code"/>
      <text:p text:style-name="Code">{<text:span text:style-name="T2">block </text:span>content}</text:p>
      <text:p text:style-name="Code">{<text:span text:style-name="T2">include </text:span>content}</text:p>
      <text:p text:style-name="Code">{<text:span text:style-name="T2">/block</text:span>}</text:p>
      <text:h text:style-name="Heading_20_5" text:outline-level="5">index.latte</text:h>
      <text:p text:style-name="Code">{<text:span text:style-name="T2">extends </text:span><text:span text:style-name="T7">"layout.latte"</text:span>}</text:p>
      <text:p text:style-name="Code"/>
      <text:p text:style-name="Code">{<text:span text:style-name="T2">define </text:span>content}</text:p>
      <text:p text:style-name="Code">{<text:span text:style-name="T2">block </text:span>title}Personnes{<text:span text:style-name="T2">/block</text:span>}</text:p>
      <text:p text:style-name="Code"/>
      <text:p text:style-name="Code">{<text:span text:style-name="T2">block </text:span>content}</text:p>
      <text:p text:style-name="Code"><text:span text:style-name="T13">&lt;div</text:span> <text:span text:style-name="T15">class</text:span>=<text:span text:style-name="T2">"container"</text:span><text:span text:style-name="T13">&gt;</text:span></text:p>
      <text:p text:style-name="Code"><text:span text:style-name="T13">&lt;h1&gt;</text:span>Personnes<text:span text:style-name="T13">&lt;/h1&gt;</text:span></text:p>
      <text:p text:style-name="Code"><text:span text:style-name="T13">&lt;a</text:span> <text:span text:style-name="T15">href</text:span>=<text:span text:style-name="T2">"/persons/create"</text:span> <text:span text:style-name="T15">class</text:span>=<text:span text:style-name="T2">"btn btn-primary mb-3"</text:span><text:span text:style-name="T13">&gt;</text:span>Créer une personne<text:span text:style-name="T13">&lt;/a&gt;</text:span></text:p>
      <text:p text:style-name="Code"><text:span text:style-name="T13">&lt;table</text:span> <text:span text:style-name="T15">class</text:span>=<text:span text:style-name="T2">"table"</text:span><text:span text:style-name="T13">&gt;</text:span></text:p>
      <text:p text:style-name="Code">&lt;thead&gt;</text:p>
      <text:p text:style-name="Code">&lt;tr&gt;</text:p>
      <text:p text:style-name="Code"><text:span text:style-name="T13">&lt;th&gt;</text:span>Email<text:span text:style-name="T13">&lt;/th&gt;</text:span></text:p>
      <text:p text:style-name="Code"><text:span text:style-name="T13">&lt;th&gt;</text:span>Nom<text:span text:style-name="T13">&lt;/th&gt;</text:span></text:p>
      <text:p text:style-name="Code"><text:span text:style-name="T13">&lt;th&gt;</text:span>Prénom<text:span text:style-name="T13">&lt;/th&gt;</text:span></text:p>
      <text:p text:style-name="Code"><text:span text:style-name="T13">&lt;th&gt;</text:span>Actions<text:span text:style-name="T13">&lt;/th&gt;</text:span></text:p>
      <text:p text:style-name="Code">&lt;/tr&gt;</text:p>
      <text:p text:style-name="Code">&lt;/thead&gt;</text:p>
      <text:p text:style-name="Code">&lt;tbody&gt;</text:p>
      <text:p text:style-name="Code">{<text:span text:style-name="T2">foreach </text:span>$persons as $person}</text:p>
      <text:p text:style-name="Code">&lt;tr&gt;</text:p>
      <text:p text:style-name="Code"><text:span text:style-name="T13">&lt;td&gt;</text:span>{$person[<text:span text:style-name="T7">'Email'</text:span>]}<text:span text:style-name="T13">&lt;/td&gt;</text:span></text:p>
      <text:p text:style-name="Code"><text:span text:style-name="T13">&lt;td&gt;</text:span>{$person[<text:span text:style-name="T7">'LastName'</text:span>]}<text:span text:style-name="T13">&lt;/td&gt;</text:span></text:p>
      <text:p text:style-name="Code"><text:span text:style-name="T13">&lt;td&gt;</text:span>{$person[<text:span text:style-name="T7">'FirstName'</text:span>]}<text:span text:style-name="T13">&lt;/td&gt;</text:span></text:p>
      <text:p text:style-name="Code">&lt;td&gt;</text:p>
      <text:p text:style-name="Code"><text:span text:style-name="T13">&lt;a</text:span> <text:span text:style-name="T15">href</text:span>=<text:span text:style-name="T2">"/persons/edit/{$person['Id']}"</text:span> <text:span text:style-name="T15">class</text:span>=<text:span text:style-name="T2">"btn btn-sm btn-warning"</text:span><text:span text:style-name="T13">&gt;</text:span>Éditer<text:span text:style-name="T13">&lt;/a&gt;</text:span></text:p>
      <text:p text:style-name="Code"><text:span text:style-name="T13">&lt;a</text:span> <text:span text:style-name="T15">href</text:span>=<text:span text:style-name="T2">"/persons/delete/{$person['Id']}"</text:span> <text:span text:style-name="T15">class</text:span>=<text:span text:style-name="T2">"btn btn-sm btn-danger"</text:span> <text:span text:style-name="T15">onclick</text:span>=<text:span text:style-name="T2">"return confirm(</text:span><text:span text:style-name="T7">'Voulez-vous vraiment supprimer cette personne ?'</text:span><text:span text:style-name="T2">)"</text:span><text:span text:style-name="T13">&gt;</text:span>Supprimer<text:span text:style-name="T13">&lt;/a&gt;</text:span></text:p>
      <text:p text:style-name="Code">&lt;/td&gt;</text:p>
      <text:p text:style-name="Code">&lt;/tr&gt;</text:p>
      <text:p text:style-name="Code">{<text:span text:style-name="T2">/foreach</text:span>}</text:p>
      <text:p text:style-name="Code">&lt;/tbody&gt;</text:p>
      <text:p text:style-name="Code">&lt;/table&gt;</text:p>
      <text:p text:style-name="Code">&lt;/div&gt;</text:p>
      <text:p text:style-name="Code">{<text:span text:style-name="T2">/block</text:span>}</text:p>
      <text:p text:style-name="Code">{<text:span text:style-name="T2">/define</text:span>}</text:p>
      <text:p text:style-name="P63"/>
      <text:p text:style-name="P64">Comment faire pour pouvoir aussi afficher un formulaire modal comme celui-ci par exemple :</text:p>
      <text:p text:style-name="Code"><text:span text:style-name="T13">&lt;div</text:span> <text:span text:style-name="T15">class</text:span>=<text:span text:style-name="T2">"modal fade"</text:span> <text:span text:style-name="T15">id</text:span>=<text:span text:style-name="T2">"loginModal"</text:span> <text:span text:style-name="T15">tabindex</text:span>=<text:span text:style-name="T2">"-1"</text:span> <text:span text:style-name="T15">aria-labelledby</text:span>=<text:span text:style-name="T2">"loginModalLabel"</text:span> <text:span text:style-name="T15">aria-hidden</text:span>=<text:span text:style-name="T2">"true"</text:span><text:span text:style-name="T13">&gt;</text:span></text:p>
      <text:p text:style-name="Code"><text:soft-page-break/><text:span text:style-name="T13">&lt;div</text:span> <text:span text:style-name="T15">class</text:span>=<text:span text:style-name="T2">"modal-dialog"</text:span><text:span text:style-name="T13">&gt;</text:span></text:p>
      <text:p text:style-name="Code"><text:span text:style-name="T13">&lt;div</text:span> <text:span text:style-name="T15">class</text:span>=<text:span text:style-name="T2">"modal-content"</text:span><text:span text:style-name="T13">&gt;</text:span></text:p>
      <text:p text:style-name="Code"><text:span text:style-name="T13">&lt;div</text:span> <text:span text:style-name="T15">class</text:span>=<text:span text:style-name="T2">"modal-header"</text:span><text:span text:style-name="T13">&gt;</text:span></text:p>
      <text:p text:style-name="Code"><text:span text:style-name="T13">&lt;h5</text:span> <text:span text:style-name="T15">class</text:span>=<text:span text:style-name="T2">"modal-title"</text:span> <text:span text:style-name="T15">id</text:span>=<text:span text:style-name="T2">"loginModalLabel"</text:span><text:span text:style-name="T13">&gt;</text:span>Connexion<text:span text:style-name="T13">&lt;/h5&gt;</text:span></text:p>
      <text:p text:style-name="Code"><text:span text:style-name="T13">&lt;button</text:span> <text:span text:style-name="T15">type</text:span>=<text:span text:style-name="T2">"button"</text:span> <text:span text:style-name="T15">class</text:span>=<text:span text:style-name="T2">"btn-close"</text:span> <text:span text:style-name="T15">data-bs-dismiss</text:span>=<text:span text:style-name="T2">"modal"</text:span> <text:span text:style-name="T15">aria-label</text:span>=<text:span text:style-name="T2">"Close"</text:span><text:span text:style-name="T13">&gt;&lt;/button&gt;</text:span></text:p>
      <text:p text:style-name="Code">&lt;/div&gt;</text:p>
      <text:p text:style-name="Code"><text:span text:style-name="T13">&lt;form</text:span> <text:span text:style-name="T15">id</text:span>=<text:span text:style-name="T2">"loginForm"</text:span> <text:span text:style-name="T15">action</text:span>=<text:span text:style-name="T2">"areas/SignIn/Check.php"</text:span> <text:span text:style-name="T15">method</text:span>=<text:span text:style-name="T2">"POST"</text:span> <text:span text:style-name="T15">novalidate</text:span><text:span text:style-name="T13">&gt;</text:span></text:p>
      <text:p text:style-name="Code"><text:span text:style-name="T13">&lt;div</text:span> <text:span text:style-name="T15">class</text:span>=<text:span text:style-name="T2">"modal-body"</text:span><text:span text:style-name="T13">&gt;</text:span></text:p>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email"</text:span> <text:span text:style-name="T15">class</text:span>=<text:span text:style-name="T2">"form-label"</text:span><text:span text:style-name="T13">&gt;</text:span>Adresse email<text:span text:style-name="T13">&lt;/label&gt;</text:span></text:p>
      <text:p text:style-name="Code"><text:span text:style-name="T13">&lt;input</text:span> <text:span text:style-name="T15">type</text:span>=<text:span text:style-name="T2">"email"</text:span> <text:span text:style-name="T15">class</text:span>=<text:span text:style-name="T2">"form-control"</text:span> <text:span text:style-name="T15">id</text:span>=<text:span text:style-name="T2">"email"</text:span> <text:span text:style-name="T15">name</text:span>=<text:span text:style-name="T2">"email"</text:span> <text:span text:style-name="T15">required</text:span><text:span text:style-name="T13">&gt;</text:span></text:p>
      <text:p text:style-name="Code"><text:span text:style-name="T13">&lt;div</text:span> <text:span text:style-name="T15">class</text:span>=<text:span text:style-name="T2">"invalid-feedback"</text:span><text:span text:style-name="T13">&gt;</text:span>Veuillez entrer une adresse email valide.<text:span text:style-name="T13">&lt;/div&gt;</text:span></text:p>
      <text:p text:style-name="Code">&lt;/div&gt;</text:p>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password"</text:span> <text:span text:style-name="T15">class</text:span>=<text:span text:style-name="T2">"form-label"</text:span><text:span text:style-name="T13">&gt;</text:span>Mot de passe<text:span text:style-name="T13">&lt;/label&gt;</text:span></text:p>
      <text:p text:style-name="Code"><text:span text:style-name="T13">&lt;input</text:span> <text:span text:style-name="T15">type</text:span>=<text:span text:style-name="T2">"password"</text:span> <text:span text:style-name="T15">class</text:span>=<text:span text:style-name="T2">"form-control"</text:span> <text:span text:style-name="T15">id</text:span>=<text:span text:style-name="T2">"password"</text:span> <text:span text:style-name="T15">name</text:span>=<text:span text:style-name="T2">"password"</text:span> <text:span text:style-name="T15">required</text:span> <text:span text:style-name="T15">minlength</text:span>=<text:span text:style-name="T2">"6"</text:span><text:span text:style-name="T13">&gt;</text:span></text:p>
      <text:p text:style-name="Code"><text:span text:style-name="T13">&lt;div</text:span> <text:span text:style-name="T15">class</text:span>=<text:span text:style-name="T2">"invalid-feedback"</text:span><text:span text:style-name="T13">&gt;</text:span>Le mot de passe doit contenir au moins 6 caractères.<text:span text:style-name="T13">&lt;/div&gt;</text:span></text:p>
      <text:p text:style-name="Code">&lt;/div&gt;</text:p>
      <text:p text:style-name="Code"><text:span text:style-name="T13">&lt;div</text:span> <text:span text:style-name="T15">class</text:span>=<text:span text:style-name="T2">"text-end"</text:span><text:span text:style-name="T13">&gt;</text:span></text:p>
      <text:p text:style-name="Code"><text:span text:style-name="T13">&lt;button</text:span> <text:span text:style-name="T15">type</text:span>=<text:span text:style-name="T2">"button"</text:span> <text:span text:style-name="T15">class</text:span>=<text:span text:style-name="T2">"btn btn-link"</text:span> <text:span text:style-name="T15">data-bs-toggle</text:span>=<text:span text:style-name="T2">"modal"</text:span> <text:span text:style-name="T15">data-bs-target</text:span>=<text:span text:style-name="T2">"#forgotPasswordModal"</text:span> <text:span text:style-name="T15">data-bs-dismiss</text:span>=<text:span text:style-name="T2">"modal"</text:span><text:span text:style-name="T13">&gt;</text:span></text:p>
      <text:p text:style-name="Code">Mot de passe oublié ?</text:p>
      <text:p text:style-name="Code">&lt;/button&gt;</text:p>
      <text:p text:style-name="Code">&lt;/div&gt;</text:p>
      <text:p text:style-name="Code">&lt;/div&gt;</text:p>
      <text:p text:style-name="Code"><text:span text:style-name="T13">&lt;div</text:span> <text:span text:style-name="T15">class</text:span>=<text:span text:style-name="T2">"modal-footer"</text:span><text:span text:style-name="T13">&gt;</text:span></text:p>
      <text:p text:style-name="Code"><text:span text:style-name="T13">&lt;button</text:span> <text:span text:style-name="T15">type</text:span>=<text:span text:style-name="T2">"button"</text:span> <text:span text:style-name="T15">class</text:span>=<text:span text:style-name="T2">"btn btn-secondary"</text:span> <text:span text:style-name="T15">data-bs-dismiss</text:span>=<text:span text:style-name="T2">"modal"</text:span><text:span text:style-name="T13">&gt;</text:span>Fermer<text:span text:style-name="T13">&lt;/button&gt;</text:span></text:p>
      <text:p text:style-name="Code"><text:span text:style-name="T13">&lt;button</text:span> <text:span text:style-name="T15">type</text:span>=<text:span text:style-name="T2">"submit"</text:span> <text:span text:style-name="T15">class</text:span>=<text:span text:style-name="T2">"btn btn-primary"</text:span><text:span text:style-name="T13">&gt;</text:span>Se connecter<text:span text:style-name="T13">&lt;/button&gt;</text:span></text:p>
      <text:p text:style-name="Code">&lt;/div&gt;</text:p>
      <text:p text:style-name="Code">&lt;/form&gt;</text:p>
      <text:p text:style-name="Code">&lt;/div&gt;</text:p>
      <text:p text:style-name="Code">&lt;/div&gt;</text:p>
      <text:p text:style-name="Code">&lt;/div&gt;</text:p>
      <text:p text:style-name="P64"/>
      <text:h text:style-name="P248" text:outline-level="3">Comment fonctionne le routage</text:h>
      <text:h text:style-name="Heading_20_4" text:outline-level="4">Sans routage</text:h>
      <text:h text:style-name="Heading_20_5" text:outline-level="5"><text:span text:style-name="T42">i</text:span>ndex.php</text:h>
      <text:p text:style-name="Code">&lt;?php</text:p>
      <text:p text:style-name="Code"><text:span text:style-name="T30">echo </text:span><text:span text:style-name="T8">"in /index.php\n"</text:span><text:span text:style-name="T30">;</text:span></text:p>
      <text:h text:style-name="Heading_20_5" text:outline-level="5">toto.php</text:h>
      <text:p text:style-name="Code">&lt;?php</text:p>
      <text:p text:style-name="Code"><text:span text:style-name="T30">echo </text:span><text:span text:style-name="T8">"in /toto.php\n"</text:span><text:span text:style-name="T30">;</text:span></text:p>
      <text:h text:style-name="Heading_20_5" text:outline-level="5">Dans le navigateur</text:h>
      <text:p text:style-name="Text_20_body"><draw:frame draw:style-name="fr2" draw:name="Image1" text:anchor-type="as-char" svg:width="6.959cm" svg:height="1.501cm" draw:z-index="0"><draw:image xlink:href="Pictures/10000001000001730000005042EA9834.png" xlink:type="simple" xlink:show="embed" xlink:actuate="onLoad" draw:mime-type="image/png"/></draw:frame></text:p>
      <text:p text:style-name="Text_20_body"><text:soft-page-break/><draw:frame draw:style-name="fr2" draw:name="Image2" text:anchor-type="as-char" svg:width="8.237cm" svg:height="1.637cm" draw:z-index="1"><draw:image xlink:href="Pictures/10000001000001B10000005664C3C21A.png" xlink:type="simple" xlink:show="embed" xlink:actuate="onLoad" draw:mime-type="image/png"/></draw:frame></text:p>
      <text:p text:style-name="Text_20_body"><draw:frame draw:style-name="fr2" draw:name="Image3" text:anchor-type="as-char" svg:width="9.428cm" svg:height="2.656cm" draw:z-index="2"><draw:image xlink:href="Pictures/10000001000001FF00000090A81D1578.png" xlink:type="simple" xlink:show="embed" xlink:actuate="onLoad" draw:mime-type="image/png"/></draw:frame></text:p>
      <text:h text:style-name="Heading_20_5" text:outline-level="5">Dans le terminal</text:h>
      <text:p text:style-name="Code">jeb@jeb-Dell-XPS420 ~/Flight/Test_04_routes $ php -S localhost:8000</text:p>
      <text:p text:style-name="Code">[Sun Feb <text:s/>2 09:01:39 2025] PHP 8.3.16 Development Server (http://localhost:8000) started</text:p>
      <text:p text:style-name="Code">[Sun Feb <text:s/>2 09:02:08 2025] 127.0.0.1:34320 Accepted</text:p>
      <text:p text:style-name="Code">[Sun Feb <text:s/>2 09:02:08 2025] 127.0.0.1:34320 [200]: GET /</text:p>
      <text:p text:style-name="Code">[Sun Feb <text:s/>2 09:02:08 2025] 127.0.0.1:34320 Closing</text:p>
      <text:p text:style-name="Code">[Sun Feb <text:s/>2 09:02:29 2025] 127.0.0.1:55456 Accepted</text:p>
      <text:p text:style-name="Code">[Sun Feb <text:s/>2 09:02:29 2025] 127.0.0.1:55456 [200]: GET /toto.php</text:p>
      <text:p text:style-name="Code">[Sun Feb <text:s/>2 09:02:29 2025] 127.0.0.1:55456 Closing</text:p>
      <text:p text:style-name="Code">[Sun Feb <text:s/>2 09:02:46 2025] 127.0.0.1:60784 Accepted</text:p>
      <text:p text:style-name="Code">[Sun Feb <text:s/>2 09:02:46 2025] 127.0.0.1:60784 [404]: GET /totoo.php - No such file or directory</text:p>
      <text:p text:style-name="Code">[Sun Feb <text:s/>2 09:02:46 2025] 127.0.0.1:60784 Closing</text:p>
      <text:h text:style-name="P275" text:outline-level="4"><text:span text:style-name="T42">Avec</text:span> routage</text:h>
      <text:h text:style-name="P281" text:outline-level="5"><text:span text:style-name="T42">i</text:span>ndex.php</text:h>
      <text:p text:style-name="Code">&lt;?php</text:p>
      <text:p text:style-name="Code"/>
      <text:p text:style-name="Code"><text:span text:style-name="T2">require_once</text:span> <text:span text:style-name="T7">'vendor/autoload.php'</text:span>;</text:p>
      <text:p text:style-name="Code"/>
      <text:p text:style-name="Code"><text:span text:style-name="T2">use</text:span> flight\Engine;</text:p>
      <text:p text:style-name="Code">$flight = <text:span text:style-name="T2">new</text:span> Engine();</text:p>
      <text:p text:style-name="Code"/>
      <text:p text:style-name="Code">$flight-&gt;route(<text:span text:style-name="T7">'GET /'</text:span>, <text:span text:style-name="T2">function</text:span>() { echo <text:span text:style-name="T7">'in index.php'</text:span>; });</text:p>
      <text:p text:style-name="Code">$flight-&gt;route(<text:span text:style-name="T7">'GET /toto'</text:span>, <text:span text:style-name="T2">function</text:span>() { <text:span text:style-name="T2">include</text:span> <text:span text:style-name="T7">'toto.php'</text:span>; });</text:p>
      <text:p text:style-name="Code"/>
      <text:p text:style-name="Code">$flight-&gt;start();</text:p>
      <text:h text:style-name="P281" text:outline-level="5">toto.php</text:h>
      <text:p text:style-name="P65">&lt;?php</text:p>
      <text:p text:style-name="P65"><text:span text:style-name="T30">echo </text:span><text:span text:style-name="T8">"in /toto.php\n"</text:span><text:span text:style-name="T30">;</text:span></text:p>
      <text:h text:style-name="P281" text:outline-level="5">Dans le navigateur</text:h>
      <text:p text:style-name="P66"><draw:frame draw:style-name="fr2" draw:name="Image4" text:anchor-type="as-char" svg:width="8.932cm" svg:height="1.432cm" draw:z-index="4"><draw:image xlink:href="Pictures/10000001000001DA0000004C9272BB14.png" xlink:type="simple" xlink:show="embed" xlink:actuate="onLoad" draw:mime-type="image/png"/></draw:frame></text:p>
      <text:p text:style-name="P66"><draw:frame draw:style-name="fr2" draw:name="Image5" text:anchor-type="as-char" svg:width="8.878cm" svg:height="1.423cm" draw:z-index="5"><draw:image xlink:href="Pictures/10000001000001DA0000004C9272BB14.png" xlink:type="simple" xlink:show="embed" xlink:actuate="onLoad" draw:mime-type="image/png"/></draw:frame></text:p>
      <text:p text:style-name="P66"><draw:frame draw:style-name="fr2" draw:name="Image6" text:anchor-type="as-char" svg:width="8.894cm" svg:height="2.738cm" draw:z-index="6"><draw:image xlink:href="Pictures/10000001000001E400000095C435898D.png" xlink:type="simple" xlink:show="embed" xlink:actuate="onLoad" draw:mime-type="image/png"/></draw:frame></text:p>
      <text:p text:style-name="P66"><text:soft-page-break/><draw:frame draw:style-name="fr2" draw:name="Image2 Copie 1" text:anchor-type="as-char" svg:width="8.237cm" svg:height="1.637cm" draw:z-index="7"><draw:image xlink:href="Pictures/10000001000001B10000005664C3C21A.png" xlink:type="simple" xlink:show="embed" xlink:actuate="onLoad" draw:mime-type="image/png"/></draw:frame></text:p>
      <text:p text:style-name="P66"><draw:frame draw:style-name="fr2" draw:name="Image3 Copie 1" text:anchor-type="as-char" svg:width="9.428cm" svg:height="2.656cm" draw:z-index="3"><draw:image xlink:href="Pictures/10000001000001FF00000090A81D1578.png" xlink:type="simple" xlink:show="embed" xlink:actuate="onLoad" draw:mime-type="image/png"/></draw:frame></text:p>
      <text:h text:style-name="P281" text:outline-level="5">Dans le terminal</text:h>
      <text:p text:style-name="Code">jeb@jeb-Dell-XPS420 ~/Flight/Test_04_routes $ php -S localhost:8000</text:p>
      <text:p text:style-name="Code">[Sun Feb <text:s/>2 09:20:22 2025] PHP 8.3.16 Development Server (http://localhost:8000) started</text:p>
      <text:p text:style-name="Code">[Sun Feb <text:s/>2 09:20:44 2025] 127.0.0.1:32806 Accepted</text:p>
      <text:p text:style-name="Code">[Sun Feb <text:s/>2 09:20:44 2025] 127.0.0.1:32806 [200]: GET /</text:p>
      <text:p text:style-name="Code">[Sun Feb <text:s/>2 09:20:44 2025] 127.0.0.1:32806 Closing</text:p>
      <text:p text:style-name="Code">[Sun Feb <text:s/>2 09:22:25 2025] 127.0.0.1:57976 Accepted</text:p>
      <text:p text:style-name="Code">[Sun Feb <text:s/>2 09:22:28 2025] 127.0.0.1:57976 [200]: GET /toto</text:p>
      <text:p text:style-name="Code">[Sun Feb <text:s/>2 09:22:28 2025] 127.0.0.1:57976 Closing</text:p>
      <text:p text:style-name="Code">[Sun Feb <text:s/>2 09:23:39 2025] 127.0.0.1:47302 Accepted</text:p>
      <text:p text:style-name="Code">[Sun Feb <text:s/>2 09:23:39 2025] 127.0.0.1:47302 [404]: GET /totoo</text:p>
      <text:p text:style-name="Code">[Sun Feb <text:s/>2 09:23:39 2025] 127.0.0.1:47302 Closing</text:p>
      <text:p text:style-name="Code">[Sun Feb <text:s/>2 09:24:54 2025] 127.0.0.1:58968 Accepted</text:p>
      <text:p text:style-name="Code">[Sun Feb <text:s/>2 09:24:57 2025] 127.0.0.1:58968 [200]: GET /toto.php</text:p>
      <text:p text:style-name="Code">[Sun Feb <text:s/>2 09:24:57 2025] 127.0.0.1:58968 Closing</text:p>
      <text:p text:style-name="Code">[Sun Feb <text:s/>2 09:26:08 2025] 127.0.0.1:50910 Accepted</text:p>
      <text:p text:style-name="Code">[Sun Feb <text:s/>2 09:26:08 2025] 127.0.0.1:50910 [404]: GET /totoo.php - No such file or directory</text:p>
      <text:p text:style-name="Code">[Sun Feb <text:s/>2 09:26:08 2025] 127.0.0.1:50910 Closing</text:p>
      <text:h text:style-name="P249" text:outline-level="3">Problème de routage</text:h>
      <text:h text:style-name="Heading_20_4" text:outline-level="4">Le fichier index.php</text:h>
      <text:p text:style-name="Code">&lt;?php</text:p>
      <text:p text:style-name="Code"><text:span text:style-name="T2">require_once</text:span> <text:span text:style-name="T7">'vendor/autoload.php'</text:span>;</text:p>
      <text:p text:style-name="Code"/>
      <text:p text:style-name="Code"><text:span text:style-name="T2">use</text:span> flight\Engine;</text:p>
      <text:p text:style-name="Code"><text:span text:style-name="T2">use</text:span> DI\Container;</text:p>
      <text:p text:style-name="Code"><text:span text:style-name="T2">use</text:span> DI\ContainerBuilder;</text:p>
      <text:p text:style-name="Code"/>
      <text:p text:style-name="Code"><text:span text:style-name="T2">use</text:span> Tracy\Debugger;</text:p>
      <text:p text:style-name="Code"><text:span text:style-name="T2">if</text:span> ($_SERVER[<text:span text:style-name="T7">'SERVER_NAME'</text:span>] === <text:span text:style-name="T7">'localhost'</text:span>) {</text:p>
      <text:p text:style-name="Code">Debugger::enable(Debugger::Development, <text:span text:style-name="T2">__DIR__</text:span> . <text:span text:style-name="T7">'/var/tracy/log'</text:span>);</text:p>
      <text:p text:style-name="Code">} <text:span text:style-name="T2">else</text:span> {</text:p>
      <text:p text:style-name="Code">Debugger::enable(Debugger::Production);</text:p>
      <text:p text:style-name="Code">}</text:p>
      <text:p text:style-name="Code"/>
      <text:p text:style-name="Code">$containerBuilder = <text:span text:style-name="T2">new</text:span> ContainerBuilder();</text:p>
      <text:p text:style-name="Code">$containerBuilder-&gt;addDefinitions([</text:p>
      <text:p text:style-name="Code">PDO::<text:span text:style-name="T2">class</text:span> =&gt; <text:span text:style-name="T2">function</text:span> () {</text:p>
      <text:p text:style-name="Code"><text:span text:style-name="T2">return</text:span> \app\helpers\database\Database::getInstance()-&gt;getPDO();</text:p>
      <text:p text:style-name="Code">},</text:p>
      <text:p text:style-name="Code">Engine::<text:span text:style-name="T2">class</text:span> =&gt; <text:span text:style-name="T2">function</text:span> () {</text:p>
      <text:p text:style-name="Code"><text:span text:style-name="T2">return</text:span> <text:span text:style-name="T2">new</text:span> Engine();</text:p>
      <text:p text:style-name="Code">},</text:p>
      <text:p text:style-name="Code"><text:span text:style-name="T7">'app\controllers\GroupController'</text:span> =&gt; <text:span text:style-name="T2">function</text:span> (Container $container) {</text:p>
      <text:p text:style-name="Code"><text:soft-page-break/><text:span text:style-name="T2">return</text:span> <text:span text:style-name="T2">new</text:span> \app\controllers\GroupController(</text:p>
      <text:p text:style-name="Code">$container-&gt;get(PDO::<text:span text:style-name="T2">class</text:span>),</text:p>
      <text:p text:style-name="Code">$container-&gt;get(Engine::<text:span text:style-name="T2">class</text:span>)</text:p>
      <text:p text:style-name="Code">);</text:p>
      <text:p text:style-name="Code">},</text:p>
      <text:p text:style-name="Code"><text:span text:style-name="T7">'app\controllers\PersonController'</text:span> =&gt; <text:span text:style-name="T2">function</text:span> (Container $container) {</text:p>
      <text:p text:style-name="Code"><text:span text:style-name="T2">return</text:span> <text:span text:style-name="T2">new</text:span> \app\controllers\PersonController(</text:p>
      <text:p text:style-name="Code">$container-&gt;get(PDO::<text:span text:style-name="T2">class</text:span>),</text:p>
      <text:p text:style-name="Code">$container-&gt;get(Engine::<text:span text:style-name="T2">class</text:span>)</text:p>
      <text:p text:style-name="Code">);</text:p>
      <text:p text:style-name="Code">},</text:p>
      <text:p text:style-name="Code"><text:span text:style-name="T7">'app\controllers\UserController'</text:span> =&gt; <text:span text:style-name="T2">function</text:span> (Container $container) {</text:p>
      <text:p text:style-name="Code"><text:span text:style-name="T2">return</text:span> <text:span text:style-name="T2">new</text:span> \app\controllers\UserController(</text:p>
      <text:p text:style-name="Code">$container-&gt;get(PDO::<text:span text:style-name="T2">class</text:span>),</text:p>
      <text:p text:style-name="Code">$container-&gt;get(Engine::<text:span text:style-name="T2">class</text:span>)</text:p>
      <text:p text:style-name="Code">);</text:p>
      <text:p text:style-name="Code">}</text:p>
      <text:p text:style-name="Code">]);</text:p>
      <text:p text:style-name="Code">$container = $containerBuilder-&gt;build();</text:p>
      <text:p text:style-name="Code">$flight = $container-&gt;get(Engine::<text:span text:style-name="T2">class</text:span>);</text:p>
      <text:p text:style-name="Code"/>
      <text:p text:style-name="Code">// Routes</text:p>
      <text:p text:style-name="Code">$flight-&gt;route(<text:span text:style-name="T7">'GET /'</text:span>, <text:span text:style-name="T2">function</text:span>() { <text:span text:style-name="T2">include</text:span> <text:span text:style-name="T2">__DIR__</text:span>.<text:span text:style-name="T7">'/app/views/layout.latte'</text:span>; });</text:p>
      <text:p text:style-name="Code"/>
      <text:p text:style-name="Code">$groupController = $container-&gt;get(<text:span text:style-name="T7">'app\controllers\GroupController'</text:span>);</text:p>
      <text:p text:style-name="Code">$flight-&gt;route(<text:span text:style-name="T7">'GET /groups'</text:span>, <text:span text:style-name="T2">function</text:span>() <text:span text:style-name="T2">use</text:span> ($groupController) { $groupController-&gt;index(); });</text:p>
      <text:p text:style-name="Code">$flight-&gt;route(<text:span text:style-name="T7">'GET /groups/create'</text:span>, <text:span text:style-name="T2">function</text:span>() <text:span text:style-name="T2">use</text:span> ($groupController) { $groupController-&gt;create(); });</text:p>
      <text:p text:style-name="Code">$flight-&gt;route(<text:span text:style-name="T7">'POST /groups/create'</text:span>, <text:span text:style-name="T2">function</text:span>() <text:span text:style-name="T2">use</text:span> ($groupController) { $groupController-&gt;create(); });</text:p>
      <text:p text:style-name="Code">$flight-&gt;route(<text:span text:style-name="T7">'GET /groups/edit/@id'</text:span>, <text:span text:style-name="T2">function</text:span>($id) <text:span text:style-name="T2">use</text:span> ($groupController) { $groupController-&gt;edit($id); });</text:p>
      <text:p text:style-name="Code">$flight-&gt;route(<text:span text:style-name="T7">'POST /groups/edit/@id'</text:span>, <text:span text:style-name="T2">function</text:span>($id) <text:span text:style-name="T2">use</text:span> ($groupController) { $groupController-&gt;edit($id); });</text:p>
      <text:p text:style-name="Code">$flight-&gt;route(<text:span text:style-name="T7">'POST /groups/delete/@id'</text:span>, <text:span text:style-name="T2">function</text:span>($id) <text:span text:style-name="T2">use</text:span> ($groupController) { $groupController-&gt;delete($id); });</text:p>
      <text:p text:style-name="Code"/>
      <text:p text:style-name="Code">$personController = $container-&gt;get(<text:span text:style-name="T7">'app\controllers\PersonController'</text:span>);</text:p>
      <text:p text:style-name="Code">$flight-&gt;route(<text:span text:style-name="T7">'GET /persons'</text:span>, <text:span text:style-name="T2">function</text:span>() <text:span text:style-name="T2">use</text:span> ($personController) { $personController-&gt;index(); });</text:p>
      <text:p text:style-name="Code">$flight-&gt;route(<text:span text:style-name="T7">'GET /persons/create'</text:span>, <text:span text:style-name="T2">function</text:span>() <text:span text:style-name="T2">use</text:span> ($personController) { $personController-&gt;create(); });</text:p>
      <text:p text:style-name="Code">$flight-&gt;route(<text:span text:style-name="T7">'POST /persons/create'</text:span>, <text:span text:style-name="T2">function</text:span>() <text:span text:style-name="T2">use</text:span> ($personController) { $personController-&gt;create(); });</text:p>
      <text:p text:style-name="Code">$flight-&gt;route(<text:span text:style-name="T7">'GET /persons/edit/@id'</text:span>, <text:span text:style-name="T2">function</text:span>($id) <text:span text:style-name="T2">use</text:span> ($personController) { $personController-&gt;edit($id); });</text:p>
      <text:p text:style-name="Code">$flight-&gt;route(<text:span text:style-name="T7">'POST /persons/edit/@id'</text:span>, <text:span text:style-name="T2">function</text:span>($id) <text:span text:style-name="T2">use</text:span> ($personController) { $personController-&gt;edit($id); });</text:p>
      <text:p text:style-name="Code">$flight-&gt;route(<text:span text:style-name="T7">'POST /persons/delete/@id'</text:span>, <text:span text:style-name="T2">function</text:span>($id) <text:span text:style-name="T2">use</text:span> ($personController) { $personController-&gt;delete($id); });</text:p>
      <text:p text:style-name="Code"/>
      <text:p text:style-name="Code">$userController = $container-&gt;get(<text:span text:style-name="T7">'app\controllers\UserController'</text:span>);</text:p>
      <text:p text:style-name="Code">$flight-&gt;route(<text:span text:style-name="T7">'GET /user/resetPassword/@encodedEmail'</text:span>, <text:span text:style-name="T2">function</text:span>($encodedEmail) <text:span text:style-name="T2">use</text:span> ($userController) { $userController-&gt;resetPassword($encodedEmail); });</text:p>
      <text:p text:style-name="Code">$flight-&gt;route(<text:span text:style-name="T7">'GET /user/setPassword/@token'</text:span>, <text:span text:style-name="T2">function</text:span>($token) <text:span text:style-name="T2">use</text:span> ($userController) { $userController-&gt;setPassword($token); });</text:p>
      <text:p text:style-name="Code"><text:soft-page-break/></text:p>
      <text:p text:style-name="Code">$flight-&gt;start();</text:p>
      <text:p text:style-name="Code"/>
      <text:p text:style-name="Code">?&gt;</text:p>
      <text:p text:style-name="P15">Si on veut accéder à cette page :<text:line-break/><text:a xlink:type="simple" xlink:href="http://localhost:8000/user/resetPassword/test%40free.fr" text:style-name="Internet_20_link" text:visited-style-name="Visited_20_Internet_20_Link">http://localhost:8000/user/resetPassword/test%40free.fr</text:a></text:p>
      <text:p text:style-name="P15"/>
      <text:p text:style-name="Code"><text:span text:style-name="T31">La réponse est :<text:line-break/></text:span><text:bookmark text:name="line1"/>&lt;!doctype html&gt;&lt;html&gt;&lt;head&gt;&lt;title&gt;404 Not Found&lt;/title&gt;&lt;style&gt; <text:bookmark text:name="line2"/>body { background-color: #fcfcfc; color: #333333; margin: 0; padding:0; } <text:bookmark text:name="line3"/>h1 { font-size: 1.5em; font-weight: normal; background-color: #9999cc; min-height:2em; line-height:2em; border-bottom: 1px inset black; margin: 0; } <text:bookmark text:name="line4"/>h1, p { padding-left: 10px; } <text:bookmark text:name="line5"/>code.url { background-color: #eeeeee; font-family:monospace; padding:0 2px;} <text:bookmark text:name="line6"/>&lt;/style&gt; <text:bookmark text:name="line7"/>&lt;/head&gt;&lt;body&gt;&lt;h1&gt;Not Found&lt;/h1&gt;&lt;p&gt;The requested resource &lt;code class="url"&gt;/user/resetPassword/test%40free.fr&lt;/code&gt; was not found on this server.&lt;/p&gt;&lt;/body&gt;&lt;/html&gt;</text:p>
      <text:p text:style-name="P67"/>
      <text:p text:style-name="Code">Et dans le terminal nous avons :<text:line-break/>jeb@jeb-Dell-XPS420 ~/Clones/GitHub/MyClub/WebSite $ php -S localhost:8000</text:p>
      <text:p text:style-name="Code">[Sun Feb <text:s/>2 09:51:40 2025] PHP 8.3.16 Development Server (http://localhost:8000) started</text:p>
      <text:p text:style-name="Code">[Sun Feb <text:s/>2 09:51:46 2025] 127.0.0.1:34928 Accepted</text:p>
      <text:p text:style-name="Code">[Sun Feb <text:s/>2 09:51:46 2025] 127.0.0.1:34928 [404]: GET /user/resetPassword/test%40free.fr - No such file or directory</text:p>
      <text:p text:style-name="Code">[Sun Feb <text:s/>2 09:51:46 2025] 127.0.0.1:34928 Closing</text:p>
      <text:h text:style-name="P250" text:outline-level="3">Afficher les images dans la navbar</text:h>
      <text:p text:style-name="P91">Avec ce code</text:p>
      <text:p text:style-name="Code"><text:s text:c="4"/>&lt;div class="container"&gt;</text:p>
      <text:p text:style-name="Code"><text:s text:c="8"/>&lt;a class="navbar-brand" href="/"&gt;&lt;img src="../images/agenda.png" alt="Site logo"&gt;&lt;/a&gt;</text:p>
      <text:p text:style-name="Code"><text:s text:c="8"/>&lt;button class="navbar-toggler" type="button" data-bs-toggle="collapse" data-bs-target="#navbarNav"&gt;</text:p>
      <text:p text:style-name="Code"><text:s text:c="12"/>&lt;span class="navbar-toggler-icon"&gt;&lt;/span&gt;</text:p>
      <text:p text:style-name="Code"><text:s text:c="8"/>&lt;/button&gt;</text:p>
      <text:p text:style-name="Code"><text:s text:c="8"/>&lt;div class="collapse navbar-collapse" id="navbarNav"&gt;</text:p>
      <text:p text:style-name="Code"><text:s text:c="12"/>&lt;ul class="navbar-nav"&gt;</text:p>
      <text:p text:style-name="Code"><text:s text:c="16"/>&lt;li class="nav-item"&gt;</text:p>
      <text:p text:style-name="Code"><text:s text:c="20"/>&lt;a class="nav-link" href="/groups"&gt;Groupes&lt;/a&gt;</text:p>
      <text:p text:style-name="Code"><text:s text:c="16"/>&lt;/li&gt;</text:p>
      <text:p text:style-name="Code"><text:s text:c="16"/>&lt;li class="nav-item"&gt;</text:p>
      <text:p text:style-name="Code"><text:s text:c="20"/>&lt;button type="button" class="btn btn-primary" data-bs-toggle="modal" data-bs-target="#loginModal"&gt;</text:p>
      <text:p text:style-name="Code"><text:s text:c="24"/>&lt;img src="../images/anonymat.png" alt="User avatar"&gt;</text:p>
      <text:p text:style-name="Code"><text:s text:c="20"/>&lt;/button&gt;</text:p>
      <text:p text:style-name="Code"><text:s text:c="16"/>&lt;/li&gt;</text:p>
      <text:p text:style-name="Code"><text:s text:c="12"/>&lt;/ul&gt;</text:p>
      <text:p text:style-name="Code"><text:s text:c="8"/>&lt;/div&gt;</text:p>
      <text:p text:style-name="Code"><text:s text:c="4"/>&lt;/div&gt;</text:p>
      <text:p text:style-name="P91">je souhaiterais voir des images aux extrémité<text:span text:style-name="T43">s</text:span> de la navbar, mais c'est le texte des « alt » qui apparaît.</text:p>
      <text:p text:style-name="P91">Voici la structure</text:p>
      <text:p text:style-name="Code">├── app</text:p>
      <text:p text:style-name="Code">│ <text:s text:c="2"/>├── controllers</text:p>
      <text:p text:style-name="Code">│ <text:s text:c="2"/>├── helpers</text:p>
      <text:p text:style-name="Code">│ <text:s text:c="2"/>│ <text:s text:c="2"/>└── database</text:p>
      <text:p text:style-name="Code">│ <text:s text:c="2"/>├── images</text:p>
      <text:p text:style-name="Code"><text:soft-page-break/>│ <text:s text:c="2"/>└── views</text:p>
      <text:p text:style-name="Code">│ <text:s text:c="6"/>├── groups</text:p>
      <text:p text:style-name="Code">│ <text:s text:c="6"/>├── persons</text:p>
      <text:p text:style-name="Code">│ <text:s text:c="6"/>└── user</text:p>
      <text:p text:style-name="P91">le code se trouve dans le fichier app/views/navbarUser.latte.</text:p>
      <text:p text:style-name="P91">Celui-ci est inclus dans le fichier app/views/user/layout.latte </text:p>
      <text:p text:style-name="P91">Le fichier app/views/user/home.latte « extends » celui-ci. Il est utilis<text:span text:style-name="T43">é</text:span> dans le fichier app/controllers/userController.php qui utilise le code suivant :</text:p>
      <text:p text:style-name="Code">echo $this→latte→render('app/views/user/home.latte');</text:p>
      <text:p text:style-name="P91"/>
      <text:h text:style-name="P251" text:outline-level="3">Afficher une navbar avec des images</text:h>
      <text:p text:style-name="P69">J’utilise php/bootstrap/flight/latte.</text:p>
      <text:p text:style-name="P69">La structure de mon programme est :</text:p>
      <text:p text:style-name="P68">├── app</text:p>
      <text:p text:style-name="P68">│ <text:s text:c="2"/>├── controllers</text:p>
      <text:p text:style-name="P68">│ <text:s text:c="2"/>├── helpers</text:p>
      <text:p text:style-name="P68">│ <text:s text:c="2"/>│ <text:s text:c="2"/>└── database</text:p>
      <text:p text:style-name="P68">│ <text:s text:c="2"/>├── images</text:p>
      <text:p text:style-name="P68">│ <text:s text:c="2"/>└── views</text:p>
      <text:p text:style-name="P68">│ <text:s text:c="6"/>├── groups</text:p>
      <text:p text:style-name="P68">│ <text:s text:c="6"/>├── persons</text:p>
      <text:p text:style-name="P68">│ <text:s text:c="6"/>└── user</text:p>
      <text:p text:style-name="P69">Le fichier « index.php » <text:span text:style-name="T44">avec les routes </text:span>se trouve à la racine du site.</text:p>
      <text:p text:style-name="P69">La navbar s<text:span text:style-name="T44">e</text:span> trouve dans le fichier app/views/navbarUser.latte.</text:p>
      <text:p text:style-name="P69">Ce fichier est inclus <text:span text:style-name="T44">dans le fichier app/view/user/layout.latte :</text:span></text:p>
      <text:p text:style-name="Code">{<text:span text:style-name="T2">extends </text:span><text:span text:style-name="T7">'../layout.latte'</text:span>}</text:p>
      <text:p text:style-name="Code"/>
      <text:p text:style-name="Code">{<text:span text:style-name="T2">block </text:span>title}My club{<text:span text:style-name="T2">/block</text:span>}</text:p>
      <text:p text:style-name="Code"/>
      <text:p text:style-name="Code">{<text:span text:style-name="T2">block </text:span>navbar}</text:p>
      <text:p text:style-name="Code">{<text:span text:style-name="T2">include </text:span><text:span text:style-name="T7">'../navbarUser.latte'</text:span>}</text:p>
      <text:p text:style-name="Code">{<text:span text:style-name="T2">/block</text:span>}</text:p>
      <text:p text:style-name="Code"/>
      <text:p text:style-name="Code">{<text:span text:style-name="T2">block </text:span>content}</text:p>
      <text:p text:style-name="Code">{<text:span text:style-name="T2">include </text:span>content}</text:p>
      <text:p text:style-name="Code">{<text:span text:style-name="T2">/block</text:span>}</text:p>
      <text:p text:style-name="P69"/>
      <text:p text:style-name="P69">Je veux afficher dans le «  navbar-brand » l’image app/images/agenda.png avec le lien « / »</text:p>
      <text:p text:style-name="P69">Je veux une option « groups » avec le lien /groups.</text:p>
      <text:p text:style-name="P69">Je veux une option «users» avec le lien /users.</text:p>
      <text:p text:style-name="P69">En dernière option je veux l’image l’image app/images/anonymour.png avec le lien « /signIn »</text:p>
      <text:h text:style-name="P252" text:outline-level="3">Interface</text:h>
      <text:p text:style-name="P70"><text:span text:style-name="T45">Dans une web app qui utilise</text:span> php/bootstrap/flight/latte/<text:span text:style-name="T45">sqlite, nous avons cette structure :</text:span></text:p>
      <text:p text:style-name="P92">├── app</text:p>
      <text:p text:style-name="P92"><text:soft-page-break/>│ <text:s text:c="2"/>├── controllers</text:p>
      <text:p text:style-name="P92">│ <text:s text:c="2"/>├── helpers</text:p>
      <text:p text:style-name="P92">│ <text:s text:c="2"/>│ <text:s text:c="2"/>└── database</text:p>
      <text:p text:style-name="P92">│ <text:s text:c="2"/>├── images</text:p>
      <text:p text:style-name="P92">│ <text:s text:c="2"/>└── views</text:p>
      <text:p text:style-name="P92">│ <text:s text:c="6"/>├── groups</text:p>
      <text:p text:style-name="P92">│ <text:s text:c="6"/>├── persons</text:p>
      <text:p text:style-name="P93">Pour chaque entité principale de la base de donnée, nous avons un CRUD.</text:p>
      <text:p text:style-name="P93">Les contrôleurs et vues pour les entités group, et person existent déjà.</text:p>
      <text:p text:style-name="P93">Les routes correspondantes sont les suivantes :</text:p>
      <text:p text:style-name="Code">$groupController = $container-&gt;get(<text:span text:style-name="T7">'app\controllers\GroupController'</text:span>);</text:p>
      <text:p text:style-name="Code">$flight-&gt;route(<text:span text:style-name="T7">'GET /groups'</text:span>, <text:span text:style-name="T2">function</text:span>() <text:span text:style-name="T2">use</text:span> ($groupController) { $groupController-&gt;index(); });</text:p>
      <text:p text:style-name="Code">$flight-&gt;route(<text:span text:style-name="T7">'GET /groups/create'</text:span>, <text:span text:style-name="T2">function</text:span>() <text:span text:style-name="T2">use</text:span> ($groupController) { $groupController-&gt;create(); });</text:p>
      <text:p text:style-name="Code">$flight-&gt;route(<text:span text:style-name="T7">'POST /groups/create'</text:span>, <text:span text:style-name="T2">function</text:span>() <text:span text:style-name="T2">use</text:span> ($groupController) { $groupController-&gt;create(); });</text:p>
      <text:p text:style-name="Code">$flight-&gt;route(<text:span text:style-name="T7">'GET /groups/edit/@id'</text:span>, <text:span text:style-name="T2">function</text:span>($id) <text:span text:style-name="T2">use</text:span> ($groupController) { $groupController-&gt;edit($id); });</text:p>
      <text:p text:style-name="Code">$flight-&gt;route(<text:span text:style-name="T7">'POST /groups/edit/@id'</text:span>, <text:span text:style-name="T2">function</text:span>($id) <text:span text:style-name="T2">use</text:span> ($groupController) { $groupController-&gt;edit($id); });</text:p>
      <text:p text:style-name="Code">$flight-&gt;route(<text:span text:style-name="T7">'POST /groups/delete/@id'</text:span>, <text:span text:style-name="T2">function</text:span>($id) <text:span text:style-name="T2">use</text:span> ($groupController) { $groupController-&gt;delete($id); });</text:p>
      <text:p text:style-name="Code"/>
      <text:p text:style-name="Code">$personController = $container-&gt;get(<text:span text:style-name="T7">'app\controllers\PersonController'</text:span>);</text:p>
      <text:p text:style-name="Code">$flight-&gt;route(<text:span text:style-name="T7">'GET /persons'</text:span>, <text:span text:style-name="T2">function</text:span>() <text:span text:style-name="T2">use</text:span> ($personController) { $personController-&gt;index(); });</text:p>
      <text:p text:style-name="Code">$flight-&gt;route(<text:span text:style-name="T7">'GET /persons/create'</text:span>, <text:span text:style-name="T2">function</text:span>() <text:span text:style-name="T2">use</text:span> ($personController) { $personController-&gt;create(); });</text:p>
      <text:p text:style-name="Code">$flight-&gt;route(<text:span text:style-name="T7">'POST /persons/create'</text:span>, <text:span text:style-name="T2">function</text:span>() <text:span text:style-name="T2">use</text:span> ($personController) { $personController-&gt;create(); });</text:p>
      <text:p text:style-name="Code">$flight-&gt;route(<text:span text:style-name="T7">'GET /persons/edit/@id'</text:span>, <text:span text:style-name="T2">function</text:span>($id) <text:span text:style-name="T2">use</text:span> ($personController) { $personController-&gt;edit($id); });</text:p>
      <text:p text:style-name="Code">$flight-&gt;route(<text:span text:style-name="T7">'POST /persons/edit/@id'</text:span>, <text:span text:style-name="T2">function</text:span>($id) <text:span text:style-name="T2">use</text:span> ($personController) { $personController-&gt;edit($id); });</text:p>
      <text:p text:style-name="Code">$flight-&gt;route(<text:span text:style-name="T7">'POST /persons/delete/@id'</text:span>, <text:span text:style-name="T2">function</text:span>($id) <text:span text:style-name="T2">use</text:span> ($personController) { $personController-&gt;delete($id); });</text:p>
      <text:p text:style-name="P93"/>
      <text:p text:style-name="P93">J’aimerais créer un template et une interface afin que les autres entités à créer suivent exactement le même modèle.</text:p>
      <text:h text:style-name="P253" text:outline-level="3">Les pratiques numériques de BNW</text:h>
      <text:p text:style-name="P94">Notre association de marche nordique propose de nombreux évènements. Sortie marche nordique, participation à des compétitions, rencontre avec d’autres clubs…</text:p>
      <text:p text:style-name="P94">Pour chaque évènement une invitation google agenda est envoyé aux membres. Cela représente une grande quantité d’invitation<text:span text:style-name="T46">s</text:span>, dont certaine<text:span text:style-name="T46">s</text:span> tombe<text:span text:style-name="T46">nt</text:span> forcément en dehors des périodes de disponibilité de nos adhérents.</text:p>
      <text:p text:style-name="P94">Une première application, qui s’installe sur un pc, a été développée pour sélectionner les jours auxquels les utilisateurs ne souhaite pas recevoir d’invitation. Pour chaque jour de la semaine, il est possible de récupérer les adresses courriel des personnes disponibles. Il suffit de copier cette liste dans l’invitation google.</text:p>
      <text:p text:style-name="P94"><text:soft-page-break/>Au départ, une seule personne gérait l’ensemble des invitations. Puis cette charge a été repartie sur les animateurs. Ceci implique de mettre à jour les préférences dans chaque application installée. De plus, un certain nombre d’animateur utilise un <text:span text:style-name="T46">PC</text:span> Apple, sur lequel l’application ne peut pas être installée.</text:p>
      <text:p text:style-name="P98">Nous avons donc décidé de faire une nouvelle application utilisable directement dans un navigateur internet. Celle-ci est donc utilisable depuis n’importe quel système (microsoft, apple, linux) et sur n’importe quel appareil (pc, tablette , smartphone).</text:p>
      <text:p text:style-name="P98">Les premiers objectifs de cette application sont :</text:p>
      <text:list text:style-name="L16">
        <text:list-item>
          <text:p text:style-name="P301">Permettre aux animateurs de récupérer les disponibilités des utilisateurs pour envoyer les invitations.</text:p>
        </text:list-item>
        <text:list-item>
          <text:p text:style-name="P301">Permettre aux utilisateurs de renseigner eux-mêmes leurs disponibilités</text:p>
        </text:list-item>
      </text:list>
      <text:p text:style-name="P99"><text:span text:style-name="T47">Avantage</text:span> : </text:p>
      <text:list text:style-name="L17">
        <text:list-item>
          <text:p text:style-name="P302"><text:span text:style-name="T47">L</text:span><text:span text:style-name="T46">es utilisateurs peuvent sélectionner leurs disponibilités par jour et par plage (matin, après midi, soir).</text:span></text:p>
        </text:list-item>
      </text:list>
      <text:p text:style-name="P100"/>
      <text:p text:style-name="P98">Dans un second temps, les invitations google seront remplacés par cette application. Les évènements seront saisis dans l’application, et un lien vers celui-ci sera envoyé aux adhérents disponibles, et qui souhaitent recevoir un courriel lorsqu’un nouvel évènement de ce type est créé.</text:p>
      <text:p text:style-name="P98">Le courriel contient un lien qui conduit directement à l’évènement. Depuis celui-ci l’utilisateur peut s’inscrire et faire la mise à jour de son agenda personnel.</text:p>
      <text:p text:style-name="P100">Les </text:p>
      <text:p text:style-name="P99">Avantage<text:span text:style-name="T47">s</text:span> : </text:p>
      <text:list text:style-name="L18">
        <text:list-item>
          <text:p text:style-name="P303"><text:span text:style-name="T46">Les adhérent</text:span><text:span text:style-name="T47">s</text:span><text:span text:style-name="T46"> </text:span><text:span text:style-name="T47">peuvent indiquer les types d’évènement qui les intéressent et s’il souhaite ou non recevoir un courriel à chaque nouvelle création, sachant qu’il est possible de s’inscrire directement sur le site du club.</text:span></text:p>
        </text:list-item>
        <text:list-item>
          <text:p text:style-name="P304">Les adhérents peuvent mettre à jour un agenda autre que google, et non pas besoin de se créer une adresse gmail.</text:p>
        </text:list-item>
        <text:list-item>
          <text:p text:style-name="P305">Les évènements sont typés.</text:p>
        </text:list-item>
        <text:list-item>
          <text:p text:style-name="P305">L’application gère les autorisations et des groupes, ce qui permet de restreindre si nécessaire les invitations à certains groupes d’utilisateurs</text:p>
        </text:list-item>
      </text:list>
      <text:p text:style-name="P101"/>
      <text:p text:style-name="P100">Dans un troisième temps la gestion des articles du club passera par cette application. Actuellement le club utilise le CMS pluXml. </text:p>
      <text:p text:style-name="P100">Avantages :</text:p>
      <text:list text:style-name="L19">
        <text:list-item>
          <text:p text:style-name="P306"><text:span text:style-name="T47">Les articles seront typ</text:span><text:span text:style-name="T48">és et soumis aux autorisations, comme pour les évènements.</text:span></text:p>
        </text:list-item>
        <text:list-item>
          <text:p text:style-name="P307">Un système pour gérer les sondages pourra être attaché directement à un article.</text:p>
        </text:list-item>
      </text:list>
      <text:h text:style-name="Heading_20_4" text:outline-level="4"><text:soft-page-break/>Propositon ChatGPT</text:h>
      <text:h text:style-name="P254" text:outline-level="3">Décrochez l'étoile <draw:frame draw:style-name="fr1" draw:name="Image7" text:anchor-type="as-char" svg:width="0.847cm" svg:height="0.847cm" draw:z-index="8"><draw:image xlink:href="Pictures/100000010000002000000020BAFE03D2.png" xlink:type="simple" xlink:show="embed" xlink:actuate="onLoad" draw:mime-type="image/png"/><svg:title>✨</svg:title></draw:frame> avec les Waldeck, Prix du Mouvement Associatif</text:h>
      <text:h text:style-name="P276" text:outline-level="4">Les pratiques numériques de BNW</text:h>
      <text:p text:style-name="P95">Notre association de marche nordique propose de nombreux évènements : sorties, participations à des compétitions, rencontres avec d'autres clubs...</text:p>
      <text:h text:style-name="P282" text:outline-level="5">Problématique actuelle</text:h>
      <text:p text:style-name="P95">Pour chaque évènement, une invitation Google Agenda est envoyée aux membres. Cela génère un grand nombre d'invitations, certaines tombant en dehors des disponibilités des adhérents.</text:p>
      <text:p text:style-name="P95">Une première application PC a été développée pour permettre aux utilisateurs de sélectionner les jours où ils ne souhaitent pas recevoir d'invitations. Les animateurs peuvent ainsi récupérer les adresses e-mail des personnes disponibles et les copier dans l'invitation Google.</text:p>
      <text:p text:style-name="P95">Cependant, la charge de gestion a été répartie entre plusieurs animateurs, impliquant une mise à jour manuelle sur chaque installation. De plus, l'application n'ést pas compatible avec les ordinateurs Apple.</text:p>
      <text:h text:style-name="P282" text:outline-level="5">Une nouvelle application web</text:h>
      <text:p text:style-name="P95">Nous avons donc décidé de développer une nouvelle application accessible directement depuis un navigateur web. Cela la rend utilisable sur tous les systèmes (Windows, macOS, Linux) et sur tous les appareils (PC, tablette, smartphone).</text:p>
      <text:h text:style-name="P283" text:outline-level="6">Objectifs</text:h>
      <text:list text:style-name="L20">
        <text:list-item>
          <text:p text:style-name="P308">Permettre aux animateurs de récupérer les disponibilités des utilisateurs pour envoyer les invitations.</text:p>
        </text:list-item>
        <text:list-item>
          <text:p text:style-name="P308">Permettre aux utilisateurs de renseigner eux-mêmes leurs disponibilités.</text:p>
        </text:list-item>
      </text:list>
      <text:h text:style-name="P283" text:outline-level="6" text:is-list-header="true">Avantages</text:h>
      <text:list text:style-name="L21">
        <text:list-item>
          <text:p text:style-name="P309">Sélection des disponibilités par jour et par plage horaire (matin, après-midi, soir).</text:p>
        </text:list-item>
      </text:list>
      <text:h text:style-name="P282" text:outline-level="5" text:is-list-header="true">Une gestion simplifiée des évènements</text:h>
      <text:p text:style-name="P95">Dans une étape ultérieure, l'application remplacera totalement les invitations Google. Les évènements seront saisis directement dans l'application, et un lien sera envoyé aux adhérents intéressés.</text:p>
      <text:p text:style-name="P95">Le courriel contiendra un lien vers l'évènement permettant aux utilisateurs de s'inscrire et d'ajouter l'évènement à leur agenda personnel.</text:p>
      <text:h text:style-name="P283" text:outline-level="6">Avantages</text:h>
      <text:list text:style-name="L22">
        <text:list-item>
          <text:p text:style-name="P310">Choix des types d'évènements qui intéressent l'adhérent et possibilité de recevoir ou non une notification par e-mail.</text:p>
        </text:list-item>
        <text:list-item>
          <text:p text:style-name="P310">Compatibilité avec divers agendas autres que Google sans besoin de compte Gmail.</text:p>
        </text:list-item>
        <text:list-item>
          <text:p text:style-name="P310">Gestion des autorisations et des groupes pour restreindre les invitations.</text:p>
        </text:list-item>
      </text:list>
      <text:h text:style-name="P282" text:outline-level="5" text:is-list-header="true">Intégration de la gestion des articles du club</text:h>
      <text:p text:style-name="P95">Enfin, la gestion des articles du club passera par cette application, remplaçant le CMS actuel PluXml.</text:p>
      <text:h text:style-name="P283" text:outline-level="6"><text:soft-page-break/>Avantages</text:h>
      <text:list text:style-name="L23">
        <text:list-item>
          <text:p text:style-name="P311">Typage des articles et soumission aux autorisations, comme pour les évènements.</text:p>
        </text:list-item>
        <text:list-item>
          <text:p text:style-name="P311">Ajout d'un système de sondages directement attaché aux articles.</text:p>
        </text:list-item>
      </text:list>
      <text:p text:style-name="P95">Cette application vise à améliorer l'organisation et la gestion des activités de notre association en facilitant la communication et l'accessibilité pour tous les membres.</text:p>
      <text:h text:style-name="P282" text:outline-level="5">Un logiciel libre et adaptable</text:h>
      <text:p text:style-name="P102"><text:span text:style-name="T49">Ce logiciel libre est entièrement paramétrable et peut s'adapter à tout type d'association. Il est disponible ici : </text:span><text:a xlink:type="simple" xlink:href="https://github.com/jebissey/MyClub" office:target-frame-name="_blank" xlink:show="new" text:style-name="Internet_20_link" text:visited-style-name="Visited_20_Internet_20_Link"><text:span text:style-name="T52">https://github.com/jebissey/</text:span></text:a><text:span text:style-name="T49">.</text:span></text:p>
      <text:h text:style-name="P255" text:outline-level="3">Inclusion d’inclusion avec latte</text:h>
      <text:h text:style-name="Heading_20_4" text:outline-level="4">views/layout.latte :</text:h>
      <text:p text:style-name="Code"><text:span text:style-name="T13">&lt;!DOCTYPE</text:span> <text:span text:style-name="T15">html</text:span><text:span text:style-name="T13">&gt;</text:span></text:p>
      <text:p text:style-name="Code"><text:span text:style-name="T13">&lt;html</text:span> <text:span text:style-name="T15">lang</text:span>=<text:span text:style-name="T2">"fr"</text:span><text:span text:style-name="T13">&gt;</text:span></text:p>
      <text:p text:style-name="Code">&lt;head&gt;</text:p>
      <text:p text:style-name="Code"><text:span text:style-name="T13">&lt;title&gt;</text:span>{<text:span text:style-name="T2">block </text:span>title}{<text:span text:style-name="T2">/block</text:span>}<text:span text:style-name="T13">&lt;/title&gt;</text:span></text:p>
      <text:p text:style-name="Code">&lt;/head&gt;</text:p>
      <text:p text:style-name="Code">&lt;body&gt;</text:p>
      <text:p text:style-name="Code"><text:span text:style-name="T13">&lt;nav</text:span> <text:span text:style-name="T15">class</text:span>=<text:span text:style-name="T2">"navbar navbar-expand-sm navbar-dark bg-dark"</text:span><text:span text:style-name="T13">&gt;</text:span></text:p>
      <text:p text:style-name="Code">{<text:span text:style-name="T2">block </text:span>navbar}{<text:span text:style-name="T2">/block</text:span>}</text:p>
      <text:p text:style-name="Code">&lt;/nav&gt;</text:p>
      <text:p text:style-name="Code"><text:span text:style-name="T13">&lt;div</text:span> <text:span text:style-name="T15">class</text:span>=<text:span text:style-name="T2">"container mt-4"</text:span><text:span text:style-name="T13">&gt;</text:span></text:p>
      <text:p text:style-name="Code">{<text:span text:style-name="T2">block </text:span>content}{<text:span text:style-name="T2">/block</text:span>}</text:p>
      <text:p text:style-name="Code">&lt;/div&gt;</text:p>
      <text:p text:style-name="Code">&lt;/body&gt;</text:p>
      <text:p text:style-name="Code">&lt;/html&gt;</text:p>
      <text:h text:style-name="P277" text:outline-level="4">views/<text:span text:style-name="T53">navbarUser</text:span>.latte :</text:h>
      <text:p text:style-name="Code"><text:span text:style-name="T13">&lt;div</text:span> <text:span text:style-name="T15">class</text:span>=<text:span text:style-name="T2">"container-fluid"</text:span><text:span text:style-name="T13">&gt;</text:span></text:p>
      <text:p text:style-name="Code"><text:span text:style-name="T13">&lt;button</text:span> <text:span text:style-name="T15">class</text:span>=<text:span text:style-name="T2">"navbar-toggler"</text:span> <text:span text:style-name="T15">type</text:span>=<text:span text:style-name="T2">"button"</text:span> <text:span text:style-name="T15">data-bs-toggle</text:span>=<text:span text:style-name="T2">"collapse"</text:span> <text:span text:style-name="T15">data-bs-target</text:span>=<text:span text:style-name="T2">"#navbarNav"</text:span><text:span text:style-name="T13">&gt;</text:span></text:p>
      <text:p text:style-name="Code"><text:span text:style-name="T13">&lt;span</text:span> <text:span text:style-name="T15">class</text:span>=<text:span text:style-name="T2">"navbar-toggler-icon"</text:span><text:span text:style-name="T13">&gt;&lt;/span&gt;</text:span></text:p>
      <text:p text:style-name="Code">&lt;/button&gt;</text:p>
      <text:p text:style-name="Code"><text:span text:style-name="T13">&lt;div</text:span> <text:span text:style-name="T15">class</text:span>=<text:span text:style-name="T2">"collapse navbar-collapse"</text:span> <text:span text:style-name="T15">id</text:span>=<text:span text:style-name="T2">"navbarNav"</text:span><text:span text:style-name="T13">&gt;</text:span></text:p>
      <text:p text:style-name="Code"><text:span text:style-name="T13">&lt;ul</text:span> <text:span text:style-name="T15">class</text:span>=<text:span text:style-name="T2">"navbar-nav me-auto"</text:span><text:span text:style-name="T13">&gt;</text:span></text:p>
      <text:p text:style-name="Code">{<text:span text:style-name="T2">block </text:span>navbarOptions}{<text:span text:style-name="T2">/block</text:span>}</text:p>
      <text:p text:style-name="Code">&lt;/ul&gt;</text:p>
      <text:p text:style-name="Code">&lt;/div&gt;</text:p>
      <text:p text:style-name="Code">&lt;/div&gt;</text:p>
      <text:h text:style-name="P278" text:outline-level="4">views/<text:span text:style-name="T53">user/</text:span><text:span text:style-name="T56">userL</text:span>ayout.latte :</text:h>
      <text:p text:style-name="P104">{<text:span text:style-name="T7">layout</text:span><text:span text:style-name="T2"> </text:span><text:span text:style-name="T7">'../layout.latte'</text:span>}</text:p>
      <text:p text:style-name="Code">{<text:span text:style-name="T2">block </text:span>navbar}</text:p>
      <text:p text:style-name="Code">{<text:span text:style-name="T2">include </text:span><text:span text:style-name="T7">'../navbarUser.latte'</text:span>}</text:p>
      <text:p text:style-name="Code">{<text:span text:style-name="T2">/block</text:span>}</text:p>
      <text:h text:style-name="P277" text:outline-level="4">views/<text:span text:style-name="T53">user/</text:span><text:span text:style-name="T54">user</text:span>.latte :</text:h>
      <text:p text:style-name="P104">{<text:span text:style-name="T7">layout</text:span><text:span text:style-name="T2"> </text:span><text:span text:style-name="T7">"</text:span><text:span text:style-name="T10">userL</text:span><text:span text:style-name="T7">ayout.latte"</text:span>}</text:p>
      <text:p text:style-name="Code">{<text:span text:style-name="T2">block </text:span>navbarOptions}</text:p>
      <text:p text:style-name="Code"><text:span text:style-name="T13">&lt;li</text:span> <text:span text:style-name="T15">class</text:span>=<text:span text:style-name="T2">"nav-item"</text:span><text:span text:style-name="T13">&gt;</text:span></text:p>
      <text:p text:style-name="Code"><text:span text:style-name="T13">&lt;a</text:span> <text:span text:style-name="T15">class</text:span>=<text:span text:style-name="T2">"nav-link"</text:span> <text:span text:style-name="T15">href</text:span>=<text:span text:style-name="T2">"/user/acount"</text:span><text:span text:style-name="T13">&gt;</text:span>Compte<text:span text:style-name="T13">&lt;/a&gt;</text:span></text:p>
      <text:p text:style-name="Code">&lt;/li&gt;</text:p>
      <text:p text:style-name="Code"><text:span text:style-name="T13">&lt;li</text:span> <text:span text:style-name="T15">class</text:span>=<text:span text:style-name="T2">"nav-item"</text:span><text:span text:style-name="T13">&gt;</text:span></text:p>
      <text:p text:style-name="Code"><text:soft-page-break/><text:span text:style-name="T13">&lt;a</text:span> <text:span text:style-name="T15">class</text:span>=<text:span text:style-name="T2">"nav-link"</text:span> <text:span text:style-name="T15">href</text:span>=<text:span text:style-name="T2">"/user/availabilities"</text:span><text:span text:style-name="T13">&gt;</text:span>Disponibilités<text:span text:style-name="T13">&lt;/a&gt;</text:span></text:p>
      <text:p text:style-name="Code">&lt;/li&gt;</text:p>
      <text:p text:style-name="Code"><text:span text:style-name="T13">&lt;li</text:span> <text:span text:style-name="T15">class</text:span>=<text:span text:style-name="T2">"nav-item"</text:span><text:span text:style-name="T13">&gt;</text:span></text:p>
      <text:p text:style-name="Code"><text:span text:style-name="T13">&lt;a</text:span> <text:span text:style-name="T15">class</text:span>=<text:span text:style-name="T2">"nav-link"</text:span> <text:span text:style-name="T15">href</text:span>=<text:span text:style-name="T2">"/user/preferences"</text:span><text:span text:style-name="T13">&gt;</text:span>Préférences<text:span text:style-name="T13">&lt;/a&gt;</text:span></text:p>
      <text:p text:style-name="Code">&lt;/li&gt;</text:p>
      <text:p text:style-name="Code"><text:span text:style-name="T13">&lt;li</text:span> <text:span text:style-name="T15">class</text:span>=<text:span text:style-name="T2">"nav-item"</text:span><text:span text:style-name="T13">&gt;</text:span></text:p>
      <text:p text:style-name="Code"><text:span text:style-name="T13">&lt;a</text:span> <text:span text:style-name="T15">class</text:span>=<text:span text:style-name="T2">"nav-link"</text:span> <text:span text:style-name="T15">href</text:span>=<text:span text:style-name="T2">"/user/groups"</text:span><text:span text:style-name="T13">&gt;</text:span>Groupes<text:span text:style-name="T13">&lt;/a&gt;</text:span></text:p>
      <text:p text:style-name="Code">&lt;/li&gt;</text:p>
      <text:p text:style-name="Code">{<text:span text:style-name="T2">/block</text:span>}</text:p>
      <text:h text:style-name="P279" text:outline-level="4">Affichage</text:h>
      <text:p text:style-name="Code">echo <text:span text:style-name="T2">$this</text:span>-&gt;latte-&gt;render(<text:span text:style-name="T7">'app/views/user/user.latte'</text:span>);</text:p>
      <text:p text:style-name="P106">=&gt; <text:span text:style-name="T55">les « li » Compte, Disponibilités, Préférences et Groupes n’apparaissent pas</text:span></text:p>
      <text:h text:style-name="P256" text:outline-level="3">Élément communs</text:h>
      <text:p text:style-name="P16">[</text:p>
      <text:p text:style-name="P5"><text:span text:style-name="T7">'emailReadOnly'</text:span> =&gt; $person[<text:span text:style-name="T7">'Imported'</text:span>] == <text:span text:style-name="T6">1</text:span> ? <text:span text:style-name="T2">true</text:span> : <text:span text:style-name="T2">false</text:span>,</text:p>
      <text:p text:style-name="P5"><text:span text:style-name="T7">'email'</text:span> =&gt; $email,</text:p>
      <text:p text:style-name="P5"><text:span text:style-name="T7">'firstName'</text:span> =&gt; $firstName,</text:p>
      <text:p text:style-name="P5"><text:span text:style-name="T7">'lastName'</text:span> =&gt; $lastName,</text:p>
      <text:p text:style-name="P5"><text:span text:style-name="T7">'nickName'</text:span> =&gt; $nickName,</text:p>
      <text:p text:style-name="P5"><text:span text:style-name="T7">'avatar'</text:span> =&gt; $avatar,</text:p>
      <text:p text:style-name="P5"><text:span text:style-name="T7">'useGravatar'</text:span> =&gt; $useGravatar,</text:p>
      <text:p text:style-name="P5"><text:span text:style-name="T7">'emojis'</text:span> =&gt; $emojis,</text:p>
      <text:p text:style-name="P5"><text:span text:style-name="T7">'emojiPath'</text:span> =&gt; <text:span text:style-name="T7">'../images/'</text:span>,</text:p>
      <text:p text:style-name="P24"/>
      <text:p text:style-name="P5"><text:span text:style-name="T7">'href'</text:span> =&gt; <text:span text:style-name="T2">$this</text:span>-&gt;getHref($person[<text:span text:style-name="T7">'Email'</text:span>]),</text:p>
      <text:p text:style-name="P5"><text:span text:style-name="T7">'userImg'</text:span> =&gt; <text:span text:style-name="T2">$this</text:span>-&gt;getUserImg($person),</text:p>
      <text:p text:style-name="P5"><text:span text:style-name="T7">'userEmail'</text:span> =&gt; $person[<text:span text:style-name="T7">'Email'</text:span>],</text:p>
      <text:p text:style-name="P5"><text:span text:style-name="T7">'keys'</text:span> =&gt; count(<text:span text:style-name="T2">$this</text:span>-&gt;getAuthorizations($person[<text:span text:style-name="T7">'Id'</text:span>])) ?? <text:span text:style-name="T6">0</text:span> &gt; <text:span text:style-name="T6">0</text:span> ? <text:span text:style-name="T2">true</text:span> : <text:span text:style-name="T2">false</text:span></text:p>
      <text:p text:style-name="P5">]</text:p>
      <text:p text:style-name="P105">Je veux une classe qui me permettre d’indiquer des éléments communs qui sont envoyés lors de son instanciation.</text:p>
      <text:p text:style-name="Code"><text:span text:style-name="T57">$params = new Params([</text:span><text:span text:style-name="T8">'href'</text:span><text:span text:style-name="T30"> =&gt; </text:span><text:span text:style-name="T3">$this</text:span><text:span text:style-name="T30">-&gt;getHref($person[</text:span><text:span text:style-name="T8">'Email'</text:span><text:span text:style-name="T30">]),</text:span></text:p>
      <text:p text:style-name="Code"><text:span text:style-name="T7">'userImg'</text:span> =&gt; <text:span text:style-name="T2">$this</text:span>-&gt;getUserImg($person),</text:p>
      <text:p text:style-name="Code"><text:span text:style-name="T7">'userEmail'</text:span> =&gt; $person[<text:span text:style-name="T7">'Email'</text:span>],</text:p>
      <text:p text:style-name="Code"><text:span text:style-name="T7">'keys'</text:span> =&gt; count(<text:span text:style-name="T2">$this</text:span>-&gt;getAuthorizations($person[<text:span text:style-name="T7">'Id'</text:span>])) ?? <text:span text:style-name="T6">0</text:span> &gt; <text:span text:style-name="T6">0</text:span> ? <text:span text:style-name="T2">true</text:span> : <text:span text:style-name="T2">false</text:span></text:p>
      <text:p text:style-name="Code">]<text:span text:style-name="T57">) ;</text:span></text:p>
      <text:p text:style-name="P105">Ensuite un appel à </text:p>
      <text:p text:style-name="Code">$params-&gt;getAll(<text:span text:style-name="T30">[</text:span></text:p>
      <text:p text:style-name="Code"><text:span text:style-name="T7">'emailReadOnly'</text:span> =&gt; $person[<text:span text:style-name="T7">'Imported'</text:span>] == <text:span text:style-name="T6">1</text:span> ? <text:span text:style-name="T2">true</text:span> : <text:span text:style-name="T2">false</text:span>,</text:p>
      <text:p text:style-name="Code"><text:span text:style-name="T7">'email'</text:span> =&gt; $email,</text:p>
      <text:p text:style-name="Code"><text:span text:style-name="T7">'firstName'</text:span> =&gt; $firstName,</text:p>
      <text:p text:style-name="Code"><text:span text:style-name="T7">'lastName'</text:span> =&gt; $lastName,</text:p>
      <text:p text:style-name="Code"><text:span text:style-name="T7">'nickName'</text:span> =&gt; $nickName,</text:p>
      <text:p text:style-name="Code"><text:span text:style-name="T7">'avatar'</text:span> =&gt; $avatar,</text:p>
      <text:p text:style-name="Code"><text:span text:style-name="T7">'useGravatar'</text:span> =&gt; $useGravatar,</text:p>
      <text:p text:style-name="Code"><text:span text:style-name="T7">'emojis'</text:span> =&gt; $emojis,</text:p>
      <text:p text:style-name="Code"><text:span text:style-name="T7">'emojiPath'</text:span> =&gt; <text:span text:style-name="T7">'../images/']) ;</text:span></text:p>
      <text:p text:style-name="Code"><text:span text:style-name="T9">doit retourner :<text:line-break/></text:span>[</text:p>
      <text:p text:style-name="Code"><text:span text:style-name="T7">'emailReadOnly'</text:span> =&gt; $person[<text:span text:style-name="T7">'Imported'</text:span>] == <text:span text:style-name="T6">1</text:span> ? <text:span text:style-name="T2">true</text:span> : <text:span text:style-name="T2">false</text:span>,</text:p>
      <text:p text:style-name="Code"><text:span text:style-name="T7">'email'</text:span> =&gt; $email,</text:p>
      <text:p text:style-name="Code"><text:soft-page-break/><text:span text:style-name="T7">'firstName'</text:span> =&gt; $firstName,</text:p>
      <text:p text:style-name="Code"><text:span text:style-name="T7">'lastName'</text:span> =&gt; $lastName,</text:p>
      <text:p text:style-name="Code"><text:span text:style-name="T7">'nickName'</text:span> =&gt; $nickName,</text:p>
      <text:p text:style-name="Code"><text:span text:style-name="T7">'avatar'</text:span> =&gt; $avatar,</text:p>
      <text:p text:style-name="Code"><text:span text:style-name="T7">'useGravatar'</text:span> =&gt; $useGravatar,</text:p>
      <text:p text:style-name="Code"><text:span text:style-name="T7">'emojis'</text:span> =&gt; $emojis,</text:p>
      <text:p text:style-name="Code"><text:span text:style-name="T8">'emojiPath'</text:span><text:span text:style-name="T30"> =&gt; </text:span><text:span text:style-name="T8">'../images/'</text:span><text:span text:style-name="T30">,</text:span></text:p>
      <text:p text:style-name="Code"><text:span text:style-name="T7">'href'</text:span> =&gt; <text:span text:style-name="T2">$this</text:span>-&gt;getHref($person[<text:span text:style-name="T7">'Email'</text:span>]),</text:p>
      <text:p text:style-name="Code"><text:span text:style-name="T7">'userImg'</text:span> =&gt; <text:span text:style-name="T2">$this</text:span>-&gt;getUserImg($person),</text:p>
      <text:p text:style-name="Code"><text:span text:style-name="T7">'userEmail'</text:span> =&gt; $person[<text:span text:style-name="T7">'Email'</text:span>],</text:p>
      <text:p text:style-name="Code"><text:span text:style-name="T7">'keys'</text:span> =&gt; count(<text:span text:style-name="T2">$this</text:span>-&gt;getAuthorizations($person[<text:span text:style-name="T7">'Id'</text:span>])) ?? <text:span text:style-name="T6">0</text:span> &gt; <text:span text:style-name="T6">0</text:span> ? <text:span text:style-name="T2">true</text:span> : <text:span text:style-name="T2">false</text:span></text:p>
      <text:p text:style-name="Code">]</text:p>
      <text:h text:style-name="P257" text:outline-level="3">Disponibilités</text:h>
      <text:p text:style-name="P107">Comment corriger cette erreur :</text:p>
      <text:p text:style-name="P108"><text:bookmark text:name="line65"/>&lt;tbody&gt; <text:bookmark text:name="line66"/>&lt;tr&gt; <text:bookmark text:name="line67"/>&lt;td&gt;Matin&lt;/td&gt; <text:bookmark text:name="line68"/>&lt;td&gt; <text:bookmark text:name="line69"/>&lt;div class="form-check"&gt; <text:bookmark text:name="line70"/>&lt;input class="form-check-input" type="checkbox" <text:bookmark text:name="line71"/>name="availabilities[0][morning]" <text:bookmark text:name="line72"/>id="morning_0" <text:bookmark text:name="line73"/>&lt;h1&gt;500 Internal Server Error&lt;/h1&gt; <text:bookmark text:name="line74"/>&lt;h3&gt;Cannot use object of type stdClass as array (0)&lt;/h3&gt; <text:bookmark text:name="line75"/>&lt;pre&gt;#0 /home/jeb/Clones/GitHub/MyClub/WebSite/vendor/latte/latte/src/Latte/Runtime/Template.php(251): Template_ee2f892690-&gt;blockCon</text:p>
      <text:p text:style-name="P109"/>
      <text:p text:style-name="P107">Le code est :</text:p>
      <text:p text:style-name="Code">&lt;tbody&gt;</text:p>
      <text:p text:style-name="Code">&lt;tr&gt;</text:p>
      <text:p text:style-name="Code"><text:span text:style-name="T13">&lt;td&gt;</text:span>Matin<text:span text:style-name="T13">&lt;/td&gt;</text:span></text:p>
      <text:p text:style-name="Code">{<text:span text:style-name="T2">for </text:span>$i = <text:span text:style-name="T6">0</text:span>; $i &lt; <text:span text:style-name="T6">7</text:span>; $i++} </text:p>
      <text:p text:style-name="Code">&lt;td&gt;</text:p>
      <text:p text:style-name="Code"><text:span text:style-name="T13">&lt;div</text:span> <text:span text:style-name="T15">class</text:span>=<text:span text:style-name="T2">"form-check"</text:span><text:span text:style-name="T13">&gt;</text:span></text:p>
      <text:p text:style-name="Code"><text:span text:style-name="T13">&lt;input</text:span> <text:span text:style-name="T15">class</text:span>=<text:span text:style-name="T2">"form-check-input"</text:span> <text:span text:style-name="T15">type</text:span>=<text:span text:style-name="T2">"checkbox"</text:span> </text:p>
      <text:p text:style-name="Code"><text:span text:style-name="T15">name</text:span>=<text:span text:style-name="T2">"availabilities[{$i}][morning]"</text:span> </text:p>
      <text:p text:style-name="Code"><text:span text:style-name="T15">id</text:span>=<text:span text:style-name="T2">"morning_{$i}"</text:span></text:p>
      <text:p text:style-name="Code"><text:span text:style-name="T15">{isset($currentAvailabilities[$i][morning])</text:span> <text:span text:style-name="T15">&amp;&amp;</text:span> <text:span text:style-name="T15">$currentAvailabilities[$i][morning]</text:span> <text:span text:style-name="T15">?</text:span> <text:span text:style-name="T15">checked</text:span> <text:span text:style-name="T15">:</text:span> <text:span text:style-name="T38">''}</text:span><text:span text:style-name="T13">&gt;</text:span></text:p>
      <text:p text:style-name="Code">&lt;/div&gt;</text:p>
      <text:p text:style-name="Code">&lt;/td&gt;</text:p>
      <text:p text:style-name="Code">{<text:span text:style-name="T2">/for</text:span>} </text:p>
      <text:p text:style-name="P107"/>
      <text:p text:style-name="P109"><text:span text:style-name="T58">avec </text:span><text:span text:style-name="T16">$currentAvailabilities</text:span><text:span text:style-name="T58"> = </text:span>array(1) { [0]=&gt; object(stdClass)#278 (1) { ["morning"]=&gt; string(2) "on" } } </text:p>
      <text:p text:style-name="P109"><text:span text:style-name="T58">obtenu avec : </text:span><text:span text:style-name="T30">$currentAvailabilities = json_decode($person[</text:span><text:span text:style-name="T8">'Availabilities'</text:span><text:span text:style-name="T30">] ?? </text:span><text:span text:style-name="T8">''</text:span><text:span text:style-name="T30">);</text:span></text:p>
      <text:p text:style-name="P107"/>
      <text:h text:style-name="P258" text:outline-level="3">Préférences</text:h>
      <text:p text:style-name="P119">Avec ces tables :</text:p>
      <text:p text:style-name="Code">CREATE TABLE "EventType" (</text:p>
      <text:p text:style-name="Code"><text:tab/>"Id"<text:tab/>INTEGER,</text:p>
      <text:p text:style-name="Code"><text:tab/>"Name"<text:tab/>TEXT NOT NULL,</text:p>
      <text:p text:style-name="Code"><text:tab/>"Inactivated"<text:tab/>INTEGER NOT NULL DEFAULT 0,</text:p>
      <text:p text:style-name="Code"><text:tab/>PRIMARY KEY("Id")</text:p>
      <text:p text:style-name="Code">);</text:p>
      <text:p text:style-name="Code">CREATE TABLE "EventTypeGroup" (</text:p>
      <text:p text:style-name="Code"><text:tab/>"Id"<text:tab/>INTEGER,</text:p>
      <text:p text:style-name="Code"><text:soft-page-break/><text:tab/>"IdEventType"<text:tab/>INTEGER NOT NULL,</text:p>
      <text:p text:style-name="Code"><text:tab/>"IdGroup"<text:tab/>INTEGER NOT NULL,</text:p>
      <text:p text:style-name="Code"><text:tab/>FOREIGN KEY("IdEventType") REFERENCES "EventType"("Id"),</text:p>
      <text:p text:style-name="Code"><text:tab/>PRIMARY KEY("Id"),</text:p>
      <text:p text:style-name="Code"><text:tab/>FOREIGN KEY("IdGroup") REFERENCES "Group"("Id")</text:p>
      <text:p text:style-name="Code">);</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Code">CREATE TABLE "PersonGroup" (</text:p>
      <text:p text:style-name="Code"><text:tab/>"Id"<text:tab/>INTEGER,</text:p>
      <text:p text:style-name="Code"><text:tab/>"IdPerson"<text:tab/>INTEGER NOT NULL,</text:p>
      <text:p text:style-name="Code"><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P119">On connaît IdPerson, on veut afficher tous les EventType qui ont un groupe en commun avec la personne identifiée par IdPerson.</text:p>
      <text:p text:style-name="P111">On veut pouvoir cocher chaque EventType, et lorsque un EventType est coché, on veut pouvoir cocher une autre coche lié à la disponibilité de la personne.</text:p>
      <text:p text:style-name="P115">Voici la structure <text:span text:style-name="T59">de l’application</text:span></text:p>
      <text:p text:style-name="P114">├── app</text:p>
      <text:p text:style-name="P114">│ <text:s text:c="2"/>├── controllers</text:p>
      <text:p text:style-name="P114">│ <text:s text:c="2"/>├── helpers</text:p>
      <text:p text:style-name="P114">│ <text:s text:c="2"/>│ <text:s text:c="2"/>└── database</text:p>
      <text:p text:style-name="P114">│ <text:s text:c="2"/>├── images</text:p>
      <text:p text:style-name="P114">│ <text:s text:c="2"/>└── views</text:p>
      <text:p text:style-name="P114">│ <text:s text:c="6"/>├── groups</text:p>
      <text:p text:style-name="P114">│ <text:s text:c="6"/>├── persons</text:p>
      <text:p text:style-name="P110">│ <text:s text:c="6"/>└── user</text:p>
      <text:p text:style-name="P111">On veut créer app/views/user/preferences.latte en utilisant PHP, Bootstrap, flightphp, latte</text:p>
      <text:p text:style-name="P111">Détail de la fonction utilisée de /app/controller/UserController.php </text:p>
      <text:p text:style-name="Code"><text:span text:style-name="T2">public</text:span> <text:span text:style-name="T2">function</text:span> preferences()</text:p>
      <text:p text:style-name="Code">{</text:p>
      <text:p text:style-name="Code">$person = <text:span text:style-name="T2">$this</text:span>-&gt;getPerson();</text:p>
      <text:p text:style-name="Code"/>
      <text:p text:style-name="Code"><text:span text:style-name="T2">if</text:span> ($_SERVER[<text:span text:style-name="T7">'REQUEST_METHOD'</text:span>] === <text:span text:style-name="T7">'POST'</text:span>) {</text:p>
      <text:p text:style-name="Code">$preferences = $_POST[<text:span text:style-name="T7">'preferences'</text:span>];</text:p>
      <text:p text:style-name="Code">$query = <text:span text:style-name="T2">$this</text:span>-&gt;pdo-&gt;prepare(<text:span text:style-name="T7">'</text:span><text:span text:style-name="T2">UPDATE</text:span><text:span text:style-name="T7"> Person </text:span><text:span text:style-name="T2">SET</text:span><text:span text:style-name="T7"> </text:span><text:span text:style-name="T11">P</text:span><text:span text:style-name="T7">references </text:span>=<text:span text:style-name="T7"> ? </text:span><text:span text:style-name="T2">WHERE</text:span><text:span text:style-name="T7"> Id </text:span>=<text:span text:style-name="T7"> '</text:span> . $person[<text:span text:style-name="T7">'Id'</text:span>]);</text:p>
      <text:p text:style-name="Code">$query-&gt;execute([json_encode($preferences)]);</text:p>
      <text:p text:style-name="Code"><text:span text:style-name="T2">$this</text:span>-&gt;flight-&gt;redirect(<text:span text:style-name="T7">'/user'</text:span>);</text:p>
      <text:p text:style-name="Code">} <text:span text:style-name="T2">else</text:span> <text:span text:style-name="T2">if</text:span> ($_SERVER[<text:span text:style-name="T7">'REQUEST_METHOD'</text:span>] === <text:span text:style-name="T7">'GET'</text:span>) {</text:p>
      <text:p text:style-name="P116">$currentPreferences = json_decode($person[<text:span text:style-name="T7">'</text:span><text:span text:style-name="T11">P</text:span><text:span text:style-name="T7">references'</text:span>] ?? <text:span text:style-name="T7">''</text:span>, <text:span text:style-name="T2">true</text:span>);</text:p>
      <text:p text:style-name="Code">echo <text:span text:style-name="T2">$this</text:span>-&gt;latte-&gt;render(<text:span text:style-name="T7">'app/views/user/preferences.latte'</text:span>, <text:span text:style-name="T2">$this</text:span>-&gt;params-&gt;getAll([</text:p>
      <text:p text:style-name="Code"><text:span text:style-name="T7">'currentPreferences'</text:span> =&gt; $currentPreferences,</text:p>
      <text:p text:style-name="Code"><text:span text:style-name="T7">'page'</text:span> =&gt; basename($_SERVER[<text:span text:style-name="T7">'REQUEST_URI'</text:span>])</text:p>
      <text:p text:style-name="Code">]));</text:p>
      <text:p text:style-name="Code"><text:soft-page-break/>} <text:span text:style-name="T2">else</text:span> {</text:p>
      <text:p text:style-name="Code"><text:span text:style-name="T2">$this</text:span>-&gt;application-&gt;error470($_SERVER[<text:span text:style-name="T7">'REQUEST_METHOD'</text:span>], <text:span text:style-name="T2">__FILE__</text:span>, <text:span text:style-name="T2">__LINE__</text:span>);</text:p>
      <text:p text:style-name="Code">}</text:p>
      <text:p text:style-name="Code">}</text:p>
      <text:h text:style-name="P259" text:outline-level="3">Groupes</text:h>
      <text:p text:style-name="P120">Avec ces tables :</text:p>
      <text:p text:style-name="P117">CREATE TABLE "Group" (</text:p>
      <text:p text:style-name="P117"><text:tab/>"Id"<text:tab/>INTEGER,</text:p>
      <text:p text:style-name="P117"><text:tab/>"Name"<text:tab/>TEXT NOT NULL,</text:p>
      <text:p text:style-name="P117"><text:tab/>"Inactivated"<text:tab/>INTEGER NOT NULL DEFAULT 0,</text:p>
      <text:p text:style-name="P117"><text:tab/>"SelfRegistration"<text:tab/>INTEGER NOT NULL DEFAULT 0,</text:p>
      <text:p text:style-name="P117"><text:tab/>PRIMARY KEY("Id")</text:p>
      <text:p text:style-name="P117">);</text:p>
      <text:p text:style-name="P117">CREATE TABLE "PersonGroup" (</text:p>
      <text:p text:style-name="P117"><text:tab/>"Id"<text:tab/>INTEGER,</text:p>
      <text:p text:style-name="P117"><text:tab/>"IdPerson"<text:tab/>INTEGER NOT NULL,</text:p>
      <text:p text:style-name="P117"><text:tab/>"IdGroup"<text:tab/>INTEGER NOT NULL,</text:p>
      <text:p text:style-name="P117"><text:tab/>FOREIGN KEY("IdPerson") REFERENCES "Person"("Id"),</text:p>
      <text:p text:style-name="P117"><text:tab/>FOREIGN KEY("IdGroup") REFERENCES "Group"("Id"),</text:p>
      <text:p text:style-name="P117"><text:tab/>PRIMARY KEY("Id")</text:p>
      <text:p text:style-name="P117">);</text:p>
      <text:p text:style-name="P120">On connaît IdPerson, on veut <text:span text:style-name="T60">pouvoir ajouter à la personne les groupes avec SelfRegistration == 1</text:span>.</text:p>
      <text:p text:style-name="P118">Voici la structure <text:span text:style-name="T59">de l’application</text:span></text:p>
      <text:p text:style-name="P117">├── app</text:p>
      <text:p text:style-name="P117">│ <text:s text:c="2"/>├── controllers</text:p>
      <text:p text:style-name="P117">│ <text:s text:c="2"/>├── helpers</text:p>
      <text:p text:style-name="P117">│ <text:s text:c="2"/>│ <text:s text:c="2"/>└── database</text:p>
      <text:p text:style-name="P117">│ <text:s text:c="2"/>├── images</text:p>
      <text:p text:style-name="P117">│ <text:s text:c="2"/>└── views</text:p>
      <text:p text:style-name="P117">│ <text:s text:c="6"/>├── groups</text:p>
      <text:p text:style-name="P117">│ <text:s text:c="6"/>├── persons</text:p>
      <text:p text:style-name="P112">│ <text:s text:c="6"/>└── user</text:p>
      <text:p text:style-name="P113">On veut créer app/views/user/<text:span text:style-name="T60">groups</text:span>.latte en utilisant PHP, Bootstrap, flightphp, latte</text:p>
      <text:p text:style-name="P113">Détail de la fonction utilisée de /app/controller/UserController.php </text:p>
      <text:p text:style-name="Code"><text:span text:style-name="T2">public</text:span> <text:span text:style-name="T2">function</text:span> groups()</text:p>
      <text:p text:style-name="Code">{</text:p>
      <text:p text:style-name="Code">$person = <text:span text:style-name="T2">$this</text:span>-&gt;getPerson();</text:p>
      <text:p text:style-name="Code"/>
      <text:p text:style-name="Code"><text:span text:style-name="T2">if</text:span> ($_SERVER[<text:span text:style-name="T7">'REQUEST_METHOD'</text:span>] === <text:span text:style-name="T7">'POST'</text:span>) {</text:p>
      <text:p text:style-name="Code">$groups = $_POST[<text:span text:style-name="T7">'groups'</text:span>];</text:p>
      <text:p text:style-name="Code"/>
      <text:p text:style-name="Code">//mettre à jour PersonGroup</text:p>
      <text:p text:style-name="Code"/>
      <text:p text:style-name="Code"><text:span text:style-name="T2">$this</text:span>-&gt;flight-&gt;redirect(<text:span text:style-name="T7">'/user'</text:span>);</text:p>
      <text:p text:style-name="Code">} <text:span text:style-name="T2">else</text:span> <text:span text:style-name="T2">if</text:span> ($_SERVER[<text:span text:style-name="T7">'REQUEST_METHOD'</text:span>] === <text:span text:style-name="T7">'GET'</text:span>) {</text:p>
      <text:p text:style-name="Code">// récuperer les groupes de la personne</text:p>
      <text:p text:style-name="Code">$currentGroups = ;</text:p>
      <text:p text:style-name="Code">echo <text:span text:style-name="T2">$this</text:span>-&gt;latte-&gt;render(<text:span text:style-name="T7">'app/views/user/availabilities.latte'</text:span>, <text:span text:style-name="T2">$this</text:span>-&gt;params-&gt;getAll([</text:p>
      <text:p text:style-name="Code"><text:span text:style-name="T7">'groups'</text:span> =&gt; $currentGroups,</text:p>
      <text:p text:style-name="Code"><text:span text:style-name="T7">'page'</text:span> =&gt; basename($_SERVER[<text:span text:style-name="T7">'REQUEST_URI'</text:span>])</text:p>
      <text:p text:style-name="Code">]));</text:p>
      <text:p text:style-name="Code">} <text:span text:style-name="T2">else</text:span> {</text:p>
      <text:p text:style-name="Code"><text:soft-page-break/><text:span text:style-name="T2">$this</text:span>-&gt;application-&gt;error470($_SERVER[<text:span text:style-name="T7">'REQUEST_METHOD'</text:span>], <text:span text:style-name="T2">__FILE__</text:span>, <text:span text:style-name="T2">__LINE__</text:span>);</text:p>
      <text:p text:style-name="Code">}</text:p>
      <text:p text:style-name="Code">}</text:p>
      <text:h text:style-name="P260" text:outline-level="3">Emojis</text:h>
      <text:p text:style-name="P121">Avec ce contrôleur</text:p>
      <text:p text:style-name="Code"><text:span text:style-name="T2">public</text:span> <text:span text:style-name="T2">function</text:span> account()</text:p>
      <text:p text:style-name="Code">{</text:p>
      <text:p text:style-name="Code">$person = <text:span text:style-name="T2">$this</text:span>-&gt;getPerson();</text:p>
      <text:p text:style-name="Code"/>
      <text:p text:style-name="Code"><text:span text:style-name="T2">if</text:span> ($_SERVER[<text:span text:style-name="T7">'REQUEST_METHOD'</text:span>] === <text:span text:style-name="T7">'POST'</text:span>) {</text:p>
      <text:p text:style-name="Code">$email = filter_var($_POST[<text:span text:style-name="T7">'email'</text:span>], FILTER_VALIDATE_EMAIL) ?? <text:span text:style-name="T7">''</text:span>;</text:p>
      <text:p text:style-name="Code">$password = $_POST[<text:span text:style-name="T7">'password'</text:span>];</text:p>
      <text:p text:style-name="Code">$firstName = $_POST[<text:span text:style-name="T7">'firstName'</text:span>];</text:p>
      <text:p text:style-name="Code">$lastName = $_POST[<text:span text:style-name="T7">'lastName'</text:span>];</text:p>
      <text:p text:style-name="Code">$nickName = $_POST[<text:span text:style-name="T7">'nickName'</text:span>];</text:p>
      <text:p text:style-name="Code">$avatar = $_POST[<text:span text:style-name="T7">'avatar'</text:span>] ?? <text:span text:style-name="T7">''</text:span>;</text:p>
      <text:p text:style-name="Code">$useGravatar = $_POST[<text:span text:style-name="T7">'useGravatar'</text:span>] ?? <text:span text:style-name="T7">'no'</text:span>;</text:p>
      <text:p text:style-name="Code">$stmt = <text:span text:style-name="T2">$this</text:span>-&gt;pdo-&gt;prepare(<text:span text:style-name="T7">'</text:span><text:span text:style-name="T2">UPDATE</text:span><text:span text:style-name="T7"> Person </text:span><text:span text:style-name="T2">SET</text:span><text:span text:style-name="T7"> FirstName </text:span>=<text:span text:style-name="T7"> ?, LastName </text:span>=<text:span text:style-name="T7"> ?, NickName </text:span>=<text:span text:style-name="T7"> ?, Avatar </text:span>=<text:span text:style-name="T7"> ?, useGravatar </text:span>=<text:span text:style-name="T7"> ? </text:span><text:span text:style-name="T2">WHERE</text:span><text:span text:style-name="T7"> Id </text:span>=<text:span text:style-name="T7"> '</text:span> . $person[<text:span text:style-name="T7">'Id'</text:span>]);</text:p>
      <text:p text:style-name="Code">$stmt-&gt;execute([$firstName, $lastName, $nickName, $avatar, $useGravatar]);</text:p>
      <text:p text:style-name="Code"><text:span text:style-name="T2">if</text:span> (!empty($password)) {</text:p>
      <text:p text:style-name="Code">$stmt = <text:span text:style-name="T2">$this</text:span>-&gt;pdo-&gt;prepare(<text:span text:style-name="T7">'</text:span><text:span text:style-name="T2">UPDATE</text:span><text:span text:style-name="T7"> Person </text:span><text:span text:style-name="T2">SET</text:span><text:span text:style-name="T7"> </text:span><text:span text:style-name="T2">Password</text:span><text:span text:style-name="T7"> </text:span>=<text:span text:style-name="T7"> ? </text:span><text:span text:style-name="T2">WHERE</text:span><text:span text:style-name="T7"> Id </text:span>=<text:span text:style-name="T7"> '</text:span> . $person[<text:span text:style-name="T7">'Id'</text:span>]);</text:p>
      <text:p text:style-name="Code">$stmt-&gt;execute([PasswordManager::signPassword($password)]);</text:p>
      <text:p text:style-name="Code">}</text:p>
      <text:p text:style-name="Code"><text:span text:style-name="T2">if</text:span> ($person[<text:span text:style-name="T7">'Imported'</text:span>] == <text:span text:style-name="T6">0</text:span>) {</text:p>
      <text:p text:style-name="Code">$stmt = <text:span text:style-name="T2">$this</text:span>-&gt;pdo-&gt;prepare(<text:span text:style-name="T7">'</text:span><text:span text:style-name="T2">UPDATE</text:span><text:span text:style-name="T7"> Person </text:span><text:span text:style-name="T2">SET</text:span><text:span text:style-name="T7"> Email </text:span>=<text:span text:style-name="T7"> ? </text:span><text:span text:style-name="T2">WHERE</text:span><text:span text:style-name="T7"> Id </text:span>=<text:span text:style-name="T7"> '</text:span> . $person[<text:span text:style-name="T7">'Id'</text:span>]);</text:p>
      <text:p text:style-name="Code">$stmt-&gt;execute([$email]);</text:p>
      <text:p text:style-name="Code">$_SESSION[<text:span text:style-name="T7">'user'</text:span>] = $email;</text:p>
      <text:p text:style-name="Code">}</text:p>
      <text:p text:style-name="Code"><text:span text:style-name="T2">$this</text:span>-&gt;flight-&gt;redirect(<text:span text:style-name="T7">'/user'</text:span>);</text:p>
      <text:p text:style-name="Code">} <text:span text:style-name="T2">else</text:span> <text:span text:style-name="T2">if</text:span> ($_SERVER[<text:span text:style-name="T7">'REQUEST_METHOD'</text:span>] === <text:span text:style-name="T7">'GET'</text:span>) {</text:p>
      <text:p text:style-name="Code">$email = filter_var($person[<text:span text:style-name="T7">'Email'</text:span>], FILTER_VALIDATE_EMAIL) ?? <text:span text:style-name="T7">''</text:span>;</text:p>
      <text:p text:style-name="Code">$firstName = <text:span text:style-name="T2">$this</text:span>-&gt;sanitizeInput($person[<text:span text:style-name="T7">'FirstName'</text:span>]);</text:p>
      <text:p text:style-name="Code">$lastName = <text:span text:style-name="T2">$this</text:span>-&gt;sanitizeInput($person[<text:span text:style-name="T7">'LastName'</text:span>]);</text:p>
      <text:p text:style-name="Code">$nickName = <text:span text:style-name="T2">$this</text:span>-&gt;sanitizeInput($person[<text:span text:style-name="T7">'NickName'</text:span>]);</text:p>
      <text:p text:style-name="Code">$avatar = <text:span text:style-name="T2">$this</text:span>-&gt;sanitizeInput($person[<text:span text:style-name="T7">'Avatar'</text:span>]);</text:p>
      <text:p text:style-name="Code">$useGravatar = <text:span text:style-name="T2">$this</text:span>-&gt;sanitizeInput($person[<text:span text:style-name="T7">'UseGravatar'</text:span>]) ?? <text:span text:style-name="T7">'no'</text:span>;</text:p>
      <text:p text:style-name="Code"/>
      <text:p text:style-name="Code">$emojiFiles = glob(<text:span text:style-name="T2">__DIR__</text:span> . <text:span text:style-name="T7">'/../images/emoji*'</text:span>);</text:p>
      <text:p text:style-name="Code">$emojis = array_map(<text:span text:style-name="T2">function</text:span>($path) {<text:span text:style-name="T2">return</text:span> basename($path);}, $emojiFiles);</text:p>
      <text:p text:style-name="Code"/>
      <text:p text:style-name="Code">//var_dump($emojis);</text:p>
      <text:p text:style-name="Code"/>
      <text:p text:style-name="Code">echo <text:span text:style-name="T2">$this</text:span>-&gt;latte-&gt;render(<text:span text:style-name="T7">'app/views/user/account.latte'</text:span>, <text:span text:style-name="T2">$this</text:span>-&gt;params-&gt;getAll([</text:p>
      <text:p text:style-name="Code"><text:span text:style-name="T7">'emailReadOnly'</text:span> =&gt; $person[<text:span text:style-name="T7">'Imported'</text:span>] == <text:span text:style-name="T6">1</text:span> ? <text:span text:style-name="T2">true</text:span> : <text:span text:style-name="T2">false</text:span>,</text:p>
      <text:p text:style-name="Code"><text:span text:style-name="T7">'email'</text:span> =&gt; $email,</text:p>
      <text:p text:style-name="Code"><text:span text:style-name="T7">'firstName'</text:span> =&gt; $firstName,</text:p>
      <text:p text:style-name="Code"><text:span text:style-name="T7">'lastName'</text:span> =&gt; $lastName,</text:p>
      <text:p text:style-name="Code"><text:span text:style-name="T7">'nickName'</text:span> =&gt; $nickName,</text:p>
      <text:p text:style-name="Code"><text:span text:style-name="T7">'avatar'</text:span> =&gt; $avatar,</text:p>
      <text:p text:style-name="Code"><text:span text:style-name="T7">'useGravatar'</text:span> =&gt; $useGravatar,</text:p>
      <text:p text:style-name="Code"><text:span text:style-name="T7">'emojis'</text:span> =&gt; $emojis,</text:p>
      <text:p text:style-name="Code"><text:span text:style-name="T7">'emojiPath'</text:span> =&gt; <text:span text:style-name="T7">'../images/'</text:span>,</text:p>
      <text:p text:style-name="Code"><text:span text:style-name="T7">'page'</text:span> =&gt; basename($_SERVER[<text:span text:style-name="T7">'REQUEST_URI'</text:span>])</text:p>
      <text:p text:style-name="Code"><text:soft-page-break/>]));</text:p>
      <text:p text:style-name="Code">} <text:span text:style-name="T2">else</text:span> {</text:p>
      <text:p text:style-name="Code"><text:span text:style-name="T2">$this</text:span>-&gt;application-&gt;error470($_SERVER[<text:span text:style-name="T7">'REQUEST_METHOD'</text:span>], <text:span text:style-name="T2">__FILE__</text:span>, <text:span text:style-name="T2">__LINE__</text:span>);</text:p>
      <text:p text:style-name="Code">}</text:p>
      <text:p text:style-name="Code">}</text:p>
      <text:p text:style-name="P121">Et cette vue</text:p>
      <text:p text:style-name="Code">{<text:span text:style-name="T2">layout </text:span><text:span text:style-name="T7">"user.latte"</text:span>}</text:p>
      <text:p text:style-name="Code"/>
      <text:p text:style-name="Code">{<text:span text:style-name="T2">block </text:span>content}</text:p>
      <text:p text:style-name="Code"><text:span text:style-name="T13">&lt;form</text:span> <text:span text:style-name="T15">method</text:span>=<text:span text:style-name="T2">"POST"</text:span> <text:span text:style-name="T15">class</text:span>=<text:span text:style-name="T2">"needs-validation"</text:span> <text:span text:style-name="T15">novalidate</text:span> <text:span text:style-name="T15">data-form</text:span>=<text:span text:style-name="T2">"account"</text:span><text:span text:style-name="T13">&gt;</text:span></text:p>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email"</text:span> <text:span text:style-name="T15">class</text:span>=<text:span text:style-name="T2">"form-label"</text:span><text:span text:style-name="T13">&gt;</text:span>Email<text:span text:style-name="T13">&lt;/label&gt;</text:span></text:p>
      <text:p text:style-name="Code"><text:span text:style-name="T13">&lt;input</text:span> <text:span text:style-name="T15">type</text:span>=<text:span text:style-name="T2">"email"</text:span> <text:span text:style-name="T15">class</text:span>=<text:span text:style-name="T2">"form-control"</text:span> <text:span text:style-name="T15">id</text:span>=<text:span text:style-name="T2">"email"</text:span> <text:span text:style-name="T15">name</text:span>=<text:span text:style-name="T2">"email"</text:span> </text:p>
      <text:p text:style-name="Code"><text:span text:style-name="T15">value</text:span>=<text:span text:style-name="T2">"{$email}"</text:span> </text:p>
      <text:p text:style-name="Code"><text:span text:style-name="T15">{if</text:span> <text:span text:style-name="T15">$emailReadOnly}</text:span></text:p>
      <text:p text:style-name="Code">readonly</text:p>
      <text:p text:style-name="Code">{else}</text:p>
      <text:p text:style-name="Code">required</text:p>
      <text:p text:style-name="Code"><text:span text:style-name="T15">{</text:span><text:span text:style-name="T38">/if}</text:span><text:span text:style-name="T13">&gt;</text:span></text:p>
      <text:p text:style-name="Code"><text:span text:style-name="T13">&lt;div</text:span> <text:span text:style-name="T15">class</text:span>=<text:span text:style-name="T2">"invalid-feedback"</text:span><text:span text:style-name="T13">&gt;</text:span></text:p>
      <text:p text:style-name="Code">Veuillez saisir une adresse email valide.</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password"</text:span> <text:span text:style-name="T15">class</text:span>=<text:span text:style-name="T2">"form-label"</text:span><text:span text:style-name="T13">&gt;</text:span>Mot de passe<text:span text:style-name="T13">&lt;/label&gt;</text:span></text:p>
      <text:p text:style-name="Code"><text:span text:style-name="T13">&lt;input</text:span> <text:span text:style-name="T15">type</text:span>=<text:span text:style-name="T2">"password"</text:span> <text:span text:style-name="T15">class</text:span>=<text:span text:style-name="T2">"form-control"</text:span> <text:span text:style-name="T15">id</text:span>=<text:span text:style-name="T2">"password"</text:span> <text:span text:style-name="T15">name</text:span>=<text:span text:style-name="T2">"password"</text:span> </text:p>
      <text:p text:style-name="Code"><text:span text:style-name="T15">placeholder</text:span>=<text:span text:style-name="T2">"Laissez vide pour ne pas modifier"</text:span><text:span text:style-name="T13">&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firstName"</text:span> <text:span text:style-name="T15">class</text:span>=<text:span text:style-name="T2">"form-label"</text:span><text:span text:style-name="T13">&gt;</text:span>Pré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firstName"</text:span> <text:span text:style-name="T15">name</text:span>=<text:span text:style-name="T2">"firstName"</text:span> </text:p>
      <text:p text:style-name="Code"><text:span text:style-name="T15">value</text:span>=<text:span text:style-name="T2">"{$firstName}"</text:span> <text:span text:style-name="T15">required</text:span><text:span text:style-name="T13">&gt;</text:span></text:p>
      <text:p text:style-name="Code"><text:span text:style-name="T13">&lt;div</text:span> <text:span text:style-name="T15">class</text:span>=<text:span text:style-name="T2">"invalid-feedback"</text:span><text:span text:style-name="T13">&gt;</text:span></text:p>
      <text:p text:style-name="Code">Le prénom est requis.</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lastName"</text:span> <text:span text:style-name="T15">class</text:span>=<text:span text:style-name="T2">"form-label"</text:span><text:span text:style-name="T13">&gt;</text:span>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lastName"</text:span> <text:span text:style-name="T15">name</text:span>=<text:span text:style-name="T2">"lastName"</text:span> </text:p>
      <text:p text:style-name="Code"><text:span text:style-name="T15">value</text:span>=<text:span text:style-name="T2">"{$lastName}"</text:span> <text:span text:style-name="T15">required</text:span><text:span text:style-name="T13">&gt;</text:span></text:p>
      <text:p text:style-name="Code"><text:span text:style-name="T13">&lt;div</text:span> <text:span text:style-name="T15">class</text:span>=<text:span text:style-name="T2">"invalid-feedback"</text:span><text:span text:style-name="T13">&gt;</text:span></text:p>
      <text:p text:style-name="Code">Le nom est requis.</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nickName"</text:span> <text:span text:style-name="T15">class</text:span>=<text:span text:style-name="T2">"form-label"</text:span><text:span text:style-name="T13">&gt;</text:span>Pseudo<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nickName"</text:span> <text:span text:style-name="T15">name</text:span>=<text:span text:style-name="T2">"nickName"</text:span> </text:p>
      <text:p text:style-name="Code"><text:span text:style-name="T15">value</text:span>=<text:span text:style-name="T2">"{$nickName}"</text:span><text:span text:style-name="T13">&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2">if </text:span>$useGravatar == <text:span text:style-name="T7">'no'</text:span>}</text:p>
      <text:p text:style-name="Code"><text:soft-page-break/><text:span text:style-name="T13">&lt;div</text:span> <text:span text:style-name="T15">class</text:span>=<text:span text:style-name="T2">"dropdown"</text:span><text:span text:style-name="T13">&gt;</text:span></text:p>
      <text:p text:style-name="Code"><text:span text:style-name="T13">&lt;button</text:span> <text:span text:style-name="T15">class</text:span>=<text:span text:style-name="T2">"btn btn-outline-primary dropdown-toggle"</text:span> <text:span text:style-name="T15">type</text:span>=<text:span text:style-name="T2">"button"</text:span> <text:span text:style-name="T15">id</text:span>=<text:span text:style-name="T2">"emojiSelect"</text:span> <text:span text:style-name="T15">data-bs-toggle</text:span>=<text:span text:style-name="T2">"dropdown"</text:span> <text:span text:style-name="T15">aria-expanded</text:span>=<text:span text:style-name="T2">"false"</text:span><text:span text:style-name="T13">&gt;</text:span></text:p>
      <text:p text:style-name="Code">Sélectionnez un Emoji</text:p>
      <text:p text:style-name="Code">&lt;/button&gt;</text:p>
      <text:p text:style-name="Code"><text:span text:style-name="T13">&lt;ul</text:span> <text:span text:style-name="T15">class</text:span>=<text:span text:style-name="T2">"dropdown-menu"</text:span> <text:span text:style-name="T15">id</text:span>=<text:span text:style-name="T2">"emojiList"</text:span><text:span text:style-name="T13">&gt;</text:span></text:p>
      <text:p text:style-name="Code">{<text:span text:style-name="T2">foreach </text:span>$emojis as $emoji}<text:span text:style-name="T13">&lt;li&gt;&lt;a</text:span> <text:span text:style-name="T15">class</text:span>=<text:span text:style-name="T2">"dropdown-item"</text:span> <text:span text:style-name="T15">href</text:span>=<text:span text:style-name="T2">"#"</text:span> <text:span text:style-name="T15">data-img</text:span>=<text:span text:style-name="T2">"{$emojiPath}{$emoji}"</text:span><text:span text:style-name="T13">&gt;&lt;img</text:span> <text:span text:style-name="T15">src</text:span>=<text:span text:style-name="T2">"{$emojiPath}{$emoji}"</text:span> <text:span text:style-name="T15">alt</text:span>=<text:span text:style-name="T2">"emoji"</text:span><text:span text:style-name="T13">&gt;</text:span> {$emoji}<text:span text:style-name="T13">&lt;/a&gt;&lt;/li&gt;</text:span></text:p>
      <text:p text:style-name="Code">{<text:span text:style-name="T2">/foreach</text:span>} </text:p>
      <text:p text:style-name="Code">&lt;/ul&gt;</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avatar"</text:span> <text:span text:style-name="T15">name</text:span>=<text:span text:style-name="T2">"avatar"</text:span> <text:span text:style-name="T15">value</text:span>=<text:span text:style-name="T2">"{$avatar}"</text:span><text:span text:style-name="T13">&gt;</text:span></text:p>
      <text:p text:style-name="Code">&lt;/div&gt;</text:p>
      <text:p text:style-name="Code">{<text:span text:style-name="T2">/if</text:span>}</text:p>
      <text:p text:style-name="Code"><text:span text:style-name="T13">&lt;label</text:span> <text:span text:style-name="T15">for</text:span>=<text:span text:style-name="T2">"gravatar"</text:span><text:span text:style-name="T13">&gt;</text:span> </text:p>
      <text:p text:style-name="Code"><text:span text:style-name="T13">&lt;input</text:span> <text:span text:style-name="T15">type</text:span>=<text:span text:style-name="T2">"checkbox"</text:span> <text:span text:style-name="T15">id</text:span>=<text:span text:style-name="T2">"useGravatar"</text:span> <text:span text:style-name="T15">name</text:span>=<text:span text:style-name="T2">"useGravatar"</text:span> </text:p>
      <text:p text:style-name="Code"><text:span text:style-name="T15">{if</text:span> <text:span text:style-name="T15">$useGravatar</text:span> =<text:span text:style-name="T38">=</text:span> <text:span text:style-name="T2">'yes'</text:span><text:span text:style-name="T15">}</text:span></text:p>
      <text:p text:style-name="Code">checked</text:p>
      <text:p text:style-name="Code"><text:span text:style-name="T15">{</text:span><text:span text:style-name="T38">/if}</text:span></text:p>
      <text:p text:style-name="Code"><text:span text:style-name="T15">value</text:span>=<text:span text:style-name="T2">"yes"</text:span><text:span text:style-name="T13">&gt;</text:span> </text:p>
      <text:p text:style-name="Code">Utiliser mon <text:span text:style-name="T13">&lt;a</text:span> <text:span text:style-name="T15">href</text:span>=<text:span text:style-name="T2">"https://gravatar.com/"</text:span><text:span text:style-name="T13">&gt;</text:span> gravatar<text:span text:style-name="T13">&lt;/a&gt;</text:span></text:p>
      <text:p text:style-name="Code">&lt;/label&gt;</text:p>
      <text:p text:style-name="Code">&lt;/div&gt;</text:p>
      <text:p text:style-name="Code"/>
      <text:p text:style-name="Code"><text:span text:style-name="T13">&lt;button</text:span> <text:span text:style-name="T15">type</text:span>=<text:span text:style-name="T2">"submit"</text:span> <text:span text:style-name="T15">class</text:span>=<text:span text:style-name="T2">"btn btn-primary"</text:span><text:span text:style-name="T13">&gt;</text:span>Valider<text:span text:style-name="T13">&lt;/button&gt;</text:span></text:p>
      <text:p text:style-name="Code">&lt;/form&gt;</text:p>
      <text:p text:style-name="Code">{<text:span text:style-name="T2">/block</text:span>}</text:p>
      <text:p text:style-name="P121">Il faudrait afficher la liste des emoji sous forme d’images plutôt que « emoji &lt;nom du fichier&gt; »</text:p>
      <text:h text:style-name="P261" text:outline-level="3">Bêta-testeur</text:h>
      <text:p text:style-name="P125">Faire la synthèse de ces courriels. Celle-ci sera affiché dans un texte d’aide de l’application pour inciter les utilisateurs à s’inscrire au groupe bêta-testeur</text:p>
      <text:p text:style-name="P123"><text:span text:style-name="T50">Une application web en construction</text:span><text:line-break/><text:line-break/><text:span text:style-name="T49">Imaginez la création d'une application web comme la construction d'une maison. Nous avons déjà franchi plusieurs étapes importantes :</text:span><text:line-break/><text:line-break/><text:span text:style-name="T49">Les fondations sont posées</text:span><text:line-break/><text:span text:style-name="T49">- Le terrain est choisi et accessible à </text:span><text:a xlink:type="simple" xlink:href="https://myclub.alwaysdata.net/b.nw/Page.php?n=1" office:target-frame-name="_blank" xlink:show="new" text:style-name="Internet_20_link" text:visited-style-name="Visited_20_Internet_20_Link"><text:span text:style-name="T52">https://myclub.alwaysdata.net/</text:span></text:a><text:line-break/><text:span text:style-name="T49">- La viabilisation est achevée : l'architecture technique, la gestion des erreurs, les logs, et les bases de données sont en place</text:span><text:line-break/><text:span text:style-name="T49">- Les murs porteurs sont érigés, donnant forme au site avec sa barre de navigation</text:span><text:line-break/><text:span text:style-name="T49">- La porte d'entrée est installée, permettant aux utilisateurs de se connecter et d'accéder à leurs données personnelles</text:span><text:line-break/><text:span text:style-name="T49">- Les pièces sont définies, représentant les différentes fonctionnalités accessibles selon les groupes d'utilisateurs</text:span></text:p>
      <text:p text:style-name="P96"><text:span text:style-name="T61">Une maison prend vie grâce à ses habitants</text:span><text:line-break/>Tout comme une maison n'est rien sans ses habitants, une application n'existe que par ses utilisateurs. C'est pourquoi nous souhaitons vous impliquer dès maintenant dans sa construction.</text:p>
      <text:p text:style-name="P124"/>
      <text:p text:style-name="P97">Chers bêta-testeurs, nos super-héros du debugging,<text:line-break/><text:line-break/>Tout d'abord, merci encore d'avoir accepté de participer à cette aventure ! Le grand jour est enfin arrivé : votre première mission vous attend.<text:line-break/><text:line-break/><text:soft-page-break/><draw:frame draw:style-name="fr1" draw:name="Image8" text:anchor-type="as-char" svg:width="0.847cm" svg:height="0.847cm" draw:z-index="12"><draw:image xlink:href="Pictures/1000000100000020000000203469100D.png" xlink:type="simple" xlink:show="embed" xlink:actuate="onLoad" draw:mime-type="image/png"/><svg:title>🎯</svg:title></draw:frame> Votre mission, si vous l'acceptez...<text:line-break/>Tester les fonctionnalités de connexion / déconnexion et mise à jour de votre profil.</text:p>
      <text:p text:style-name="P103"><text:span text:style-name="T49">C'est ici :<text:line-break/></text:span><text:a xlink:type="simple" xlink:href="https://myclub.alwaysdata.net/b.nw/Page.php" office:target-frame-name="_blank" xlink:show="new" text:style-name="Internet_20_link" text:visited-style-name="Visited_20_Internet_20_Link"><text:span text:style-name="T52">https://myclub.alwaysdata.net/</text:span></text:a></text:p>
      <text:p text:style-name="P96"><text:line-break/>Mais attention ! Un bêta-testeur n'est pas un simple utilisateur. Votre vraie mission est de tout faire pour mettre le programme en difficulté. Considérez-vous comme des "hackers éthiques" : plus vous trouverez de failles, plus vous gagnerez de points !<text:line-break/><text:line-break/><draw:frame draw:style-name="fr1" draw:name="Image9" text:anchor-type="as-char" svg:width="0.847cm" svg:height="0.847cm" draw:z-index="9"><draw:image xlink:href="Pictures/1000000100000020000000201F592F71.png" xlink:type="simple" xlink:show="embed" xlink:actuate="onLoad" draw:mime-type="image/png"/><svg:title>🕵️</svg:title></draw:frame> Comment gagner des points ?<text:line-break/>- 1 point par bug découvert<text:line-break/>- Pour valider chaque point :<text:line-break/>  * Capturez l'écran montrant le message d'erreur<text:line-break/>  * Décrivez précisément les étapes pour reproduire le bug afin que je puisse le corriger<text:line-break/><text:line-break/><draw:frame draw:style-name="fr1" draw:name="Image10" text:anchor-type="as-char" svg:width="0.847cm" svg:height="0.847cm" draw:z-index="10"><draw:image xlink:href="Pictures/100000010000002000000020852AD21B.png" xlink:type="simple" xlink:show="embed" xlink:actuate="onLoad" draw:mime-type="image/png"/><svg:title>💡</svg:title></draw:frame> Petit indice : j'utilise la programmation défensive. Le programme considère toutes les données externes comme suspectes et ne permet que les actions logiques dans leur contexte. Par exemple, se déconnecter sans être connecté ? Pas très logique, n'est-ce pas ?<text:line-break/><text:line-break/><text:line-break/><draw:frame draw:style-name="fr1" draw:name="Image11" text:anchor-type="as-char" svg:width="0.847cm" svg:height="0.847cm" draw:z-index="11"><draw:image xlink:href="Pictures/1000000100000020000000208F42C733.png" xlink:type="simple" xlink:show="embed" xlink:actuate="onLoad" draw:mime-type="image/png"/><svg:title>📅</svg:title></draw:frame> Planification des sessions individuelles</text:p>
      <text:p text:style-name="P124"/>
      <text:p text:style-name="P122">Une séance de test typique</text:p>
      <text:p text:style-name="P122"><text:span text:style-name="T49">1. Cette semaine : annonce de la mission</text:span><text:line-break/><text:span text:style-name="T49">2. Semaine prochaine : sessions individuelles selon le planning (si vous êtes disponible bien sûr)</text:span><text:line-break/><text:span text:style-name="T49">3. Semaine suivante : compte-rendu global avec :</text:span><text:line-break/><text:span text:style-name="T51">   </text:span><text:span text:style-name="T49">* Synthèse des bugs détectés</text:span><text:line-break/><text:span text:style-name="T51">   </text:span><text:span text:style-name="T49">* Liste des évolutions proposées</text:span></text:p>
      <text:h text:style-name="Heading_20_4" text:outline-level="4">Rejoignez le groupe des bêta-testeurs et façonnez l’application avec nous !</text:h>
      <text:p text:style-name="Text_20_body">Notre application web est en construction, et nous avons déjà posé des bases solides : une architecture technique robuste, une navigation claire et un accès sécurisé aux fonctionnalités. Mais une application n’est rien sans ses utilisateurs !</text:p>
      <text:p text:style-name="Text_20_body">En devenant <text:span text:style-name="Strong_20_Emphasis">bêta-testeur</text:span>, vous jouerez un rôle clé dans son amélioration. Votre mission ? <text:span text:style-name="Strong_20_Emphasis">Tester, pousser le système dans ses retranchements et dénicher les moindres failles</text:span>.</text:p>
      <text:p text:style-name="Text_20_body">💡 <text:span text:style-name="Strong_20_Emphasis">Comment participer ?</text:span></text:p>
      <text:list text:style-name="L24">
        <text:list-item>
          <text:p text:style-name="P313">Inscrivez-vous et testez les fonctionnalités en avant-première.</text:p>
        </text:list-item>
        <text:list-item>
          <text:p text:style-name="P313">Identifiez les bugs et partagez-les avec nous (captures d’écran + étapes pour reproduire l’erreur).</text:p>
        </text:list-item>
        <text:list-item>
          <text:p text:style-name="P312">Contribuez à l’amélioration de l’application et suivez l’évolution des correctifs.</text:p>
        </text:list-item>
      </text:list>
      <text:p text:style-name="Text_20_body">🎯 <text:span text:style-name="Strong_20_Emphasis">Un défi à relever !</text:span><text:line-break/>Chaque bug découvert rapporte des points ! Plus vous en trouvez, plus vous aidez à renforcer l’application.</text:p>
      <text:p text:style-name="Text_20_body">📅 <text:span text:style-name="Strong_20_Emphasis">Déroulement des tests</text:span></text:p>
      <text:list text:style-name="L25">
        <text:list-item>
          <text:p text:style-name="P315">Annonce des tests en cours</text:p>
        </text:list-item>
        <text:list-item>
          <text:p text:style-name="P315">Sessions de test individuelles (selon votre disponibilité)</text:p>
        </text:list-item>
        <text:list-item>
          <text:p text:style-name="P314">Analyse collective des retours et intégration des améliorations</text:p>
        </text:list-item>
      </text:list>
      <text:p text:style-name="Text_20_body"><text:soft-page-break/>Prêt à relever le défi et à façonner une application qui vous ressemble ? Rejoignez-nous dès maintenant ! 🚀</text:p>
      <text:h text:style-name="P262" text:outline-level="3">Liste paginé avec filtre</text:h>
      <text:p text:style-name="P127">Avec cette table :</text:p>
      <text:p text:style-name="Code">CREATE TABLE "Log" (</text:p>
      <text:p text:style-name="Code"><text:tab/>"Id"<text:tab/>INTEGER,</text:p>
      <text:p text:style-name="Code"><text:tab/>"IpAddress"<text:tab/>TEXT,</text:p>
      <text:p text:style-name="Code"><text:tab/>"Referer"<text:tab/>TEXT,</text:p>
      <text:p text:style-name="Code"><text:tab/>"Os"<text:tab/>TEXT,</text:p>
      <text:p text:style-name="Code"><text:tab/>"Browser"<text:tab/>TEXT,</text:p>
      <text:p text:style-name="Code"><text:tab/>"ScreenResolution"<text:tab/>TEXT,</text:p>
      <text:p text:style-name="Code"><text:tab/>"Type"<text:tab/>TEXT,</text:p>
      <text:p text:style-name="Code"><text:tab/>"Uri"<text:tab/>TEXT,</text:p>
      <text:p text:style-name="Code"><text:tab/>"Token"<text:tab/>TEXT,</text:p>
      <text:p text:style-name="Code"><text:tab/>"Who"<text:tab/>TEXT,</text:p>
      <text:p text:style-name="Code"><text:tab/>"CreatedAt"<text:tab/>TEXT NOT NULL DEFAULT current_timestamp,</text:p>
      <text:p text:style-name="Code"><text:tab/>"Code"<text:tab/>TEXT,</text:p>
      <text:p text:style-name="Code"><text:tab/>"Message"<text:tab/>TEXT,</text:p>
      <text:p text:style-name="Code"><text:tab/>PRIMARY KEY("Id")</text:p>
      <text:p text:style-name="Code">);</text:p>
      <text:p text:style-name="P127">On veut pouvoir afficher les informations page par page avec la possibilité de filtrer sur certaines colonnes de la table.</text:p>
      <text:p text:style-name="P71"><text:span text:style-name="T62">Il faut l’intégrer dans </text:span><text:span text:style-name="T45">une web app qui utilise</text:span> php/bootstrap/flight/latte/<text:span text:style-name="T45">sqlite, </text:span><text:span text:style-name="T62">et qui </text:span><text:span text:style-name="T45">a cette structure :</text:span></text:p>
      <text:p text:style-name="P126">├── app</text:p>
      <text:p text:style-name="P126">│ <text:s text:c="2"/>├── controllers</text:p>
      <text:p text:style-name="P126">│ <text:s text:c="2"/>├── helpers</text:p>
      <text:p text:style-name="P126">│ <text:s text:c="2"/>│ <text:s text:c="2"/>└── database</text:p>
      <text:p text:style-name="P126">│ <text:s text:c="2"/>├── images</text:p>
      <text:p text:style-name="P126">│ <text:s text:c="2"/>└── views</text:p>
      <text:p text:style-name="P126">│ <text:s text:c="6"/>├── groups</text:p>
      <text:p text:style-name="P126">│ <text:s text:c="6"/>├── persons</text:p>
      <text:h text:style-name="P263" text:outline-level="3">Liste de groupes avec leurs autorisations</text:h>
      <text:p text:style-name="P128">Avec ces tables</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Code">CREATE TABLE "GroupAuthorization" (</text:p>
      <text:p text:style-name="Code"><text:tab/>"Id"<text:tab/>INTEGER,</text:p>
      <text:p text:style-name="Code"><text:tab/>"IdGroup"<text:tab/>INTEGER NOT NULL,</text:p>
      <text:p text:style-name="Code"><text:tab/>"IdAuthorization"<text:tab/>INTEGER NOT NULL,</text:p>
      <text:p text:style-name="Code"><text:tab/>FOREIGN KEY("IdGroup") REFERENCES "Group"("Id"),</text:p>
      <text:p text:style-name="Code"><text:tab/>FOREIGN KEY("IdAuthorization") REFERENCES "Authorization"("Id"),</text:p>
      <text:p text:style-name="Code"><text:tab/>PRIMARY KEY("Id")</text:p>
      <text:p text:style-name="Code">);</text:p>
      <text:p text:style-name="Code">CREATE TABLE "Group" (</text:p>
      <text:p text:style-name="Code"><text:tab/>"Id"<text:tab/>INTEGER,</text:p>
      <text:p text:style-name="Code"><text:tab/>"Name"<text:tab/>TEXT NOT NULL,</text:p>
      <text:p text:style-name="Code"><text:tab/>"Inactivated"<text:tab/>INTEGER NOT NULL DEFAULT 0,</text:p>
      <text:p text:style-name="Code"><text:soft-page-break/><text:tab/>"SelfRegistration"<text:tab/>INTEGER NOT NULL DEFAULT 0,</text:p>
      <text:p text:style-name="Code"><text:tab/>PRIMARY KEY("Id")</text:p>
      <text:p text:style-name="Code">);</text:p>
      <text:p text:style-name="P128">Écrire la requête SQL pour Sqlite pour avoir le nom des groupes et leurs autorisations concaténées dans un champ et séparé par des virgules </text:p>
      <text:h text:style-name="P264" text:outline-level="3">Inscrire les personnes dans des groupes</text:h>
      <text:p text:style-name="P129">Avec ces tables</text:p>
      <text:p text:style-name="P130">CREATE TABLE "Group" (</text:p>
      <text:p text:style-name="P130"><text:tab/>"Id"<text:tab/>INTEGER,</text:p>
      <text:p text:style-name="P130"><text:tab/>"Name"<text:tab/>TEXT NOT NULL,</text:p>
      <text:p text:style-name="P130"><text:tab/>"Inactivated"<text:tab/>INTEGER NOT NULL DEFAULT 0,</text:p>
      <text:p text:style-name="P130"><text:tab/>"SelfRegistration"<text:tab/>INTEGER NOT NULL DEFAULT 0,</text:p>
      <text:p text:style-name="P130"><text:tab/>PRIMARY KEY("Id")</text:p>
      <text:p text:style-name="P130">);</text:p>
      <text:p text:style-name="P130">CREATE TABLE "PersonGroup" (</text:p>
      <text:p text:style-name="P130"><text:tab/>"Id"<text:tab/>INTEGER,</text:p>
      <text:p text:style-name="P130"><text:tab/>"IdPerson"<text:tab/>INTEGER NOT NULL,</text:p>
      <text:p text:style-name="P130"><text:tab/>"IdGroup"<text:tab/>INTEGER NOT NULL,</text:p>
      <text:p text:style-name="P130"><text:tab/>FOREIGN KEY("IdPerson") REFERENCES "Person"("Id"),</text:p>
      <text:p text:style-name="P130"><text:tab/>FOREIGN KEY("IdGroup") REFERENCES "Group"("Id"),</text:p>
      <text:p text:style-name="P130"><text:tab/>PRIMARY KEY("Id")</text:p>
      <text:p text:style-name="P130">);</text:p>
      <text:p text:style-name="P130">CREATE TABLE "Person" (</text:p>
      <text:p text:style-name="P130"><text:tab/>"Id"<text:tab/>INTEGER,</text:p>
      <text:p text:style-name="P130"><text:tab/>"Email"<text:tab/>TEXT NOT NULL UNIQUE,</text:p>
      <text:p text:style-name="P130"><text:tab/>"Password"<text:tab/>TEXT,</text:p>
      <text:p text:style-name="P130"><text:tab/>"FirstName"<text:tab/>TEXT NOT NULL,</text:p>
      <text:p text:style-name="P130"><text:tab/>"LastName"<text:tab/>TEXT NOT NULL,</text:p>
      <text:p text:style-name="P130"><text:tab/>"NickName"<text:tab/>TEXT,</text:p>
      <text:p text:style-name="P130"><text:tab/>"Avatar"<text:tab/>TEXT,</text:p>
      <text:p text:style-name="P130"><text:tab/>"UseGravatar"<text:tab/>TEXT NOT NULL DEFAULT 'no',</text:p>
      <text:p text:style-name="P130"><text:tab/>"Token"<text:tab/>TEXT,</text:p>
      <text:p text:style-name="P130"><text:tab/>"TokenCreatedAt"<text:tab/>TEXT,</text:p>
      <text:p text:style-name="P130"><text:tab/>"Availabilities"<text:tab/>TEXT,</text:p>
      <text:p text:style-name="P130"><text:tab/>"Preferences"<text:tab/>TEXT,</text:p>
      <text:p text:style-name="P130"><text:tab/>"Imported"<text:tab/>INTEGER NOT NULL DEFAULT 0,</text:p>
      <text:p text:style-name="P130"><text:tab/>"Inactivated"<text:tab/>INTEGER NOT NULL DEFAULT 0,</text:p>
      <text:p text:style-name="P130"><text:tab/>"Phone"<text:tab/>TEXT,</text:p>
      <text:p text:style-name="P130"><text:tab/>PRIMARY KEY("Id")</text:p>
      <text:p text:style-name="P130">);</text:p>
      <text:p text:style-name="P130">CREATE TABLE "GroupAuthorization" (</text:p>
      <text:p text:style-name="P130"><text:tab/>"Id"<text:tab/>INTEGER,</text:p>
      <text:p text:style-name="P130"><text:tab/>"IdGroup"<text:tab/>INTEGER NOT NULL,</text:p>
      <text:p text:style-name="P130"><text:tab/>"IdAuthorization"<text:tab/>INTEGER NOT NULL,</text:p>
      <text:p text:style-name="P130"><text:tab/>FOREIGN KEY("IdGroup") REFERENCES "Group"("Id"),</text:p>
      <text:p text:style-name="P130"><text:tab/>FOREIGN KEY("IdAuthorization") REFERENCES "Authorization"("Id"),</text:p>
      <text:p text:style-name="P130"><text:tab/>PRIMARY KEY("Id")</text:p>
      <text:p text:style-name="P130">);</text:p>
      <text:p text:style-name="P72"><text:span text:style-name="T63">On veut créer un nouveau formulaire (registration) pour inscrire les personnes dans des groupes. La</text:span><text:span text:style-name="T45"> web app qui utilise</text:span> php/bootstrap/flight/latte/<text:span text:style-name="T45">sqlite, a cette structure :</text:span></text:p>
      <text:p text:style-name="P130">├── app</text:p>
      <text:p text:style-name="P130">│   ├── controllers</text:p>
      <text:p text:style-name="P130">│   ├── helpers</text:p>
      <text:p text:style-name="P130"><text:soft-page-break/>│   │   └── database</text:p>
      <text:p text:style-name="P130">│   ├── images</text:p>
      <text:p text:style-name="P130">│   └── views</text:p>
      <text:p text:style-name="P130">│   <text:s text:c="4"/>├── admin</text:p>
      <text:p text:style-name="P130">│   <text:s text:c="4"/>├── groups</text:p>
      <text:p text:style-name="P130">│   <text:s text:c="4"/>├── logs</text:p>
      <text:p text:style-name="P130">│   <text:s text:c="4"/>├── navbar</text:p>
      <text:p text:style-name="P130">│   <text:s text:c="4"/>├── persons</text:p>
      <text:p text:style-name="P130">│   <text:s text:c="4"/>└── user</text:p>
      <text:p text:style-name="P131">2 variables booléennes $isWebmaster et $isPersonManager permettent respectivement d’inscrire les personnes dans des groupes avec autorisations ou sans autorisation.</text:p>
      <text:p text:style-name="P131">Il faut afficher les personnes dans une liste paginée avec des filtres sur les colonnes nom, prénom, surnom. La sélection d’une personne affiche ses groupes actuels et propose les autres groupes disponibles en fonction des 2 variables citées précédement. Les inscriptions sur des groupes inaccessibles sont en lecture seule.</text:p>
      <text:h text:style-name="P265" text:outline-level="3">Get emails</text:h>
      <text:p text:style-name="P73"><text:span text:style-name="T65">Dans une</text:span><text:span text:style-name="T45"> web app utilise</text:span> php/bootstrap/flight/latte/<text:span text:style-name="T65">vanilla/</text:span><text:span text:style-name="T45">sqlite/</text:span><text:span text:style-name="T68">pdo/fluentpdo. </text:span><text:span text:style-name="T69">Elle</text:span><text:span text:style-name="T45"> a cette structure :</text:span></text:p>
      <text:p text:style-name="P134">├── app</text:p>
      <text:p text:style-name="P134">│   ├── controllers</text:p>
      <text:p text:style-name="P134">│   ├── helpers</text:p>
      <text:p text:style-name="P134">│   │   └── database</text:p>
      <text:p text:style-name="P134">│   ├── images</text:p>
      <text:p text:style-name="P134">│   └── views</text:p>
      <text:p text:style-name="P134">│   <text:s text:c="4"/>├── admin</text:p>
      <text:p text:style-name="P134">│   <text:s text:c="4"/>├── ...</text:p>
      <text:p text:style-name="P134">│   <text:s text:c="4"/>└── user</text:p>
      <text:p text:style-name="P137">Les contrôleurs héritent de</text:p>
      <text:p text:style-name="Code"><text:span text:style-name="T2">abstract</text:span> <text:span text:style-name="T2">class</text:span> BaseController</text:p>
      <text:p text:style-name="Code">{</text:p>
      <text:p text:style-name="Code"><text:span text:style-name="T2">protected</text:span> PDO $pdo;</text:p>
      <text:p text:style-name="Code"><text:span text:style-name="T2">protected</text:span> $fluent;</text:p>
      <text:p text:style-name="Code"><text:span text:style-name="T2">protected</text:span> Engine $flight;</text:p>
      <text:p text:style-name="Code"><text:span text:style-name="T2">protected</text:span> $latte;</text:p>
      <text:p text:style-name="Code"><text:span text:style-name="T2">protected</text:span> Application $application;</text:p>
      <text:p text:style-name="Code"><text:span text:style-name="T2">protected</text:span> Params $params;</text:p>
      <text:p text:style-name="Code"><text:span text:style-name="T2">protected</text:span> $authorizations;</text:p>
      <text:p text:style-name="Code"/>
      <text:p text:style-name="Code"><text:span text:style-name="T2">public</text:span> <text:span text:style-name="T2">function</text:span> __construct(PDO $pdo, Engine $flight)</text:p>
      <text:p text:style-name="Code">{</text:p>
      <text:p text:style-name="Code"><text:span text:style-name="T2">$this</text:span>-&gt;pdo = $pdo;</text:p>
      <text:p text:style-name="Code"><text:span text:style-name="T2">$this</text:span>-&gt;fluent = <text:span text:style-name="T2">new</text:span> \Envms\FluentPDO\Query($pdo);</text:p>
      <text:p text:style-name="Code"><text:span text:style-name="T2">$this</text:span>-&gt;flight = $flight;</text:p>
      <text:p text:style-name="Code"><text:span text:style-name="T2">$this</text:span>-&gt;latte = <text:span text:style-name="T2">new</text:span> LatteEngine();</text:p>
      <text:p text:style-name="Code">...</text:p>
      <text:p text:style-name="P156">Avec ce<text:span text:style-name="T65">s</text:span> table<text:span text:style-name="T65">s</text:span> :</text:p>
      <text:p text:style-name="P134">CREATE TABLE "Person" (</text:p>
      <text:p text:style-name="P134"><text:tab/>"Id"<text:tab/>INTEGER,</text:p>
      <text:p text:style-name="P134"><text:tab/>"Email"<text:tab/>TEXT NOT NULL UNIQUE,</text:p>
      <text:p text:style-name="P134"><text:tab/>"Password"<text:tab/>TEXT,</text:p>
      <text:p text:style-name="P134"><text:tab/>"FirstName"<text:tab/>TEXT NOT NULL,</text:p>
      <text:p text:style-name="P134"><text:tab/>"LastName"<text:tab/>TEXT NOT NULL,</text:p>
      <text:p text:style-name="P134"><text:tab/>"NickName"<text:tab/>TEXT,</text:p>
      <text:p text:style-name="P134"><text:tab/>"Avatar"<text:tab/>TEXT,</text:p>
      <text:p text:style-name="P134"><text:soft-page-break/><text:tab/>"UseGravatar"<text:tab/>TEXT NOT NULL DEFAULT 'no',</text:p>
      <text:p text:style-name="P134"><text:tab/>"Token"<text:tab/>TEXT,</text:p>
      <text:p text:style-name="P134"><text:tab/>"TokenCreatedAt"<text:tab/>TEXT,</text:p>
      <text:p text:style-name="P134"><text:tab/>"Availabilities"<text:tab/>TEXT,</text:p>
      <text:p text:style-name="P134"><text:tab/>"Preferences"<text:tab/>TEXT,</text:p>
      <text:p text:style-name="P134"><text:tab/>"Imported"<text:tab/>INTEGER NOT NULL DEFAULT 0,</text:p>
      <text:p text:style-name="P134"><text:tab/>"Inactivated"<text:tab/>INTEGER NOT NULL DEFAULT 0,</text:p>
      <text:p text:style-name="P134"><text:tab/>"Phone"<text:tab/>TEXT,</text:p>
      <text:p text:style-name="P134"><text:tab/>PRIMARY KEY("Id")</text:p>
      <text:p text:style-name="P134">);</text:p>
      <text:p text:style-name="P134">CREATE TABLE "PersonGroup" (</text:p>
      <text:p text:style-name="P134"><text:tab/>"Id"<text:tab/>INTEGER,</text:p>
      <text:p text:style-name="P134"><text:tab/>"IdPerson"<text:tab/>INTEGER NOT NULL,</text:p>
      <text:p text:style-name="P134"><text:tab/>"IdGroup"<text:tab/>INTEGER NOT NULL,</text:p>
      <text:p text:style-name="P134"><text:tab/>FOREIGN KEY("IdPerson") REFERENCES "Person"("Id"),</text:p>
      <text:p text:style-name="P134"><text:tab/>FOREIGN KEY("IdGroup") REFERENCES "Group"("Id"),</text:p>
      <text:p text:style-name="P134"><text:tab/>PRIMARY KEY("Id")</text:p>
      <text:p text:style-name="P134">);</text:p>
      <text:p text:style-name="P134">CREATE TABLE "Group" (</text:p>
      <text:p text:style-name="P134"><text:tab/>"Id"<text:tab/>INTEGER,</text:p>
      <text:p text:style-name="P134"><text:tab/>"Name"<text:tab/>TEXT NOT NULL,</text:p>
      <text:p text:style-name="P134"><text:tab/>"Inactivated"<text:tab/>INTEGER NOT NULL DEFAULT 0,</text:p>
      <text:p text:style-name="P134"><text:tab/>"SelfRegistration"<text:tab/>INTEGER NOT NULL DEFAULT 0,</text:p>
      <text:p text:style-name="P134"><text:tab/>PRIMARY KEY("Id")</text:p>
      <text:p text:style-name="P134">);</text:p>
      <text:p text:style-name="P134">CREATE TABLE "EventType" (</text:p>
      <text:p text:style-name="P134"><text:tab/>"Id"<text:tab/>INTEGER,</text:p>
      <text:p text:style-name="P134"><text:tab/>"Name"<text:tab/>TEXT NOT NULL,</text:p>
      <text:p text:style-name="P134"><text:tab/>"Inactivated"<text:tab/>INTEGER NOT NULL DEFAULT 0,</text:p>
      <text:p text:style-name="P134"><text:tab/>PRIMARY KEY("Id")</text:p>
      <text:p text:style-name="P134">);</text:p>
      <text:p text:style-name="P156">On veut <text:span text:style-name="T66">récupérer les adresses email des personnes en fonctions des critères suivants :</text:span></text:p>
      <text:list text:style-name="L26">
        <text:list-item>
          <text:p text:style-name="P316"><text:span text:style-name="T66">Une combobox affiche les groupes </text:span><text:span text:style-name="T69">de la table « Group »</text:span><text:span text:style-name="T66">. Si on choisit un </text:span><text:span text:style-name="T69">groupe</text:span><text:span text:style-name="T66">, uniquement les personnes de ce groupe sont </text:span><text:span text:style-name="T67">retenues</text:span><text:span text:style-name="T66">.</text:span></text:p>
        </text:list-item>
        <text:list-item>
          <text:p text:style-name="P317"><text:span text:style-name="T66">Une combobox affiche les types d’évènement </text:span><text:span text:style-name="T69">de la table « EventType »</text:span><text:span text:style-name="T66">. </text:span><text:span text:style-name="T67">Si on en choisit un, uniquement les personnes intéressées par ce type d’évènements sont retenues.</text:span></text:p>
        </text:list-item>
        <text:list-item>
          <text:p text:style-name="P317"><text:span text:style-name="T66">Une combobos affiche les jours de la semaine. Si on en choisit un, </text:span><text:span text:style-name="T67">on affiche une combobox avec ‘’,’matin’,’après-midi’,’soir’</text:span></text:p>
        </text:list-item>
      </text:list>
      <text:p text:style-name="P171">Dans Person.Avaibilities nous avons :</text:p>
      <text:p text:style-name="P171">{"5":{"morning":"on"},"0":{"evening":"on"},"1":{"evening":"on"},"3":{"evening":"on"},"4":{"evening":"on"}}</text:p>
      <text:p text:style-name="P171">Pour une personne disponible le soir du lundi au vendredi sauf le mercredi. Et disponible également le samedi matin.</text:p>
      <text:p text:style-name="P171">Dans Person.Preférence nous avons :</text:p>
      <text:p text:style-name="P171">{"eventTypes":{"2":{"available":"on"},"1":{"enabled":"on","available":"on"},"3":{"enabled":"on"}}}</text:p>
      <text:p text:style-name="P171">Pour une personne intéressée par un évènement(2) uniquement si elle est disponible et un autre (3) sans restriction de disponibilité.</text:p>
      <text:p text:style-name="P171">Le bouton [Get emails] doit copier dans le presse-papier toutes les adresses concernées</text:p>
      <text:h text:style-name="P266" text:outline-level="3"><text:soft-page-break/>Les utilisateurs dans les groupes</text:h>
      <text:p text:style-name="P74"><text:span text:style-name="T65">Dans une</text:span><text:span text:style-name="T45"> web app utilise</text:span> php/bootstrap/flight/latte/<text:span text:style-name="T65">vanilla/</text:span><text:span text:style-name="T45">sqlite/</text:span><text:span text:style-name="T68">pdo/fluentpdo. </text:span><text:span text:style-name="T69">Elle</text:span><text:span text:style-name="T45"> a cette structure :</text:span></text:p>
      <text:p text:style-name="P172">├── app</text:p>
      <text:p text:style-name="P172">│   ├── controllers</text:p>
      <text:p text:style-name="P172">│   ├── helpers</text:p>
      <text:p text:style-name="P172">│   │   └── database</text:p>
      <text:p text:style-name="P172">│   ├── images</text:p>
      <text:p text:style-name="P172">│   └── views</text:p>
      <text:p text:style-name="P172">│   <text:s text:c="4"/>├── admin</text:p>
      <text:p text:style-name="P172">│   <text:s text:c="4"/>├── ...</text:p>
      <text:p text:style-name="P172">│   <text:s text:c="4"/>└── user</text:p>
      <text:p text:style-name="P138">Les contrôleurs héritent de</text:p>
      <text:p text:style-name="P172"><text:span text:style-name="T2">abstract</text:span> <text:span text:style-name="T2">class</text:span> BaseController</text:p>
      <text:p text:style-name="P172">{</text:p>
      <text:p text:style-name="P172"><text:span text:style-name="T2">protected</text:span> PDO $pdo;</text:p>
      <text:p text:style-name="P172"><text:span text:style-name="T2">protected</text:span> $fluent;</text:p>
      <text:p text:style-name="P172"><text:span text:style-name="T2">protected</text:span> Engine $flight;</text:p>
      <text:p text:style-name="P172"><text:span text:style-name="T2">protected</text:span> $latte;</text:p>
      <text:p text:style-name="P172"><text:span text:style-name="T2">protected</text:span> Application $application;</text:p>
      <text:p text:style-name="P172"><text:span text:style-name="T2">protected</text:span> Params $params;</text:p>
      <text:p text:style-name="P172"><text:span text:style-name="T2">protected</text:span> $authorizations;</text:p>
      <text:p text:style-name="P172"/>
      <text:p text:style-name="P172"><text:span text:style-name="T2">public</text:span> <text:span text:style-name="T2">function</text:span> __construct(PDO $pdo, Engine $flight)</text:p>
      <text:p text:style-name="P172">{</text:p>
      <text:p text:style-name="P172"><text:span text:style-name="T2">$this</text:span>-&gt;pdo = $pdo;</text:p>
      <text:p text:style-name="P172"><text:span text:style-name="T2">$this</text:span>-&gt;fluent = <text:span text:style-name="T2">new</text:span> \Envms\FluentPDO\Query($pdo);</text:p>
      <text:p text:style-name="P172"><text:span text:style-name="T2">$this</text:span>-&gt;flight = $flight;</text:p>
      <text:p text:style-name="P172"><text:span text:style-name="T2">$this</text:span>-&gt;latte = <text:span text:style-name="T2">new</text:span> LatteEngine();</text:p>
      <text:p text:style-name="P172">...</text:p>
      <text:p text:style-name="P173"><text:span text:style-name="T64">Avec ce</text:span><text:span text:style-name="T65">s</text:span><text:span text:style-name="T64"> table</text:span><text:span text:style-name="T65">s</text:span><text:span text:style-name="T64"> :</text:span></text:p>
      <text:p text:style-name="P172">CREATE TABLE "PersonGroup" (</text:p>
      <text:p text:style-name="P172"><text:tab/>"Id"<text:tab/>INTEGER,</text:p>
      <text:p text:style-name="P172"><text:tab/>"IdPerson"<text:tab/>INTEGER NOT NULL,</text:p>
      <text:p text:style-name="P172"><text:tab/>"IdGroup"<text:tab/>INTEGER NOT NULL,</text:p>
      <text:p text:style-name="P172"><text:tab/>FOREIGN KEY("IdPerson") REFERENCES "Person"("Id"),</text:p>
      <text:p text:style-name="P172"><text:tab/>FOREIGN KEY("IdGroup") REFERENCES "Group"("Id"),</text:p>
      <text:p text:style-name="P172"><text:tab/>PRIMARY KEY("Id")</text:p>
      <text:p text:style-name="P172">);</text:p>
      <text:p text:style-name="P157">On veut <text:span text:style-name="T70">ajouter un bouton supplémentaire dans la vue pour afficher tous les utilisateurs inscrit dans le groupe. On ne veut pas recharger totalement la page, mais simplement afficher après la liste des groupes le</text:span><text:span text:style-name="T71">s</text:span><text:span text:style-name="T70"> utilisateurs du groupe cliqué.</text:span></text:p>
      <text:p text:style-name="P175">Code de la vue existante :</text:p>
      <text:p text:style-name="Code">{<text:span text:style-name="T2">layout </text:span><text:span text:style-name="T7">'../admin/webmaster.latte'</text:span>}</text:p>
      <text:p text:style-name="Code"/>
      <text:p text:style-name="Code">{<text:span text:style-name="T2">block </text:span>title}Liste des groupes{<text:span text:style-name="T2">/block</text:span>}</text:p>
      <text:p text:style-name="Code"/>
      <text:p text:style-name="Code">{<text:span text:style-name="T2">block </text:span>content}</text:p>
      <text:p text:style-name="Code"><text:span text:style-name="T13">&lt;div</text:span> <text:span text:style-name="T15">class</text:span>=<text:span text:style-name="T2">"d-flex justify-content-between align-items-center mb-4"</text:span><text:span text:style-name="T13">&gt;</text:span></text:p>
      <text:p text:style-name="Code"><text:span text:style-name="T13">&lt;h1</text:span> <text:span text:style-name="T15">class</text:span>=<text:span text:style-name="T2">"h3 m-0"</text:span><text:span text:style-name="T13">&gt;</text:span>Liste des groupes<text:span text:style-name="T13">&lt;/h1&gt;</text:span></text:p>
      <text:p text:style-name="Code"><text:span text:style-name="T13">&lt;a</text:span> <text:span text:style-name="T15">href</text:span>=<text:span text:style-name="T2">"/groups/create"</text:span> <text:span text:style-name="T15">class</text:span>=<text:span text:style-name="T2">"btn btn-primary"</text:span><text:span text:style-name="T13">&gt;</text:span></text:p>
      <text:p text:style-name="Code"><text:span text:style-name="T13">&lt;i</text:span> <text:span text:style-name="T15">class</text:span>=<text:span text:style-name="T2">"bi bi-plus-lg"</text:span><text:span text:style-name="T13">&gt;&lt;/i&gt;</text:span> Nouveau groupe</text:p>
      <text:p text:style-name="Code">&lt;/a&gt;</text:p>
      <text:p text:style-name="Code"><text:soft-page-break/>&lt;/div&gt;</text:p>
      <text:p text:style-name="Code"/>
      <text:p text:style-name="Code"><text:span text:style-name="T13">&lt;div</text:span> <text:span text:style-name="T15">class</text:span>=<text:span text:style-name="T2">"card"</text:span><text:span text:style-name="T13">&gt;</text:span></text:p>
      <text:p text:style-name="Code"><text:span text:style-name="T13">&lt;div</text:span> <text:span text:style-name="T15">class</text:span>=<text:span text:style-name="T2">"card-body"</text:span><text:span text:style-name="T13">&gt;</text:span></text:p>
      <text:p text:style-name="Code">{<text:span text:style-name="T2">if </text:span>count($groups) === <text:span text:style-name="T6">0</text:span>}</text:p>
      <text:p text:style-name="Code"><text:span text:style-name="T13">&lt;div</text:span> <text:span text:style-name="T15">class</text:span>=<text:span text:style-name="T2">"alert alert-info mb-0"</text:span><text:span text:style-name="T13">&gt;</text:span></text:p>
      <text:p text:style-name="Code">Aucun groupe n'a été créé pour le moment.</text:p>
      <text:p text:style-name="Code">&lt;/div&gt;</text:p>
      <text:p text:style-name="Code">{<text:span text:style-name="T2">else</text:span>}</text:p>
      <text:p text:style-name="Code"><text:span text:style-name="T13">&lt;div</text:span> <text:span text:style-name="T15">class</text:span>=<text:span text:style-name="T2">"table-responsive"</text:span><text:span text:style-name="T13">&gt;</text:span></text:p>
      <text:p text:style-name="Code"><text:span text:style-name="T13">&lt;table</text:span> <text:span text:style-name="T15">class</text:span>=<text:span text:style-name="T2">"table table-striped table-hover mb-0"</text:span><text:span text:style-name="T13">&gt;</text:span></text:p>
      <text:p text:style-name="Code">&lt;thead&gt;</text:p>
      <text:p text:style-name="Code">&lt;tr&gt;</text:p>
      <text:p text:style-name="Code"><text:span text:style-name="T13">&lt;th&gt;</text:span>Nom<text:span text:style-name="T13">&lt;/th&gt;</text:span></text:p>
      <text:p text:style-name="Code"><text:span text:style-name="T13">&lt;th&gt;</text:span>Auto-inscription<text:span text:style-name="T13">&lt;/th&gt;</text:span></text:p>
      <text:p text:style-name="Code"><text:span text:style-name="T13">&lt;th&gt;</text:span>Autorisations<text:span text:style-name="T13">&lt;/th&gt;</text:span></text:p>
      <text:p text:style-name="Code"><text:span text:style-name="T13">&lt;th</text:span> <text:span text:style-name="T15">class</text:span>=<text:span text:style-name="T2">"text-end"</text:span><text:span text:style-name="T13">&gt;</text:span>Actions<text:span text:style-name="T13">&lt;/th&gt;</text:span></text:p>
      <text:p text:style-name="Code">&lt;/tr&gt;</text:p>
      <text:p text:style-name="Code">&lt;/thead&gt;</text:p>
      <text:p text:style-name="Code">&lt;tbody&gt;</text:p>
      <text:p text:style-name="Code">{<text:span text:style-name="T2">foreach </text:span>$groups as $group}</text:p>
      <text:p text:style-name="Code">&lt;tr&gt;</text:p>
      <text:p text:style-name="Code"><text:span text:style-name="T13">&lt;td&gt;</text:span>{$group[<text:span text:style-name="T7">'Name'</text:span>]}<text:span text:style-name="T13">&lt;/td&gt;</text:span></text:p>
      <text:p text:style-name="Code">&lt;td&gt;</text:p>
      <text:p text:style-name="Code"><text:span text:style-name="T13">&lt;span</text:span> <text:span text:style-name="T15">class</text:span>=<text:span text:style-name="T2">"badge {$group['SelfRegistration'] ? 'bg-success' : 'bg-secondary'}"</text:span><text:span text:style-name="T13">&gt;</text:span></text:p>
      <text:p text:style-name="Code">{$group[<text:span text:style-name="T7">'SelfRegistration'</text:span>] ? <text:span text:style-name="T7">'Oui'</text:span> : <text:span text:style-name="T7">'Non'</text:span>}</text:p>
      <text:p text:style-name="Code">&lt;/span&gt;</text:p>
      <text:p text:style-name="Code">&lt;/td&gt;</text:p>
      <text:p text:style-name="Code"><text:span text:style-name="T13">&lt;td&gt;</text:span>{$group[<text:span text:style-name="T7">'Authorizations'</text:span>]}<text:span text:style-name="T13">&lt;/td&gt;</text:span></text:p>
      <text:p text:style-name="Code"><text:span text:style-name="T13">&lt;td</text:span> <text:span text:style-name="T15">class</text:span>=<text:span text:style-name="T2">"text-end"</text:span><text:span text:style-name="T13">&gt;</text:span></text:p>
      <text:p text:style-name="Code">{<text:span text:style-name="T2">if </text:span>$group[<text:span text:style-name="T7">'Id'</text:span>] != <text:span text:style-name="T6">1</text:span>}</text:p>
      <text:p text:style-name="Code"><text:span text:style-name="T13">&lt;div</text:span> <text:span text:style-name="T15">class</text:span>=<text:span text:style-name="T2">"btn-group btn-group-sm"</text:span><text:span text:style-name="T13">&gt;</text:span></text:p>
      <text:p text:style-name="Code"><text:span text:style-name="T13">&lt;a</text:span> <text:span text:style-name="T15">href</text:span>=<text:span text:style-name="T2">"/groups/edit/{$group['Id']}"</text:span> <text:span text:style-name="T15">class</text:span>=<text:span text:style-name="T2">"btn btn-outline-primary"</text:span><text:span text:style-name="T13">&gt;</text:span></text:p>
      <text:p text:style-name="Code">Modifier</text:p>
      <text:p text:style-name="Code">&lt;/a&gt;</text:p>
      <text:p text:style-name="Code"><text:span text:style-name="T13">&lt;form</text:span> <text:span text:style-name="T15">method</text:span>=<text:span text:style-name="T2">"POST"</text:span> <text:span text:style-name="T15">action</text:span>=<text:span text:style-name="T2">"/groups/delete/{$group['Id']}"</text:span> <text:span text:style-name="T15">class</text:span>=<text:span text:style-name="T2">"d-inline"</text:span><text:span text:style-name="T13">&gt;</text:span></text:p>
      <text:p text:style-name="Code"><text:span text:style-name="T13">&lt;button</text:span> <text:span text:style-name="T15">type</text:span>=<text:span text:style-name="T2">"submit"</text:span> <text:span text:style-name="T15">class</text:span>=<text:span text:style-name="T2">"btn btn-outline-danger"</text:span> </text:p>
      <text:p text:style-name="Code"><text:span text:style-name="T15">onclick</text:span>=<text:span text:style-name="T2">"return confirm(</text:span><text:span text:style-name="T7">'Êtes-vous sûr de vouloir supprimer ce groupe ?'</text:span><text:span text:style-name="T2">)"</text:span><text:span text:style-name="T13">&gt;</text:span></text:p>
      <text:p text:style-name="Code">Supprimer</text:p>
      <text:p text:style-name="Code">&lt;/button&gt;</text:p>
      <text:p text:style-name="Code">&lt;/form&gt;</text:p>
      <text:p text:style-name="Code">&lt;/div&gt;</text:p>
      <text:p text:style-name="Code">{<text:span text:style-name="T2">/if</text:span>}</text:p>
      <text:p text:style-name="Code">&lt;/td&gt;</text:p>
      <text:p text:style-name="Code">&lt;/tr&gt;</text:p>
      <text:p text:style-name="Code">{<text:span text:style-name="T2">/foreach</text:span>}</text:p>
      <text:p text:style-name="Code">&lt;/tbody&gt;</text:p>
      <text:p text:style-name="Code">&lt;/table&gt;</text:p>
      <text:p text:style-name="Code">&lt;/div&gt;</text:p>
      <text:p text:style-name="Code">{<text:span text:style-name="T2">/if</text:span>}</text:p>
      <text:p text:style-name="Code">&lt;/div&gt;</text:p>
      <text:p text:style-name="Code">&lt;/div&gt;</text:p>
      <text:p text:style-name="Code">{<text:span text:style-name="T2">/block</text:span>}</text:p>
      <text:p text:style-name="Code"/>
      <text:p text:style-name="Code">{<text:span text:style-name="T2">block </text:span>scripts}</text:p>
      <text:p text:style-name="P174"><text:span text:style-name="T32">{</text:span><text:span text:style-name="T4">/</text:span><text:span text:style-name="T5">block</text:span><text:span text:style-name="T32">}</text:span></text:p>
      <text:h text:style-name="Heading_20_3" text:outline-level="3"><text:soft-page-break/>DbBrowser controller</text:h>
      <text:p text:style-name="P76"><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78">├── app</text:p>
      <text:p text:style-name="P178">│   ├── controllers</text:p>
      <text:p text:style-name="P178">│   ├── helpers</text:p>
      <text:p text:style-name="P178">│   │   └── database</text:p>
      <text:p text:style-name="P178">│   ├── images</text:p>
      <text:p text:style-name="P178">│   └── views</text:p>
      <text:p text:style-name="P178">│   <text:s text:c="4"/>├── admin</text:p>
      <text:p text:style-name="P178">│   <text:s text:c="4"/>├── groups</text:p>
      <text:p text:style-name="P178">│   <text:s text:c="4"/>├── logs</text:p>
      <text:p text:style-name="P178">│   <text:s text:c="4"/>├── navbar</text:p>
      <text:p text:style-name="P178">│   <text:s text:c="4"/>├── persons</text:p>
      <text:p text:style-name="P178">│   <text:s text:c="4"/>└── user</text:p>
      <text:p text:style-name="P140">Les contrôleurs héritent de</text:p>
      <text:p text:style-name="P178"><text:span text:style-name="T2">abstract</text:span> <text:span text:style-name="T2">class</text:span> BaseController</text:p>
      <text:p text:style-name="P178">{</text:p>
      <text:p text:style-name="P178"><text:span text:style-name="T2">protected</text:span> PDO $pdo;</text:p>
      <text:p text:style-name="P178"><text:span text:style-name="T2">protected</text:span> $fluent;</text:p>
      <text:p text:style-name="P178"><text:span text:style-name="T2">protected</text:span> Engine $flight;</text:p>
      <text:p text:style-name="P178"><text:span text:style-name="T2">protected</text:span> $latte;</text:p>
      <text:p text:style-name="P178"><text:span text:style-name="T2">protected</text:span> Application $application;</text:p>
      <text:p text:style-name="P178"><text:span text:style-name="T2">protected</text:span> Params $params;</text:p>
      <text:p text:style-name="P178"><text:span text:style-name="T2">protected</text:span> $authorizations;</text:p>
      <text:p text:style-name="P178"/>
      <text:p text:style-name="P178"><text:span text:style-name="T2">public</text:span> <text:span text:style-name="T2">function</text:span> __construct(PDO $pdo, Engine $flight)</text:p>
      <text:p text:style-name="P178">{</text:p>
      <text:p text:style-name="P178"><text:span text:style-name="T2">$this</text:span>-&gt;pdo = $pdo;</text:p>
      <text:p text:style-name="P178"><text:span text:style-name="T2">$this</text:span>-&gt;fluent = <text:span text:style-name="T2">new</text:span> \Envms\FluentPDO\Query($pdo);</text:p>
      <text:p text:style-name="P178"><text:span text:style-name="T2">$this</text:span>-&gt;flight = $flight;</text:p>
      <text:p text:style-name="P178"><text:span text:style-name="T2">$this</text:span>-&gt;latte = <text:span text:style-name="T2">new</text:span> LatteEngine();</text:p>
      <text:p text:style-name="P178">...</text:p>
      <text:p text:style-name="P179">On veut pouvoir créer, lire, modifier et supprimer des enregistrements dans toutes les tables de la base de données. On utilise l’introspection pour avoir la liste des tables.</text:p>
      <text:p text:style-name="P179">Une combobox présente la liste des tables de la base de données.</text:p>
      <text:p text:style-name="P179">La sélection d’une table affiche toutes les colonnes de la table. Au bout de chaque ligne un bouton permet de modifier un supprimer l’enregistrement. Au dessus de la table un bouton permet d’ajouter un nouvel enregistrement.</text:p>
      <text:p text:style-name="P179">L’affichage se fait par page de 10 enregistrements.</text:p>
      <text:p text:style-name="P179">Des filtres sur toutes les colonnes permettent de filtrer.</text:p>
      <text:h text:style-name="Heading_20_3" text:outline-level="3">Stat</text:h>
      <text:p text:style-name="P77"><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80">├── app</text:p>
      <text:p text:style-name="P180">│   ├── controllers</text:p>
      <text:p text:style-name="P180">│   ├── helpers</text:p>
      <text:p text:style-name="P180">│   │   └── database</text:p>
      <text:p text:style-name="P180">│   ├── images</text:p>
      <text:p text:style-name="P180">│   └── views</text:p>
      <text:p text:style-name="P180">│   <text:s text:c="4"/>├── admin</text:p>
      <text:p text:style-name="P180"><text:soft-page-break/>│   <text:s text:c="4"/>├── groups</text:p>
      <text:p text:style-name="P180">│   <text:s text:c="4"/>├── logs</text:p>
      <text:p text:style-name="P180">│   <text:s text:c="4"/>├── navbar</text:p>
      <text:p text:style-name="P180">│   <text:s text:c="4"/>├── persons</text:p>
      <text:p text:style-name="P180">│   <text:s text:c="4"/>└── user</text:p>
      <text:p text:style-name="P141">Les contrôleurs héritent de</text:p>
      <text:p text:style-name="P180"><text:span text:style-name="T2">abstract</text:span> <text:span text:style-name="T2">class</text:span> BaseController</text:p>
      <text:p text:style-name="P180">{</text:p>
      <text:p text:style-name="P180"><text:span text:style-name="T2">protected</text:span> PDO $pdo;</text:p>
      <text:p text:style-name="P180"><text:span text:style-name="T2">protected</text:span> $fluent;</text:p>
      <text:p text:style-name="P180"><text:span text:style-name="T2">protected</text:span> Engine $flight;</text:p>
      <text:p text:style-name="P180"><text:span text:style-name="T2">protected</text:span> $latte;</text:p>
      <text:p text:style-name="P180"><text:span text:style-name="T2">protected</text:span> Application $application;</text:p>
      <text:p text:style-name="P180"><text:span text:style-name="T2">protected</text:span> Params $params;</text:p>
      <text:p text:style-name="P180"><text:span text:style-name="T2">protected</text:span> $authorizations;</text:p>
      <text:p text:style-name="P180"/>
      <text:p text:style-name="P180"><text:span text:style-name="T2">public</text:span> <text:span text:style-name="T2">function</text:span> __construct(PDO $pdo, Engine $flight)</text:p>
      <text:p text:style-name="P180">{</text:p>
      <text:p text:style-name="P180"><text:span text:style-name="T2">$this</text:span>-&gt;pdo = $pdo;</text:p>
      <text:p text:style-name="P180"><text:span text:style-name="T2">$this</text:span>-&gt;fluent = <text:span text:style-name="T2">new</text:span> \Envms\FluentPDO\Query($pdo);</text:p>
      <text:p text:style-name="P180"><text:span text:style-name="T2">$this</text:span>-&gt;flight = $flight;</text:p>
      <text:p text:style-name="P180"><text:span text:style-name="T2">$this</text:span>-&gt;latte = <text:span text:style-name="T2">new</text:span> LatteEngine();</text:p>
      <text:p text:style-name="P180">...</text:p>
      <text:p text:style-name="P159">Avec ce<text:span text:style-name="T73">tte</text:span> table :</text:p>
      <text:p text:style-name="P180">CREATE TABLE "Log" (</text:p>
      <text:p text:style-name="P180"><text:tab/>"Id"<text:tab/>INTEGER,</text:p>
      <text:p text:style-name="P180"><text:tab/>"IpAddress"<text:tab/>TEXT,</text:p>
      <text:p text:style-name="P180"><text:tab/>"Referer"<text:tab/>TEXT,</text:p>
      <text:p text:style-name="P180"><text:tab/>"Os"<text:tab/>TEXT,</text:p>
      <text:p text:style-name="P180"><text:tab/>"Browser"<text:tab/>TEXT,</text:p>
      <text:p text:style-name="P180"><text:tab/>"ScreenResolution"<text:tab/>TEXT,</text:p>
      <text:p text:style-name="P180"><text:tab/>"Type"<text:tab/>TEXT,</text:p>
      <text:p text:style-name="P180"><text:tab/>"Uri"<text:tab/>TEXT,</text:p>
      <text:p text:style-name="P180"><text:tab/>"Token"<text:tab/>TEXT,</text:p>
      <text:p text:style-name="P180"><text:tab/>"Who"<text:tab/>TEXT,</text:p>
      <text:p text:style-name="P180"><text:tab/>"CreatedAt"<text:tab/>TEXT NOT NULL DEFAULT current_timestamp,</text:p>
      <text:p text:style-name="P180"><text:tab/>"Code"<text:tab/>TEXT,</text:p>
      <text:p text:style-name="P180"><text:tab/>"Message"<text:tab/>TEXT,</text:p>
      <text:p text:style-name="P180"><text:tab/>PRIMARY KEY("Id")</text:p>
      <text:p text:style-name="P180">);</text:p>
      <text:p text:style-name="P159">On veut <text:span text:style-name="T73">un graphique résumant les visiteurs du site.</text:span></text:p>
      <text:p text:style-name="P181">On veut pourvoir faire des regroupements par jour, semaine, mois et année.</text:p>
      <text:p text:style-name="P181">On affiche toujours 13 périodes quel que soit le regroupement. Les 13 derniers jours, les 13 dernières semaines, les 13 derniers mois …</text:p>
      <text:p text:style-name="P181">On veut pourvoir se déplacer sur les périodes avec des boutons « &lt;&lt; » « &lt; » « &gt; » « &gt;&gt; »</text:p>
      <text:p text:style-name="P181">Pour les graphiques ont veut une courbe basée sur le nombre de visiteurs unique (basé sur le token) et des barres correspondant au nombre de pages affichées.</text:p>
      <text:h text:style-name="Heading_20_3" text:outline-level="3">Refactori<text:span text:style-name="T75">n</text:span>g</text:h>
      <text:p text:style-name="P78"><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82">├── app</text:p>
      <text:p text:style-name="P182"><text:soft-page-break/>│   ├── controllers</text:p>
      <text:p text:style-name="P182">│   ├── helpers</text:p>
      <text:p text:style-name="P182">│   │   └── database</text:p>
      <text:p text:style-name="P182">│   ├── images</text:p>
      <text:p text:style-name="P182">│   └── views</text:p>
      <text:p text:style-name="P182">│   <text:s text:c="4"/>├── admin</text:p>
      <text:p text:style-name="P182">│   <text:s text:c="4"/>├── groups</text:p>
      <text:p text:style-name="P182">│   <text:s text:c="4"/>├── logs</text:p>
      <text:p text:style-name="P182">│   <text:s text:c="4"/>├── navbar</text:p>
      <text:p text:style-name="P182">│   <text:s text:c="4"/>├── persons</text:p>
      <text:p text:style-name="P182">│   <text:s text:c="4"/>└── user</text:p>
      <text:p text:style-name="P142">Les contrôleurs héritent de</text:p>
      <text:p text:style-name="P182"><text:span text:style-name="T2">abstract</text:span> <text:span text:style-name="T2">class</text:span> BaseController</text:p>
      <text:p text:style-name="P182">{</text:p>
      <text:p text:style-name="P182"><text:span text:style-name="T2">protected</text:span> PDO $pdo;</text:p>
      <text:p text:style-name="P182"><text:span text:style-name="T2">protected</text:span> $fluent;</text:p>
      <text:p text:style-name="P182"><text:span text:style-name="T2">protected</text:span> Engine $flight;</text:p>
      <text:p text:style-name="P182"><text:span text:style-name="T2">protected</text:span> $latte;</text:p>
      <text:p text:style-name="P182"><text:span text:style-name="T2">protected</text:span> Application $application;</text:p>
      <text:p text:style-name="P182"><text:span text:style-name="T2">protected</text:span> Params $params;</text:p>
      <text:p text:style-name="P182"><text:span text:style-name="T2">protected</text:span> $authorizations;</text:p>
      <text:p text:style-name="P182"/>
      <text:p text:style-name="P182"><text:span text:style-name="T2">public</text:span> <text:span text:style-name="T2">function</text:span> __construct(PDO $pdo, Engine $flight)</text:p>
      <text:p text:style-name="P182">{</text:p>
      <text:p text:style-name="P182"><text:span text:style-name="T2">$this</text:span>-&gt;pdo = $pdo;</text:p>
      <text:p text:style-name="P182"><text:span text:style-name="T2">$this</text:span>-&gt;fluent = <text:span text:style-name="T2">new</text:span> \Envms\FluentPDO\Query($pdo);</text:p>
      <text:p text:style-name="P182"><text:span text:style-name="T2">$this</text:span>-&gt;flight = $flight;</text:p>
      <text:p text:style-name="P182"><text:span text:style-name="T2">$this</text:span>-&gt;latte = <text:span text:style-name="T2">new</text:span> LatteEngine();</text:p>
      <text:p text:style-name="P182">...</text:p>
      <text:p text:style-name="P183"><text:span text:style-name="T64">On veut </text:span><text:span text:style-name="T74">respecter le principe DRY avec ces 2 vues</text:span></text:p>
      <text:p text:style-name="Code">{<text:span text:style-name="T2">layout </text:span><text:span text:style-name="T7">'../admin/webmaster.latte'</text:span>}</text:p>
      <text:p text:style-name="Code"/>
      <text:p text:style-name="Code">{<text:span text:style-name="T2">block </text:span>content}</text:p>
      <text:p text:style-name="Code"><text:span text:style-name="T13">&lt;div</text:span> <text:span text:style-name="T15">class</text:span>=<text:span text:style-name="T2">"container mt-4"</text:span><text:span text:style-name="T13">&gt;</text:span></text:p>
      <text:p text:style-name="Code"><text:span text:style-name="T13">&lt;h2&gt;</text:span>Inscription aux groupes<text:span text:style-name="T13">&lt;/h2&gt;</text:span></text:p>
      <text:p text:style-name="Code"><text:span text:style-name="T13">&lt;form</text:span> <text:span text:style-name="T15">method</text:span>=<text:span text:style-name="T2">"get"</text:span> <text:span text:style-name="T15">class</text:span>=<text:span text:style-name="T2">"row g-3 mb-4"</text:span><text:span text:style-name="T13">&gt;</text:span></text:p>
      <text:p text:style-name="Code"><text:span text:style-name="T13">&lt;div</text:span> <text:span text:style-name="T15">class</text:span>=<text:span text:style-name="T2">"col-md-4"</text:span><text:span text:style-name="T13">&gt;</text:span></text:p>
      <text:p text:style-name="Code"><text:span text:style-name="T13">&lt;label</text:span> <text:span text:style-name="T15">for</text:span>=<text:span text:style-name="T2">"firstName"</text:span> <text:span text:style-name="T15">class</text:span>=<text:span text:style-name="T2">"form-label"</text:span><text:span text:style-name="T13">&gt;</text:span>Pré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firstName"</text:span> <text:span text:style-name="T15">name</text:span>=<text:span text:style-name="T2">"firstName"</text:span> </text:p>
      <text:p text:style-name="Code"><text:span text:style-name="T15">value</text:span>=<text:span text:style-name="T2">"{$filters['firstName'] ?? ''}"</text:span><text:span text:style-name="T13">&gt;</text:span></text:p>
      <text:p text:style-name="Code">&lt;/div&gt;</text:p>
      <text:p text:style-name="Code"><text:span text:style-name="T13">&lt;div</text:span> <text:span text:style-name="T15">class</text:span>=<text:span text:style-name="T2">"col-md-4"</text:span><text:span text:style-name="T13">&gt;</text:span></text:p>
      <text:p text:style-name="Code"><text:span text:style-name="T13">&lt;label</text:span> <text:span text:style-name="T15">for</text:span>=<text:span text:style-name="T2">"lastName"</text:span> <text:span text:style-name="T15">class</text:span>=<text:span text:style-name="T2">"form-label"</text:span><text:span text:style-name="T13">&gt;</text:span>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lastName"</text:span> <text:span text:style-name="T15">name</text:span>=<text:span text:style-name="T2">"lastName"</text:span> </text:p>
      <text:p text:style-name="Code"><text:span text:style-name="T15">value</text:span>=<text:span text:style-name="T2">"{$filters['lastName'] ?? ''}"</text:span><text:span text:style-name="T13">&gt;</text:span></text:p>
      <text:p text:style-name="Code">&lt;/div&gt;</text:p>
      <text:p text:style-name="Code"><text:span text:style-name="T13">&lt;div</text:span> <text:span text:style-name="T15">class</text:span>=<text:span text:style-name="T2">"col-md-4"</text:span><text:span text:style-name="T13">&gt;</text:span></text:p>
      <text:p text:style-name="Code"><text:span text:style-name="T13">&lt;label</text:span> <text:span text:style-name="T15">for</text:span>=<text:span text:style-name="T2">"nickName"</text:span> <text:span text:style-name="T15">class</text:span>=<text:span text:style-name="T2">"form-label"</text:span><text:span text:style-name="T13">&gt;</text:span>Sur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nickName"</text:span> <text:span text:style-name="T15">name</text:span>=<text:span text:style-name="T2">"nickName"</text:span> </text:p>
      <text:p text:style-name="Code"><text:span text:style-name="T15">value</text:span>=<text:span text:style-name="T2">"{$filters['nickName'] ?? ''}"</text:span><text:span text:style-name="T13">&gt;</text:span></text:p>
      <text:p text:style-name="Code">&lt;/div&gt;</text:p>
      <text:p text:style-name="Code"><text:span text:style-name="T13">&lt;div</text:span> <text:span text:style-name="T15">class</text:span>=<text:span text:style-name="T2">"col-12"</text:span><text:span text:style-name="T13">&gt;</text:span></text:p>
      <text:p text:style-name="Code"><text:span text:style-name="T13">&lt;button</text:span> <text:span text:style-name="T15">type</text:span>=<text:span text:style-name="T2">"submit"</text:span> <text:span text:style-name="T15">class</text:span>=<text:span text:style-name="T2">"btn btn-primary"</text:span><text:span text:style-name="T13">&gt;</text:span>Filtrer<text:span text:style-name="T13">&lt;/button&gt;</text:span></text:p>
      <text:p text:style-name="Code"><text:span text:style-name="T13">&lt;a</text:span> <text:span text:style-name="T15">href</text:span>=<text:span text:style-name="T2">"/registration"</text:span> <text:span text:style-name="T15">class</text:span>=<text:span text:style-name="T2">"btn btn-secondary"</text:span><text:span text:style-name="T13">&gt;</text:span>Réinitialiser<text:span text:style-name="T13">&lt;/a&gt;</text:span></text:p>
      <text:p text:style-name="Code">&lt;/div&gt;</text:p>
      <text:p text:style-name="Code"><text:soft-page-break/>&lt;/form&gt;</text:p>
      <text:p text:style-name="Code"/>
      <text:p text:style-name="Code"><text:span text:style-name="T13">&lt;div</text:span> <text:span text:style-name="T15">class</text:span>=<text:span text:style-name="T2">"table-responsive"</text:span><text:span text:style-name="T13">&gt;</text:span></text:p>
      <text:p text:style-name="Code"><text:span text:style-name="T13">&lt;table</text:span> <text:span text:style-name="T15">class</text:span>=<text:span text:style-name="T2">"table"</text:span><text:span text:style-name="T13">&gt;</text:span></text:p>
      <text:p text:style-name="Code">&lt;thead&gt;</text:p>
      <text:p text:style-name="Code">&lt;tr&gt;</text:p>
      <text:p text:style-name="Code"><text:span text:style-name="T13">&lt;th&gt;</text:span>Nom<text:span text:style-name="T13">&lt;/th&gt;</text:span></text:p>
      <text:p text:style-name="Code"><text:span text:style-name="T13">&lt;th&gt;</text:span>Prénom<text:span text:style-name="T13">&lt;/th&gt;</text:span></text:p>
      <text:p text:style-name="Code"><text:span text:style-name="T13">&lt;th&gt;</text:span>Surnom<text:span text:style-name="T13">&lt;/th&gt;</text:span></text:p>
      <text:p text:style-name="Code"><text:span text:style-name="T13">&lt;th&gt;</text:span>Email<text:span text:style-name="T13">&lt;/th&gt;</text:span></text:p>
      <text:p text:style-name="Code"><text:span text:style-name="T13">&lt;th&gt;</text:span>Actions<text:span text:style-name="T13">&lt;/th&gt;</text:span></text:p>
      <text:p text:style-name="Code">&lt;/tr&gt;</text:p>
      <text:p text:style-name="Code">&lt;/thead&gt;</text:p>
      <text:p text:style-name="Code">&lt;tbody&gt;</text:p>
      <text:p text:style-name="Code">{<text:span text:style-name="T2">foreach </text:span>$persons as $person}</text:p>
      <text:p text:style-name="Code">&lt;tr&gt;</text:p>
      <text:p text:style-name="Code"><text:span text:style-name="T13">&lt;td&gt;</text:span>{$person[<text:span text:style-name="T7">'LastName'</text:span>]}<text:span text:style-name="T13">&lt;/td&gt;</text:span></text:p>
      <text:p text:style-name="Code"><text:span text:style-name="T13">&lt;td&gt;</text:span>{$person[<text:span text:style-name="T7">'FirstName'</text:span>]}<text:span text:style-name="T13">&lt;/td&gt;</text:span></text:p>
      <text:p text:style-name="Code"><text:span text:style-name="T13">&lt;td&gt;</text:span>{$person[<text:span text:style-name="T7">'NickName'</text:span>]}<text:span text:style-name="T13">&lt;/td&gt;</text:span></text:p>
      <text:p text:style-name="Code"><text:span text:style-name="T13">&lt;td&gt;</text:span>{$person[<text:span text:style-name="T7">'Email'</text:span>]}<text:span text:style-name="T13">&lt;/td&gt;</text:span></text:p>
      <text:p text:style-name="Code">&lt;td&gt;</text:p>
      <text:p text:style-name="Code"><text:span text:style-name="T13">&lt;button</text:span> <text:span text:style-name="T15">class</text:span>=<text:span text:style-name="T2">"btn btn-primary btn-sm"</text:span> </text:p>
      <text:p text:style-name="Code"><text:span text:style-name="T15">onclick</text:span>=<text:span text:style-name="T2">"showGroups({$person[</text:span><text:span text:style-name="T7">'Id'</text:span><text:span text:style-name="T2">]})"</text:span><text:span text:style-name="T13">&gt;</text:span></text:p>
      <text:p text:style-name="Code">Gérer les groupes</text:p>
      <text:p text:style-name="Code">&lt;/button&gt;</text:p>
      <text:p text:style-name="Code">&lt;/td&gt;</text:p>
      <text:p text:style-name="Code">&lt;/tr&gt;</text:p>
      <text:p text:style-name="Code">{<text:span text:style-name="T2">/foreach</text:span>}</text:p>
      <text:p text:style-name="Code">&lt;/tbody&gt;</text:p>
      <text:p text:style-name="Code">&lt;/table&gt;</text:p>
      <text:p text:style-name="Code">&lt;/div&gt;</text:p>
      <text:p text:style-name="Code"/>
      <text:p text:style-name="Code">{<text:span text:style-name="T2">if </text:span>$totalPages &gt; <text:span text:style-name="T6">1</text:span>}</text:p>
      <text:p text:style-name="Code">&lt;nav&gt;</text:p>
      <text:p text:style-name="Code"><text:span text:style-name="T13">&lt;ul</text:span> <text:span text:style-name="T15">class</text:span>=<text:span text:style-name="T2">"pagination"</text:span><text:span text:style-name="T13">&gt;</text:span></text:p>
      <text:p text:style-name="Code">{<text:span text:style-name="T2">for </text:span>$i = <text:span text:style-name="T6">1</text:span>; $i &lt;= $totalPages; $i++}</text:p>
      <text:p text:style-name="Code"><text:span text:style-name="T13">&lt;li</text:span> <text:span text:style-name="T15">class</text:span>=<text:span text:style-name="T2">"page-item {if $i == $currentPage}active{/if}"</text:span><text:span text:style-name="T13">&gt;</text:span></text:p>
      <text:p text:style-name="Code"><text:span text:style-name="T13">&lt;a</text:span> <text:span text:style-name="T15">class</text:span>=<text:span text:style-name="T2">"page-link"</text:span> <text:span text:style-name="T15">href</text:span>=<text:span text:style-name="T2">"?page={$i}&amp;firstName={$filters['firstName'] ?? ''}&amp;lastName={$filters['lastName'] ?? ''}&amp;nickName={$filters['nickName'] ?? ''}"</text:span><text:span text:style-name="T13">&gt;</text:span>{$i}<text:span text:style-name="T13">&lt;/a&gt;</text:span></text:p>
      <text:p text:style-name="Code">&lt;/li&gt;</text:p>
      <text:p text:style-name="Code">{<text:span text:style-name="T2">/for</text:span>}</text:p>
      <text:p text:style-name="Code">&lt;/ul&gt;</text:p>
      <text:p text:style-name="Code">&lt;/nav&gt;</text:p>
      <text:p text:style-name="Code">{<text:span text:style-name="T2">/if</text:span>}</text:p>
      <text:p text:style-name="Code">&lt;/div&gt;</text:p>
      <text:p text:style-name="Code"/>
      <text:p text:style-name="Code"><text:span text:style-name="T13">&lt;div</text:span> <text:span text:style-name="T15">class</text:span>=<text:span text:style-name="T2">"modal fade"</text:span> <text:span text:style-name="T15">id</text:span>=<text:span text:style-name="T2">"groupsModal"</text:span> <text:span text:style-name="T15">tabindex</text:span>=<text:span text:style-name="T2">"-1"</text:span><text:span text:style-name="T13">&gt;</text:span></text:p>
      <text:p text:style-name="Code"><text:span text:style-name="T13">&lt;div</text:span> <text:span text:style-name="T15">class</text:span>=<text:span text:style-name="T2">"modal-dialog modal-lg"</text:span><text:span text:style-name="T13">&gt;</text:span></text:p>
      <text:p text:style-name="Code"><text:span text:style-name="T13">&lt;div</text:span> <text:span text:style-name="T15">class</text:span>=<text:span text:style-name="T2">"modal-content"</text:span><text:span text:style-name="T13">&gt;</text:span></text:p>
      <text:p text:style-name="Code"><text:span text:style-name="T13">&lt;div</text:span> <text:span text:style-name="T15">class</text:span>=<text:span text:style-name="T2">"modal-header"</text:span><text:span text:style-name="T13">&gt;</text:span></text:p>
      <text:p text:style-name="Code"><text:span text:style-name="T13">&lt;h5</text:span> <text:span text:style-name="T15">class</text:span>=<text:span text:style-name="T2">"modal-title"</text:span><text:span text:style-name="T13">&gt;</text:span>Gestion des groupes<text:span text:style-name="T13">&lt;/h5&gt;</text:span></text:p>
      <text:p text:style-name="Code"><text:span text:style-name="T13">&lt;button</text:span> <text:span text:style-name="T15">type</text:span>=<text:span text:style-name="T2">"button"</text:span> <text:span text:style-name="T15">class</text:span>=<text:span text:style-name="T2">"btn-close"</text:span> <text:span text:style-name="T15">data-bs-dismiss</text:span>=<text:span text:style-name="T2">"modal"</text:span><text:span text:style-name="T13">&gt;&lt;/button&gt;</text:span></text:p>
      <text:p text:style-name="Code">&lt;/div&gt;</text:p>
      <text:p text:style-name="Code"><text:span text:style-name="T13">&lt;div</text:span> <text:span text:style-name="T15">class</text:span>=<text:span text:style-name="T2">"modal-body"</text:span> <text:span text:style-name="T15">id</text:span>=<text:span text:style-name="T2">"groupsContent"</text:span><text:span text:style-name="T13">&gt;</text:span></text:p>
      <text:p text:style-name="Code">&lt;/div&gt;</text:p>
      <text:p text:style-name="Code">&lt;/div&gt;</text:p>
      <text:p text:style-name="Code">&lt;/div&gt;</text:p>
      <text:p text:style-name="Code"><text:soft-page-break/>&lt;/div&gt;</text:p>
      <text:p text:style-name="Code">{<text:span text:style-name="T2">/block</text:span>}</text:p>
      <text:p text:style-name="P6"/>
      <text:p text:style-name="P6"/>
      <text:p text:style-name="Code">{<text:span text:style-name="T2">layout </text:span><text:span text:style-name="T7">'../admin/personManager.latte'</text:span>}</text:p>
      <text:p text:style-name="Code"/>
      <text:p text:style-name="Code">{<text:span text:style-name="T2">block </text:span>title}Personnes{<text:span text:style-name="T2">/block</text:span>}</text:p>
      <text:p text:style-name="Code"/>
      <text:p text:style-name="Code">{<text:span text:style-name="T2">block </text:span>content}</text:p>
      <text:p text:style-name="Code"><text:span text:style-name="T13">&lt;div</text:span> <text:span text:style-name="T15">class</text:span>=<text:span text:style-name="T2">"container"</text:span><text:span text:style-name="T13">&gt;</text:span></text:p>
      <text:p text:style-name="Code"><text:span text:style-name="T13">&lt;h1&gt;</text:span>Personnes<text:span text:style-name="T13">&lt;/h1&gt;</text:span></text:p>
      <text:p text:style-name="Code"><text:span text:style-name="T13">&lt;a</text:span> <text:span text:style-name="T15">href</text:span>=<text:span text:style-name="T2">"/persons/create"</text:span> <text:span text:style-name="T15">class</text:span>=<text:span text:style-name="T2">"btn btn-primary mb-3"</text:span><text:span text:style-name="T13">&gt;</text:span>Créer une personne<text:span text:style-name="T13">&lt;/a&gt;</text:span></text:p>
      <text:p text:style-name="Code"><text:span text:style-name="T13">&lt;table</text:span> <text:span text:style-name="T15">class</text:span>=<text:span text:style-name="T2">"table"</text:span><text:span text:style-name="T13">&gt;</text:span></text:p>
      <text:p text:style-name="Code">&lt;thead&gt;</text:p>
      <text:p text:style-name="Code">&lt;tr&gt;</text:p>
      <text:p text:style-name="Code"><text:span text:style-name="T13">&lt;th&gt;</text:span>Email<text:span text:style-name="T13">&lt;/th&gt;</text:span></text:p>
      <text:p text:style-name="Code"><text:span text:style-name="T13">&lt;th&gt;</text:span>Nom<text:span text:style-name="T13">&lt;/th&gt;</text:span></text:p>
      <text:p text:style-name="Code"><text:span text:style-name="T13">&lt;th&gt;</text:span>Prénom<text:span text:style-name="T13">&lt;/th&gt;</text:span></text:p>
      <text:p text:style-name="Code"><text:span text:style-name="T13">&lt;th&gt;</text:span>Actions<text:span text:style-name="T13">&lt;/th&gt;</text:span></text:p>
      <text:p text:style-name="Code">&lt;/tr&gt;</text:p>
      <text:p text:style-name="Code">&lt;/thead&gt;</text:p>
      <text:p text:style-name="Code">&lt;tbody&gt;</text:p>
      <text:p text:style-name="Code">{<text:span text:style-name="T2">foreach </text:span>$persons as $person}</text:p>
      <text:p text:style-name="Code">&lt;tr&gt;</text:p>
      <text:p text:style-name="Code"><text:span text:style-name="T13">&lt;td&gt;</text:span>{$person[<text:span text:style-name="T7">'Email'</text:span>]}<text:span text:style-name="T13">&lt;/td&gt;</text:span></text:p>
      <text:p text:style-name="Code"><text:span text:style-name="T13">&lt;td&gt;</text:span>{$person[<text:span text:style-name="T7">'LastName'</text:span>]}<text:span text:style-name="T13">&lt;/td&gt;</text:span></text:p>
      <text:p text:style-name="Code"><text:span text:style-name="T13">&lt;td&gt;</text:span>{$person[<text:span text:style-name="T7">'FirstName'</text:span>]}<text:span text:style-name="T13">&lt;/td&gt;</text:span></text:p>
      <text:p text:style-name="Code">&lt;td&gt;</text:p>
      <text:p text:style-name="Code"><text:span text:style-name="T13">&lt;a</text:span> <text:span text:style-name="T15">href</text:span>=<text:span text:style-name="T2">"/persons/edit/{$person['Id']}"</text:span> <text:span text:style-name="T15">class</text:span>=<text:span text:style-name="T2">"btn btn-sm btn-warning"</text:span><text:span text:style-name="T13">&gt;</text:span>Éditer<text:span text:style-name="T13">&lt;/a&gt;</text:span></text:p>
      <text:p text:style-name="Code"><text:span text:style-name="T13">&lt;a</text:span> <text:span text:style-name="T15">href</text:span>=<text:span text:style-name="T2">"/persons/delete/{$person['Id']}"</text:span> <text:span text:style-name="T15">class</text:span>=<text:span text:style-name="T2">"btn btn-sm btn-danger"</text:span> <text:span text:style-name="T15">onclick</text:span>=<text:span text:style-name="T2">"return confirm(</text:span><text:span text:style-name="T7">'Voulez-vous vraiment supprimer cette personne ?'</text:span><text:span text:style-name="T2">)"</text:span><text:span text:style-name="T13">&gt;</text:span>Supprimer<text:span text:style-name="T13">&lt;/a&gt;</text:span></text:p>
      <text:p text:style-name="Code">&lt;/td&gt;</text:p>
      <text:p text:style-name="Code">&lt;/tr&gt;</text:p>
      <text:p text:style-name="Code">{<text:span text:style-name="T2">/foreach</text:span>}</text:p>
      <text:p text:style-name="Code">&lt;/tbody&gt;</text:p>
      <text:p text:style-name="Code">&lt;/table&gt;</text:p>
      <text:p text:style-name="Code">&lt;/div&gt;</text:p>
      <text:p text:style-name="Code">{<text:span text:style-name="T2">/block</text:span>}</text:p>
      <text:p text:style-name="P184">On veut un template commun qui puisse afficher de manière paginée un certain nombre de colonnes. On souhaite éventuellement ajouter des filtres. Liste de champ, si vide, pas de filtre.</text:p>
      <text:p text:style-name="P184">Les actions de base sont « éditer » « supprimer » plus des actions spécifiques. On doir aussi pouvoir ajouter des enregistrements. On veut pourvoir sélectionner les actions à afficher.</text:p>
      <text:h text:style-name="P267" text:outline-level="3">Les articles</text:h>
      <text:p text:style-name="P79"><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85">├── app</text:p>
      <text:p text:style-name="P185">│   ├── controllers</text:p>
      <text:p text:style-name="P185">│   ├── helpers</text:p>
      <text:p text:style-name="P185">│   │   └── database</text:p>
      <text:p text:style-name="P185">│   ├── images</text:p>
      <text:p text:style-name="P185">│   └── views</text:p>
      <text:p text:style-name="P185">│   <text:s text:c="4"/>├── admin</text:p>
      <text:p text:style-name="P185">│   <text:s text:c="4"/>├── groups</text:p>
      <text:p text:style-name="P185">│   <text:s text:c="4"/>├── logs</text:p>
      <text:p text:style-name="P185"><text:soft-page-break/>│   <text:s text:c="4"/>├── navbar</text:p>
      <text:p text:style-name="P185">│   <text:s text:c="4"/>├── persons</text:p>
      <text:p text:style-name="P185">│   <text:s text:c="4"/>└── user</text:p>
      <text:p text:style-name="P143">Les contrôleurs héritent de</text:p>
      <text:p text:style-name="P185"><text:span text:style-name="T2">abstract</text:span> <text:span text:style-name="T2">class</text:span> BaseController</text:p>
      <text:p text:style-name="P185">{</text:p>
      <text:p text:style-name="P185"><text:span text:style-name="T2">protected</text:span> PDO $pdo;</text:p>
      <text:p text:style-name="P185"><text:span text:style-name="T2">protected</text:span> $fluent;</text:p>
      <text:p text:style-name="P185"><text:span text:style-name="T2">protected</text:span> Engine $flight;</text:p>
      <text:p text:style-name="P185"><text:span text:style-name="T2">protected</text:span> $latte;</text:p>
      <text:p text:style-name="P185"><text:span text:style-name="T2">protected</text:span> Application $application;</text:p>
      <text:p text:style-name="P185"><text:span text:style-name="T2">protected</text:span> Params $params;</text:p>
      <text:p text:style-name="P185"><text:span text:style-name="T2">protected</text:span> $authorizations;</text:p>
      <text:p text:style-name="P185"/>
      <text:p text:style-name="P185"><text:span text:style-name="T2">public</text:span> <text:span text:style-name="T2">function</text:span> __construct(PDO $pdo, Engine $flight)</text:p>
      <text:p text:style-name="P185">{</text:p>
      <text:p text:style-name="P185"><text:span text:style-name="T2">$this</text:span>-&gt;pdo = $pdo;</text:p>
      <text:p text:style-name="P185"><text:span text:style-name="T2">$this</text:span>-&gt;fluent = <text:span text:style-name="T2">new</text:span> \Envms\FluentPDO\Query($pdo);</text:p>
      <text:p text:style-name="P185"><text:span text:style-name="T2">$this</text:span>-&gt;flight = $flight;</text:p>
      <text:p text:style-name="P185"><text:span text:style-name="T2">$this</text:span>-&gt;latte = <text:span text:style-name="T2">new</text:span> LatteEngine();</text:p>
      <text:p text:style-name="P185">...</text:p>
      <text:p text:style-name="P160">Avec ce<text:span text:style-name="T65">s</text:span> table<text:span text:style-name="T65">s</text:span> :</text:p>
      <text:p text:style-name="P185">CREATE TABLE "Article" (</text:p>
      <text:p text:style-name="P185"><text:tab/>"Id"<text:tab/>INTEGER,</text:p>
      <text:p text:style-name="P185"><text:tab/>"Title"<text:tab/>TEXT NOT NULL,</text:p>
      <text:p text:style-name="P185"><text:tab/>"Content"<text:tab/>TEXT NOT NULL,</text:p>
      <text:p text:style-name="P185"><text:tab/>"CreatedBy"<text:tab/>INTEGER NOT NULL,</text:p>
      <text:p text:style-name="P185"><text:tab/>"Timestamp"<text:tab/>TEXT NOT NULL DEFAULT current_timestamp,</text:p>
      <text:p text:style-name="P185"><text:tab/>"published"<text:tab/>INTEGER NOT NULL DEFAULT 0,</text:p>
      <text:p text:style-name="P185"><text:tab/>PRIMARY KEY("Id"),</text:p>
      <text:p text:style-name="P185"><text:tab/>FOREIGN KEY("CreatedBy") REFERENCES "Person"("Id")</text:p>
      <text:p text:style-name="P185">);</text:p>
      <text:p text:style-name="P185">CREATE TABLE "ArticleGroup" (</text:p>
      <text:p text:style-name="P185"><text:tab/>"Id"<text:tab/>INTEGER,</text:p>
      <text:p text:style-name="P185"><text:tab/>"IdArticle"<text:tab/>INTEGER NOT NULL,</text:p>
      <text:p text:style-name="P185"><text:tab/>"IdGroup"<text:tab/>INTEGER NOT NULL,</text:p>
      <text:p text:style-name="P185"><text:tab/>PRIMARY KEY("Id"),</text:p>
      <text:p text:style-name="P185"><text:tab/>FOREIGN KEY("IdArticle") REFERENCES "Article"("Id"),</text:p>
      <text:p text:style-name="P185"><text:tab/>FOREIGN KEY("IdGroup") REFERENCES "Group"("Id")</text:p>
      <text:p text:style-name="P185">);</text:p>
      <text:p text:style-name="P185">CREATE TABLE "PersonGroup" (</text:p>
      <text:p text:style-name="P185"><text:tab/>"Id"<text:tab/>INTEGER,</text:p>
      <text:p text:style-name="P185"><text:tab/>"IdPerson"<text:tab/>INTEGER NOT NULL,</text:p>
      <text:p text:style-name="P185"><text:tab/>"IdGroup"<text:tab/>INTEGER NOT NULL,</text:p>
      <text:p text:style-name="P185"><text:tab/>PRIMARY KEY("Id"),</text:p>
      <text:p text:style-name="P185"><text:tab/>FOREIGN KEY("IdGroup") REFERENCES "Group"("Id"),</text:p>
      <text:p text:style-name="P185"><text:tab/>FOREIGN KEY("IdPerson") REFERENCES "Person"("Id")</text:p>
      <text:p text:style-name="P185">);</text:p>
      <text:p text:style-name="P185">CREATE TABLE "Person" (</text:p>
      <text:p text:style-name="P185"><text:tab/>"Id"<text:tab/>INTEGER,</text:p>
      <text:p text:style-name="P185"><text:tab/>"Email"<text:tab/>TEXT NOT NULL UNIQUE,</text:p>
      <text:p text:style-name="P185"><text:tab/>"Password"<text:tab/>TEXT,</text:p>
      <text:p text:style-name="P185"><text:tab/>"FirstName"<text:tab/>TEXT NOT NULL,</text:p>
      <text:p text:style-name="P185"><text:tab/>"LastName"<text:tab/>TEXT NOT NULL,</text:p>
      <text:p text:style-name="P185"><text:tab/>"NickName"<text:tab/>TEXT,</text:p>
      <text:p text:style-name="P185"><text:soft-page-break/><text:tab/>"Avatar"<text:tab/>TEXT,</text:p>
      <text:p text:style-name="P185"><text:tab/>"UseGravatar"<text:tab/>TEXT NOT NULL DEFAULT 'no',</text:p>
      <text:p text:style-name="P185"><text:tab/>"Token"<text:tab/>TEXT,</text:p>
      <text:p text:style-name="P185"><text:tab/>"TokenCreatedAt"<text:tab/>TEXT,</text:p>
      <text:p text:style-name="P185"><text:tab/>"Availabilities"<text:tab/>TEXT,</text:p>
      <text:p text:style-name="P185"><text:tab/>"Preferences"<text:tab/>TEXT,</text:p>
      <text:p text:style-name="P185"><text:tab/>"Imported"<text:tab/>INTEGER NOT NULL DEFAULT 0,</text:p>
      <text:p text:style-name="P185"><text:tab/>"Inactivated"<text:tab/>INTEGER NOT NULL DEFAULT 0,</text:p>
      <text:p text:style-name="P185"><text:tab/>"Phone"<text:tab/>TEXT,</text:p>
      <text:p text:style-name="P185"><text:tab/>PRIMARY KEY("Id")</text:p>
      <text:p text:style-name="P185">);</text:p>
      <text:p text:style-name="P160">On veut <text:span text:style-name="T76">afficher le dernier article publié et le titre des 10 derniers articles publié. Si $userEmail est vide il ne faut afficher que les articles reliés à aucun groupe, sinon il faut afficher en plus les articles ayant un groupe en commun avec l’utilisateur.</text:span></text:p>
      <text:h text:style-name="P268" text:outline-level="3">Les sondages</text:h>
      <text:p text:style-name="P80"><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86">├── app</text:p>
      <text:p text:style-name="P186">│   ├── controllers</text:p>
      <text:p text:style-name="P186">│   ├── helpers</text:p>
      <text:p text:style-name="P186">│   │   └── database</text:p>
      <text:p text:style-name="P186">│   ├── images</text:p>
      <text:p text:style-name="P186">│   └── views</text:p>
      <text:p text:style-name="P186">│   <text:s text:c="4"/>├── admin</text:p>
      <text:p text:style-name="P186">│   <text:s text:c="4"/>├── groups</text:p>
      <text:p text:style-name="P186">│   <text:s text:c="4"/>├── logs</text:p>
      <text:p text:style-name="P186">│   <text:s text:c="4"/>├── navbar</text:p>
      <text:p text:style-name="P186">│   <text:s text:c="4"/>├── persons</text:p>
      <text:p text:style-name="P186">│   <text:s text:c="4"/>└── user</text:p>
      <text:p text:style-name="P144">Les contrôleurs héritent de</text:p>
      <text:p text:style-name="P186"><text:span text:style-name="T2">abstract</text:span> <text:span text:style-name="T2">class</text:span> BaseController</text:p>
      <text:p text:style-name="P186">{</text:p>
      <text:p text:style-name="P186"><text:span text:style-name="T2">protected</text:span> PDO $pdo;</text:p>
      <text:p text:style-name="P186"><text:span text:style-name="T2">protected</text:span> $fluent;</text:p>
      <text:p text:style-name="P186"><text:span text:style-name="T2">protected</text:span> Engine $flight;</text:p>
      <text:p text:style-name="P186"><text:span text:style-name="T2">protected</text:span> $latte;</text:p>
      <text:p text:style-name="P186"><text:span text:style-name="T2">protected</text:span> Application $application;</text:p>
      <text:p text:style-name="P186"><text:span text:style-name="T2">protected</text:span> Params $params;</text:p>
      <text:p text:style-name="P186"><text:span text:style-name="T2">protected</text:span> $authorizations;</text:p>
      <text:p text:style-name="P186"/>
      <text:p text:style-name="P186"><text:span text:style-name="T2">public</text:span> <text:span text:style-name="T2">function</text:span> __construct(PDO $pdo, Engine $flight)</text:p>
      <text:p text:style-name="P186">{</text:p>
      <text:p text:style-name="P186"><text:span text:style-name="T2">$this</text:span>-&gt;pdo = $pdo;</text:p>
      <text:p text:style-name="P186"><text:span text:style-name="T2">$this</text:span>-&gt;fluent = <text:span text:style-name="T2">new</text:span> \Envms\FluentPDO\Query($pdo);</text:p>
      <text:p text:style-name="P186"><text:span text:style-name="T2">$this</text:span>-&gt;flight = $flight;</text:p>
      <text:p text:style-name="P186"><text:span text:style-name="T2">$this</text:span>-&gt;latte = <text:span text:style-name="T2">new</text:span> LatteEngine();</text:p>
      <text:p text:style-name="P186">...</text:p>
      <text:p text:style-name="P161">Avec ce<text:span text:style-name="T65">s</text:span> table<text:span text:style-name="T65">s</text:span> :</text:p>
      <text:p text:style-name="P186">CREATE TABLE "Article" (</text:p>
      <text:p text:style-name="P186"><text:tab/>"Id"<text:tab/>INTEGER,</text:p>
      <text:p text:style-name="P186"><text:tab/>"Title"<text:tab/>TEXT NOT NULL,</text:p>
      <text:p text:style-name="P186"><text:tab/>"Content"<text:tab/>TEXT NOT NULL,</text:p>
      <text:p text:style-name="P186"><text:tab/>"CreatedBy"<text:tab/>INTEGER NOT NULL,</text:p>
      <text:p text:style-name="P186"><text:tab/>"Timestamp"<text:tab/>TEXT NOT NULL DEFAULT current_timestamp,</text:p>
      <text:p text:style-name="P186"><text:soft-page-break/><text:tab/>"Published"<text:tab/>INTEGER NOT NULL DEFAULT 0,</text:p>
      <text:p text:style-name="P186"><text:tab/>"IdGroup"<text:tab/>INTEGER,</text:p>
      <text:p text:style-name="P186"><text:tab/>PRIMARY KEY("Id"),</text:p>
      <text:p text:style-name="P186"><text:tab/>FOREIGN KEY("CreatedBy") REFERENCES "Person"("Id"),</text:p>
      <text:p text:style-name="P186"><text:tab/>FOREIGN KEY("IdGroup") REFERENCES "Group"("Id")</text:p>
      <text:p text:style-name="P186">);</text:p>
      <text:p text:style-name="P186">CREATE TABLE "Person" (</text:p>
      <text:p text:style-name="P186"><text:tab/>"Id"<text:tab/>INTEGER,</text:p>
      <text:p text:style-name="P186"><text:tab/>"Email"<text:tab/>TEXT NOT NULL UNIQUE,</text:p>
      <text:p text:style-name="P186"><text:tab/>"Password"<text:tab/>TEXT,</text:p>
      <text:p text:style-name="P186"><text:tab/>"FirstName"<text:tab/>TEXT NOT NULL,</text:p>
      <text:p text:style-name="P186"><text:tab/>"LastName"<text:tab/>TEXT NOT NULL,</text:p>
      <text:p text:style-name="P186"><text:tab/>"NickName"<text:tab/>TEXT,</text:p>
      <text:p text:style-name="P186"><text:tab/>"Avatar"<text:tab/>TEXT,</text:p>
      <text:p text:style-name="P186"><text:tab/>"UseGravatar"<text:tab/>TEXT NOT NULL DEFAULT 'no',</text:p>
      <text:p text:style-name="P186"><text:tab/>"Token"<text:tab/>TEXT,</text:p>
      <text:p text:style-name="P186"><text:tab/>"TokenCreatedAt"<text:tab/>TEXT,</text:p>
      <text:p text:style-name="P186"><text:tab/>"Availabilities"<text:tab/>TEXT,</text:p>
      <text:p text:style-name="P186"><text:tab/>"Preferences"<text:tab/>TEXT,</text:p>
      <text:p text:style-name="P186"><text:tab/>"Imported"<text:tab/>INTEGER NOT NULL DEFAULT 0,</text:p>
      <text:p text:style-name="P186"><text:tab/>"Inactivated"<text:tab/>INTEGER NOT NULL DEFAULT 0,</text:p>
      <text:p text:style-name="P186"><text:tab/>"Phone"<text:tab/>TEXT,</text:p>
      <text:p text:style-name="P186"><text:tab/>PRIMARY KEY("Id")</text:p>
      <text:p text:style-name="P186">);</text:p>
      <text:p text:style-name="P186">CREATE TABLE "Reply" (</text:p>
      <text:p text:style-name="P186"><text:tab/>"Id"<text:tab/>INTEGER,</text:p>
      <text:p text:style-name="P186"><text:tab/>"IdPerson"<text:tab/>INTEGER NOT NULL,</text:p>
      <text:p text:style-name="P186"><text:tab/>"IdSurvey"<text:tab/>INTEGER NOT NULL,</text:p>
      <text:p text:style-name="P186"><text:tab/>"Answers"<text:tab/>TEXT NOT NULL,</text:p>
      <text:p text:style-name="P186"><text:tab/>PRIMARY KEY("Id"),</text:p>
      <text:p text:style-name="P186"><text:tab/>FOREIGN KEY("IdPerson") REFERENCES "Person"("Id"),</text:p>
      <text:p text:style-name="P186"><text:tab/>FOREIGN KEY("IdSurvey") REFERENCES "Survey"("Id")</text:p>
      <text:p text:style-name="P186">);</text:p>
      <text:p text:style-name="P186">CREATE TABLE "Survey" (</text:p>
      <text:p text:style-name="P186"><text:tab/>"Id"<text:tab/>INTEGER,</text:p>
      <text:p text:style-name="P186"><text:tab/>"Question"<text:tab/>TEXT NOT NULL,</text:p>
      <text:p text:style-name="P186"><text:tab/>"Options"<text:tab/>TEXT NOT NULL,</text:p>
      <text:p text:style-name="P186"><text:tab/>"IdArticle"<text:tab/>INTEGER NOT NULL,</text:p>
      <text:p text:style-name="P186"><text:tab/>PRIMARY KEY("Id"),</text:p>
      <text:p text:style-name="P186"><text:tab/>FOREIGN KEY("IdArticle") REFERENCES "Article"("Id")</text:p>
      <text:p text:style-name="P186">);</text:p>
      <text:p text:style-name="P186"/>
      <text:p text:style-name="P161">On veut <text:span text:style-name="T77">gérer les sondages.</text:span></text:p>
      <text:p text:style-name="P187">La création se fera depuis la liste des articles d’un rédacteur. On va ajouter une action « ajouter sondage » ici :</text:p>
      <text:p text:style-name="Code"><text:span text:style-name="T7">'actions'</text:span> =&gt; [</text:p>
      <text:p text:style-name="Code">[</text:p>
      <text:p text:style-name="Code"><text:span text:style-name="T7">'type'</text:span> =&gt; <text:span text:style-name="T7">'link'</text:span>,</text:p>
      <text:p text:style-name="Code"><text:span text:style-name="T7">'label'</text:span> =&gt; <text:span text:style-name="T7">'Voir'</text:span>,</text:p>
      <text:p text:style-name="Code"><text:span text:style-name="T7">'url'</text:span> =&gt; <text:span text:style-name="T7">'/articles/{id}'</text:span>,</text:p>
      <text:p text:style-name="Code"><text:span text:style-name="T7">'class'</text:span> =&gt; <text:span text:style-name="T7">'btn-info'</text:span></text:p>
      <text:p text:style-name="Code">],</text:p>
      <text:p text:style-name="Code">[</text:p>
      <text:p text:style-name="Code"><text:span text:style-name="T7">'type'</text:span> =&gt; <text:span text:style-name="T7">'link'</text:span>,</text:p>
      <text:p text:style-name="Code"><text:span text:style-name="T7">'label'</text:span> =&gt; <text:span text:style-name="T7">'Supprimer'</text:span>,</text:p>
      <text:p text:style-name="Code"><text:span text:style-name="T7">'url'</text:span> =&gt; <text:span text:style-name="T7">'/articles/delete/{id}'</text:span>,</text:p>
      <text:p text:style-name="Code"><text:soft-page-break/><text:span text:style-name="T7">'class'</text:span> =&gt; <text:span text:style-name="T7">'btn-danger'</text:span>,</text:p>
      <text:p text:style-name="Code"><text:span text:style-name="T7">'confirm'</text:span> =&gt; <text:span text:style-name="T7">'Voulez-vous vraiment supprimer cet article ?'</text:span></text:p>
      <text:p text:style-name="Code">]</text:p>
      <text:p text:style-name="P187">Pour le remplissage par les utilisateurs <text:span text:style-name="T78">connectés ($userEmail), </text:span>on veut ajouter un bouton « Répondre au sondage » à côté du bouton « <text:span text:style-name="T78">M</text:span>odifi<text:span text:style-name="T78">er »</text:span> ici :</text:p>
      <text:p text:style-name="Code">&lt;div&gt;</text:p>
      <text:p text:style-name="Code"><text:span text:style-name="T13">&lt;h2</text:span> <text:span text:style-name="T15">class</text:span>=<text:span text:style-name="T2">"card-title"</text:span> <text:span text:style-name="T15">id</text:span>=<text:span text:style-name="T2">"article-title-display"</text:span><text:span text:style-name="T13">&gt;</text:span>{$chosenArticle-&gt;Title}<text:span text:style-name="T13">&lt;/h2&gt;</text:span></text:p>
      <text:p text:style-name="Code"><text:span text:style-name="T13">&lt;small</text:span> <text:span text:style-name="T15">class</text:span>=<text:span text:style-name="T2">"text-muted"</text:span><text:span text:style-name="T13">&gt;</text:span></text:p>
      <text:p text:style-name="Code">Publié par {$chosenArticle-&gt;FirstName} {$chosenArticle-&gt;LastName} </text:p>
      <text:p text:style-name="Code">le {date(<text:span text:style-name="T7">'d/m/Y'</text:span>, strtotime($chosenArticle-&gt;Timestamp))}</text:p>
      <text:p text:style-name="Code">{<text:span text:style-name="T2">if </text:span>isset($chosenArticle-&gt;Published) &amp;&amp; $chosenArticle-&gt;Published}</text:p>
      <text:p text:style-name="Code"><text:span text:style-name="T13">&lt;span</text:span> <text:span text:style-name="T15">class</text:span>=<text:span text:style-name="T2">"badge bg-success"</text:span><text:span text:style-name="T13">&gt;</text:span>Publié<text:span text:style-name="T13">&lt;/span&gt;</text:span></text:p>
      <text:p text:style-name="Code">{<text:span text:style-name="T2">else</text:span>}</text:p>
      <text:p text:style-name="Code"><text:span text:style-name="T13">&lt;span</text:span> <text:span text:style-name="T15">class</text:span>=<text:span text:style-name="T2">"badge bg-secondary"</text:span><text:span text:style-name="T13">&gt;</text:span>Non publié<text:span text:style-name="T13">&lt;/span&gt;</text:span></text:p>
      <text:p text:style-name="Code">{<text:span text:style-name="T2">/if</text:span>}</text:p>
      <text:p text:style-name="Code">{<text:span text:style-name="T2">if </text:span>isset($chosenArticle-&gt;GroupName) &amp;&amp; $chosenArticle-&gt;GroupName}</text:p>
      <text:p text:style-name="Code"><text:span text:style-name="T13">&lt;span</text:span> <text:span text:style-name="T15">class</text:span>=<text:span text:style-name="T2">"badge bg-info"</text:span><text:span text:style-name="T13">&gt;</text:span>Groupe: {$chosenArticle-&gt;GroupName}<text:span text:style-name="T13">&lt;/span&gt;</text:span></text:p>
      <text:p text:style-name="Code">{<text:span text:style-name="T2">/if</text:span>}</text:p>
      <text:p text:style-name="Code">&lt;/small&gt;</text:p>
      <text:p text:style-name="Code">&lt;/div&gt;</text:p>
      <text:p text:style-name="Code">{<text:span text:style-name="T2">if </text:span>$canEdit}</text:p>
      <text:p text:style-name="Code"><text:span text:style-name="T13">&lt;button</text:span> <text:span text:style-name="T15">id</text:span>=<text:span text:style-name="T2">"edit-toggle-btn"</text:span> <text:span text:style-name="T15">class</text:span>=<text:span text:style-name="T2">"btn btn-primary"</text:span><text:span text:style-name="T13">&gt;</text:span>Modifier<text:span text:style-name="T13">&lt;/button&gt;</text:span></text:p>
      <text:p text:style-name="Code"><text:span text:style-name="T13">&lt;a</text:span> <text:span text:style-name="T15">href</text:span>=<text:span text:style-name="T2">"/articles"</text:span> <text:span text:style-name="T15">class</text:span>=<text:span text:style-name="T2">"btn btn-secondary"</text:span><text:span text:style-name="T13">&gt;</text:span>Retour à la liste<text:span text:style-name="T13">&lt;/a&gt;</text:span></text:p>
      <text:p text:style-name="Code">{<text:span text:style-name="T2">/if</text:span>}</text:p>
      <text:p text:style-name="Code">&lt;/div&gt;</text:p>
      <text:p text:style-name="P187">Cela provoque l’affichage d’un formulaire modal. Les réponses sont enregistrées dans Reply.Answer en json.</text:p>
      <text:h text:style-name="P269" text:outline-level="3">Tous les articles</text:h>
      <text:p text:style-name="P189">On connaît $person, ou vide si personne n’est connecté.</text:p>
      <text:p text:style-name="P189">On veut une requête sqlite <text:span text:style-name="T79">avec fluentpdo</text:span> qui donne la liste de tous les articles visibles pour la personne, soit :</text:p>
      <text:list text:style-name="L27">
        <text:list-item>
          <text:p text:style-name="P318">tous les articles sans groupe</text:p>
        </text:list-item>
        <text:list-item>
          <text:p text:style-name="P318">tous les articles créés par $person</text:p>
        </text:list-item>
        <text:list-item>
          <text:p text:style-name="P318">tous les articles rattachés à un groupe de $person</text:p>
        </text:list-item>
      </text:list>
      <text:p text:style-name="P190">J’utilise cette requête :</text:p>
      <text:p text:style-name="Code">$query = <text:span text:style-name="T2">$this</text:span>-&gt;fluent-&gt;from(<text:span text:style-name="T7">'Article'</text:span>)</text:p>
      <text:p text:style-name="Code">-&gt;select(<text:span text:style-name="T7">'Article.Id, Article.CreatedBy, Article.Title, Article.Timestamp, Article.Published, Person.FirstName, Person.LastName'</text:span>)</text:p>
      <text:p text:style-name="Code">-&gt;innerJoin(<text:span text:style-name="T7">'Person ON Article.CreatedBy = Person.Id'</text:span>)</text:p>
      <text:p text:style-name="Code">-&gt;orderBy(<text:span text:style-name="T7">'Article.Timestamp DESC'</text:span>);</text:p>
      <text:p text:style-name="P190">qui traite uniquement les 2 premiers cas et uniquement si une personne est connectée</text:p>
      <text:p text:style-name="P189">Avec ces tables :</text:p>
      <text:p text:style-name="P188">CREATE TABLE "Article" (</text:p>
      <text:p text:style-name="P188"><text:tab/>"Id"<text:tab/>INTEGER,</text:p>
      <text:p text:style-name="P188"><text:tab/>"Title"<text:tab/>TEXT NOT NULL,</text:p>
      <text:p text:style-name="P188"><text:tab/>"Content"<text:tab/>TEXT NOT NULL,</text:p>
      <text:p text:style-name="P188"><text:tab/>"CreatedBy"<text:tab/>INTEGER NOT NULL,</text:p>
      <text:p text:style-name="P188"><text:tab/>"Timestamp"<text:tab/>TEXT NOT NULL DEFAULT current_timestamp,</text:p>
      <text:p text:style-name="P188"><text:tab/>"Published"<text:tab/>INTEGER NOT NULL DEFAULT 0,</text:p>
      <text:p text:style-name="P188"><text:tab/>"IdGroup"<text:tab/>INTEGER,</text:p>
      <text:p text:style-name="P188"><text:tab/>PRIMARY KEY("Id"),</text:p>
      <text:p text:style-name="P188"><text:soft-page-break/><text:tab/>FOREIGN KEY("CreatedBy") REFERENCES "Person"("Id"),</text:p>
      <text:p text:style-name="P188"><text:tab/>FOREIGN KEY("IdGroup") REFERENCES "Group"("Id")</text:p>
      <text:p text:style-name="P188">);</text:p>
      <text:p text:style-name="P188">CREATE TABLE "PersonGroup" (</text:p>
      <text:p text:style-name="P188"><text:tab/>"Id"<text:tab/>INTEGER,</text:p>
      <text:p text:style-name="P188"><text:tab/>"IdPerson"<text:tab/>INTEGER NOT NULL,</text:p>
      <text:p text:style-name="P188"><text:tab/>"IdGroup"<text:tab/>INTEGER NOT NULL,</text:p>
      <text:p text:style-name="P188"><text:tab/>FOREIGN KEY("IdGroup") REFERENCES "Group"("Id"),</text:p>
      <text:p text:style-name="P188"><text:tab/>FOREIGN KEY("IdPerson") REFERENCES "Person"("Id"),</text:p>
      <text:p text:style-name="P188"><text:tab/>PRIMARY KEY("Id")</text:p>
      <text:p text:style-name="P188">);</text:p>
      <text:p text:style-name="P188">CREATE TABLE "Group" (</text:p>
      <text:p text:style-name="P188"><text:tab/>"Id"<text:tab/>INTEGER,</text:p>
      <text:p text:style-name="P188"><text:tab/>"Name"<text:tab/>TEXT NOT NULL,</text:p>
      <text:p text:style-name="P188"><text:tab/>"Inactivated"<text:tab/>INTEGER NOT NULL DEFAULT 0,</text:p>
      <text:p text:style-name="P188"><text:tab/>"SelfRegistration"<text:tab/>INTEGER NOT NULL DEFAULT 0,</text:p>
      <text:p text:style-name="P188"><text:tab/>PRIMARY KEY("Id")</text:p>
      <text:p text:style-name="P188">);</text:p>
      <text:h text:style-name="P270" text:outline-level="3">Ajout option et Cards</text:h>
      <text:p text:style-name="P192"><text:span text:style-name="T80">Dans cette vue, j’aimerai que « </text:span>Sélectionnez les type d'évènement pour lesquels vous souhaitez recevoir une alerte : » <text:span text:style-name="T80">soit dans un entête de Card bootstrap. </text:span></text:p>
      <text:p text:style-name="P191">Et j’aimerai une card supplémentaire sans entête. Dans le corps ajouter : « Recevoir une alerte lorsqu’un nouvel article est publié » et ajouter l’option « uniquement s’il y a un sondage.</text:p>
      <text:h text:style-name="P271" text:outline-level="3">Synthèse visiteurs</text:h>
      <text:p text:style-name="P81"><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93">├── app</text:p>
      <text:p text:style-name="P193">│   ├── controllers</text:p>
      <text:p text:style-name="P193">│   ├── helpers</text:p>
      <text:p text:style-name="P193">│   │   └── database</text:p>
      <text:p text:style-name="P193">│   ├── images</text:p>
      <text:p text:style-name="P193">│   └── views</text:p>
      <text:p text:style-name="P193">│   <text:s text:c="4"/>├── admin</text:p>
      <text:p text:style-name="P193">│   <text:s text:c="4"/>├── groups</text:p>
      <text:p text:style-name="P193">│   <text:s text:c="4"/>├── logs</text:p>
      <text:p text:style-name="P193">│   <text:s text:c="4"/>├── navbar</text:p>
      <text:p text:style-name="P193">│   <text:s text:c="4"/>├── persons</text:p>
      <text:p text:style-name="P193">│   <text:s text:c="4"/>└── user</text:p>
      <text:p text:style-name="P145">Les contrôleurs héritent de</text:p>
      <text:p text:style-name="P193"><text:span text:style-name="T2">abstract</text:span> <text:span text:style-name="T2">class</text:span> BaseController</text:p>
      <text:p text:style-name="P193">{</text:p>
      <text:p text:style-name="P193"><text:span text:style-name="T2">protected</text:span> PDO $pdo;</text:p>
      <text:p text:style-name="P193"><text:span text:style-name="T2">protected</text:span> $fluent;</text:p>
      <text:p text:style-name="P193"><text:span text:style-name="T2">protected</text:span> Engine $flight;</text:p>
      <text:p text:style-name="P193"><text:span text:style-name="T2">protected</text:span> $latte;</text:p>
      <text:p text:style-name="P193"><text:span text:style-name="T2">protected</text:span> Application $application;</text:p>
      <text:p text:style-name="P193"><text:span text:style-name="T2">protected</text:span> Params $params;</text:p>
      <text:p text:style-name="P193"><text:span text:style-name="T2">protected</text:span> $authorizations;</text:p>
      <text:p text:style-name="P193"/>
      <text:p text:style-name="P193"><text:span text:style-name="T2">public</text:span> <text:span text:style-name="T2">function</text:span> __construct(PDO $pdo, Engine $flight)</text:p>
      <text:p text:style-name="P193">{</text:p>
      <text:p text:style-name="P193"><text:span text:style-name="T2">$this</text:span>-&gt;pdo = $pdo;</text:p>
      <text:p text:style-name="P193"><text:soft-page-break/><text:span text:style-name="T2">$this</text:span>-&gt;fluent = <text:span text:style-name="T2">new</text:span> \Envms\FluentPDO\Query($pdo);</text:p>
      <text:p text:style-name="P193"><text:span text:style-name="T2">$this</text:span>-&gt;flight = $flight;</text:p>
      <text:p text:style-name="P193"><text:span text:style-name="T2">$this</text:span>-&gt;latte = <text:span text:style-name="T2">new</text:span> LatteEngine();</text:p>
      <text:p text:style-name="P193">...</text:p>
      <text:p text:style-name="P162">Avec ce<text:span text:style-name="T81">tte</text:span> table :</text:p>
      <text:p text:style-name="P193">CREATE TABLE "Log" (</text:p>
      <text:p text:style-name="P193"><text:tab/>"Id"<text:tab/>INTEGER,</text:p>
      <text:p text:style-name="P193"><text:tab/>"IpAddress"<text:tab/>TEXT,</text:p>
      <text:p text:style-name="P193"><text:tab/>"Referer"<text:tab/>TEXT,</text:p>
      <text:p text:style-name="P193"><text:tab/>"Os"<text:tab/>TEXT,</text:p>
      <text:p text:style-name="P193"><text:tab/>"Browser"<text:tab/>TEXT,</text:p>
      <text:p text:style-name="P193"><text:tab/>"ScreenResolution"<text:tab/>TEXT,</text:p>
      <text:p text:style-name="P193"><text:tab/>"Type"<text:tab/>TEXT,</text:p>
      <text:p text:style-name="P193"><text:tab/>"Uri"<text:tab/>TEXT,</text:p>
      <text:p text:style-name="P193"><text:tab/>"Token"<text:tab/>TEXT,</text:p>
      <text:p text:style-name="P193"><text:tab/>"Who"<text:tab/>TEXT,</text:p>
      <text:p text:style-name="P193"><text:tab/>"CreatedAt"<text:tab/>TEXT NOT NULL DEFAULT current_timestamp,</text:p>
      <text:p text:style-name="P193"><text:tab/>"Code"<text:tab/>TEXT,</text:p>
      <text:p text:style-name="P193"><text:tab/>"Message"<text:tab/>TEXT,</text:p>
      <text:p text:style-name="P193"><text:tab/>PRIMARY KEY("Id")</text:p>
      <text:p text:style-name="P193">);</text:p>
      <text:p text:style-name="P162">On veut <text:span text:style-name="T81">afficher une synthèse des visiteurs qui utiliserait les colonnes Os, Browser, ScreenResolution, Type avec des graphiques générés par chart.min.js</text:span></text:p>
      <text:h text:style-name="P272" text:outline-level="3">Event</text:h>
      <text:p text:style-name="P82"><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94">├── app</text:p>
      <text:p text:style-name="P194">│   ├── controllers</text:p>
      <text:p text:style-name="P194">│   ├── helpers</text:p>
      <text:p text:style-name="P194">│   │   └── database</text:p>
      <text:p text:style-name="P194">│   ├── images</text:p>
      <text:p text:style-name="P194">│   └── views</text:p>
      <text:p text:style-name="P194">│   <text:s text:c="4"/>├── admin</text:p>
      <text:p text:style-name="P194">│   <text:s text:c="4"/>├── groups</text:p>
      <text:p text:style-name="P194">│   <text:s text:c="4"/>├── logs</text:p>
      <text:p text:style-name="P194">│   <text:s text:c="4"/>├── navbar</text:p>
      <text:p text:style-name="P194">│   <text:s text:c="4"/>├── persons</text:p>
      <text:p text:style-name="P194">│   <text:s text:c="4"/>└── user</text:p>
      <text:p text:style-name="P146">Les contrôleurs héritent de</text:p>
      <text:p text:style-name="P194"><text:span text:style-name="T2">abstract</text:span> <text:span text:style-name="T2">class</text:span> BaseController</text:p>
      <text:p text:style-name="P194">{</text:p>
      <text:p text:style-name="P194"><text:span text:style-name="T2">protected</text:span> PDO $pdo;</text:p>
      <text:p text:style-name="P194"><text:span text:style-name="T2">protected</text:span> $fluent;</text:p>
      <text:p text:style-name="P194"><text:span text:style-name="T2">protected</text:span> Engine $flight;</text:p>
      <text:p text:style-name="P194"><text:span text:style-name="T2">protected</text:span> $latte;</text:p>
      <text:p text:style-name="P194"><text:span text:style-name="T2">protected</text:span> Application $application;</text:p>
      <text:p text:style-name="P194"><text:span text:style-name="T2">protected</text:span> Params $params;</text:p>
      <text:p text:style-name="P194"><text:span text:style-name="T2">protected</text:span> $authorizations;</text:p>
      <text:p text:style-name="P194"/>
      <text:p text:style-name="P194"><text:span text:style-name="T2">public</text:span> <text:span text:style-name="T2">function</text:span> __construct(PDO $pdo, Engine $flight)</text:p>
      <text:p text:style-name="P194">{</text:p>
      <text:p text:style-name="P194"><text:span text:style-name="T2">$this</text:span>-&gt;pdo = $pdo;</text:p>
      <text:p text:style-name="P194"><text:span text:style-name="T2">$this</text:span>-&gt;fluent = <text:span text:style-name="T2">new</text:span> \Envms\FluentPDO\Query($pdo);</text:p>
      <text:p text:style-name="P194"><text:span text:style-name="T2">$this</text:span>-&gt;flight = $flight;</text:p>
      <text:p text:style-name="P194"><text:soft-page-break/><text:span text:style-name="T2">$this</text:span>-&gt;latte = <text:span text:style-name="T2">new</text:span> LatteEngine();</text:p>
      <text:p text:style-name="P194">...</text:p>
      <text:p text:style-name="P195"/>
      <text:p text:style-name="P163">On veut <text:span text:style-name="T82">intégrer une ancienne version du programme (Event.php) dans la nouvelle architecture </text:span><text:span text:style-name="T83">(EventController.php)</text:span><text:span text:style-name="T82">.</text:span></text:p>
      <text:p text:style-name="P196"><text:span text:style-name="T83">Et o</text:span>n veut utiliser vanillaJS <text:span text:style-name="T83">à la place de</text:span> jquery</text:p>
      <text:h text:style-name="P273" text:outline-level="3">Top pages</text:h>
      <text:p text:style-name="P83"><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97">├── app</text:p>
      <text:p text:style-name="P197">│   ├── controllers</text:p>
      <text:p text:style-name="P197">│   ├── helpers</text:p>
      <text:p text:style-name="P197">│   │   └── database</text:p>
      <text:p text:style-name="P197">│   ├── images</text:p>
      <text:p text:style-name="P197">│   └── views</text:p>
      <text:p text:style-name="P197">│   <text:s text:c="4"/>├── admin</text:p>
      <text:p text:style-name="P197">│   <text:s text:c="4"/>├── groups</text:p>
      <text:p text:style-name="P197">│   <text:s text:c="4"/>├── logs</text:p>
      <text:p text:style-name="P197">│   <text:s text:c="4"/>└── …</text:p>
      <text:p text:style-name="P147">Les contrôleurs héritent de</text:p>
      <text:p text:style-name="P197"><text:span text:style-name="T2">abstract</text:span> <text:span text:style-name="T2">class</text:span> BaseController</text:p>
      <text:p text:style-name="P197">{</text:p>
      <text:p text:style-name="P197"><text:span text:style-name="T2">protected</text:span> PDO $pdo;</text:p>
      <text:p text:style-name="P197"><text:span text:style-name="T2">protected</text:span> $fluent;</text:p>
      <text:p text:style-name="P197"><text:span text:style-name="T2">protected</text:span> Engine $flight;</text:p>
      <text:p text:style-name="P197"><text:span text:style-name="T2">protected</text:span> $latte;</text:p>
      <text:p text:style-name="P197"><text:span text:style-name="T2">protected</text:span> Application $application;</text:p>
      <text:p text:style-name="P197"><text:span text:style-name="T2">protected</text:span> Params $params;</text:p>
      <text:p text:style-name="P197"><text:span text:style-name="T2">protected</text:span> $authorizations;</text:p>
      <text:p text:style-name="P197"/>
      <text:p text:style-name="P197"><text:span text:style-name="T2">public</text:span> <text:span text:style-name="T2">function</text:span> __construct(PDO $pdo, Engine $flight)</text:p>
      <text:p text:style-name="P197">{</text:p>
      <text:p text:style-name="P197"><text:span text:style-name="T2">$this</text:span>-&gt;pdo = $pdo;</text:p>
      <text:p text:style-name="P197"><text:span text:style-name="T2">$this</text:span>-&gt;fluent = <text:span text:style-name="T2">new</text:span> \Envms\FluentPDO\Query($pdo);</text:p>
      <text:p text:style-name="P197"><text:span text:style-name="T2">$this</text:span>-&gt;flight = $flight;</text:p>
      <text:p text:style-name="P197"><text:span text:style-name="T2">$this</text:span>-&gt;latte = <text:span text:style-name="T2">new</text:span> LatteEngine();</text:p>
      <text:p text:style-name="P197">...</text:p>
      <text:p text:style-name="P48">Les visites du site sont enregistrées dans cette table :</text:p>
      <text:p text:style-name="P197">CREATE TABLE "Log" (</text:p>
      <text:p text:style-name="P197"><text:tab/>"Id"<text:tab/>INTEGER,</text:p>
      <text:p text:style-name="P197"><text:tab/>"IpAddress"<text:tab/>TEXT,</text:p>
      <text:p text:style-name="P197"><text:tab/>"Referer"<text:tab/>TEXT,</text:p>
      <text:p text:style-name="P197"><text:tab/>"Os"<text:tab/>TEXT,</text:p>
      <text:p text:style-name="P197"><text:tab/>"Browser"<text:tab/>TEXT,</text:p>
      <text:p text:style-name="P197"><text:tab/>"ScreenResolution"<text:tab/>TEXT,</text:p>
      <text:p text:style-name="P197"><text:tab/>"Type"<text:tab/>TEXT,</text:p>
      <text:p text:style-name="P197"><text:tab/>"Uri"<text:tab/>TEXT,</text:p>
      <text:p text:style-name="P197"><text:tab/>"Token"<text:tab/>TEXT,</text:p>
      <text:p text:style-name="P197"><text:tab/>"Who"<text:tab/>TEXT,</text:p>
      <text:p text:style-name="P197"><text:tab/>"CreatedAt"<text:tab/>TEXT NOT NULL DEFAULT current_timestamp,</text:p>
      <text:p text:style-name="P197"><text:tab/>PRIMARY KEY("Id")</text:p>
      <text:p text:style-name="P164">);</text:p>
      <text:p text:style-name="P198"><text:soft-page-break/>On veut afficher le top des pages visitées</text:p>
      <text:h text:style-name="P274" text:outline-level="3">Ajout dans counter</text:h>
      <text:p text:style-name="P75"><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76">├── app</text:p>
      <text:p text:style-name="P176">│   ├── controllers</text:p>
      <text:p text:style-name="P176">│   ├── helpers</text:p>
      <text:p text:style-name="P176">│   │   └── database</text:p>
      <text:p text:style-name="P176">│   ├── images</text:p>
      <text:p text:style-name="P176">│   └── views</text:p>
      <text:p text:style-name="P176">│   <text:s text:c="4"/>├── admin</text:p>
      <text:p text:style-name="P176">│   <text:s text:c="4"/>├── groups</text:p>
      <text:p text:style-name="P176">│   <text:s text:c="4"/>├── logs</text:p>
      <text:p text:style-name="P176">│   <text:s text:c="4"/>├── navbar</text:p>
      <text:p text:style-name="P176">│   <text:s text:c="4"/>├── persons</text:p>
      <text:p text:style-name="P176">│   <text:s text:c="4"/>└── user</text:p>
      <text:p text:style-name="P139">Les contrôleurs héritent de</text:p>
      <text:p text:style-name="P176"><text:span text:style-name="T2">abstract</text:span> <text:span text:style-name="T2">class</text:span> BaseController</text:p>
      <text:p text:style-name="P176">{</text:p>
      <text:p text:style-name="P176"><text:span text:style-name="T2">protected</text:span> PDO $pdo;</text:p>
      <text:p text:style-name="P176"><text:span text:style-name="T2">protected</text:span> $fluent;</text:p>
      <text:p text:style-name="P176"><text:span text:style-name="T2">protected</text:span> Engine $flight;</text:p>
      <text:p text:style-name="P176"><text:span text:style-name="T2">protected</text:span> $latte;</text:p>
      <text:p text:style-name="P176"><text:span text:style-name="T2">protected</text:span> Application $application;</text:p>
      <text:p text:style-name="P176"><text:span text:style-name="T2">protected</text:span> Params $params;</text:p>
      <text:p text:style-name="P176"><text:span text:style-name="T2">protected</text:span> $authorizations;</text:p>
      <text:p text:style-name="P176"/>
      <text:p text:style-name="P176"><text:span text:style-name="T2">public</text:span> <text:span text:style-name="T2">function</text:span> __construct(PDO $pdo, Engine $flight)</text:p>
      <text:p text:style-name="P176">{</text:p>
      <text:p text:style-name="P176"><text:span text:style-name="T2">$this</text:span>-&gt;pdo = $pdo;</text:p>
      <text:p text:style-name="P176"><text:span text:style-name="T2">$this</text:span>-&gt;fluent = <text:span text:style-name="T2">new</text:span> \Envms\FluentPDO\Query($pdo);</text:p>
      <text:p text:style-name="P176"><text:span text:style-name="T2">$this</text:span>-&gt;flight = $flight;</text:p>
      <text:p text:style-name="P176"><text:span text:style-name="T2">$this</text:span>-&gt;latte = <text:span text:style-name="T2">new</text:span> LatteEngine();</text:p>
      <text:p text:style-name="P176">...</text:p>
      <text:p text:style-name="P158">Avec ce<text:span text:style-name="T65">s</text:span> table<text:span text:style-name="T65">s</text:span> :</text:p>
      <text:p text:style-name="P176">CREATE TABLE "Counter" (</text:p>
      <text:p text:style-name="P176"><text:tab/>"Id"<text:tab/>INTEGER,</text:p>
      <text:p text:style-name="P176"><text:tab/>"Name"<text:tab/>TEXT NOT NULL,</text:p>
      <text:p text:style-name="P176"><text:tab/>"Detail"<text:tab/>TEXT,</text:p>
      <text:p text:style-name="P176"><text:tab/>"Value"<text:tab/>INTEGER NOT NULL,</text:p>
      <text:p text:style-name="P176"><text:tab/>"IdPerson"<text:tab/>INTEGER NOT NULL,</text:p>
      <text:p text:style-name="P176"><text:tab/>"IdGroup"<text:tab/>INTEGER NOT NULL,</text:p>
      <text:p text:style-name="P176"><text:tab/>"Timestamp"<text:tab/>TEXT NOT NULL DEFAULT current_timestamp,</text:p>
      <text:p text:style-name="P176"><text:tab/>FOREIGN KEY("IdPerson") REFERENCES "Person"("Id"),</text:p>
      <text:p text:style-name="P176"><text:tab/>FOREIGN KEY("IdGroup") REFERENCES "Group"("Id"),</text:p>
      <text:p text:style-name="P176"><text:tab/>PRIMARY KEY("Id")</text:p>
      <text:p text:style-name="P176">);</text:p>
      <text:p text:style-name="P176">CREATE TABLE "PersonGroup" (</text:p>
      <text:p text:style-name="P176"><text:tab/>"Id"<text:tab/>INTEGER,</text:p>
      <text:p text:style-name="P176"><text:tab/>"IdPerson"<text:tab/>INTEGER NOT NULL,</text:p>
      <text:p text:style-name="P176"><text:tab/>"IdGroup"<text:tab/>INTEGER NOT NULL,</text:p>
      <text:p text:style-name="P176"><text:tab/>FOREIGN KEY("IdGroup") REFERENCES "Group"("Id"),</text:p>
      <text:p text:style-name="P176"><text:tab/>FOREIGN KEY("IdPerson") REFERENCES "Person"("Id"),</text:p>
      <text:p text:style-name="P176"><text:tab/>PRIMARY KEY("Id")</text:p>
      <text:p text:style-name="P176"><text:soft-page-break/>);</text:p>
      <text:p text:style-name="P176">CREATE TABLE "Person" (</text:p>
      <text:p text:style-name="P176"><text:tab/>"Id"<text:tab/>INTEGER,</text:p>
      <text:p text:style-name="P176"><text:tab/>"Email"<text:tab/>TEXT NOT NULL UNIQUE,</text:p>
      <text:p text:style-name="P176"><text:tab/>"Password"<text:tab/>TEXT,</text:p>
      <text:p text:style-name="P176"><text:tab/>"FirstName"<text:tab/>TEXT NOT NULL,</text:p>
      <text:p text:style-name="P176"><text:tab/>"LastName"<text:tab/>TEXT NOT NULL,</text:p>
      <text:p text:style-name="P176"><text:tab/>"NickName"<text:tab/>TEXT,</text:p>
      <text:p text:style-name="P176"><text:tab/>"Avatar"<text:tab/>TEXT,</text:p>
      <text:p text:style-name="P176"><text:tab/>"UseGravatar"<text:tab/>TEXT NOT NULL DEFAULT 'no',</text:p>
      <text:p text:style-name="P176"><text:tab/>"Token"<text:tab/>TEXT,</text:p>
      <text:p text:style-name="P176"><text:tab/>"TokenCreatedAt"<text:tab/>TEXT,</text:p>
      <text:p text:style-name="P176"><text:tab/>"Availabilities"<text:tab/>TEXT,</text:p>
      <text:p text:style-name="P176"><text:tab/>"Preferences"<text:tab/>TEXT,</text:p>
      <text:p text:style-name="P176"><text:tab/>"Imported"<text:tab/>INTEGER NOT NULL DEFAULT 0,</text:p>
      <text:p text:style-name="P176"><text:tab/>"Inactivated"<text:tab/>INTEGER NOT NULL DEFAULT 0,</text:p>
      <text:p text:style-name="P176"><text:tab/>"Phone"<text:tab/>TEXT,</text:p>
      <text:p text:style-name="P176"><text:tab/>PRIMARY KEY("Id")</text:p>
      <text:p text:style-name="P176">);</text:p>
      <text:p text:style-name="P158">On veut <text:span text:style-name="T72">ajouter un bouton dans cette vue :</text:span></text:p>
      <text:p text:style-name="Code">{<text:span text:style-name="T2">layout </text:span><text:span text:style-name="T7">"webmaster.latte"</text:span>}</text:p>
      <text:p text:style-name="Code"/>
      <text:p text:style-name="Code">{<text:span text:style-name="T2">block </text:span>content}</text:p>
      <text:p text:style-name="Code"><text:span text:style-name="T13">&lt;h2&gt;</text:span>Tableau des compteurs par personne<text:span text:style-name="T13">&lt;/h2&gt;</text:span></text:p>
      <text:p text:style-name="Code"><text:span text:style-name="T13">&lt;div</text:span> <text:span text:style-name="T15">class</text:span>=<text:span text:style-name="T2">"table-responsive"</text:span><text:span text:style-name="T13">&gt;</text:span></text:p>
      <text:p text:style-name="Code"><text:span text:style-name="T13">&lt;table</text:span> <text:span text:style-name="T15">class</text:span>=<text:span text:style-name="T2">"table table-striped table-hover"</text:span> <text:span text:style-name="T15">id</text:span>=<text:span text:style-name="T2">"dataTable"</text:span><text:span text:style-name="T13">&gt;</text:span></text:p>
      <text:p text:style-name="Code"><text:span text:style-name="T13">&lt;thead</text:span> <text:span text:style-name="T15">class</text:span>=<text:span text:style-name="T2">"table-dark"</text:span><text:span text:style-name="T13">&gt;</text:span></text:p>
      <text:p text:style-name="Code">&lt;tr&gt;</text:p>
      <text:p text:style-name="Code"><text:span text:style-name="T13">&lt;th</text:span> <text:span text:style-name="T15">class</text:span>=<text:span text:style-name="T2">"sortable"</text:span><text:span text:style-name="T13">&gt;</text:span>Nom de la personne <text:span text:style-name="T13">&lt;span</text:span> <text:span text:style-name="T15">class</text:span>=<text:span text:style-name="T2">"sort-icon"</text:span><text:span text:style-name="T13">&gt;&lt;/span&gt;&lt;/th&gt;</text:span></text:p>
      <text:p text:style-name="Code">{<text:span text:style-name="T2">foreach </text:span>$counterNames as $name} </text:p>
      <text:p text:style-name="Code"><text:span text:style-name="T13">&lt;th</text:span> <text:span text:style-name="T15">class</text:span>=<text:span text:style-name="T2">"sortable text-center"</text:span><text:span text:style-name="T13">&gt;</text:span></text:p>
      <text:p text:style-name="Code">{$name} <text:span text:style-name="T13">&lt;span</text:span> <text:span text:style-name="T15">class</text:span>=<text:span text:style-name="T2">"sort-icon"</text:span><text:span text:style-name="T13">&gt;&lt;/span&gt;</text:span></text:p>
      <text:p text:style-name="Code">&lt;/th&gt;</text:p>
      <text:p text:style-name="Code">{<text:span text:style-name="T2">/foreach</text:span>}</text:p>
      <text:p text:style-name="Code"><text:span text:style-name="T13">&lt;th</text:span> <text:span text:style-name="T15">class</text:span>=<text:span text:style-name="T2">"sortable text-center"</text:span><text:span text:style-name="T13">&gt;</text:span>Total <text:span text:style-name="T13">&lt;span</text:span> <text:span text:style-name="T15">class</text:span>=<text:span text:style-name="T2">"sort-icon"</text:span><text:span text:style-name="T13">&gt;&lt;/span&gt;&lt;/th&gt;</text:span></text:p>
      <text:p text:style-name="Code">&lt;/tr&gt;</text:p>
      <text:p text:style-name="Code">&lt;/thead&gt;</text:p>
      <text:p text:style-name="Code">&lt;tbody&gt;</text:p>
      <text:p text:style-name="Code">{<text:span text:style-name="T2">foreach </text:span>$data as $personData} </text:p>
      <text:p text:style-name="Code">&lt;tr&gt;</text:p>
      <text:p text:style-name="Code"><text:span text:style-name="T13">&lt;td&gt;</text:span>{$personData[name]}<text:span text:style-name="T13">&lt;/td&gt;</text:span></text:p>
      <text:p text:style-name="Code">{<text:span text:style-name="T2">foreach </text:span>$counterNames as $name} </text:p>
      <text:p text:style-name="Code"><text:span text:style-name="T13">&lt;td</text:span> <text:span text:style-name="T15">class</text:span>=<text:span text:style-name="T2">"text-center"</text:span> <text:span text:style-name="T15">data-value</text:span>=<text:span text:style-name="T2">"{$personData[counters][$name]}"</text:span><text:span text:style-name="T13">&gt;</text:span></text:p>
      <text:p text:style-name="Code">{number_format($personData[counters][$name], <text:span text:style-name="T6">0</text:span>, <text:span text:style-name="T7">','</text:span>, <text:span text:style-name="T7">' '</text:span>)} </text:p>
      <text:p text:style-name="Code">&lt;/td&gt;</text:p>
      <text:p text:style-name="Code">{<text:span text:style-name="T2">/foreach</text:span>}</text:p>
      <text:p text:style-name="Code"><text:span text:style-name="T13">&lt;td</text:span> <text:span text:style-name="T15">class</text:span>=<text:span text:style-name="T2">"text-center fw-bold"</text:span> <text:span text:style-name="T15">data-value</text:span>=<text:span text:style-name="T2">"{$personData[total]}"</text:span><text:span text:style-name="T13">&gt;</text:span></text:p>
      <text:p text:style-name="Code">{number_format($personData[total], <text:span text:style-name="T6">0</text:span>, <text:span text:style-name="T7">','</text:span>, <text:span text:style-name="T7">' '</text:span>)} </text:p>
      <text:p text:style-name="Code">&lt;/td&gt;</text:p>
      <text:p text:style-name="Code">&lt;/tr&gt;</text:p>
      <text:p text:style-name="Code">{<text:span text:style-name="T2">/foreach</text:span>}</text:p>
      <text:p text:style-name="Code">&lt;/tbody&gt;</text:p>
      <text:p text:style-name="Code">&lt;/table&gt;</text:p>
      <text:p text:style-name="Code">&lt;/div&gt;</text:p>
      <text:p text:style-name="Code"><text:span text:style-name="T13">&lt;p&gt;</text:span>(1 visio = 1pt, 1 bonus (404, gravatar) = 1pt, 1 bug = 2pt, 1 suggestion = 3pt, 1 super bonus (403) = 5pt)<text:span text:style-name="T13">&lt;/p&gt;</text:span></text:p>
      <text:p text:style-name="Code"><text:soft-page-break/>{<text:span text:style-name="T2">/block</text:span>}</text:p>
      <text:p text:style-name="Code"/>
      <text:p text:style-name="Code">{<text:span text:style-name="T2">block </text:span>scripts}</text:p>
      <text:p text:style-name="Code"><text:span text:style-name="T13">&lt;script</text:span> <text:span text:style-name="T15">n:syntax</text:span>=<text:span text:style-name="T2">"off"</text:span><text:span text:style-name="T13">&gt;</text:span></text:p>
      <text:p text:style-name="Code">document.addEventListener(<text:span text:style-name="T7">'DOMContentLoaded'</text:span>, <text:span text:style-name="T2">function</text:span>() {</text:p>
      <text:p text:style-name="Code"><text:span text:style-name="T2">const</text:span> table = document.getElementById(<text:span text:style-name="T7">'dataTable'</text:span>);</text:p>
      <text:p text:style-name="Code"><text:span text:style-name="T2">const</text:span> headers = table.querySelectorAll(<text:span text:style-name="T7">'th.sortable'</text:span>);</text:p>
      <text:p text:style-name="Code"><text:span text:style-name="T2">let</text:span> currentSortCol = -<text:span text:style-name="T6">1</text:span>;</text:p>
      <text:p text:style-name="Code"><text:span text:style-name="T2">let</text:span> ascending = <text:span text:style-name="T2">true</text:span>;</text:p>
      <text:p text:style-name="Code"/>
      <text:p text:style-name="Code">headers.forEach((header, index) <text:span text:style-name="T2">=&gt;</text:span> {</text:p>
      <text:p text:style-name="Code">header.addEventListener(<text:span text:style-name="T7">'click'</text:span>, () <text:span text:style-name="T2">=&gt;</text:span> {</text:p>
      <text:p text:style-name="Code">headers.forEach(h <text:span text:style-name="T2">=&gt;</text:span> h.querySelector(<text:span text:style-name="T7">'.sort-icon'</text:span>).textContent = <text:span text:style-name="T7">''</text:span>);</text:p>
      <text:p text:style-name="Code"><text:span text:style-name="T2">if</text:span> (currentSortCol === index) {</text:p>
      <text:p text:style-name="Code">ascending = !ascending;</text:p>
      <text:p text:style-name="Code">} <text:span text:style-name="T2">else</text:span> {</text:p>
      <text:p text:style-name="Code">ascending = <text:span text:style-name="T2">true</text:span>;</text:p>
      <text:p text:style-name="Code">currentSortCol = index;</text:p>
      <text:p text:style-name="Code">}</text:p>
      <text:p text:style-name="Code"/>
      <text:p text:style-name="Code">header.querySelector(<text:span text:style-name="T7">'.sort-icon'</text:span>).textContent = ascending ? <text:span text:style-name="T7">'↑'</text:span> : <text:span text:style-name="T7">'↓'</text:span>;</text:p>
      <text:p text:style-name="Code"/>
      <text:p text:style-name="Code"><text:span text:style-name="T2">const</text:span> rows = Array.from(table.querySelectorAll(<text:span text:style-name="T7">'tbody tr'</text:span>));</text:p>
      <text:p text:style-name="Code">rows.sort((a, b) <text:span text:style-name="T2">=&gt;</text:span> {</text:p>
      <text:p text:style-name="Code"><text:span text:style-name="T2">let</text:span> aVal = a.cells[index].textContent.trim();</text:p>
      <text:p text:style-name="Code"><text:span text:style-name="T2">let</text:span> bVal = b.cells[index].textContent.trim();</text:p>
      <text:p text:style-name="Code"><text:span text:style-name="T2">if</text:span> (a.cells[index].hasAttribute(<text:span text:style-name="T7">'data-value'</text:span>)) {</text:p>
      <text:p text:style-name="Code">aVal = parseFloat(a.cells[index].getAttribute(<text:span text:style-name="T7">'data-value'</text:span>));</text:p>
      <text:p text:style-name="Code">bVal = parseFloat(b.cells[index].getAttribute(<text:span text:style-name="T7">'data-value'</text:span>));</text:p>
      <text:p text:style-name="Code">}</text:p>
      <text:p text:style-name="Code"/>
      <text:p text:style-name="Code"><text:span text:style-name="T2">if</text:span> (<text:span text:style-name="T2">typeof</text:span> aVal === <text:span text:style-name="T7">'number'</text:span>) {</text:p>
      <text:p text:style-name="Code"><text:span text:style-name="T2">return</text:span> ascending ? aVal - bVal : bVal - aVal;</text:p>
      <text:p text:style-name="Code">} <text:span text:style-name="T2">else</text:span> {</text:p>
      <text:p text:style-name="Code"><text:span text:style-name="T2">return</text:span> ascending ? </text:p>
      <text:p text:style-name="Code">aVal.localeCompare(bVal, <text:span text:style-name="T7">'fr'</text:span>, {sensitivity: <text:span text:style-name="T7">'base'</text:span>}) : </text:p>
      <text:p text:style-name="Code">bVal.localeCompare(aVal, <text:span text:style-name="T7">'fr'</text:span>, {sensitivity: <text:span text:style-name="T7">'base'</text:span>});</text:p>
      <text:p text:style-name="Code">}</text:p>
      <text:p text:style-name="Code">});</text:p>
      <text:p text:style-name="Code"/>
      <text:p text:style-name="Code"><text:span text:style-name="T2">const</text:span> tbody = table.querySelector(<text:span text:style-name="T7">'tbody'</text:span>);</text:p>
      <text:p text:style-name="Code">rows.forEach(row <text:span text:style-name="T2">=&gt;</text:span> tbody.appendChild(row));</text:p>
      <text:p text:style-name="Code">});</text:p>
      <text:p text:style-name="Code">});</text:p>
      <text:p text:style-name="Code">});</text:p>
      <text:p text:style-name="Code">&lt;/script&gt;</text:p>
      <text:p text:style-name="Code">{<text:span text:style-name="T2">/block</text:span>}</text:p>
      <text:p text:style-name="P177">Un clic sur le bouton va permettre d’ajouter une nouvelle ligne dans la table counter.</text:p>
      <text:p text:style-name="P177">Afficher une combobox pour le champ Name avec les valeurs déjà présentes dans la table.</text:p>
      <text:p text:style-name="P177">Afficher une zone texte pour le champ Détail</text:p>
      <text:p text:style-name="P177">Afficher une zone numérique pour le champ Value</text:p>
      <text:p text:style-name="P177">Afficher une combobox avec la liste des groupes et choisir une personne de ce groupe pour les champs IdPerson et IdGroup</text:p>
      <text:h text:style-name="P225" text:outline-level="1"><text:soft-page-break/>Affichage image dans navBar</text:h>
      <text:p text:style-name="P199">Cette fonction d’un contrôleur</text:p>
      <text:p text:style-name="P17"><text:span text:style-name="T2">public</text:span> <text:span text:style-name="T2">function</text:span> showArticle($id) </text:p>
      <text:p text:style-name="P5">{</text:p>
      <text:p text:style-name="P5"><text:span text:style-name="T2">if</text:span> (<text:span text:style-name="T2">$this</text:span>-&gt;authorizedUser(<text:span text:style-name="T7">"/navbar/show/article/$id"</text:span>)) {</text:p>
      <text:p text:style-name="P5"><text:span text:style-name="T2">$this</text:span>-&gt;getPerson();</text:p>
      <text:p text:style-name="P5">$chosenArticle = <text:span text:style-name="T2">$this</text:span>-&gt;fluent-&gt;from(<text:span text:style-name="T7">'Article'</text:span>)-&gt;where(<text:span text:style-name="T7">'Id'</text:span>, $id)-&gt;fetch();</text:p>
      <text:p text:style-name="P5">echo <text:span text:style-name="T2">$this</text:span>-&gt;latte-&gt;render(<text:span text:style-name="T7">'app/views/navbar/article.latte'</text:span>, <text:span text:style-name="T2">$this</text:span>-&gt;params-&gt;getAll([</text:p>
      <text:p text:style-name="P5"><text:span text:style-name="T7">'navItems'</text:span> =&gt; <text:span text:style-name="T2">$this</text:span>-&gt;getNavItems(),</text:p>
      <text:p text:style-name="P5"><text:span text:style-name="T7">'chosenArticle'</text:span> =&gt; $chosenArticle,</text:p>
      <text:p text:style-name="P5"><text:span text:style-name="T7">'hasAuthorization'</text:span> =&gt; <text:span text:style-name="T2">$this</text:span>-&gt;authorizations-&gt;hasAutorization()</text:p>
      <text:p text:style-name="P5">]));</text:p>
      <text:p text:style-name="P5">} <text:span text:style-name="T2">else</text:span> {</text:p>
      <text:p text:style-name="P5"><text:span text:style-name="T2">$this</text:span>-&gt;application-&gt;error403(<text:span text:style-name="T2">__FILE__</text:span>, <text:span text:style-name="T2">__LINE__</text:span>);</text:p>
      <text:p text:style-name="P5">}</text:p>
      <text:p text:style-name="P5">}</text:p>
      <text:p text:style-name="P199"/>
      <text:p text:style-name="P199">Affiche cette vue</text:p>
      <text:p text:style-name="P17">{<text:span text:style-name="T2">layout </text:span><text:span text:style-name="T7">'../layout.latte'</text:span>} </text:p>
      <text:p text:style-name="P24"/>
      <text:p text:style-name="P5">{<text:span text:style-name="T2">block </text:span>navbar}</text:p>
      <text:p text:style-name="P5">{<text:span text:style-name="T2">include </text:span><text:span text:style-name="T7">'home.latte'</text:span>}</text:p>
      <text:p text:style-name="P5">{<text:span text:style-name="T2">/block</text:span>}</text:p>
      <text:p text:style-name="P24"/>
      <text:p text:style-name="P5">{<text:span text:style-name="T2">block </text:span>content}</text:p>
      <text:p text:style-name="P5"><text:span text:style-name="T13">&lt;div</text:span> <text:span text:style-name="T15">id</text:span>=<text:span text:style-name="T2">"content-display"</text:span><text:span text:style-name="T13">&gt;</text:span></text:p>
      <text:p text:style-name="P5">{$chosenArticle['Content']<text:span text:style-name="T2">|noescape</text:span>}</text:p>
      <text:p text:style-name="P22">&lt;/div&gt;</text:p>
      <text:p text:style-name="P5">{<text:span text:style-name="T2">/block</text:span>}</text:p>
      <text:p text:style-name="P199"/>
      <text:p text:style-name="P199">Avec home.latte :</text:p>
      <text:p text:style-name="P17"><text:span text:style-name="T13">&lt;div</text:span> <text:span text:style-name="T15">class</text:span>=<text:span text:style-name="T2">"container-fluid"</text:span><text:span text:style-name="T13">&gt;</text:span></text:p>
      <text:p text:style-name="P5"><text:span text:style-name="T13">&lt;a</text:span> <text:span text:style-name="T15">class</text:span>=<text:span text:style-name="T2">"navbar-brand"</text:span> <text:span text:style-name="T15">href</text:span>=<text:span text:style-name="T2">"/"</text:span><text:span text:style-name="T13">&gt;</text:span></text:p>
      <text:p text:style-name="P5"><text:span text:style-name="T13">&lt;img</text:span> <text:span text:style-name="T15">src</text:span>=<text:span text:style-name="T2">"../../app/images/home.png"</text:span> <text:span text:style-name="T15">alt</text:span>=<text:span text:style-name="T2">"Home"</text:span> <text:span text:style-name="T15">data-bs-toggle</text:span>=<text:span text:style-name="T2">"tooltip"</text:span> <text:span text:style-name="T15">data-bs-placement</text:span>=<text:span text:style-name="T2">"bottom"</text:span> <text:span text:style-name="T15">data-bs-title</text:span>=<text:span text:style-name="T2">"Accueil"</text:span><text:span text:style-name="T13">&gt;</text:span></text:p>
      <text:p text:style-name="P22">&lt;/a&gt;</text:p>
      <text:p text:style-name="P24"/>
      <text:p text:style-name="P5"><text:span text:style-name="T13">&lt;button</text:span> <text:span text:style-name="T15">class</text:span>=<text:span text:style-name="T2">"navbar-toggler"</text:span> <text:span text:style-name="T15">type</text:span>=<text:span text:style-name="T2">"button"</text:span> <text:span text:style-name="T15">data-bs-toggle</text:span>=<text:span text:style-name="T2">"collapse"</text:span> <text:span text:style-name="T15">data-bs-target</text:span>=<text:span text:style-name="T2">"#navbarNav"</text:span><text:span text:style-name="T13">&gt;</text:span></text:p>
      <text:p text:style-name="P5"><text:span text:style-name="T13">&lt;span</text:span> <text:span text:style-name="T15">class</text:span>=<text:span text:style-name="T2">"navbar-toggler-icon"</text:span><text:span text:style-name="T13">&gt;&lt;/span&gt;</text:span></text:p>
      <text:p text:style-name="P22">&lt;/button&gt;</text:p>
      <text:p text:style-name="P24"/>
      <text:p text:style-name="P5"><text:span text:style-name="T13">&lt;div</text:span> <text:span text:style-name="T15">class</text:span>=<text:span text:style-name="T2">"collapse navbar-collapse"</text:span> <text:span text:style-name="T15">id</text:span>=<text:span text:style-name="T2">"navbarNav"</text:span><text:span text:style-name="T13">&gt;</text:span></text:p>
      <text:p text:style-name="P5"><text:span text:style-name="T13">&lt;ul</text:span> <text:span text:style-name="T15">class</text:span>=<text:span text:style-name="T2">"navbar-nav me-auto"</text:span><text:span text:style-name="T13">&gt;</text:span></text:p>
      <text:p text:style-name="P5">{<text:span text:style-name="T2">foreach </text:span>$navItems as $navItem}</text:p>
      <text:p text:style-name="P5"><text:span text:style-name="T13">&lt;li</text:span> <text:span text:style-name="T15">class</text:span>=<text:span text:style-name="T2">"nav-item"</text:span><text:span text:style-name="T13">&gt;</text:span></text:p>
      <text:p text:style-name="P5"><text:span text:style-name="T13">&lt;a</text:span> <text:span text:style-name="T15">class</text:span>=<text:span text:style-name="T2">"nav-link"</text:span> <text:span text:style-name="T15">href</text:span>=<text:span text:style-name="T2">"{$navItem['Route']}"</text:span><text:span text:style-name="T13">&gt;</text:span>{$navItem['Name']<text:span text:style-name="T2">|noescape</text:span>}<text:span text:style-name="T13">&lt;/a&gt;</text:span></text:p>
      <text:p text:style-name="P22">&lt;/li&gt;</text:p>
      <text:p text:style-name="P5">{<text:span text:style-name="T2">/foreach</text:span>}</text:p>
      <text:p text:style-name="P22">&lt;/ul&gt;</text:p>
      <text:p text:style-name="P5"><text:span text:style-name="T13">&lt;a</text:span> <text:span text:style-name="T15">class</text:span>=<text:span text:style-name="T2">"nav-link"</text:span> <text:span text:style-name="T15">href</text:span>=<text:span text:style-name="T2">"{$href}"</text:span><text:span text:style-name="T13">&gt;</text:span></text:p>
      <text:p text:style-name="P5"><text:soft-page-break/><text:span text:style-name="T13">&lt;img</text:span> <text:span text:style-name="T15">src</text:span>=<text:span text:style-name="T2">"{$userImg}"</text:span> <text:span text:style-name="T15">alt</text:span>=<text:span text:style-name="T2">"User avatar"</text:span> <text:span text:style-name="T15">data-bs-toggle</text:span>=<text:span text:style-name="T2">"tooltip"</text:span> <text:span text:style-name="T15">data-bs-placement</text:span>=<text:span text:style-name="T2">"bottom"</text:span> <text:span text:style-name="T15">data-bs-title</text:span>=<text:span text:style-name="T2">"Mes données"</text:span><text:span text:style-name="T13">&gt;</text:span></text:p>
      <text:p text:style-name="P22">&lt;/a&gt;</text:p>
      <text:p text:style-name="P5">{<text:span text:style-name="T2">if </text:span>$keys}</text:p>
      <text:p text:style-name="P5"><text:span text:style-name="T13">&lt;a</text:span> <text:span text:style-name="T15">href</text:span> =<text:span text:style-name="T2">"/admin"</text:span> <text:span text:style-name="T15">class</text:span>=<text:span text:style-name="T2">"me-2"</text:span><text:span text:style-name="T13">&gt;&lt;img</text:span> <text:span text:style-name="T15">src</text:span>=<text:span text:style-name="T2">"../../app/images/admin.png"</text:span> <text:span text:style-name="T15">alt</text:span>=<text:span text:style-name="T2">"Key set"</text:span> <text:span text:style-name="T15">data-bs-toggle</text:span>=<text:span text:style-name="T2">"tooltip"</text:span> <text:span text:style-name="T15">data-bs-placement</text:span>=<text:span text:style-name="T2">"bottom"</text:span> <text:span text:style-name="T15">data-bs-title</text:span>=<text:span text:style-name="T2">"Zone admin"</text:span><text:span text:style-name="T13">&gt;&lt;/a&gt;</text:span></text:p>
      <text:p text:style-name="P5">{<text:span text:style-name="T2">/if</text:span>}</text:p>
      <text:p text:style-name="P5">{<text:span text:style-name="T2">if </text:span>$userEmail != <text:span text:style-name="T7">''</text:span>}</text:p>
      <text:p text:style-name="P5"><text:span text:style-name="T13">&lt;a</text:span> <text:span text:style-name="T15">href</text:span> =<text:span text:style-name="T2">"/user/sign/out"</text:span><text:span text:style-name="T13">&gt;&lt;img</text:span> <text:span text:style-name="T15">src</text:span>=<text:span text:style-name="T2">"../../app/images/SignOut.png"</text:span> <text:span text:style-name="T15">alt</text:span>=<text:span text:style-name="T2">"Sign out"</text:span> <text:span text:style-name="T15">data-bs-toggle</text:span>=<text:span text:style-name="T2">"tooltip"</text:span> <text:span text:style-name="T15">data-bs-placement</text:span>=<text:span text:style-name="T2">"bottom"</text:span> <text:span text:style-name="T15">data-bs-title</text:span>=<text:span text:style-name="T2">"Déconnexion"</text:span><text:span text:style-name="T13">&gt;&lt;/a&gt;</text:span></text:p>
      <text:p text:style-name="P5">{<text:span text:style-name="T2">/if</text:span>}</text:p>
      <text:p text:style-name="P5"><text:span text:style-name="T13">&lt;a</text:span> <text:span text:style-name="T15">href</text:span> =<text:span text:style-name="T2">"/help"</text:span><text:span text:style-name="T13">&gt;&lt;img</text:span> <text:span text:style-name="T15">src</text:span>=<text:span text:style-name="T2">"../../app/images/help.png"</text:span> <text:span text:style-name="T15">alt</text:span>=<text:span text:style-name="T2">"Help"</text:span> <text:span text:style-name="T15">data-bs-toggle</text:span>=<text:span text:style-name="T2">"tooltip"</text:span> <text:span text:style-name="T15">data-bs-placement</text:span>=<text:span text:style-name="T2">"bottom"</text:span> <text:span text:style-name="T15">data-bs-title</text:span>=<text:span text:style-name="T2">"Aide contextuelle"</text:span><text:span text:style-name="T13">&gt;&lt;/a&gt;</text:span></text:p>
      <text:p text:style-name="P22">&lt;/div&gt;</text:p>
      <text:p text:style-name="P22">&lt;/div&gt;</text:p>
      <text:p text:style-name="P199"/>
      <text:p text:style-name="P199">L’image « home.png » n’est pas affiché, on ne voit que le texte « Home ». Il ne trouve donc pas l’image.</text:p>
      <text:p text:style-name="P199"/>
      <text:p text:style-name="P199">Pourtant dans un autre contrôleur cette fonction</text:p>
      <text:p text:style-name="P17"><text:span text:style-name="T2">public</text:span> <text:span text:style-name="T2">function</text:span> show($id): <text:span text:style-name="T2">void</text:span></text:p>
      <text:p text:style-name="P5">{</text:p>
      <text:p text:style-name="P5">$person = <text:span text:style-name="T2">$this</text:span>-&gt;getPerson();</text:p>
      <text:p text:style-name="P5">$articleIds = <text:span text:style-name="T2">$this</text:span>-&gt;getArticleIdsBasedOnAccess($person[<text:span text:style-name="T7">'Email'</text:span>] ?? <text:span text:style-name="T2">null</text:span>);</text:p>
      <text:p text:style-name="P5">$chosenArticle = <text:span text:style-name="T2">$this</text:span>-&gt;getLatestArticle([$id]);</text:p>
      <text:p text:style-name="P5">$canEdit = <text:span text:style-name="T2">false</text:span>;</text:p>
      <text:p text:style-name="P5"><text:span text:style-name="T2">if</text:span> ($person &amp;&amp; $chosenArticle) {</text:p>
      <text:p text:style-name="P5">$canEdit = ($person &amp;&amp; $person[<text:span text:style-name="T7">'Id'</text:span>] == $chosenArticle-&gt;CreatedBy);</text:p>
      <text:p text:style-name="P5">}</text:p>
      <text:p text:style-name="P24"/>
      <text:p text:style-name="P5">$messages = [];</text:p>
      <text:p text:style-name="P5"><text:span text:style-name="T2">if</text:span> (isset($_SESSION[<text:span text:style-name="T7">'error'</text:span>])) {</text:p>
      <text:p text:style-name="P5">$messages[<text:span text:style-name="T7">'error'</text:span>] = $_SESSION[<text:span text:style-name="T7">'error'</text:span>];</text:p>
      <text:p text:style-name="P5">$_SESSION[<text:span text:style-name="T7">'error'</text:span>] = <text:span text:style-name="T2">null</text:span>;</text:p>
      <text:p text:style-name="P5">}</text:p>
      <text:p text:style-name="P5"><text:span text:style-name="T2">if</text:span> (isset($_SESSION[<text:span text:style-name="T7">'success'</text:span>])) {</text:p>
      <text:p text:style-name="P5">$messages[<text:span text:style-name="T7">'success'</text:span>] = $_SESSION[<text:span text:style-name="T7">'success'</text:span>];</text:p>
      <text:p text:style-name="P5">$_SESSION[<text:span text:style-name="T7">'success'</text:span>] = <text:span text:style-name="T2">null</text:span>;</text:p>
      <text:p text:style-name="P5">}</text:p>
      <text:p text:style-name="P24"/>
      <text:p text:style-name="P5">$survey = <text:span text:style-name="T2">$this</text:span>-&gt;fluent-&gt;from(<text:span text:style-name="T7">'Survey'</text:span>)</text:p>
      <text:p text:style-name="P5">-&gt;where(<text:span text:style-name="T7">'IdArticle'</text:span>, $id)</text:p>
      <text:p text:style-name="P5">-&gt;fetch();</text:p>
      <text:p text:style-name="P24"/>
      <text:p text:style-name="P5">echo <text:span text:style-name="T2">$this</text:span>-&gt;latte-&gt;render(<text:span text:style-name="T7">'app/views/user/article.latte'</text:span>, <text:span text:style-name="T2">$this</text:span>-&gt;params-&gt;getAll([</text:p>
      <text:p text:style-name="P5"><text:span text:style-name="T7">'chosenArticle'</text:span> =&gt; $chosenArticle,</text:p>
      <text:p text:style-name="P5"><text:span text:style-name="T7">'latestArticleTitles'</text:span> =&gt; <text:span text:style-name="T2">$this</text:span>-&gt;getLatestArticleTitles($articleIds),</text:p>
      <text:p text:style-name="P5"><text:span text:style-name="T7">'canEdit'</text:span> =&gt; $canEdit,</text:p>
      <text:p text:style-name="P5"><text:span text:style-name="T7">'groups'</text:span> =&gt; <text:span text:style-name="T2">$this</text:span>-&gt;getGroups(),</text:p>
      <text:p text:style-name="P5"><text:span text:style-name="T7">'hasSurvey'</text:span> =&gt; $survey ? <text:span text:style-name="T2">true</text:span> : <text:span text:style-name="T2">false</text:span>,</text:p>
      <text:p text:style-name="P5"><text:span text:style-name="T7">'id'</text:span> =&gt; $id,</text:p>
      <text:p text:style-name="P5"><text:span text:style-name="T7">'userConnected'</text:span> =&gt; $person,</text:p>
      <text:p text:style-name="P5"><text:span text:style-name="T7">'navItems'</text:span> =&gt; <text:span text:style-name="T2">$this</text:span>-&gt;getNavItems(),</text:p>
      <text:p text:style-name="P5"><text:soft-page-break/><text:span text:style-name="T7">'publishedBy'</text:span> =&gt; $chosenArticle-&gt;PublishedBy &amp;&amp; $chosenArticle-&gt;PublishedBy != $chosenArticle-&gt;CreatedBy ? <text:span text:style-name="T2">$this</text:span>-&gt;getPublisher($chosenArticle-&gt;PublishedBy) : <text:span text:style-name="T7">''</text:span>,</text:p>
      <text:p text:style-name="P5">]));</text:p>
      <text:p text:style-name="P5">}</text:p>
      <text:p text:style-name="P199"/>
      <text:p text:style-name="P199">affiche cette vue</text:p>
      <text:p text:style-name="P17">{<text:span text:style-name="T2">layout </text:span><text:span text:style-name="T7">'../layout.latte'</text:span>}</text:p>
      <text:p text:style-name="P24"/>
      <text:p text:style-name="P5">{<text:span text:style-name="T2">block </text:span>title}Articles{<text:span text:style-name="T2">/block</text:span>}</text:p>
      <text:p text:style-name="P24"/>
      <text:p text:style-name="P5">{<text:span text:style-name="T2">block </text:span>navbar}</text:p>
      <text:p text:style-name="P5">{<text:span text:style-name="T2">include </text:span><text:span text:style-name="T7">'../navbar/home.latte'</text:span>}</text:p>
      <text:p text:style-name="P5">{<text:span text:style-name="T2">/block</text:span>}</text:p>
      <text:p text:style-name="P199">…</text:p>
      <text:p text:style-name="P199">Le même home.latte, et là l’image apparaît correctement.</text:p>
      <text:h text:style-name="P226" text:outline-level="1">Upload</text:h>
      <text:p text:style-name="P84"><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200">├── app</text:p>
      <text:p text:style-name="P200">│   ├── controllers</text:p>
      <text:p text:style-name="P200">│   ├── helpers</text:p>
      <text:p text:style-name="P200">│   │   └── database</text:p>
      <text:p text:style-name="P200">│   ├── images</text:p>
      <text:p text:style-name="P200">│   └── views</text:p>
      <text:p text:style-name="P200">│   <text:s text:c="4"/>├── admin</text:p>
      <text:p text:style-name="P200">│   <text:s text:c="4"/>├── groups</text:p>
      <text:p text:style-name="P200">│   <text:s text:c="4"/>├── logs</text:p>
      <text:p text:style-name="P200">│   <text:s text:c="4"/>└── …</text:p>
      <text:p text:style-name="P148">Les contrôleurs héritent de</text:p>
      <text:p text:style-name="P200"><text:span text:style-name="T2">abstract</text:span> <text:span text:style-name="T2">class</text:span> BaseController</text:p>
      <text:p text:style-name="P200">{</text:p>
      <text:p text:style-name="P200"><text:span text:style-name="T2">protected</text:span> PDO $pdo;</text:p>
      <text:p text:style-name="P200"><text:span text:style-name="T2">protected</text:span> $fluent;</text:p>
      <text:p text:style-name="P200"><text:span text:style-name="T2">protected</text:span> Engine $flight;</text:p>
      <text:p text:style-name="P200"><text:span text:style-name="T2">protected</text:span> $latte;</text:p>
      <text:p text:style-name="P200"><text:span text:style-name="T2">protected</text:span> Application $application;</text:p>
      <text:p text:style-name="P200"><text:span text:style-name="T2">protected</text:span> Params $params;</text:p>
      <text:p text:style-name="P200"><text:span text:style-name="T2">protected</text:span> $authorizations;</text:p>
      <text:p text:style-name="P200"/>
      <text:p text:style-name="P200"><text:span text:style-name="T2">public</text:span> <text:span text:style-name="T2">function</text:span> __construct(PDO $pdo, Engine $flight)</text:p>
      <text:p text:style-name="P200">{</text:p>
      <text:p text:style-name="P200"><text:span text:style-name="T2">$this</text:span>-&gt;pdo = $pdo;</text:p>
      <text:p text:style-name="P200"><text:span text:style-name="T2">$this</text:span>-&gt;fluent = <text:span text:style-name="T2">new</text:span> \Envms\FluentPDO\Query($pdo);</text:p>
      <text:p text:style-name="P200"><text:span text:style-name="T2">$this</text:span>-&gt;flight = $flight;</text:p>
      <text:p text:style-name="P200"><text:span text:style-name="T2">$this</text:span>-&gt;latte = <text:span text:style-name="T2">new</text:span> LatteEngine();</text:p>
      <text:p text:style-name="P201">On veut pouvoir uploader des fichiers dans le dossier data/media/&lt;year&gt;/&lt;month&gt;. Un fichier est automatiquement stocké dans le dossier correspondant à sa date d’upload. Les dossiers &lt;year&gt; et &lt;month&gt; sont créés s’il n’existe pas.</text:p>
      <text:p text:style-name="P201">On veut pouvoir lister les fichiers présents dans le dossier media. Il faut pouvoir filtrer sur une année, et sur le nom du fichier.</text:p>
      <text:p text:style-name="P201"><text:soft-page-break/>Il faut pouvoir copier dans le presse papier l’adresse du fichier pour pouvoir créer un lien .</text:p>
      <text:h text:style-name="P227" text:outline-level="1">Ajout des attributs</text:h>
      <text:p text:style-name="P85"><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202">├── app</text:p>
      <text:p text:style-name="P202">│   ├── controllers</text:p>
      <text:p text:style-name="P202">│   ├── helpers</text:p>
      <text:p text:style-name="P202">│   │   └── database</text:p>
      <text:p text:style-name="P202">│   ├── images</text:p>
      <text:p text:style-name="P202">│   └── views</text:p>
      <text:p text:style-name="P202">│   <text:s text:c="4"/>├── admin</text:p>
      <text:p text:style-name="P202">│   <text:s text:c="4"/>├── groups</text:p>
      <text:p text:style-name="P202">│   <text:s text:c="4"/>├── logs</text:p>
      <text:p text:style-name="P202">│   <text:s text:c="4"/>└── …</text:p>
      <text:p text:style-name="P149">Les contrôleurs héritent de</text:p>
      <text:p text:style-name="P202"><text:span text:style-name="T2">abstract</text:span> <text:span text:style-name="T2">class</text:span> BaseController</text:p>
      <text:p text:style-name="P202">{</text:p>
      <text:p text:style-name="P202"><text:span text:style-name="T2">protected</text:span> PDO $pdo;</text:p>
      <text:p text:style-name="P202"><text:span text:style-name="T2">protected</text:span> $fluent;</text:p>
      <text:p text:style-name="P202"><text:span text:style-name="T2">protected</text:span> Engine $flight;</text:p>
      <text:p text:style-name="P202"><text:span text:style-name="T2">protected</text:span> $latte;</text:p>
      <text:p text:style-name="P202"><text:span text:style-name="T2">protected</text:span> Application $application;</text:p>
      <text:p text:style-name="P202"><text:span text:style-name="T2">protected</text:span> Params $params;</text:p>
      <text:p text:style-name="P202"><text:span text:style-name="T2">protected</text:span> $authorizations;</text:p>
      <text:p text:style-name="P202"/>
      <text:p text:style-name="P202"><text:span text:style-name="T2">public</text:span> <text:span text:style-name="T2">function</text:span> __construct(PDO $pdo, Engine $flight)</text:p>
      <text:p text:style-name="P202">{</text:p>
      <text:p text:style-name="P202"><text:span text:style-name="T2">$this</text:span>-&gt;pdo = $pdo;</text:p>
      <text:p text:style-name="P202"><text:span text:style-name="T2">$this</text:span>-&gt;fluent = <text:span text:style-name="T2">new</text:span> \Envms\FluentPDO\Query($pdo);</text:p>
      <text:p text:style-name="P202"><text:span text:style-name="T2">$this</text:span>-&gt;flight = $flight;</text:p>
      <text:p text:style-name="P202"><text:span text:style-name="T2">$this</text:span>-&gt;latte = <text:span text:style-name="T2">new</text:span> LatteEngine();</text:p>
      <text:p text:style-name="P202">...</text:p>
      <text:p text:style-name="P165">Avec ce<text:span text:style-name="T65">s</text:span> table<text:span text:style-name="T65">s</text:span> :</text:p>
      <text:p text:style-name="P202">CREATE TABLE "Event" (</text:p>
      <text:p text:style-name="P202"><text:tab/>"Id"<text:tab/>INTEGER,</text:p>
      <text:p text:style-name="P202"><text:tab/>"Summary"<text:tab/>TEXT NOT NULL,</text:p>
      <text:p text:style-name="P202"><text:tab/>"Description"<text:tab/>TEXT NOT NULL,</text:p>
      <text:p text:style-name="P202"><text:tab/>"Location"<text:tab/>TEXT NOT NULL,</text:p>
      <text:p text:style-name="P202"><text:tab/>"StartTime"<text:tab/>TEXT NOT NULL,</text:p>
      <text:p text:style-name="P202"><text:tab/>"EndTime"<text:tab/>TEXT NOT NULL,</text:p>
      <text:p text:style-name="P202"><text:tab/>"IdEventType"<text:tab/>INTEGER NOT NULL,</text:p>
      <text:p text:style-name="P202"><text:tab/>"CreatedBy"<text:tab/>INTEGER NOT NULL,</text:p>
      <text:p text:style-name="P202"><text:tab/>PRIMARY KEY("Id"),</text:p>
      <text:p text:style-name="P202"><text:tab/>FOREIGN KEY("CreatedBy") REFERENCES "Person"("Id"),</text:p>
      <text:p text:style-name="P202"><text:tab/>FOREIGN KEY("IdEventType") REFERENCES "EventType"("Id")</text:p>
      <text:p text:style-name="P202">);</text:p>
      <text:p text:style-name="P202">CREATE TABLE "EventAttribute" (</text:p>
      <text:p text:style-name="P202"><text:tab/>"Id"<text:tab/>INTEGER,</text:p>
      <text:p text:style-name="P202"><text:tab/>"IdEvent"<text:tab/>INTEGER NOT NULL,</text:p>
      <text:p text:style-name="P202"><text:tab/>"IdAttribute"<text:tab/>INTEGER NOT NULL,</text:p>
      <text:p text:style-name="P202"><text:tab/>PRIMARY KEY("Id"),</text:p>
      <text:p text:style-name="P202"><text:tab/>FOREIGN KEY("IdAttribute") REFERENCES "Attribute"("Id"),</text:p>
      <text:p text:style-name="P202"><text:tab/>FOREIGN KEY("IdEvent") REFERENCES "Event"("Id")</text:p>
      <text:p text:style-name="P202"><text:soft-page-break/>);</text:p>
      <text:p text:style-name="P202">CREATE TABLE "Attribute" (</text:p>
      <text:p text:style-name="P202"><text:tab/>"Id"<text:tab/>INTEGER,</text:p>
      <text:p text:style-name="P202"><text:tab/>"Name"<text:tab/>TEXT NOT NULL,</text:p>
      <text:p text:style-name="P202"><text:tab/>"Detail"<text:tab/>TEXT NOT NULL,</text:p>
      <text:p text:style-name="P202"><text:tab/>"Color"<text:tab/>TEXT NOT NULL,</text:p>
      <text:p text:style-name="P202"><text:tab/>PRIMARY KEY("Id")</text:p>
      <text:p text:style-name="P202">);</text:p>
      <text:p text:style-name="P202">CREATE TABLE "EventTypeAttribute" (</text:p>
      <text:p text:style-name="P202"><text:tab/>"Id"<text:tab/>INTEGER,</text:p>
      <text:p text:style-name="P202"><text:tab/>"IdEventType"<text:tab/>INTEGER NOT NULL,</text:p>
      <text:p text:style-name="P202"><text:tab/>"IdAttribute"<text:tab/>INTEGER NOT NULL,</text:p>
      <text:p text:style-name="P202"><text:tab/>PRIMARY KEY("Id"),</text:p>
      <text:p text:style-name="P202"><text:tab/>FOREIGN KEY("IdAttribute") REFERENCES "Attribute"("Id"),</text:p>
      <text:p text:style-name="P202"><text:tab/>FOREIGN KEY("IdEventType") REFERENCES "EventType"("Id")</text:p>
      <text:p text:style-name="P202">);</text:p>
      <text:p text:style-name="P202">CREATE TABLE "EventType" (</text:p>
      <text:p text:style-name="P202"><text:tab/>"Id"<text:tab/>INTEGER,</text:p>
      <text:p text:style-name="P202"><text:tab/>"Name"<text:tab/>TEXT NOT NULL,</text:p>
      <text:p text:style-name="P202"><text:tab/>"Inactivated"<text:tab/>INTEGER NOT NULL DEFAULT 0,</text:p>
      <text:p text:style-name="P202"><text:tab/>PRIMARY KEY("Id")</text:p>
      <text:p text:style-name="P202">);</text:p>
      <text:p text:style-name="P165">On veut <text:span text:style-name="T84">ajouter la gestion des attributs associés aux évènements.</text:span></text:p>
      <text:p text:style-name="P203">Il faut donc ajouter dans la modale la possibilité d’ajouter/modifier/supprimer des attributs. On veut les afficher avec un rectangle associé à la couleur de l’attribut (au format #XXXXXX) et un tooltip qui affiche le détail.</text:p>
      <text:h text:style-name="P228" text:outline-level="1">Gestion des <text:span text:style-name="T85">eventType et de leurs </text:span>attributs</text:h>
      <text:p text:style-name="P86"><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204">├── app</text:p>
      <text:p text:style-name="P204">│   ├── controllers</text:p>
      <text:p text:style-name="P204">│   ├── helpers</text:p>
      <text:p text:style-name="P204">│   │   └── database</text:p>
      <text:p text:style-name="P204">│   ├── images</text:p>
      <text:p text:style-name="P204">│   └── views</text:p>
      <text:p text:style-name="P204">│   <text:s text:c="4"/>├── admin</text:p>
      <text:p text:style-name="P204">│   <text:s text:c="4"/>├── groups</text:p>
      <text:p text:style-name="P204">│   <text:s text:c="4"/>├── logs</text:p>
      <text:p text:style-name="P204">│   <text:s text:c="4"/>└── …</text:p>
      <text:p text:style-name="P150">Les contrôleurs héritent de</text:p>
      <text:p text:style-name="P204"><text:span text:style-name="T2">abstract</text:span> <text:span text:style-name="T2">class</text:span> BaseController</text:p>
      <text:p text:style-name="P204">{</text:p>
      <text:p text:style-name="P204"><text:span text:style-name="T2">protected</text:span> PDO $pdo;</text:p>
      <text:p text:style-name="P204"><text:span text:style-name="T2">protected</text:span> $fluent;</text:p>
      <text:p text:style-name="P204"><text:span text:style-name="T2">protected</text:span> Engine $flight;</text:p>
      <text:p text:style-name="P204"><text:span text:style-name="T2">protected</text:span> $latte;</text:p>
      <text:p text:style-name="P204"><text:span text:style-name="T2">protected</text:span> Application $application;</text:p>
      <text:p text:style-name="P204"><text:span text:style-name="T2">protected</text:span> Params $params;</text:p>
      <text:p text:style-name="P204"><text:span text:style-name="T2">protected</text:span> $authorizations;</text:p>
      <text:p text:style-name="P204"/>
      <text:p text:style-name="P204"><text:span text:style-name="T2">public</text:span> <text:span text:style-name="T2">function</text:span> __construct(PDO $pdo, Engine $flight)</text:p>
      <text:p text:style-name="P204">{</text:p>
      <text:p text:style-name="P204"><text:span text:style-name="T2">$this</text:span>-&gt;pdo = $pdo;</text:p>
      <text:p text:style-name="P204"><text:span text:style-name="T2">$this</text:span>-&gt;fluent = <text:span text:style-name="T2">new</text:span> \Envms\FluentPDO\Query($pdo);</text:p>
      <text:p text:style-name="P204"><text:soft-page-break/><text:span text:style-name="T2">$this</text:span>-&gt;flight = $flight;</text:p>
      <text:p text:style-name="P204"><text:span text:style-name="T2">$this</text:span>-&gt;latte = <text:span text:style-name="T2">new</text:span> LatteEngine();</text:p>
      <text:p text:style-name="P204">...</text:p>
      <text:p text:style-name="P205"><text:span text:style-name="T64">Avec ce</text:span><text:span text:style-name="T65">s</text:span><text:span text:style-name="T64"> table</text:span><text:span text:style-name="T65">s</text:span><text:span text:style-name="T64"> :</text:span></text:p>
      <text:p text:style-name="P204">CREATE TABLE "Attribute" (</text:p>
      <text:p text:style-name="P204"><text:tab/>"Id"<text:tab/>INTEGER,</text:p>
      <text:p text:style-name="P204"><text:tab/>"Name"<text:tab/>TEXT NOT NULL,</text:p>
      <text:p text:style-name="P204"><text:tab/>"Detail"<text:tab/>TEXT NOT NULL,</text:p>
      <text:p text:style-name="P204"><text:tab/>"Color"<text:tab/>TEXT NOT NULL,</text:p>
      <text:p text:style-name="P204"><text:tab/>PRIMARY KEY("Id")</text:p>
      <text:p text:style-name="P204">);</text:p>
      <text:p text:style-name="P204">CREATE TABLE "EventTypeAttribute" (</text:p>
      <text:p text:style-name="P204"><text:tab/>"Id"<text:tab/>INTEGER,</text:p>
      <text:p text:style-name="P204"><text:tab/>"IdEventType"<text:tab/>INTEGER NOT NULL,</text:p>
      <text:p text:style-name="P204"><text:tab/>"IdAttribute"<text:tab/>INTEGER NOT NULL,</text:p>
      <text:p text:style-name="P204"><text:tab/>PRIMARY KEY("Id"),</text:p>
      <text:p text:style-name="P204"><text:tab/>FOREIGN KEY("IdAttribute") REFERENCES "Attribute"("Id"),</text:p>
      <text:p text:style-name="P204"><text:tab/>FOREIGN KEY("IdEventType") REFERENCES "EventType"("Id")</text:p>
      <text:p text:style-name="P204">);</text:p>
      <text:p text:style-name="P204">CREATE TABLE "EventType" (</text:p>
      <text:p text:style-name="P204"><text:tab/>"Id"<text:tab/>INTEGER,</text:p>
      <text:p text:style-name="P204"><text:tab/>"Name"<text:tab/>TEXT NOT NULL,</text:p>
      <text:p text:style-name="P204"><text:tab/>"Inactivated"<text:tab/>INTEGER NOT NULL DEFAULT 0,</text:p>
      <text:p text:style-name="P204"><text:tab/>"IdGroup"<text:tab/>INTEGER DEFAULT NULL,</text:p>
      <text:p text:style-name="P204"><text:tab/>PRIMARY KEY("Id"),</text:p>
      <text:p text:style-name="P204"><text:tab/>FOREIGN KEY("IdGroup") REFERENCES "Group"("Id")</text:p>
      <text:p text:style-name="P204">);</text:p>
      <text:p text:style-name="P166">On veut <text:span text:style-name="T84">ajouter la gestion des attributs associés aux </text:span><text:span text:style-name="T86">types d’</text:span><text:span text:style-name="T84">évènements </text:span><text:span text:style-name="T87">dans la vue jointe.</text:span></text:p>
      <text:p text:style-name="P206">Chaque attribut est représenté par un rectangle de la couleur de l’attribut (#RRGGBB). Un toolTip affiche son nom et le détail. </text:p>
      <text:h text:style-name="P229" text:outline-level="1">Liste des prochains évènements</text:h>
      <text:p text:style-name="P87"><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207">├── app</text:p>
      <text:p text:style-name="P207">│   ├── controllers</text:p>
      <text:p text:style-name="P207">│   ├── helpers</text:p>
      <text:p text:style-name="P207">│   │   └── database</text:p>
      <text:p text:style-name="P207">│   ├── images</text:p>
      <text:p text:style-name="P207">│   └── views</text:p>
      <text:p text:style-name="P207">│   <text:s text:c="4"/>├── admin</text:p>
      <text:p text:style-name="P207">│   <text:s text:c="4"/>├── groups</text:p>
      <text:p text:style-name="P207">│   <text:s text:c="4"/>├── logs</text:p>
      <text:p text:style-name="P207">│   <text:s text:c="4"/>└── …</text:p>
      <text:p text:style-name="P151">Les contrôleurs héritent de</text:p>
      <text:p text:style-name="P207"><text:span text:style-name="T2">abstract</text:span> <text:span text:style-name="T2">class</text:span> BaseController</text:p>
      <text:p text:style-name="P207">{</text:p>
      <text:p text:style-name="P207"><text:span text:style-name="T2">protected</text:span> PDO $pdo;</text:p>
      <text:p text:style-name="P207"><text:span text:style-name="T2">protected</text:span> $fluent;</text:p>
      <text:p text:style-name="P207"><text:span text:style-name="T2">protected</text:span> Engine $flight;</text:p>
      <text:p text:style-name="P207"><text:span text:style-name="T2">protected</text:span> $latte;</text:p>
      <text:p text:style-name="P207"><text:span text:style-name="T2">protected</text:span> Application $application;</text:p>
      <text:p text:style-name="P207"><text:span text:style-name="T2">protected</text:span> Params $params;</text:p>
      <text:p text:style-name="P207"><text:soft-page-break/><text:span text:style-name="T2">protected</text:span> $authorizations;</text:p>
      <text:p text:style-name="P207"/>
      <text:p text:style-name="P207"><text:span text:style-name="T2">public</text:span> <text:span text:style-name="T2">function</text:span> __construct(PDO $pdo, Engine $flight)</text:p>
      <text:p text:style-name="P207">{</text:p>
      <text:p text:style-name="P207"><text:span text:style-name="T2">$this</text:span>-&gt;pdo = $pdo;</text:p>
      <text:p text:style-name="P207"><text:span text:style-name="T2">$this</text:span>-&gt;fluent = <text:span text:style-name="T2">new</text:span> \Envms\FluentPDO\Query($pdo);</text:p>
      <text:p text:style-name="P207"><text:span text:style-name="T2">$this</text:span>-&gt;flight = $flight;</text:p>
      <text:p text:style-name="P207"><text:span text:style-name="T2">$this</text:span>-&gt;latte = <text:span text:style-name="T2">new</text:span> LatteEngine();</text:p>
      <text:p text:style-name="P207">...</text:p>
      <text:p text:style-name="P167">Avec ce<text:span text:style-name="T65">s</text:span> table<text:span text:style-name="T65">s</text:span> :</text:p>
      <text:p text:style-name="P207">CREATE TABLE "Group" (</text:p>
      <text:p text:style-name="P207"><text:tab/>"Id"<text:tab/>INTEGER,</text:p>
      <text:p text:style-name="P207"><text:tab/>"Name"<text:tab/>TEXT NOT NULL,</text:p>
      <text:p text:style-name="P207"><text:tab/>"Inactivated"<text:tab/>INTEGER NOT NULL DEFAULT 0,</text:p>
      <text:p text:style-name="P207"><text:tab/>"SelfRegistration"<text:tab/>INTEGER NOT NULL DEFAULT 0,</text:p>
      <text:p text:style-name="P207"><text:tab/>PRIMARY KEY("Id")</text:p>
      <text:p text:style-name="P207">);</text:p>
      <text:p text:style-name="P207">CREATE TABLE "PersonGroup" (</text:p>
      <text:p text:style-name="P207"><text:tab/>"Id"<text:tab/>INTEGER,</text:p>
      <text:p text:style-name="P207"><text:tab/>"IdPerson"<text:tab/>INTEGER NOT NULL,</text:p>
      <text:p text:style-name="P207"><text:tab/>"IdGroup"<text:tab/>INTEGER NOT NULL,</text:p>
      <text:p text:style-name="P207"><text:tab/>PRIMARY KEY("Id"),</text:p>
      <text:p text:style-name="P207"><text:tab/>FOREIGN KEY("IdGroup") REFERENCES "Group"("Id"),</text:p>
      <text:p text:style-name="P207"><text:tab/>FOREIGN KEY("IdPerson") REFERENCES "Person"("Id")</text:p>
      <text:p text:style-name="P207">);</text:p>
      <text:p text:style-name="P207">CREATE TABLE "Person" (</text:p>
      <text:p text:style-name="P207"><text:tab/>"Id"<text:tab/>INTEGER,</text:p>
      <text:p text:style-name="P207"><text:tab/>"Email"<text:tab/>TEXT NOT NULL UNIQUE,</text:p>
      <text:p text:style-name="P207"><text:tab/>"Password"<text:tab/>TEXT,</text:p>
      <text:p text:style-name="P207"><text:tab/>"FirstName"<text:tab/>TEXT NOT NULL,</text:p>
      <text:p text:style-name="P207"><text:tab/>"LastName"<text:tab/>TEXT NOT NULL,</text:p>
      <text:p text:style-name="P207"><text:tab/>"NickName"<text:tab/>TEXT,</text:p>
      <text:p text:style-name="P207"><text:tab/>"Avatar"<text:tab/>TEXT,</text:p>
      <text:p text:style-name="P207"><text:tab/>"UseGravatar"<text:tab/>TEXT NOT NULL DEFAULT 'no',</text:p>
      <text:p text:style-name="P207"><text:tab/>"Token"<text:tab/>TEXT,</text:p>
      <text:p text:style-name="P207"><text:tab/>"TokenCreatedAt"<text:tab/>TEXT,</text:p>
      <text:p text:style-name="P207"><text:tab/>"Availabilities"<text:tab/>TEXT,</text:p>
      <text:p text:style-name="P207"><text:tab/>"Preferences"<text:tab/>TEXT,</text:p>
      <text:p text:style-name="P207"><text:tab/>"Imported"<text:tab/>INTEGER NOT NULL DEFAULT 0,</text:p>
      <text:p text:style-name="P207"><text:tab/>"Inactivated"<text:tab/>INTEGER NOT NULL DEFAULT 0,</text:p>
      <text:p text:style-name="P207"><text:tab/>"Phone"<text:tab/>TEXT,</text:p>
      <text:p text:style-name="P207"><text:tab/>PRIMARY KEY("Id")</text:p>
      <text:p text:style-name="P207">);</text:p>
      <text:p text:style-name="P207">CREATE TABLE "Event" (</text:p>
      <text:p text:style-name="P207"><text:tab/>"Id"<text:tab/>INTEGER,</text:p>
      <text:p text:style-name="P207"><text:tab/>"Summary"<text:tab/>TEXT NOT NULL,</text:p>
      <text:p text:style-name="P207"><text:tab/>"Description"<text:tab/>TEXT NOT NULL,</text:p>
      <text:p text:style-name="P207"><text:tab/>"Location"<text:tab/>TEXT NOT NULL,</text:p>
      <text:p text:style-name="P207"><text:tab/>"StartTime"<text:tab/>TEXT NOT NULL,</text:p>
      <text:p text:style-name="P207"><text:tab/>"Duration"<text:tab/>INTEGER NOT NULL DEFAULT 3600,</text:p>
      <text:p text:style-name="P207"><text:tab/>"IdEventType"<text:tab/>INTEGER NOT NULL,</text:p>
      <text:p text:style-name="P207"><text:tab/>"CreatedBy"<text:tab/>INTEGER NOT NULL,</text:p>
      <text:p text:style-name="P207"><text:tab/>"ForClubMembersOnly"<text:tab/>INTEGER NOT NULL DEFAULT 1,</text:p>
      <text:p text:style-name="P207"><text:tab/>PRIMARY KEY("Id"),</text:p>
      <text:p text:style-name="P207"><text:tab/>FOREIGN KEY("CreatedBy") REFERENCES "Person"("Id"),</text:p>
      <text:p text:style-name="P207"><text:tab/>FOREIGN KEY("IdEventType") REFERENCES "EventType"("Id")</text:p>
      <text:p text:style-name="P207"><text:soft-page-break/>);</text:p>
      <text:p text:style-name="P207">CREATE TABLE "EventType" (</text:p>
      <text:p text:style-name="P207"><text:tab/>"Id"<text:tab/>INTEGER,</text:p>
      <text:p text:style-name="P207"><text:tab/>"Name"<text:tab/>TEXT NOT NULL,</text:p>
      <text:p text:style-name="P207"><text:tab/>"Inactivated"<text:tab/>INTEGER NOT NULL DEFAULT 0,</text:p>
      <text:p text:style-name="P207"><text:tab/>"IdGroup"<text:tab/>INTEGER DEFAULT NULL,</text:p>
      <text:p text:style-name="P207"><text:tab/>PRIMARY KEY("Id"),</text:p>
      <text:p text:style-name="P207"><text:tab/>FOREIGN KEY("IdGroup") REFERENCES "Group"("Id")</text:p>
      <text:p text:style-name="P207">);</text:p>
      <text:p text:style-name="P207">CREATE TABLE "EventAttribute" (</text:p>
      <text:p text:style-name="P207"><text:tab/>"Id"<text:tab/>INTEGER,</text:p>
      <text:p text:style-name="P207"><text:tab/>"IdEvent"<text:tab/>INTEGER NOT NULL,</text:p>
      <text:p text:style-name="P207"><text:tab/>"IdAttribute"<text:tab/>INTEGER NOT NULL,</text:p>
      <text:p text:style-name="P207"><text:tab/>PRIMARY KEY("Id"),</text:p>
      <text:p text:style-name="P207"><text:tab/>FOREIGN KEY("IdAttribute") REFERENCES "Attribute"("Id"),</text:p>
      <text:p text:style-name="P207"><text:tab/>FOREIGN KEY("IdEvent") REFERENCES "Event"("Id")</text:p>
      <text:p text:style-name="P207">);</text:p>
      <text:p text:style-name="P207">CREATE TABLE "Attribute" (</text:p>
      <text:p text:style-name="P207"><text:tab/>"Id"<text:tab/>INTEGER,</text:p>
      <text:p text:style-name="P207"><text:tab/>"Name"<text:tab/>TEXT NOT NULL,</text:p>
      <text:p text:style-name="P207"><text:tab/>"Detail"<text:tab/>TEXT NOT NULL,</text:p>
      <text:p text:style-name="P207"><text:tab/>"Color"<text:tab/>TEXT NOT NULL,</text:p>
      <text:p text:style-name="P207"><text:tab/>PRIMARY KEY("Id")</text:p>
      <text:p text:style-name="P207">);</text:p>
      <text:p text:style-name="P167">On veut <text:span text:style-name="T88">afficher dans un tableau la liste de tous les évènements à venir compatible avec la personne connectée.</text:span></text:p>
      <text:p text:style-name="P209">Si $ person <text:span text:style-name="T89">est nul</text:span>, seuls les évènements avec ForClubMembersOnly = 0 sont visible.</text:p>
      <text:p text:style-name="P208">Sinon $person nous donne la personne connectée.</text:p>
      <text:p text:style-name="P208">Il faut donc sélectionner tous les évènements dont le type n’est pas lié à un groupe, ceux lié à un groupe de la personne connecté.</text:p>
      <text:p text:style-name="P208">On veut afficher :</text:p>
      <text:list text:style-name="L28">
        <text:list-item>
          <text:p text:style-name="P319">Le sommaire</text:p>
        </text:list-item>
        <text:list-item>
          <text:p text:style-name="P319">Le lieu</text:p>
        </text:list-item>
        <text:list-item>
          <text:p text:style-name="P319">La date et l’heure de début plus la durée (exprimé en seconde) traduite en heure.</text:p>
        </text:list-item>
        <text:list-item>
          <text:p text:style-name="P319">Les attribut<text:span text:style-name="T89">s</text:span> éventuels (un carré avec la couleur et un tooltip avec le nom et le détail)</text:p>
        </text:list-item>
      </text:list>
      <text:p text:style-name="P210">La méthode du contrôleur :</text:p>
      <text:p text:style-name="P18"><text:span text:style-name="T2">public</text:span> <text:span text:style-name="T2">function</text:span> nextEvents(): <text:span text:style-name="T2">void</text:span></text:p>
      <text:p text:style-name="P5">{</text:p>
      <text:p text:style-name="P5"><text:span text:style-name="T2">if</text:span> ($person = <text:span text:style-name="T2">$this</text:span>-&gt;getPerson()) {</text:p>
      <text:p text:style-name="P21">//...</text:p>
      <text:p text:style-name="P5">} <text:span text:style-name="T2">else</text:span> {</text:p>
      <text:p text:style-name="P21">//...</text:p>
      <text:p text:style-name="P5">}</text:p>
      <text:p text:style-name="P24"/>
      <text:p text:style-name="P5">echo <text:span text:style-name="T2">$this</text:span>-&gt;latte-&gt;render(<text:span text:style-name="T7">'app/views/event/nextEvent.latte'</text:span>, <text:span text:style-name="T2">$this</text:span>-&gt;params-&gt;getAll([</text:p>
      <text:p text:style-name="P21">//...</text:p>
      <text:p text:style-name="P5">]));</text:p>
      <text:p text:style-name="P24"/>
      <text:p text:style-name="P5">}</text:p>
      <text:p text:style-name="P210"/>
      <text:h text:style-name="P230" text:outline-level="1"><text:soft-page-break/>Design</text:h>
      <text:p text:style-name="P88"><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211">├── app</text:p>
      <text:p text:style-name="P211">│   ├── controllers</text:p>
      <text:p text:style-name="P211">│   ├── helpers</text:p>
      <text:p text:style-name="P211">│   │   └── database</text:p>
      <text:p text:style-name="P211">│   ├── images</text:p>
      <text:p text:style-name="P211">│   └── views</text:p>
      <text:p text:style-name="P211">│   <text:s text:c="4"/>├── admin</text:p>
      <text:p text:style-name="P211">│   <text:s text:c="4"/>├── groups</text:p>
      <text:p text:style-name="P211">│   <text:s text:c="4"/>├── logs</text:p>
      <text:p text:style-name="P211">│   <text:s text:c="4"/>└── …</text:p>
      <text:p text:style-name="P152">Les contrôleurs héritent de</text:p>
      <text:p text:style-name="P211"><text:span text:style-name="T2">abstract</text:span> <text:span text:style-name="T2">class</text:span> BaseController</text:p>
      <text:p text:style-name="P211">{</text:p>
      <text:p text:style-name="P211"><text:span text:style-name="T2">protected</text:span> PDO $pdo;</text:p>
      <text:p text:style-name="P211"><text:span text:style-name="T2">protected</text:span> $fluent;</text:p>
      <text:p text:style-name="P211"><text:span text:style-name="T2">protected</text:span> Engine $flight;</text:p>
      <text:p text:style-name="P211"><text:span text:style-name="T2">protected</text:span> $latte;</text:p>
      <text:p text:style-name="P211"><text:span text:style-name="T2">protected</text:span> Application $application;</text:p>
      <text:p text:style-name="P211"><text:span text:style-name="T2">protected</text:span> Params $params;</text:p>
      <text:p text:style-name="P211"><text:span text:style-name="T2">protected</text:span> $authorizations;</text:p>
      <text:p text:style-name="P211"/>
      <text:p text:style-name="P211"><text:span text:style-name="T2">public</text:span> <text:span text:style-name="T2">function</text:span> __construct(PDO $pdo, Engine $flight)</text:p>
      <text:p text:style-name="P211">{</text:p>
      <text:p text:style-name="P211"><text:span text:style-name="T2">$this</text:span>-&gt;pdo = $pdo;</text:p>
      <text:p text:style-name="P211"><text:span text:style-name="T2">$this</text:span>-&gt;fluent = <text:span text:style-name="T2">new</text:span> \Envms\FluentPDO\Query($pdo);</text:p>
      <text:p text:style-name="P211"><text:span text:style-name="T2">$this</text:span>-&gt;flight = $flight;</text:p>
      <text:p text:style-name="P211"><text:span text:style-name="T2">$this</text:span>-&gt;latte = <text:span text:style-name="T2">new</text:span> LatteEngine();</text:p>
      <text:p text:style-name="P211">...</text:p>
      <text:p text:style-name="P168">Avec ce<text:span text:style-name="T65">s</text:span> table<text:span text:style-name="T65">s</text:span> :</text:p>
      <text:p text:style-name="P211">CREATE TABLE "Design" (</text:p>
      <text:p text:style-name="P211"><text:tab/>"Id"<text:tab/>INTEGER,</text:p>
      <text:p text:style-name="P211"><text:tab/>"IdPerson"<text:tab/>INTEGER NOT NULL,</text:p>
      <text:p text:style-name="P211"><text:tab/>"IdGroup"<text:tab/>INTEGER NOT NULL,</text:p>
      <text:p text:style-name="P211"><text:tab/>"OnlyForMembers"<text:tab/>INTEGER NOT NULL DEFAULT 1,</text:p>
      <text:p text:style-name="P211"><text:tab/>"Name"<text:tab/>TEXT,</text:p>
      <text:p text:style-name="P211"><text:tab/>"Detail"<text:tab/>TEXT,</text:p>
      <text:p text:style-name="P211"><text:tab/>"NavBar"<text:tab/>TEXT,</text:p>
      <text:p text:style-name="P211"><text:tab/>"Status"<text:tab/>TEXT NOT NULL DEFAULT 'UnderReview',</text:p>
      <text:p text:style-name="P211"><text:tab/>PRIMARY KEY("Id"),</text:p>
      <text:p text:style-name="P211"><text:tab/>FOREIGN KEY("IdGroup") REFERENCES "Group"("Id"),</text:p>
      <text:p text:style-name="P211"><text:tab/>FOREIGN KEY("IdPerson") REFERENCES "Person"("Id")</text:p>
      <text:p text:style-name="P211">);</text:p>
      <text:p text:style-name="P211">CREATE TABLE "DesignVote" (</text:p>
      <text:p text:style-name="P211"><text:tab/>"Id"<text:tab/>INTEGER,</text:p>
      <text:p text:style-name="P211"><text:tab/>"IdDesign"<text:tab/>INTEGER NOT NULL,</text:p>
      <text:p text:style-name="P211"><text:tab/>"IdPerson"<text:tab/>INTEGER NOT NULL,</text:p>
      <text:p text:style-name="P211"><text:tab/>"Vote"<text:tab/>INTEGER NOT NULL DEFAULT 0,</text:p>
      <text:p text:style-name="P211"><text:tab/>PRIMARY KEY("Id"),</text:p>
      <text:p text:style-name="P211"><text:tab/>FOREIGN KEY("IdDesign") REFERENCES "Design"("Id"),</text:p>
      <text:p text:style-name="P211"><text:tab/>FOREIGN KEY("IdPerson") REFERENCES "Person"("Id")</text:p>
      <text:p text:style-name="P211">);</text:p>
      <text:p text:style-name="P168"><text:soft-page-break/>On veut <text:span text:style-name="T90">afficher en ligne les enregistrements de la table design. Pour les colonnes il faut afficher :</text:span></text:p>
      <text:list text:style-name="L29">
        <text:list-item>
          <text:p text:style-name="P320">Le nom de la personne : &lt;FirstName&gt; &lt;LastName&gt; [(&lt;NickName)]</text:p>
        </text:list-item>
        <text:list-item>
          <text:p text:style-name="P320">Le nom du design (en tooltip le détail)</text:p>
        </text:list-item>
        <text:list-item>
          <text:p text:style-name="P320">La NavBar utilisée</text:p>
        </text:list-item>
        <text:list-item>
          <text:p text:style-name="P320">Le status UnderReview/Approved/Rejected (avec des emoji)</text:p>
        </text:list-item>
        <text:list-item>
          <text:p text:style-name="P320">Une colonne « All » qui sera cochée si IdGroup est null et OnlyForMembers = 0</text:p>
        </text:list-item>
        <text:list-item>
          <text:p text:style-name="P320">Une colonne « Members » qui sera cochée si IdGroup est null et OnlyForMembers = 1</text:p>
        </text:list-item>
        <text:list-item>
          <text:p text:style-name="P320">Une colonne pour chaque groupe en cochant celle correspondant à IdGroup</text:p>
        </text:list-item>
      </text:list>
      <text:p text:style-name="P212">Un bouton [+] permet d’ajouter un nouvel enregistrement.</text:p>
      <text:p text:style-name="P212">Un clic sur une ligne permet de voter <text:span text:style-name="T91">et met à jour la table DesignVote</text:span></text:p>
      <text:h text:style-name="P235" text:outline-level="2">Statistiques</text:h>
      <text:p text:style-name="P89"><text:span text:style-name="T93">U</text:span><text:span text:style-name="T65">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213">├── app</text:p>
      <text:p text:style-name="P213">│   ├── controllers</text:p>
      <text:p text:style-name="P213">│   ├── helpers</text:p>
      <text:p text:style-name="P213">│   │   └── database</text:p>
      <text:p text:style-name="P213">│   ├── images</text:p>
      <text:p text:style-name="P213">│   └── views</text:p>
      <text:p text:style-name="P213">│   <text:s text:c="4"/>├── admin</text:p>
      <text:p text:style-name="P213">│   <text:s text:c="4"/>├── groups</text:p>
      <text:p text:style-name="P213">│   <text:s text:c="4"/>├── logs</text:p>
      <text:p text:style-name="P213">│   <text:s text:c="4"/>└── …</text:p>
      <text:p text:style-name="P153">Les contrôleurs héritent de</text:p>
      <text:p text:style-name="P213"><text:span text:style-name="T2">abstract</text:span> <text:span text:style-name="T2">class</text:span> BaseController</text:p>
      <text:p text:style-name="P213">{</text:p>
      <text:p text:style-name="P213"><text:span text:style-name="T2">protected</text:span> PDO $pdo;</text:p>
      <text:p text:style-name="P213"><text:span text:style-name="T2">protected</text:span> $fluent;</text:p>
      <text:p text:style-name="P213"><text:span text:style-name="T2">protected</text:span> Engine $flight;</text:p>
      <text:p text:style-name="P213"><text:span text:style-name="T2">protected</text:span> $latte;</text:p>
      <text:p text:style-name="P213"><text:span text:style-name="T2">protected</text:span> Application $application;</text:p>
      <text:p text:style-name="P213"><text:span text:style-name="T2">protected</text:span> Params $params;</text:p>
      <text:p text:style-name="P213"><text:span text:style-name="T2">protected</text:span> $authorizations;</text:p>
      <text:p text:style-name="P213"/>
      <text:p text:style-name="P213"><text:span text:style-name="T2">public</text:span> <text:span text:style-name="T2">function</text:span> __construct(PDO $pdo, Engine $flight)</text:p>
      <text:p text:style-name="P213">{</text:p>
      <text:p text:style-name="P213"><text:span text:style-name="T2">$this</text:span>-&gt;pdo = $pdo;</text:p>
      <text:p text:style-name="P213"><text:span text:style-name="T2">$this</text:span>-&gt;fluent = <text:span text:style-name="T2">new</text:span> \Envms\FluentPDO\Query($pdo);</text:p>
      <text:p text:style-name="P213"><text:span text:style-name="T2">$this</text:span>-&gt;flight = $flight;</text:p>
      <text:p text:style-name="P213"><text:span text:style-name="T2">$this</text:span>-&gt;latte = <text:span text:style-name="T2">new</text:span> LatteEngine();</text:p>
      <text:p text:style-name="P213">...</text:p>
      <text:p text:style-name="P169">Avec ce<text:span text:style-name="T65">s</text:span> table<text:span text:style-name="T65">s</text:span> :</text:p>
      <text:p text:style-name="P213">CREATE TABLE IF NOT EXISTS "Participant" (</text:p>
      <text:p text:style-name="P213"><text:tab/>"Id"<text:tab/>INTEGER,</text:p>
      <text:p text:style-name="P213"><text:tab/>"IdEvent"<text:tab/>INTEGER NOT NULL,</text:p>
      <text:p text:style-name="P213"><text:tab/>"IdPerson"<text:tab/>INTEGER,</text:p>
      <text:p text:style-name="P213"><text:tab/>"IdContact"<text:tab/>INTEGER,</text:p>
      <text:p text:style-name="P213"><text:tab/>PRIMARY KEY("Id"),</text:p>
      <text:p text:style-name="P213"><text:soft-page-break/><text:tab/>FOREIGN KEY("IdContact") REFERENCES "Contact"("Id"),</text:p>
      <text:p text:style-name="P213"><text:tab/>FOREIGN KEY("IdEvent") REFERENCES "Event"("Id"),</text:p>
      <text:p text:style-name="P213"><text:tab/>FOREIGN KEY("IdPerson") REFERENCES "Person"("Id")</text:p>
      <text:p text:style-name="P213">);</text:p>
      <text:p text:style-name="P213">CREATE TABLE IF NOT EXISTS "ParticipantSupply" (</text:p>
      <text:p text:style-name="P213"><text:tab/>"Id"<text:tab/>INTEGER,</text:p>
      <text:p text:style-name="P213"><text:tab/>"IdParticipant"<text:tab/>INTEGER NOT NULL,</text:p>
      <text:p text:style-name="P213"><text:tab/>"IdNeed"<text:tab/>INTEGER NOT NULL,</text:p>
      <text:p text:style-name="P213"><text:tab/>"Supply"<text:tab/>INTEGER NOT NULL DEFAULT 0,</text:p>
      <text:p text:style-name="P213"><text:tab/>PRIMARY KEY("Id"),</text:p>
      <text:p text:style-name="P213"><text:tab/>FOREIGN KEY("IdNeed") REFERENCES "Need"("Id"),</text:p>
      <text:p text:style-name="P213"><text:tab/>FOREIGN KEY("IdParticipant") REFERENCES "Participant"("Id")</text:p>
      <text:p text:style-name="P213">);</text:p>
      <text:p text:style-name="P213">CREATE TABLE IF NOT EXISTS "Reply" (</text:p>
      <text:p text:style-name="P213"><text:tab/>"Id"<text:tab/>INTEGER,</text:p>
      <text:p text:style-name="P213"><text:tab/>"IdPerson"<text:tab/>INTEGER NOT NULL,</text:p>
      <text:p text:style-name="P213"><text:tab/>"IdSurvey"<text:tab/>INTEGER NOT NULL,</text:p>
      <text:p text:style-name="P213"><text:tab/>"Answers"<text:tab/>TEXT NOT NULL,</text:p>
      <text:p text:style-name="P213"><text:tab/>PRIMARY KEY("Id"),</text:p>
      <text:p text:style-name="P213"><text:tab/>FOREIGN KEY("IdPerson") REFERENCES "Person"("Id"),</text:p>
      <text:p text:style-name="P213"><text:tab/>FOREIGN KEY("IdSurvey") REFERENCES "Survey"("Id")</text:p>
      <text:p text:style-name="P213">);</text:p>
      <text:p text:style-name="P213">CREATE TABLE IF NOT EXISTS "Survey" (</text:p>
      <text:p text:style-name="P213"><text:tab/>"Id"<text:tab/>INTEGER,</text:p>
      <text:p text:style-name="P213"><text:tab/>"Question"<text:tab/>TEXT NOT NULL,</text:p>
      <text:p text:style-name="P213"><text:tab/>"Options"<text:tab/>TEXT NOT NULL,</text:p>
      <text:p text:style-name="P213"><text:tab/>"IdArticle"<text:tab/>INTEGER NOT NULL,</text:p>
      <text:p text:style-name="P213"><text:tab/>"ClosingDate"<text:tab/>DATE DEFAULT (date('now', '+10 days')),</text:p>
      <text:p text:style-name="P213"><text:tab/>PRIMARY KEY("Id"),</text:p>
      <text:p text:style-name="P213"><text:tab/>FOREIGN KEY("IdArticle") REFERENCES "Article"("Id")</text:p>
      <text:p text:style-name="P213">);</text:p>
      <text:p text:style-name="P213">CREATE TABLE IF NOT EXISTS "Event" (</text:p>
      <text:p text:style-name="P213"><text:tab/>"Id"<text:tab/>INTEGER,</text:p>
      <text:p text:style-name="P213"><text:tab/>"Summary"<text:tab/>TEXT NOT NULL,</text:p>
      <text:p text:style-name="P213"><text:tab/>"Description"<text:tab/>TEXT NOT NULL,</text:p>
      <text:p text:style-name="P213"><text:tab/>"Location"<text:tab/>TEXT NOT NULL,</text:p>
      <text:p text:style-name="P213"><text:tab/>"StartTime"<text:tab/>TEXT NOT NULL,</text:p>
      <text:p text:style-name="P213"><text:tab/>"Duration"<text:tab/>INTEGER NOT NULL DEFAULT 3600,</text:p>
      <text:p text:style-name="P213"><text:tab/>"IdEventType"<text:tab/>INTEGER NOT NULL,</text:p>
      <text:p text:style-name="P213"><text:tab/>"CreatedBy"<text:tab/>INTEGER NOT NULL,</text:p>
      <text:p text:style-name="P213"><text:tab/>"MaxParticipants"<text:tab/>INTEGER NOT NULL DEFAULT 0,</text:p>
      <text:p text:style-name="P213"><text:tab/>"Audience"<text:tab/>TEXT NOT NULL DEFAULT 'ClubMembersOnly',</text:p>
      <text:p text:style-name="P213"><text:tab/>PRIMARY KEY("Id"),</text:p>
      <text:p text:style-name="P213"><text:tab/>FOREIGN KEY("CreatedBy") REFERENCES "Person"("Id"),</text:p>
      <text:p text:style-name="P213"><text:tab/>FOREIGN KEY("IdEventType") REFERENCES "EventType"("Id")</text:p>
      <text:p text:style-name="P213">);</text:p>
      <text:p text:style-name="P213">CREATE TABLE IF NOT EXISTS "EventType" (</text:p>
      <text:p text:style-name="P213"><text:tab/>"Id"<text:tab/>INTEGER,</text:p>
      <text:p text:style-name="P213"><text:tab/>"Name"<text:tab/>TEXT NOT NULL,</text:p>
      <text:p text:style-name="P213"><text:tab/>"Inactivated"<text:tab/>INTEGER NOT NULL DEFAULT 0,</text:p>
      <text:p text:style-name="P213"><text:tab/>"IdGroup"<text:tab/>INTEGER DEFAULT NULL,</text:p>
      <text:p text:style-name="P213"><text:tab/>PRIMARY KEY("Id"),</text:p>
      <text:p text:style-name="P213"><text:tab/>FOREIGN KEY("IdGroup") REFERENCES "Group"("Id")</text:p>
      <text:p text:style-name="P213">);</text:p>
      <text:p text:style-name="P213">CREATE TABLE IF NOT EXISTS "Design" (</text:p>
      <text:p text:style-name="P213"><text:tab/>"Id"<text:tab/>INTEGER,</text:p>
      <text:p text:style-name="P213"><text:tab/>"IdPerson"<text:tab/>INTEGER NOT NULL,</text:p>
      <text:p text:style-name="P213"><text:soft-page-break/><text:tab/>"IdGroup"<text:tab/>INTEGER NOT NULL,</text:p>
      <text:p text:style-name="P213"><text:tab/>"OnlyForMembers"<text:tab/>INTEGER NOT NULL DEFAULT 1,</text:p>
      <text:p text:style-name="P213"><text:tab/>"Name"<text:tab/>TEXT,</text:p>
      <text:p text:style-name="P213"><text:tab/>"Detail"<text:tab/>TEXT,</text:p>
      <text:p text:style-name="P213"><text:tab/>"NavBar"<text:tab/>TEXT,</text:p>
      <text:p text:style-name="P213"><text:tab/>"Status"<text:tab/>TEXT NOT NULL DEFAULT 'UnderReview',</text:p>
      <text:p text:style-name="P213"><text:tab/>PRIMARY KEY("Id"),</text:p>
      <text:p text:style-name="P213"><text:tab/>FOREIGN KEY("IdGroup") REFERENCES "Group"("Id"),</text:p>
      <text:p text:style-name="P213"><text:tab/>FOREIGN KEY("IdPerson") REFERENCES "Person"("Id")</text:p>
      <text:p text:style-name="P213">);</text:p>
      <text:p text:style-name="P213">CREATE TABLE IF NOT EXISTS "DesignVote" (</text:p>
      <text:p text:style-name="P213"><text:tab/>"Id"<text:tab/>INTEGER,</text:p>
      <text:p text:style-name="P213"><text:tab/>"IdDesign"<text:tab/>INTEGER NOT NULL,</text:p>
      <text:p text:style-name="P213"><text:tab/>"IdPerson"<text:tab/>INTEGER NOT NULL,</text:p>
      <text:p text:style-name="P213"><text:tab/>"Vote"<text:tab/>INTEGER NOT NULL DEFAULT 0,</text:p>
      <text:p text:style-name="P213"><text:tab/>PRIMARY KEY("Id"),</text:p>
      <text:p text:style-name="P213"><text:tab/>FOREIGN KEY("IdDesign") REFERENCES "Design"("Id"),</text:p>
      <text:p text:style-name="P213"><text:tab/>FOREIGN KEY("IdPerson") REFERENCES "Person"("Id")</text:p>
      <text:p text:style-name="P213">);</text:p>
      <text:p text:style-name="P213">CREATE TABLE IF NOT EXISTS "Article" (</text:p>
      <text:p text:style-name="P213"><text:tab/>"Id"<text:tab/>INTEGER,</text:p>
      <text:p text:style-name="P213"><text:tab/>"Title"<text:tab/>TEXT NOT NULL,</text:p>
      <text:p text:style-name="P213"><text:tab/>"Content"<text:tab/>TEXT NOT NULL,</text:p>
      <text:p text:style-name="P213"><text:tab/>"CreatedBy"<text:tab/>INTEGER NOT NULL,</text:p>
      <text:p text:style-name="P213"><text:tab/>"Timestamp"<text:tab/>TEXT NOT NULL DEFAULT current_timestamp,</text:p>
      <text:p text:style-name="P213"><text:tab/>"PublishedBy"<text:tab/>INTEGER DEFAULT NULL,</text:p>
      <text:p text:style-name="P213"><text:tab/>"IdGroup"<text:tab/>INTEGER DEFAULT NULL,</text:p>
      <text:p text:style-name="P213"><text:tab/>"LastUpdate"<text:tab/>TEXT NOT NULL DEFAULT current_timestamp,</text:p>
      <text:p text:style-name="P213"><text:tab/>"OnlyForMembers"<text:tab/>INTEGER NOT NULL DEFAULT 1,</text:p>
      <text:p text:style-name="P213"><text:tab/>PRIMARY KEY("Id"),</text:p>
      <text:p text:style-name="P213"><text:tab/>FOREIGN KEY("CreatedBy") REFERENCES "Person"("Id"),</text:p>
      <text:p text:style-name="P213"><text:tab/>FOREIGN KEY("IdGroup") REFERENCES "Group"("Id"),</text:p>
      <text:p text:style-name="P213"><text:tab/>FOREIGN KEY("PublishedBy") REFERENCES "Person"("Id")</text:p>
      <text:p text:style-name="P213">);</text:p>
      <text:p text:style-name="P169">On veut <text:span text:style-name="T92">afficher les statistiques d’une personne.</text:span></text:p>
      <text:list text:style-name="L30">
        <text:list-item>
          <text:p text:style-name="P321">Nombre d’articles créés / total des articles créés</text:p>
        </text:list-item>
        <text:list-item>
          <text:p text:style-name="P321">Nombre de sondages créés / total des sondages créés</text:p>
        </text:list-item>
        <text:list-item>
          <text:p text:style-name="P322">Nombre de réponses aux sondage/total</text:p>
        </text:list-item>
        <text:list-item>
          <text:p text:style-name="P321">Nombre de design /total</text:p>
        </text:list-item>
        <text:list-item>
          <text:p text:style-name="P321">Nombre de designVote/total</text:p>
        </text:list-item>
        <text:list-item>
          <text:p text:style-name="P321">Nombre d’évènements créés/total (par types d’évènement)</text:p>
        </text:list-item>
        <text:list-item>
          <text:p text:style-name="P321">Nombre de participations à des évènements/total (par types d’évènement)</text:p>
        </text:list-item>
        <text:list-item>
          <text:p text:style-name="P321">Nombre de participantSupply/total</text:p>
        </text:list-item>
      </text:list>
      <text:p text:style-name="P214">On veut pouvoir filtrer par saisons (une saison commence le 1/09 et fini le 31/08 l’année suivante)</text:p>
      <text:h text:style-name="P231" text:outline-level="1">Alerte</text:h>
      <text:p text:style-name="P90"><text:span text:style-name="T93">U</text:span><text:span text:style-name="T65">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216">├── app</text:p>
      <text:p text:style-name="P216">│   ├── controllers</text:p>
      <text:p text:style-name="P216"><text:soft-page-break/>│   ├── helpers</text:p>
      <text:p text:style-name="P216">│   │   └── database</text:p>
      <text:p text:style-name="P216">│   ├── images</text:p>
      <text:p text:style-name="P216">│   └── views</text:p>
      <text:p text:style-name="P216">│   <text:s text:c="4"/>├── admin</text:p>
      <text:p text:style-name="P216">│   <text:s text:c="4"/>├── groups</text:p>
      <text:p text:style-name="P216">│   <text:s text:c="4"/>├── logs</text:p>
      <text:p text:style-name="P216">│   <text:s text:c="4"/>└── …</text:p>
      <text:p text:style-name="P154">Les contrôleurs héritent de</text:p>
      <text:p text:style-name="P216"><text:span text:style-name="T2">abstract</text:span> <text:span text:style-name="T2">class</text:span> BaseController</text:p>
      <text:p text:style-name="P216">{</text:p>
      <text:p text:style-name="P216"><text:span text:style-name="T2">protected</text:span> PDO $pdo;</text:p>
      <text:p text:style-name="P216"><text:span text:style-name="T2">protected</text:span> $fluent;</text:p>
      <text:p text:style-name="P216"><text:span text:style-name="T2">protected</text:span> Engine $flight;</text:p>
      <text:p text:style-name="P216"><text:span text:style-name="T2">protected</text:span> $latte;</text:p>
      <text:p text:style-name="P216"><text:span text:style-name="T2">protected</text:span> Application $application;</text:p>
      <text:p text:style-name="P216"><text:span text:style-name="T2">protected</text:span> Params $params;</text:p>
      <text:p text:style-name="P216"><text:span text:style-name="T2">protected</text:span> $authorizations;</text:p>
      <text:p text:style-name="P216"/>
      <text:p text:style-name="P216"><text:span text:style-name="T2">public</text:span> <text:span text:style-name="T2">function</text:span> __construct(PDO $pdo, Engine $flight)</text:p>
      <text:p text:style-name="P216">{</text:p>
      <text:p text:style-name="P216"><text:span text:style-name="T2">$this</text:span>-&gt;pdo = $pdo;</text:p>
      <text:p text:style-name="P216"><text:span text:style-name="T2">$this</text:span>-&gt;fluent = <text:span text:style-name="T2">new</text:span> \Envms\FluentPDO\Query($pdo);</text:p>
      <text:p text:style-name="P216"><text:span text:style-name="T2">$this</text:span>-&gt;flight = $flight;</text:p>
      <text:p text:style-name="P216"><text:span text:style-name="T2">$this</text:span>-&gt;latte = <text:span text:style-name="T2">new</text:span> LatteEngine();</text:p>
      <text:p text:style-name="P216">…</text:p>
      <text:p text:style-name="P220">Exemple de controleur :</text:p>
      <text:p text:style-name="P216">&lt;?php</text:p>
      <text:p text:style-name="P216"/>
      <text:p text:style-name="P216"><text:span text:style-name="T2">namespace</text:span> app\controllers;</text:p>
      <text:p text:style-name="P216"/>
      <text:p text:style-name="P216"><text:span text:style-name="T2">use</text:span> app\helpers\PersonStatistics;</text:p>
      <text:p text:style-name="P216"/>
      <text:p text:style-name="P216"><text:span text:style-name="T2">class</text:span> PersonStatisticsController <text:span text:style-name="T2">extends</text:span> BaseController</text:p>
      <text:p text:style-name="P216">{</text:p>
      <text:p text:style-name="P216"><text:span text:style-name="T2">public</text:span> <text:span text:style-name="T2">function</text:span> showStatistics()</text:p>
      <text:p text:style-name="P216">{</text:p>
      <text:p text:style-name="P216"><text:span text:style-name="T2">if</text:span> ($person = <text:span text:style-name="T2">$this</text:span>-&gt;getPerson([])) {</text:p>
      <text:p text:style-name="P216"/>
      <text:p text:style-name="P216">$personalStatistics = <text:span text:style-name="T2">new</text:span> PersonStatistics(<text:span text:style-name="T2">$this</text:span>-&gt;pdo);</text:p>
      <text:p text:style-name="P216">$season = $personalStatistics-&gt;getSeasonRange();</text:p>
      <text:p text:style-name="P216">echo <text:span text:style-name="T2">$this</text:span>-&gt;latte-&gt;render(<text:span text:style-name="T7">'app/views/user/statistics.latte'</text:span>, <text:span text:style-name="T2">$this</text:span>-&gt;params-&gt;getAll([</text:p>
      <text:p text:style-name="P216"><text:span text:style-name="T7">'stats'</text:span> =&gt; $personalStatistics-&gt;getStats($person, $season[<text:span text:style-name="T7">'start'</text:span>], $season[<text:span text:style-name="T7">'end'</text:span>]),</text:p>
      <text:p text:style-name="P216"><text:span text:style-name="T7">'seasons'</text:span> =&gt; $personalStatistics-&gt;getAvailableSeasons(),</text:p>
      <text:p text:style-name="P216"><text:span text:style-name="T7">'currentSeason'</text:span> =&gt; $season,</text:p>
      <text:p text:style-name="P216">]));</text:p>
      <text:p text:style-name="P216">} <text:span text:style-name="T2">else</text:span> {</text:p>
      <text:p text:style-name="P216"><text:span text:style-name="T2">$this</text:span>-&gt;application-&gt;error403(<text:span text:style-name="T2">__FILE__</text:span>, <text:span text:style-name="T2">__LINE__</text:span>);</text:p>
      <text:p text:style-name="P216">}</text:p>
      <text:p text:style-name="P216">}</text:p>
      <text:p text:style-name="P216">}</text:p>
      <text:p text:style-name="P220">Exemple de vue :</text:p>
      <text:p text:style-name="P216">{<text:span text:style-name="T2">layout </text:span><text:span text:style-name="T7">'../layout.latte'</text:span>}</text:p>
      <text:p text:style-name="P216"/>
      <text:p text:style-name="P216">{<text:span text:style-name="T2">block </text:span>title}Stat{<text:span text:style-name="T2">/block</text:span>}</text:p>
      <text:p text:style-name="P216"><text:soft-page-break/></text:p>
      <text:p text:style-name="P216">{<text:span text:style-name="T2">block </text:span>navbar}</text:p>
      <text:p text:style-name="P216">{<text:span text:style-name="T2">include </text:span><text:span text:style-name="T7">'../navbar/home.latte'</text:span>}</text:p>
      <text:p text:style-name="P216">{<text:span text:style-name="T2">/block</text:span>}</text:p>
      <text:p text:style-name="P216"/>
      <text:p text:style-name="P216">{<text:span text:style-name="T2">block </text:span>content}</text:p>
      <text:p text:style-name="P216"><text:span text:style-name="T13">&lt;div</text:span> <text:span text:style-name="T15">class</text:span>=<text:span text:style-name="T2">"container mt-4"</text:span><text:span text:style-name="T13">&gt;</text:span></text:p>
      <text:p text:style-name="P216"><text:span text:style-name="T13">&lt;h1&gt;</text:span>Statistiques pour {$stats[<text:span text:style-name="T7">'person'</text:span>][<text:span text:style-name="T7">'FirstName'</text:span>]} {$stats[<text:span text:style-name="T7">'person'</text:span>][<text:span text:style-name="T7">'LastName'</text:span>]}<text:span text:style-name="T13">&lt;/h1&gt;</text:span></text:p>
      <text:p text:style-name="P216"><text:span text:style-name="T13">&lt;div</text:span> <text:span text:style-name="T15">class</text:span>=<text:span text:style-name="T2">"card mb-4"</text:span><text:span text:style-name="T13">&gt;</text:span></text:p>
      <text:p text:style-name="P216"><text:span text:style-name="T13">&lt;div</text:span> <text:span text:style-name="T15">class</text:span>=<text:span text:style-name="T2">"card-header"</text:span><text:span text:style-name="T13">&gt;</text:span></text:p>
      <text:p text:style-name="P216"><text:span text:style-name="T13">&lt;div</text:span> <text:span text:style-name="T15">class</text:span>=<text:span text:style-name="T2">"row"</text:span><text:span text:style-name="T13">&gt;</text:span></text:p>
      <text:p text:style-name="P216"><text:span text:style-name="T13">&lt;div</text:span> <text:span text:style-name="T15">class</text:span>=<text:span text:style-name="T2">"col"</text:span><text:span text:style-name="T13">&gt;</text:span></text:p>
      <text:p text:style-name="P216"><text:span text:style-name="T13">&lt;h5&gt;</text:span>Période : {date(<text:span text:style-name="T7">'d/m/Y'</text:span>, strtotime($currentSeason[<text:span text:style-name="T7">'start'</text:span>]))} - {date(<text:span text:style-name="T7">'d/m/Y'</text:span>, strtotime($currentSeason[<text:span text:style-name="T7">'end'</text:span>]))}<text:span text:style-name="T13">&lt;/h5&gt;</text:span></text:p>
      <text:p text:style-name="P216">&lt;/div&gt;</text:p>
      <text:p text:style-name="P216">…</text:p>
      <text:p text:style-name="Text_20_body">Et la route</text:p>
      <text:p text:style-name="Code">$personStatisticsController = $container-&gt;get(<text:span text:style-name="T7">'app\controllers\PersonStatisticsController'</text:span>);</text:p>
      <text:p text:style-name="Code">$flight-&gt;route(<text:span text:style-name="T7">'GET /statistics/person'</text:span>, <text:span text:style-name="T2">function</text:span>() <text:span text:style-name="T2">use</text:span> ($personStatisticsController) {$personStatisticsController-&gt;showStatistics();});</text:p>
      <text:p text:style-name="P217"/>
      <text:p text:style-name="P170">Avec ce<text:span text:style-name="T65">s</text:span> table<text:span text:style-name="T65">s</text:span> :</text:p>
      <text:p text:style-name="P216">CREATE TABLE "Alert" (</text:p>
      <text:p text:style-name="P216"><text:tab/>"Id"<text:tab/>INTEGER,</text:p>
      <text:p text:style-name="P216"><text:tab/>"CreatedBy"<text:tab/>INTEGER NOT NULL,</text:p>
      <text:p text:style-name="P216"><text:tab/>"IdGroup"<text:tab/>INTEGER NOT NULL,</text:p>
      <text:p text:style-name="P216"><text:tab/>"OnlyForMembers"<text:tab/>INTEGER NOT NULL DEFAULT 1,</text:p>
      <text:p text:style-name="P216"><text:tab/>"StartDate"<text:tab/>TEXT NOT NULL DEFAULT current_timestamp,</text:p>
      <text:p text:style-name="P216"><text:tab/>"EndDate"<text:tab/>TEXT NOT NULL DEFAULT current_timestamp,</text:p>
      <text:p text:style-name="P216"><text:tab/>"Message"<text:tab/>TEXT NOT NULL,</text:p>
      <text:p text:style-name="P216"><text:tab/>"Type"<text:tab/>TEXT NOT NULL DEFAULT 'alert-warning',</text:p>
      <text:p text:style-name="P216"><text:tab/>"LastUpdate"<text:tab/>TEXT NOT NULL DEFAULT current_timestamp,</text:p>
      <text:p text:style-name="P216"><text:tab/>PRIMARY KEY("Id"),</text:p>
      <text:p text:style-name="P216"><text:tab/>FOREIGN KEY("CreatedBy") REFERENCES "Person"("Id"),</text:p>
      <text:p text:style-name="P216"><text:tab/>FOREIGN KEY("IdGroup") REFERENCES "Group"("Id")</text:p>
      <text:p text:style-name="P216">);</text:p>
      <text:p text:style-name="P216">CREATE TABLE IF NOT EXISTS "Person" (</text:p>
      <text:p text:style-name="P216"><text:tab/>"Id"<text:tab/>INTEGER,</text:p>
      <text:p text:style-name="P216"><text:tab/>"Email"<text:tab/>TEXT NOT NULL UNIQUE,</text:p>
      <text:p text:style-name="P216"><text:tab/>"Password"<text:tab/>TEXT,</text:p>
      <text:p text:style-name="P216"><text:tab/>"FirstName"<text:tab/>TEXT NOT NULL,</text:p>
      <text:p text:style-name="P216"><text:tab/>"LastName"<text:tab/>TEXT NOT NULL,</text:p>
      <text:p text:style-name="P216"><text:tab/>"NickName"<text:tab/>TEXT,</text:p>
      <text:p text:style-name="P216"><text:tab/>"Avatar"<text:tab/>TEXT,</text:p>
      <text:p text:style-name="P216"><text:tab/>"UseGravatar"<text:tab/>TEXT NOT NULL DEFAULT 'no',</text:p>
      <text:p text:style-name="P216"><text:tab/>"Token"<text:tab/>TEXT,</text:p>
      <text:p text:style-name="P216"><text:tab/>"TokenCreatedAt"<text:tab/>TEXT,</text:p>
      <text:p text:style-name="P216"><text:tab/>"Availabilities"<text:tab/>TEXT,</text:p>
      <text:p text:style-name="P216"><text:tab/>"Preferences"<text:tab/>TEXT,</text:p>
      <text:p text:style-name="P216"><text:tab/>"Imported"<text:tab/>INTEGER NOT NULL DEFAULT 0,</text:p>
      <text:p text:style-name="P216"><text:tab/>"Inactivated"<text:tab/>INTEGER NOT NULL DEFAULT 0,</text:p>
      <text:p text:style-name="P216"><text:tab/>"Phone"<text:tab/>TEXT,</text:p>
      <text:p text:style-name="P216"><text:tab/>PRIMARY KEY("Id")</text:p>
      <text:p text:style-name="P216">);</text:p>
      <text:p text:style-name="P216"><text:soft-page-break/>CREATE TABLE IF NOT EXISTS "Group" (</text:p>
      <text:p text:style-name="P216"><text:tab/>"Id"<text:tab/>INTEGER,</text:p>
      <text:p text:style-name="P216"><text:tab/>"Name"<text:tab/>TEXT NOT NULL,</text:p>
      <text:p text:style-name="P216"><text:tab/>"Inactivated"<text:tab/>INTEGER NOT NULL DEFAULT 0,</text:p>
      <text:p text:style-name="P216"><text:tab/>"SelfRegistration"<text:tab/>INTEGER NOT NULL DEFAULT 0,</text:p>
      <text:p text:style-name="P216"><text:tab/>PRIMARY KEY("Id")</text:p>
      <text:p text:style-name="P216">);</text:p>
      <text:p text:style-name="P170">On veut <text:span text:style-name="T94">afficher la liste des alertes avec ces colonnes :</text:span></text:p>
      <text:p text:style-name="P218">Message, Type, Créateur (&lt;FirstName&gt; &lt;LastName&gt; [(&lt;NickName&gt;)], Groupe (Group.Name), Club (CheckBox OnlyForMembers), Status (active | passée | futur)</text:p>
      <text:p text:style-name="P218">active si StartDate&lt;= date du jour et EndDate ≥ date du jour</text:p>
      <text:p text:style-name="P218">Avec $person = personne connecté, ajouter au bout de la ligne un bouton [modifier], si c’est le créateur. Dans la modale on peut :</text:p>
      <text:p text:style-name="P218">Modifier le texte, changer le type d’alerte (toutes les alertes bootstrap), changer les dates de début et fin avec un date picker</text:p>
      <text:h text:style-name="P232" text:outline-level="1">Sondage</text:h>
      <text:p text:style-name="P222">Avec ces tables :</text:p>
      <text:p text:style-name="Code">CREATE TABLE IF NOT EXISTS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Imported"<text:tab/>INTEGER NOT NULL DEFAULT 0,</text:p>
      <text:p text:style-name="Code"><text:tab/>"Inactivated"<text:tab/>INTEGER NOT NULL DEFAULT 0,</text:p>
      <text:p text:style-name="Code"><text:tab/>"Phone"<text:tab/>TEXT,</text:p>
      <text:p text:style-name="Code"><text:tab/>PRIMARY KEY("Id")</text:p>
      <text:p text:style-name="Code">);</text:p>
      <text:p text:style-name="Code">CREATE TABLE IF NOT EXISTS "PersonGroup" (</text:p>
      <text:p text:style-name="Code"><text:tab/>"Id"<text:tab/>INTEGER,</text:p>
      <text:p text:style-name="Code"><text:tab/>"IdPerson"<text:tab/>INTEGER NOT NULL,</text:p>
      <text:p text:style-name="Code"><text:tab/>"IdGroup"<text:tab/>INTEGER NOT NULL,</text:p>
      <text:p text:style-name="Code"><text:tab/>PRIMARY KEY("Id"),</text:p>
      <text:p text:style-name="Code"><text:tab/>FOREIGN KEY("IdGroup") REFERENCES "Group"("Id"),</text:p>
      <text:p text:style-name="Code"><text:tab/>FOREIGN KEY("IdPerson") REFERENCES "Person"("Id")</text:p>
      <text:p text:style-name="Code">);</text:p>
      <text:p text:style-name="Code">CREATE TABLE IF NOT EXISTS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Code"><text:soft-page-break/>CREATE TABLE IF NOT EXISTS "Article" (</text:p>
      <text:p text:style-name="Code"><text:tab/>"Id"<text:tab/>INTEGER,</text:p>
      <text:p text:style-name="Code"><text:tab/>"Title"<text:tab/>TEXT NOT NULL,</text:p>
      <text:p text:style-name="Code"><text:tab/>"Content"<text:tab/>TEXT NOT NULL,</text:p>
      <text:p text:style-name="Code"><text:tab/>"CreatedBy"<text:tab/>INTEGER NOT NULL,</text:p>
      <text:p text:style-name="Code"><text:tab/>"Timestamp"<text:tab/>TEXT NOT NULL DEFAULT current_timestamp,</text:p>
      <text:p text:style-name="Code"><text:tab/>"PublishedBy"<text:tab/>INTEGER DEFAULT NULL,</text:p>
      <text:p text:style-name="Code"><text:tab/>"IdGroup"<text:tab/>INTEGER DEFAULT NULL,</text:p>
      <text:p text:style-name="Code"><text:tab/>"OnlyForMembers"<text:tab/>INTEGER NOT NULL DEFAULT 1,</text:p>
      <text:p text:style-name="Code"><text:tab/>"LastUpdate"<text:tab/>TEXT NOT NULL DEFAULT current_timestamp,</text:p>
      <text:p text:style-name="Code"><text:tab/>PRIMARY KEY("Id"),</text:p>
      <text:p text:style-name="Code"><text:tab/>FOREIGN KEY("CreatedBy") REFERENCES "Person"("Id"),</text:p>
      <text:p text:style-name="Code"><text:tab/>FOREIGN KEY("IdGroup") REFERENCES "Group"("Id"),</text:p>
      <text:p text:style-name="Code"><text:tab/>FOREIGN KEY("PublishedBy") REFERENCES "Person"("Id")</text:p>
      <text:p text:style-name="Code">);</text:p>
      <text:p text:style-name="Code">CREATE TABLE IF NOT EXISTS "Survey" (</text:p>
      <text:p text:style-name="Code"><text:tab/>"Id"<text:tab/>INTEGER,</text:p>
      <text:p text:style-name="Code"><text:tab/>"Question"<text:tab/>TEXT NOT NULL,</text:p>
      <text:p text:style-name="Code"><text:tab/>"Options"<text:tab/>TEXT NOT NULL,</text:p>
      <text:p text:style-name="Code"><text:tab/>"IdArticle"<text:tab/>INTEGER NOT NULL,</text:p>
      <text:p text:style-name="Code"><text:tab/>"ClosingDate"<text:tab/>DATE DEFAULT (date('now', '+10 days')),</text:p>
      <text:p text:style-name="Code"><text:tab/>PRIMARY KEY("Id"),</text:p>
      <text:p text:style-name="Code"><text:tab/>FOREIGN KEY("IdArticle") REFERENCES "Article"("Id")</text:p>
      <text:p text:style-name="Code">);</text:p>
      <text:p text:style-name="Code">CREATE TABLE IF NOT EXISTS "Reply" (</text:p>
      <text:p text:style-name="Code"><text:tab/>"Id"<text:tab/>INTEGER,</text:p>
      <text:p text:style-name="Code"><text:tab/>"IdPerson"<text:tab/>INTEGER NOT NULL,</text:p>
      <text:p text:style-name="Code"><text:tab/>"IdSurvey"<text:tab/>INTEGER NOT NULL,</text:p>
      <text:p text:style-name="Code"><text:tab/>"Answers"<text:tab/>TEXT NOT NULL,</text:p>
      <text:p text:style-name="Code"><text:tab/>"LastUpdaate"<text:tab/>TEXT NOT NULL DEFAULT current_timestamp,</text:p>
      <text:p text:style-name="Code"><text:tab/>PRIMARY KEY("Id"),</text:p>
      <text:p text:style-name="Code"><text:tab/>FOREIGN KEY("IdPerson") REFERENCES "Person"("Id"),</text:p>
      <text:p text:style-name="Code"><text:tab/>FOREIGN KEY("IdSurvey") REFERENCES "Survey"("Id")</text:p>
      <text:p text:style-name="Code">);</text:p>
      <text:p text:style-name="P222">Un article est destiné à toutes les personnes si Article.IdGroup <text:span text:style-name="T95">=</text:span>= null, sinon il est réservé uniquement au<text:span text:style-name="T95">x</text:span> personne<text:span text:style-name="T95">s</text:span> du groupe.</text:p>
      <text:p text:style-name="P222">On veut une requête qui liste toutes les personnes qui n’ont pas répondu à un sondage non terminé. Il faut indiquer : la personne, l’article, le sondage et sa date de clôture.</text:p>
      <text:p text:style-name="P222">On utilise PHP, avec PDO et fluenpdo et une base sqlite.</text:p>
      <text:h text:style-name="P234" text:outline-level="1">Event manager</text:h>
      <text:p text:style-name="P325"><text:span text:style-name="T93">U</text:span><text:span text:style-name="T65">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223">├── app</text:p>
      <text:p text:style-name="P223">│   ├── controllers</text:p>
      <text:p text:style-name="P223">│   ├── helpers</text:p>
      <text:p text:style-name="P223">│   │   └── database</text:p>
      <text:p text:style-name="P223">│   ├── images</text:p>
      <text:p text:style-name="P223">│   └── views</text:p>
      <text:p text:style-name="P223">│   <text:s text:c="4"/>├── admin</text:p>
      <text:p text:style-name="P223">│   <text:s text:c="4"/>├── groups</text:p>
      <text:p text:style-name="P223">│   <text:s text:c="4"/>├── logs</text:p>
      <text:p text:style-name="P223">│   <text:s text:c="4"/>└── …</text:p>
      <text:p text:style-name="P326">Les contrôleurs héritent de</text:p>
      <text:p text:style-name="P223"><text:soft-page-break/><text:span text:style-name="T2">abstract</text:span> <text:span text:style-name="T2">class</text:span> BaseController</text:p>
      <text:p text:style-name="P223">{</text:p>
      <text:p text:style-name="P223"><text:span text:style-name="T2">protected</text:span> PDO $pdo;</text:p>
      <text:p text:style-name="P223"><text:span text:style-name="T2">protected</text:span> $fluent;</text:p>
      <text:p text:style-name="P223"><text:span text:style-name="T2">protected</text:span> Engine $flight;</text:p>
      <text:p text:style-name="P223"><text:span text:style-name="T2">protected</text:span> $latte;</text:p>
      <text:p text:style-name="P223"><text:span text:style-name="T2">protected</text:span> Application $application;</text:p>
      <text:p text:style-name="P223"><text:span text:style-name="T2">protected</text:span> Params $params;</text:p>
      <text:p text:style-name="P223"><text:span text:style-name="T2">protected</text:span> $authorizations;</text:p>
      <text:p text:style-name="P223"/>
      <text:p text:style-name="P223"><text:span text:style-name="T2">public</text:span> <text:span text:style-name="T2">function</text:span> __construct(PDO $pdo, Engine $flight)</text:p>
      <text:p text:style-name="P223">{</text:p>
      <text:p text:style-name="P223"><text:span text:style-name="T2">$this</text:span>-&gt;pdo = $pdo;</text:p>
      <text:p text:style-name="P223"><text:span text:style-name="T2">$this</text:span>-&gt;fluent = <text:span text:style-name="T2">new</text:span> \Envms\FluentPDO\Query($pdo);</text:p>
      <text:p text:style-name="P223"><text:span text:style-name="T2">$this</text:span>-&gt;flight = $flight;</text:p>
      <text:p text:style-name="P223"><text:span text:style-name="T2">$this</text:span>-&gt;latte = <text:span text:style-name="T2">new</text:span> LatteEngine();</text:p>
      <text:p text:style-name="P223">…</text:p>
      <text:p text:style-name="P327">Exemple de contrôleur :</text:p>
      <text:p text:style-name="P223">&lt;?php</text:p>
      <text:p text:style-name="P223"/>
      <text:p text:style-name="P223"><text:span text:style-name="T2">namespace</text:span> app\controllers;</text:p>
      <text:p text:style-name="P223"/>
      <text:p text:style-name="P223"><text:span text:style-name="T2">use</text:span> app\helpers\PersonStatistics;</text:p>
      <text:p text:style-name="P223"/>
      <text:p text:style-name="P223"><text:span text:style-name="T2">class</text:span> PersonStatisticsController <text:span text:style-name="T2">extends</text:span> BaseController</text:p>
      <text:p text:style-name="P223">{</text:p>
      <text:p text:style-name="P223"><text:span text:style-name="T2">public</text:span> <text:span text:style-name="T2">function</text:span> showStatistics()</text:p>
      <text:p text:style-name="P223">{</text:p>
      <text:p text:style-name="P223"><text:span text:style-name="T2">if</text:span> ($person = <text:span text:style-name="T2">$this</text:span>-&gt;getPerson([])) {</text:p>
      <text:p text:style-name="P223"/>
      <text:p text:style-name="P223">$personalStatistics = <text:span text:style-name="T2">new</text:span> PersonStatistics(<text:span text:style-name="T2">$this</text:span>-&gt;pdo);</text:p>
      <text:p text:style-name="P223">$season = $personalStatistics-&gt;getSeasonRange();</text:p>
      <text:p text:style-name="P223">echo <text:span text:style-name="T2">$this</text:span>-&gt;latte-&gt;render(<text:span text:style-name="T7">'app/views/user/statistics.latte'</text:span>, <text:span text:style-name="T2">$this</text:span>-&gt;params-&gt;getAll([</text:p>
      <text:p text:style-name="P223"><text:span text:style-name="T7">'stats'</text:span> =&gt; $personalStatistics-&gt;getStats($person, $season[<text:span text:style-name="T7">'start'</text:span>], $season[<text:span text:style-name="T7">'end'</text:span>]),</text:p>
      <text:p text:style-name="P223"><text:span text:style-name="T7">'seasons'</text:span> =&gt; $personalStatistics-&gt;getAvailableSeasons(),</text:p>
      <text:p text:style-name="P223"><text:span text:style-name="T7">'currentSeason'</text:span> =&gt; $season,</text:p>
      <text:p text:style-name="P223">]));</text:p>
      <text:p text:style-name="P223">} <text:span text:style-name="T2">else</text:span> {</text:p>
      <text:p text:style-name="P223"><text:span text:style-name="T2">$this</text:span>-&gt;application-&gt;error403(<text:span text:style-name="T2">__FILE__</text:span>, <text:span text:style-name="T2">__LINE__</text:span>);</text:p>
      <text:p text:style-name="P223">}</text:p>
      <text:p text:style-name="P223">}</text:p>
      <text:p text:style-name="P223">}</text:p>
      <text:p text:style-name="P327">Exemple de vue :</text:p>
      <text:p text:style-name="P223">{<text:span text:style-name="T2">layout </text:span><text:span text:style-name="T7">'../layout.latte'</text:span>}</text:p>
      <text:p text:style-name="P223"/>
      <text:p text:style-name="P223">{<text:span text:style-name="T2">block </text:span>title}Stat{<text:span text:style-name="T2">/block</text:span>}</text:p>
      <text:p text:style-name="P223"/>
      <text:p text:style-name="P223">{<text:span text:style-name="T2">block </text:span>navbar}</text:p>
      <text:p text:style-name="P223">{<text:span text:style-name="T2">include </text:span><text:span text:style-name="T7">'../navbar/home.latte'</text:span>}</text:p>
      <text:p text:style-name="P223">{<text:span text:style-name="T2">/block</text:span>}</text:p>
      <text:p text:style-name="P223"/>
      <text:p text:style-name="P223">{<text:span text:style-name="T2">block </text:span>content}</text:p>
      <text:p text:style-name="P223"><text:span text:style-name="T13">&lt;div</text:span> <text:span text:style-name="T15">class</text:span>=<text:span text:style-name="T2">"container mt-4"</text:span><text:span text:style-name="T13">&gt;</text:span></text:p>
      <text:p text:style-name="P223"><text:span text:style-name="T13">&lt;h1&gt;</text:span>Statistiques pour {$stats[<text:span text:style-name="T7">'person'</text:span>][<text:span text:style-name="T7">'FirstName'</text:span>]} {$stats[<text:span text:style-name="T7">'person'</text:span>][<text:span text:style-name="T7">'LastName'</text:span>]}<text:span text:style-name="T13">&lt;/h1&gt;</text:span></text:p>
      <text:p text:style-name="P223"><text:span text:style-name="T13">&lt;div</text:span> <text:span text:style-name="T15">class</text:span>=<text:span text:style-name="T2">"card mb-4"</text:span><text:span text:style-name="T13">&gt;</text:span></text:p>
      <text:p text:style-name="P223"><text:soft-page-break/><text:span text:style-name="T13">&lt;div</text:span> <text:span text:style-name="T15">class</text:span>=<text:span text:style-name="T2">"card-header"</text:span><text:span text:style-name="T13">&gt;</text:span></text:p>
      <text:p text:style-name="P223"><text:span text:style-name="T13">&lt;div</text:span> <text:span text:style-name="T15">class</text:span>=<text:span text:style-name="T2">"row"</text:span><text:span text:style-name="T13">&gt;</text:span></text:p>
      <text:p text:style-name="P223"><text:span text:style-name="T13">&lt;div</text:span> <text:span text:style-name="T15">class</text:span>=<text:span text:style-name="T2">"col"</text:span><text:span text:style-name="T13">&gt;</text:span></text:p>
      <text:p text:style-name="P223"><text:span text:style-name="T13">&lt;h5&gt;</text:span>Période : {date(<text:span text:style-name="T7">'d/m/Y'</text:span>, strtotime($currentSeason[<text:span text:style-name="T7">'start'</text:span>]))} - {date(<text:span text:style-name="T7">'d/m/Y'</text:span>, strtotime($currentSeason[<text:span text:style-name="T7">'end'</text:span>]))}<text:span text:style-name="T13">&lt;/h5&gt;</text:span></text:p>
      <text:p text:style-name="P223">&lt;/div&gt;</text:p>
      <text:p text:style-name="P223">...</text:p>
      <text:p text:style-name="P328">Et la route :</text:p>
      <text:p text:style-name="P223">$personStatisticsController = $container-&gt;get(<text:span text:style-name="T7">'app\controllers\PersonStatisticsController'</text:span>);</text:p>
      <text:p text:style-name="P223">$flight-&gt;route(<text:span text:style-name="T7">'GET /statistics/person'</text:span>, <text:span text:style-name="T2">function</text:span>() <text:span text:style-name="T2">use</text:span> ($personStatisticsController) {$personStatisticsController-&gt;showStatistics();});</text:p>
      <text:p text:style-name="P328"/>
      <text:p text:style-name="P324">Avec ce<text:span text:style-name="T65">s</text:span> table<text:span text:style-name="T65">s</text:span> :</text:p>
      <text:p text:style-name="P223">CREATE TABLE IF NOT EXISTS "Event" (</text:p>
      <text:p text:style-name="P223"><text:tab/>"Id"<text:tab/>INTEGER,</text:p>
      <text:p text:style-name="P223"><text:tab/>"Summary"<text:tab/>TEXT NOT NULL,</text:p>
      <text:p text:style-name="P223"><text:tab/>"Description"<text:tab/>TEXT NOT NULL,</text:p>
      <text:p text:style-name="P223"><text:tab/>"Location"<text:tab/>TEXT NOT NULL,</text:p>
      <text:p text:style-name="P223"><text:tab/>"StartTime"<text:tab/>TEXT NOT NULL,</text:p>
      <text:p text:style-name="P223"><text:tab/>"Duration"<text:tab/>INTEGER NOT NULL DEFAULT 3600,</text:p>
      <text:p text:style-name="P223"><text:tab/>"IdEventType"<text:tab/>INTEGER NOT NULL,</text:p>
      <text:p text:style-name="P223"><text:tab/>"CreatedBy"<text:tab/>INTEGER NOT NULL,</text:p>
      <text:p text:style-name="P223"><text:tab/>"MaxParticipants"<text:tab/>INTEGER NOT NULL DEFAULT 0,</text:p>
      <text:p text:style-name="P223"><text:tab/>"Audience"<text:tab/>TEXT NOT NULL DEFAULT 'ClubMembersOnly',</text:p>
      <text:p text:style-name="P223"><text:tab/>PRIMARY KEY("Id"),</text:p>
      <text:p text:style-name="P223"><text:tab/>FOREIGN KEY("CreatedBy") REFERENCES "Person"("Id"),</text:p>
      <text:p text:style-name="P223"><text:tab/>FOREIGN KEY("IdEventType") REFERENCES "EventType"("Id")</text:p>
      <text:p text:style-name="P223">);</text:p>
      <text:p text:style-name="P223">CREATE TABLE IF NOT EXISTS "EventAttribute" (</text:p>
      <text:p text:style-name="P223"><text:tab/>"Id"<text:tab/>INTEGER,</text:p>
      <text:p text:style-name="P223"><text:tab/>"IdEvent"<text:tab/>INTEGER NOT NULL,</text:p>
      <text:p text:style-name="P223"><text:tab/>"IdAttribute"<text:tab/>INTEGER NOT NULL,</text:p>
      <text:p text:style-name="P223"><text:tab/>PRIMARY KEY("Id"),</text:p>
      <text:p text:style-name="P223"><text:tab/>FOREIGN KEY("IdAttribute") REFERENCES "Attribute"("Id"),</text:p>
      <text:p text:style-name="P223"><text:tab/>FOREIGN KEY("IdEvent") REFERENCES "Event"("Id")</text:p>
      <text:p text:style-name="P223">);</text:p>
      <text:p text:style-name="P223">CREATE TABLE IF NOT EXISTS "EventType" (</text:p>
      <text:p text:style-name="P223"><text:tab/>"Id"<text:tab/>INTEGER,</text:p>
      <text:p text:style-name="P223"><text:tab/>"Name"<text:tab/>TEXT NOT NULL,</text:p>
      <text:p text:style-name="P223"><text:tab/>"Inactivated"<text:tab/>INTEGER NOT NULL DEFAULT 0,</text:p>
      <text:p text:style-name="P223"><text:tab/>"IdGroup"<text:tab/>INTEGER DEFAULT NULL,</text:p>
      <text:p text:style-name="P223"><text:tab/>PRIMARY KEY("Id"),</text:p>
      <text:p text:style-name="P223"><text:tab/>FOREIGN KEY("IdGroup") REFERENCES "Group"("Id")</text:p>
      <text:p text:style-name="P223">);</text:p>
      <text:p text:style-name="P223">CREATE TABLE IF NOT EXISTS "EventTypeAttribute" (</text:p>
      <text:p text:style-name="P223"><text:tab/>"Id"<text:tab/>INTEGER,</text:p>
      <text:p text:style-name="P223"><text:tab/>"IdEventType"<text:tab/>INTEGER NOT NULL,</text:p>
      <text:p text:style-name="P223"><text:tab/>"IdAttribute"<text:tab/>INTEGER NOT NULL,</text:p>
      <text:p text:style-name="P223"><text:tab/>PRIMARY KEY("Id"),</text:p>
      <text:p text:style-name="P223"><text:tab/>FOREIGN KEY("IdAttribute") REFERENCES "Attribute"("Id"),</text:p>
      <text:p text:style-name="P223"><text:tab/>FOREIGN KEY("IdEventType") REFERENCES "EventType"("Id")</text:p>
      <text:p text:style-name="P223">);</text:p>
      <text:p text:style-name="P223">CREATE TABLE IF NOT EXISTS "Attribute" (</text:p>
      <text:p text:style-name="P223"><text:tab/>"Id"<text:tab/>INTEGER,</text:p>
      <text:p text:style-name="P223"><text:soft-page-break/><text:tab/>"Name"<text:tab/>TEXT NOT NULL,</text:p>
      <text:p text:style-name="P223"><text:tab/>"Detail"<text:tab/>TEXT NOT NULL,</text:p>
      <text:p text:style-name="P223"><text:tab/>"Color"<text:tab/>TEXT NOT NULL,</text:p>
      <text:p text:style-name="P223"><text:tab/>PRIMARY KEY("Id")</text:p>
      <text:p text:style-name="P223">);</text:p>
      <text:p text:style-name="P323">Avec cette vue :</text:p>
      <text:p text:style-name="Code">{<text:span text:style-name="T2">layout </text:span>$layout}</text:p>
      <text:p text:style-name="Code"/>
      <text:p text:style-name="Code">{<text:span text:style-name="T2">block </text:span>title}Gérer les évènements{<text:span text:style-name="T2">/block</text:span>}</text:p>
      <text:p text:style-name="Code"/>
      <text:p text:style-name="Code">{<text:span text:style-name="T2">block </text:span>content}</text:p>
      <text:p text:style-name="Code"><text:span text:style-name="T13">&lt;div</text:span> <text:span text:style-name="T15">class</text:span>=<text:span text:style-name="T2">"container mt-4"</text:span><text:span text:style-name="T13">&gt;</text:span></text:p>
      <text:p text:style-name="Code"><text:span text:style-name="T13">&lt;div</text:span> <text:span text:style-name="T15">class</text:span>=<text:span text:style-name="T2">"row align-items-center mb-3"</text:span><text:span text:style-name="T13">&gt;</text:span></text:p>
      <text:p text:style-name="Code"><text:span text:style-name="T13">&lt;div</text:span> <text:span text:style-name="T15">class</text:span>=<text:span text:style-name="T2">"col-auto"</text:span><text:span text:style-name="T13">&gt;</text:span></text:p>
      <text:p text:style-name="Code"><text:span text:style-name="T13">&lt;button</text:span> <text:span text:style-name="T15">type</text:span>=<text:span text:style-name="T2">"button"</text:span> <text:span text:style-name="T15">class</text:span>=<text:span text:style-name="T2">"btn btn-secondary move-week"</text:span> <text:span text:style-name="T15">data-days</text:span>=<text:span text:style-name="T2">"-7"</text:span><text:span text:style-name="T13">&gt;</text:span>&amp;laquo;<text:span text:style-name="T13">&lt;/button&gt;</text:span></text:p>
      <text:p text:style-name="Code"><text:span text:style-name="T13">&lt;button</text:span> <text:span text:style-name="T15">type</text:span>=<text:span text:style-name="T2">"button"</text:span> <text:span text:style-name="T15">class</text:span>=<text:span text:style-name="T2">"btn btn-secondary move-day"</text:span> <text:span text:style-name="T15">data-days</text:span>=<text:span text:style-name="T2">"-1"</text:span><text:span text:style-name="T13">&gt;</text:span>&amp;lsaquo;<text:span text:style-name="T13">&lt;/button&gt;</text:span></text:p>
      <text:p text:style-name="Code">&lt;/div&gt;</text:p>
      <text:p text:style-name="Code"><text:span text:style-name="T13">&lt;div</text:span> <text:span text:style-name="T15">class</text:span>=<text:span text:style-name="T2">"col"</text:span><text:span text:style-name="T13">&gt;</text:span></text:p>
      <text:p text:style-name="Code"><text:span text:style-name="T13">&lt;div</text:span> <text:span text:style-name="T15">class</text:span>=<text:span text:style-name="T2">"table-responsive"</text:span><text:span text:style-name="T13">&gt;</text:span></text:p>
      <text:p text:style-name="Code"><text:span text:style-name="T13">&lt;table</text:span> <text:span text:style-name="T15">class</text:span>=<text:span text:style-name="T2">"table table-bordered text-center"</text:span><text:span text:style-name="T13">&gt;</text:span></text:p>
      <text:p text:style-name="Code">&lt;thead&gt;</text:p>
      <text:p text:style-name="Code"><text:span text:style-name="T13">&lt;tr</text:span> <text:span text:style-name="T15">id</text:span>=<text:span text:style-name="T2">"weekdays-header"</text:span><text:span text:style-name="T13">&gt;</text:span></text:p>
      <text:p text:style-name="Code">{* JavaScript add here *}</text:p>
      <text:p text:style-name="Code">&lt;/tr&gt;</text:p>
      <text:p text:style-name="Code">&lt;/thead&gt;</text:p>
      <text:p text:style-name="Code">&lt;tbody&gt;</text:p>
      <text:p text:style-name="Code"><text:span text:style-name="T13">&lt;tr</text:span> <text:span text:style-name="T15">id</text:span>=<text:span text:style-name="T2">"events-row"</text:span><text:span text:style-name="T13">&gt;</text:span></text:p>
      <text:p text:style-name="Code">{* JavaScript add here *}</text:p>
      <text:p text:style-name="Code">&lt;/tr&gt;</text:p>
      <text:p text:style-name="Code">&lt;/tbody&gt;</text:p>
      <text:p text:style-name="Code">&lt;/table&gt;</text:p>
      <text:p text:style-name="Code">&lt;/div&gt;</text:p>
      <text:p text:style-name="Code">&lt;/div&gt;</text:p>
      <text:p text:style-name="Code"><text:span text:style-name="T13">&lt;div</text:span> <text:span text:style-name="T15">class</text:span>=<text:span text:style-name="T2">"col-auto"</text:span><text:span text:style-name="T13">&gt;</text:span></text:p>
      <text:p text:style-name="Code"><text:span text:style-name="T13">&lt;button</text:span> <text:span text:style-name="T15">type</text:span>=<text:span text:style-name="T2">"button"</text:span> <text:span text:style-name="T15">class</text:span>=<text:span text:style-name="T2">"btn btn-secondary move-day"</text:span> <text:span text:style-name="T15">data-days</text:span>=<text:span text:style-name="T2">"1"</text:span><text:span text:style-name="T13">&gt;</text:span>&amp;rsaquo;<text:span text:style-name="T13">&lt;/button&gt;</text:span></text:p>
      <text:p text:style-name="Code"><text:span text:style-name="T13">&lt;button</text:span> <text:span text:style-name="T15">type</text:span>=<text:span text:style-name="T2">"button"</text:span> <text:span text:style-name="T15">class</text:span>=<text:span text:style-name="T2">"btn btn-secondary move-week"</text:span> <text:span text:style-name="T15">data-days</text:span>=<text:span text:style-name="T2">"7"</text:span><text:span text:style-name="T13">&gt;</text:span>&amp;raquo;<text:span text:style-name="T13">&lt;/button&gt;</text:span></text:p>
      <text:p text:style-name="Code">&lt;/div&gt;</text:p>
      <text:p text:style-name="Code">&lt;/div&gt;</text:p>
      <text:p text:style-name="Code"/>
      <text:p text:style-name="Code">{<text:span text:style-name="T2">if </text:span>$isEventManager}</text:p>
      <text:p text:style-name="Code"><text:span text:style-name="T13">&lt;div</text:span> <text:span text:style-name="T15">class</text:span>=<text:span text:style-name="T2">"ms-auto"</text:span><text:span text:style-name="T13">&gt;</text:span></text:p>
      <text:p text:style-name="Code"><text:span text:style-name="T13">&lt;button</text:span> <text:span text:style-name="T15">type</text:span>=<text:span text:style-name="T2">"button"</text:span> <text:span text:style-name="T15">class</text:span>=<text:span text:style-name="T2">"btn btn-primary"</text:span> <text:span text:style-name="T15">data-bs-toggle</text:span>=<text:span text:style-name="T2">"modal"</text:span> <text:span text:style-name="T15">data-bs-target</text:span>=<text:span text:style-name="T2">"#eventModal"</text:span><text:span text:style-name="T13">&gt;</text:span></text:p>
      <text:p text:style-name="Code"><text:span text:style-name="T13">&lt;i</text:span> <text:span text:style-name="T15">class</text:span>=<text:span text:style-name="T2">"bi bi-plus-lg"</text:span><text:span text:style-name="T13">&gt;&lt;/i&gt;</text:span></text:p>
      <text:p text:style-name="Code">&lt;/button&gt;</text:p>
      <text:p text:style-name="Code">&lt;/div&gt;</text:p>
      <text:p text:style-name="Code">{<text:span text:style-name="T2">/if</text:span>}</text:p>
      <text:p text:style-name="Code"><text:span text:style-name="T13">&lt;div</text:span> <text:span text:style-name="T15">id</text:span>=<text:span text:style-name="T2">"events-detail"</text:span> <text:span text:style-name="T15">class</text:span>=<text:span text:style-name="T2">"mt-4"</text:span><text:span text:style-name="T13">&gt;&lt;/div&gt;</text:span></text:p>
      <text:p text:style-name="Code"/>
      <text:p text:style-name="Code"><text:span text:style-name="T13">&lt;div</text:span> <text:span text:style-name="T15">class</text:span>=<text:span text:style-name="T2">"modal fade"</text:span> <text:span text:style-name="T15">id</text:span>=<text:span text:style-name="T2">"eventModal"</text:span> <text:span text:style-name="T15">tabindex</text:span>=<text:span text:style-name="T2">"-1"</text:span> <text:span text:style-name="T15">aria-labelledby</text:span>=<text:span text:style-name="T2">"eventModalLabel"</text:span> <text:span text:style-name="T15">aria-hidden</text:span>=<text:span text:style-name="T2">"true"</text:span><text:span text:style-name="T13">&gt;</text:span></text:p>
      <text:p text:style-name="Code"><text:span text:style-name="T13">&lt;div</text:span> <text:span text:style-name="T15">class</text:span>=<text:span text:style-name="T2">"modal-dialog"</text:span><text:span text:style-name="T13">&gt;</text:span></text:p>
      <text:p text:style-name="Code"><text:span text:style-name="T13">&lt;div</text:span> <text:span text:style-name="T15">class</text:span>=<text:span text:style-name="T2">"modal-content"</text:span><text:span text:style-name="T13">&gt;</text:span></text:p>
      <text:p text:style-name="Code"><text:span text:style-name="T13">&lt;div</text:span> <text:span text:style-name="T15">class</text:span>=<text:span text:style-name="T2">"modal-header"</text:span><text:span text:style-name="T13">&gt;</text:span></text:p>
      <text:p text:style-name="Code"><text:span text:style-name="T13">&lt;h5</text:span> <text:span text:style-name="T15">class</text:span>=<text:span text:style-name="T2">"modal-title"</text:span> <text:span text:style-name="T15">id</text:span>=<text:span text:style-name="T2">"eventModalLabel"</text:span><text:span text:style-name="T13">&gt;</text:span>Gérer un événement<text:span text:style-name="T13">&lt;/h5&gt;</text:span></text:p>
      <text:p text:style-name="Code"><text:soft-page-break/><text:span text:style-name="T13">&lt;button</text:span> <text:span text:style-name="T15">type</text:span>=<text:span text:style-name="T2">"button"</text:span> <text:span text:style-name="T15">class</text:span>=<text:span text:style-name="T2">"btn-close"</text:span> <text:span text:style-name="T15">data-bs-dismiss</text:span>=<text:span text:style-name="T2">"modal"</text:span> <text:span text:style-name="T15">aria-label</text:span>=<text:span text:style-name="T2">"Fermer"</text:span><text:span text:style-name="T13">&gt;&lt;/button&gt;</text:span></text:p>
      <text:p text:style-name="Code">&lt;/div&gt;</text:p>
      <text:p text:style-name="Code"><text:span text:style-name="T13">&lt;div</text:span> <text:span text:style-name="T15">class</text:span>=<text:span text:style-name="T2">"modal-body"</text:span><text:span text:style-name="T13">&gt;</text:span></text:p>
      <text:p text:style-name="Code"><text:span text:style-name="T13">&lt;form</text:span> <text:span text:style-name="T15">id</text:span>=<text:span text:style-name="T2">"eventForm"</text:span><text:span text:style-name="T13">&gt;</text:span></text:p>
      <text:p text:style-name="Code"><text:span text:style-name="T13">&lt;input</text:span> <text:span text:style-name="T15">type</text:span>=<text:span text:style-name="T2">"hidden"</text:span> <text:span text:style-name="T15">id</text:span>=<text:span text:style-name="T2">"eventId"</text:span> <text:span text:style-name="T15">name</text:span>=<text:span text:style-name="T2">"eventId"</text:span><text:span text:style-name="T13">&gt;</text:span></text:p>
      <text:p text:style-name="Code"><text:span text:style-name="T13">&lt;input</text:span> <text:span text:style-name="T15">type</text:span>=<text:span text:style-name="T2">"hidden"</text:span> <text:span text:style-name="T15">id</text:span>=<text:span text:style-name="T2">"formMode"</text:span> <text:span text:style-name="T15">name</text:span>=<text:span text:style-name="T2">"formMode"</text:span> <text:span text:style-name="T15">value</text:span>=<text:span text:style-name="T2">"create"</text:span><text:span text:style-name="T13">&gt;</text:span></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summaryInput"</text:span> <text:span text:style-name="T15">class</text:span>=<text:span text:style-name="T2">"form-label"</text:span><text:span text:style-name="T13">&gt;</text:span>Résumé<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summaryInput"</text:span> <text:span text:style-name="T15">name</text:span>=<text:span text:style-name="T2">"summary"</text:span> <text:span text:style-name="T15">required</text:span><text:span text:style-name="T13">&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descriptionInput"</text:span> <text:span text:style-name="T15">class</text:span>=<text:span text:style-name="T2">"form-label"</text:span><text:span text:style-name="T13">&gt;</text:span>Description<text:span text:style-name="T13">&lt;/label&gt;</text:span></text:p>
      <text:p text:style-name="Code"><text:span text:style-name="T13">&lt;textarea</text:span> <text:span text:style-name="T15">class</text:span>=<text:span text:style-name="T2">"form-control"</text:span> <text:span text:style-name="T15">id</text:span>=<text:span text:style-name="T2">"descriptionInput"</text:span> <text:span text:style-name="T15">name</text:span>=<text:span text:style-name="T2">"description"</text:span> <text:span text:style-name="T15">required</text:span><text:span text:style-name="T13">&gt;&lt;/textarea&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locationInput"</text:span> <text:span text:style-name="T15">class</text:span>=<text:span text:style-name="T2">"form-label"</text:span><text:span text:style-name="T13">&gt;</text:span>Lieu<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locationInput"</text:span> <text:span text:style-name="T15">name</text:span>=<text:span text:style-name="T2">"location"</text:span> <text:span text:style-name="T15">required</text:span><text:span text:style-name="T13">&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eventTypeInput"</text:span> <text:span text:style-name="T15">class</text:span>=<text:span text:style-name="T2">"form-label"</text:span><text:span text:style-name="T13">&gt;</text:span>Type d'événement<text:span text:style-name="T13">&lt;/label&gt;</text:span></text:p>
      <text:p text:style-name="Code"><text:span text:style-name="T13">&lt;select</text:span> <text:span text:style-name="T15">class</text:span>=<text:span text:style-name="T2">"form-control"</text:span> <text:span text:style-name="T15">id</text:span>=<text:span text:style-name="T2">"eventTypeInput"</text:span> <text:span text:style-name="T15">name</text:span>=<text:span text:style-name="T2">"eventType"</text:span> <text:span text:style-name="T15">required</text:span><text:span text:style-name="T13">&gt;</text:span></text:p>
      <text:p text:style-name="Code">{<text:span text:style-name="T2">foreach </text:span>$eventTypes as $eventType}</text:p>
      <text:p text:style-name="Code"><text:span text:style-name="T13">&lt;option</text:span> <text:span text:style-name="T15">value</text:span>=<text:span text:style-name="T2">"{$eventType['Id']}"</text:span><text:span text:style-name="T13">&gt;</text:span>{$eventType[<text:span text:style-name="T7">'Name'</text:span>]}<text:span text:style-name="T13">&lt;/option&gt;</text:span></text:p>
      <text:p text:style-name="Code">{<text:span text:style-name="T2">/foreach</text:span>}</text:p>
      <text:p text:style-name="Code">&lt;/select&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dateInput"</text:span> <text:span text:style-name="T15">class</text:span>=<text:span text:style-name="T2">"form-label"</text:span><text:span text:style-name="T13">&gt;</text:span>Date<text:span text:style-name="T13">&lt;/label&gt;</text:span></text:p>
      <text:p text:style-name="Code"><text:span text:style-name="T13">&lt;input</text:span> <text:span text:style-name="T15">type</text:span>=<text:span text:style-name="T2">"date"</text:span> <text:span text:style-name="T15">class</text:span>=<text:span text:style-name="T2">"form-control"</text:span> <text:span text:style-name="T15">id</text:span>=<text:span text:style-name="T2">"dateInput"</text:span> <text:span text:style-name="T15">name</text:span>=<text:span text:style-name="T2">"date"</text:span> <text:span text:style-name="T15">required</text:span><text:span text:style-name="T13">&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startTimeInput"</text:span> <text:span text:style-name="T15">class</text:span>=<text:span text:style-name="T2">"form-label"</text:span><text:span text:style-name="T13">&gt;</text:span>Heure de début<text:span text:style-name="T13">&lt;/label&gt;</text:span></text:p>
      <text:p text:style-name="Code"><text:span text:style-name="T13">&lt;input</text:span> <text:span text:style-name="T15">type</text:span>=<text:span text:style-name="T2">"time"</text:span> <text:span text:style-name="T15">class</text:span>=<text:span text:style-name="T2">"form-control"</text:span> <text:span text:style-name="T15">id</text:span>=<text:span text:style-name="T2">"startTimeInput"</text:span> <text:span text:style-name="T15">name</text:span>=<text:span text:style-name="T2">"startTime"</text:span> <text:span text:style-name="T15">step</text:span>=<text:span text:style-name="T2">"900"</text:span> <text:span text:style-name="T15">required</text:span><text:span text:style-name="T13">&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durationInput"</text:span> <text:span text:style-name="T15">class</text:span>=<text:span text:style-name="T2">"form-label"</text:span><text:span text:style-name="T13">&gt;</text:span>Durée (en heures)<text:span text:style-name="T13">&lt;/label&gt;</text:span></text:p>
      <text:p text:style-name="Code"><text:span text:style-name="T13">&lt;input</text:span> <text:span text:style-name="T15">type</text:span>=<text:span text:style-name="T2">"number"</text:span> <text:span text:style-name="T15">class</text:span>=<text:span text:style-name="T2">"form-control"</text:span> <text:span text:style-name="T15">id</text:span>=<text:span text:style-name="T2">"durationInput"</text:span> <text:span text:style-name="T15">name</text:span>=<text:span text:style-name="T2">"duration"</text:span> <text:span text:style-name="T15">min</text:span>=<text:span text:style-name="T2">"0.5"</text:span> <text:span text:style-name="T15">step</text:span>=<text:span text:style-name="T2">"0.5"</text:span> <text:span text:style-name="T15">required</text:span><text:span text:style-name="T13">&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class</text:span>=<text:span text:style-name="T2">"form-label"</text:span><text:span text:style-name="T13">&gt;</text:span>Attributs<text:span text:style-name="T13">&lt;/label&gt;</text:span></text:p>
      <text:p text:style-name="Code"><text:span text:style-name="T13">&lt;div</text:span> <text:span text:style-name="T15">id</text:span>=<text:span text:style-name="T2">"attributesList"</text:span> <text:span text:style-name="T15">class</text:span>=<text:span text:style-name="T2">"mb-2"</text:span><text:span text:style-name="T13">&gt;</text:span></text:p>
      <text:p text:style-name="Code">&lt;!-- Dynamically populated attribute list will go here --&gt;</text:p>
      <text:p text:style-name="Code">&lt;/div&gt;</text:p>
      <text:p text:style-name="Code"><text:span text:style-name="T13">&lt;div</text:span> <text:span text:style-name="T15">class</text:span>=<text:span text:style-name="T2">"input-group"</text:span><text:span text:style-name="T13">&gt;</text:span></text:p>
      <text:p text:style-name="Code"><text:span text:style-name="T13">&lt;select</text:span> <text:span text:style-name="T15">id</text:span>=<text:span text:style-name="T2">"availableAttributesSelect"</text:span> <text:span text:style-name="T15">class</text:span>=<text:span text:style-name="T2">"form-control"</text:span><text:span text:style-name="T13">&gt;</text:span></text:p>
      <text:p text:style-name="Code"><text:soft-page-break/>{<text:span text:style-name="T2">foreach </text:span>$eventAttributes as $attribute}</text:p>
      <text:p text:style-name="Code"><text:span text:style-name="T13">&lt;option</text:span> <text:span text:style-name="T15">value</text:span>=<text:span text:style-name="T2">"{$attribute['Id']}"</text:span> <text:span text:style-name="T15">data-color</text:span>=<text:span text:style-name="T2">"{$attribute['Color']}"</text:span> <text:span text:style-name="T15">data-detail</text:span>=<text:span text:style-name="T2">"{$attribute['Detail']}"</text:span><text:span text:style-name="T13">&gt;</text:span></text:p>
      <text:p text:style-name="Code">{$attribute[<text:span text:style-name="T7">'Name'</text:span>]}</text:p>
      <text:p text:style-name="Code">&lt;/option&gt;</text:p>
      <text:p text:style-name="Code">{<text:span text:style-name="T2">/foreach</text:span>}</text:p>
      <text:p text:style-name="Code">&lt;/select&gt;</text:p>
      <text:p text:style-name="Code"><text:span text:style-name="T13">&lt;button</text:span> <text:span text:style-name="T15">type</text:span>=<text:span text:style-name="T2">"button"</text:span> <text:span text:style-name="T15">id</text:span>=<text:span text:style-name="T2">"addAttributeBtn"</text:span> <text:span text:style-name="T15">class</text:span>=<text:span text:style-name="T2">"btn btn-secondary"</text:span><text:span text:style-name="T13">&gt;</text:span></text:p>
      <text:p text:style-name="Code"><text:span text:style-name="T13">&lt;i</text:span> <text:span text:style-name="T15">class</text:span>=<text:span text:style-name="T2">"bi bi-plus-lg"</text:span><text:span text:style-name="T13">&gt;&lt;/i&gt;</text:span> Ajouter</text:p>
      <text:p text:style-name="Code">&lt;/button&gt;</text:p>
      <text:p text:style-name="Code">&lt;/div&gt;</text:p>
      <text:p text:style-name="Code">&lt;/div&gt;</text:p>
      <text:p text:style-name="Code"/>
      <text:p text:style-name="Code"><text:span text:style-name="T13">&lt;button</text:span> <text:span text:style-name="T15">type</text:span>=<text:span text:style-name="T2">"submit"</text:span> <text:span text:style-name="T15">id</text:span>=<text:span text:style-name="T2">"submitEventBtn"</text:span> <text:span text:style-name="T15">class</text:span>=<text:span text:style-name="T2">"btn btn-success"</text:span><text:span text:style-name="T13">&gt;</text:span>Créer<text:span text:style-name="T13">&lt;/button&gt;</text:span></text:p>
      <text:p text:style-name="Code">&lt;/form&gt;</text:p>
      <text:p text:style-name="Code">&lt;/div&gt;</text:p>
      <text:p text:style-name="Code">&lt;/div&gt;</text:p>
      <text:p text:style-name="Code">&lt;/div&gt;</text:p>
      <text:p text:style-name="Code">&lt;/div&gt;</text:p>
      <text:p text:style-name="Code">&lt;/div&gt;</text:p>
      <text:p text:style-name="Code">{<text:span text:style-name="T2">/block</text:span>}</text:p>
      <text:p text:style-name="Code"/>
      <text:p text:style-name="Code">{<text:span text:style-name="T2">block </text:span>scripts}</text:p>
      <text:p text:style-name="Code"><text:span text:style-name="T13">&lt;script</text:span> <text:span text:style-name="T15">src</text:span>=<text:span text:style-name="T2">"/app/js/eventManager.js"</text:span><text:span text:style-name="T13">&gt;&lt;/script&gt;</text:span></text:p>
      <text:p text:style-name="Code"><text:span text:style-name="T13">&lt;script</text:span> <text:span text:style-name="T15">n:syntax</text:span>=<text:span text:style-name="T2">"off"</text:span><text:span text:style-name="T13">&gt;</text:span></text:p>
      <text:p text:style-name="Code">document.addEventListener(<text:span text:style-name="T7">'DOMContentLoaded'</text:span>, <text:span text:style-name="T2">function</text:span>() {</text:p>
      <text:p text:style-name="Code">initEventManager();</text:p>
      <text:p text:style-name="Code">});</text:p>
      <text:p text:style-name="Code"><text:line-break/></text:p>
      <text:p text:style-name="Code"><text:span text:style-name="T2">let</text:span> selectedAttributes = [];</text:p>
      <text:p text:style-name="Code">document.getElementById(<text:span text:style-name="T7">'addAttributeBtn'</text:span>).addEventListener(<text:span text:style-name="T7">'click'</text:span>, <text:span text:style-name="T2">function</text:span>() {</text:p>
      <text:p text:style-name="Code"><text:span text:style-name="T2">const</text:span> select = document.getElementById(<text:span text:style-name="T7">'availableAttributesSelect'</text:span>);</text:p>
      <text:p text:style-name="Code"><text:span text:style-name="T2">const</text:span> selectedOption = select.options[select.selectedIndex];</text:p>
      <text:p text:style-name="Code"><text:span text:style-name="T2">if</text:span> (!selectedOption) <text:span text:style-name="T2">return</text:span>;</text:p>
      <text:p text:style-name="Code"/>
      <text:p text:style-name="Code"><text:span text:style-name="T2">const</text:span> attributeId = selectedOption.value;</text:p>
      <text:p text:style-name="Code"><text:span text:style-name="T2">const</text:span> attributeName = selectedOption.text;</text:p>
      <text:p text:style-name="Code"><text:span text:style-name="T2">const</text:span> attributeColor = selectedOption.dataset.color;</text:p>
      <text:p text:style-name="Code"><text:span text:style-name="T2">const</text:span> attributeDetail = selectedOption.dataset.detail;</text:p>
      <text:p text:style-name="Code"/>
      <text:p text:style-name="Code"><text:span text:style-name="T2">if</text:span> (selectedAttributes.some(attr <text:span text:style-name="T2">=&gt;</text:span> attr.id === attributeId)) {</text:p>
      <text:p text:style-name="Code">alert(<text:span text:style-name="T7">'Cet attribut a déjà été ajouté.'</text:span>);</text:p>
      <text:p text:style-name="Code"><text:span text:style-name="T2">return</text:span>;</text:p>
      <text:p text:style-name="Code">}</text:p>
      <text:p text:style-name="Code"/>
      <text:p text:style-name="Code"><text:span text:style-name="T2">const</text:span> attributeElement = document.createElement(<text:span text:style-name="T7">'span'</text:span>);</text:p>
      <text:p text:style-name="Code">attributeElement.className = <text:span text:style-name="T7">'badge me-2 mb-2 position-relative'</text:span>;</text:p>
      <text:p text:style-name="Code">attributeElement.style.backgroundColor = attributeColor;</text:p>
      <text:p text:style-name="Code">attributeElement.style.color = getContrastYIQ(attributeColor);</text:p>
      <text:p text:style-name="Code">attributeElement.innerHTML = <text:span text:style-name="T7">`</text:span></text:p>
      <text:p text:style-name="Code"><text:span text:style-name="T2">${</text:span>attributeName<text:span text:style-name="T2">}</text:span></text:p>
      <text:p text:style-name="Code">&lt;button type="button" class="btn-close position-absolute top-0 end-0" </text:p>
      <text:p text:style-name="Code">aria-label="Supprimer" </text:p>
      <text:p text:style-name="Code"><text:span text:style-name="T7">data-attribute-id="</text:span><text:span text:style-name="T2">${</text:span>attributeId<text:span text:style-name="T2">}</text:span><text:span text:style-name="T7">"&gt;&lt;/button&gt;</text:span></text:p>
      <text:p text:style-name="Code"><text:span text:style-name="T7">`</text:span>;</text:p>
      <text:p text:style-name="Code">attributeElement.style.position = <text:span text:style-name="T7">'relative'</text:span>;</text:p>
      <text:p text:style-name="Code"><text:soft-page-break/>attributeElement.style.paddingRight = <text:span text:style-name="T7">'25px'</text:span>;</text:p>
      <text:p text:style-name="Code"/>
      <text:p text:style-name="Code">attributeElement.setAttribute(<text:span text:style-name="T7">'title'</text:span>, attributeDetail);</text:p>
      <text:p text:style-name="Code">attributeElement.classList.add(<text:span text:style-name="T7">'tooltip-trigger'</text:span>);</text:p>
      <text:p text:style-name="Code"/>
      <text:p text:style-name="Code"><text:span text:style-name="T2">const</text:span> removeBtn = attributeElement.querySelector(<text:span text:style-name="T7">'.btn-close'</text:span>);</text:p>
      <text:p text:style-name="Code">removeBtn.addEventListener(<text:span text:style-name="T7">'click'</text:span>, <text:span text:style-name="T2">function</text:span>() {</text:p>
      <text:p text:style-name="Code"><text:span text:style-name="T2">const</text:span> idToRemove = <text:span text:style-name="T2">this</text:span>.dataset.attributeId;</text:p>
      <text:p text:style-name="Code">selectedAttributes = selectedAttributes.filter(attr <text:span text:style-name="T2">=&gt;</text:span> attr.id !== idToRemove);</text:p>
      <text:p text:style-name="Code">attributeElement.remove();</text:p>
      <text:p text:style-name="Code">});</text:p>
      <text:p text:style-name="Code"/>
      <text:p text:style-name="Code">document.getElementById(<text:span text:style-name="T7">'attributesList'</text:span>).appendChild(attributeElement);</text:p>
      <text:p text:style-name="Code">selectedAttributes.push({</text:p>
      <text:p text:style-name="Code">id: attributeId,</text:p>
      <text:p text:style-name="Code">name: attributeName,</text:p>
      <text:p text:style-name="Code">color: attributeColor,</text:p>
      <text:p text:style-name="Code">detail: attributeDetail</text:p>
      <text:p text:style-name="Code">});</text:p>
      <text:p text:style-name="Code">});</text:p>
      <text:p text:style-name="Code"/>
      <text:p text:style-name="Code"><text:span text:style-name="T2">function</text:span> getContrastYIQ(hexcolor) {</text:p>
      <text:p text:style-name="Code">hexcolor = hexcolor.replace(<text:span text:style-name="T7">"#"</text:span>, <text:span text:style-name="T7">""</text:span>);</text:p>
      <text:p text:style-name="Code"><text:span text:style-name="T2">const</text:span> r = parseInt(hexcolor.substr(<text:span text:style-name="T6">0</text:span>,<text:span text:style-name="T6">2</text:span>),<text:span text:style-name="T6">16</text:span>);</text:p>
      <text:p text:style-name="Code"><text:span text:style-name="T2">const</text:span> g = parseInt(hexcolor.substr(<text:span text:style-name="T6">2</text:span>,<text:span text:style-name="T6">2</text:span>),<text:span text:style-name="T6">16</text:span>);</text:p>
      <text:p text:style-name="Code"><text:span text:style-name="T2">const</text:span> b = parseInt(hexcolor.substr(<text:span text:style-name="T6">4</text:span>,<text:span text:style-name="T6">2</text:span>),<text:span text:style-name="T6">16</text:span>);</text:p>
      <text:p text:style-name="Code"><text:span text:style-name="T2">const</text:span> yiq = ((r*<text:span text:style-name="T6">299</text:span>)+(g*<text:span text:style-name="T6">587</text:span>)+(b*<text:span text:style-name="T6">114</text:span>))/<text:span text:style-name="T6">1000</text:span>;</text:p>
      <text:p text:style-name="Code"><text:span text:style-name="T2">return</text:span> (yiq &gt;= <text:span text:style-name="T6">128</text:span>) ? <text:span text:style-name="T7">'black'</text:span> : <text:span text:style-name="T7">'white'</text:span>;</text:p>
      <text:p text:style-name="Code">}</text:p>
      <text:p text:style-name="Code"/>
      <text:p text:style-name="Code"><text:span text:style-name="T2">function</text:span> formatDate(dateString) {</text:p>
      <text:p text:style-name="Code"><text:span text:style-name="T2">const</text:span> date = <text:span text:style-name="T2">new</text:span> Date(dateString);</text:p>
      <text:p text:style-name="Code"><text:span text:style-name="T2">return</text:span> date.toLocaleString(<text:span text:style-name="T7">'fr-FR'</text:span>, {</text:p>
      <text:p text:style-name="Code">year: <text:span text:style-name="T7">'numeric'</text:span>,</text:p>
      <text:p text:style-name="Code">month: <text:span text:style-name="T7">'2-digit'</text:span>,</text:p>
      <text:p text:style-name="Code">day: <text:span text:style-name="T7">'2-digit'</text:span>,</text:p>
      <text:p text:style-name="Code">hour: <text:span text:style-name="T7">'2-digit'</text:span>,</text:p>
      <text:p text:style-name="Code">minute: <text:span text:style-name="T7">'2-digit'</text:span></text:p>
      <text:p text:style-name="Code">}).replace(<text:span text:style-name="T7">','</text:span>, <text:span text:style-name="T7">''</text:span>);</text:p>
      <text:p text:style-name="Code">}</text:p>
      <text:p text:style-name="Code"/>
      <text:p text:style-name="Code"><text:span text:style-name="T2">function</text:span> fetchWeekEvents(date) {</text:p>
      <text:p text:style-name="Code"><text:span text:style-name="T2">return</text:span> fetch(<text:span text:style-name="T7">`/api/events/week?date=</text:span><text:span text:style-name="T2">${</text:span>date<text:span text:style-name="T2">}</text:span><text:span text:style-name="T7">`</text:span>)</text:p>
      <text:p text:style-name="Code">.then(response <text:span text:style-name="T2">=&gt;</text:span> response.json())</text:p>
      <text:p text:style-name="Code">.then(events <text:span text:style-name="T2">=&gt;</text:span> {</text:p>
      <text:p text:style-name="Code">updateWeekView(events);</text:p>
      <text:p text:style-name="Code">})</text:p>
      <text:p text:style-name="Code">.catch(error <text:span text:style-name="T2">=&gt;</text:span> {</text:p>
      <text:p text:style-name="Code">alert(<text:span text:style-name="T7">'Erreur lors de la récupération des événements :'</text:span> + error.message);</text:p>
      <text:p text:style-name="Code">});</text:p>
      <text:p text:style-name="Code">}</text:p>
      <text:p text:style-name="Code"/>
      <text:p text:style-name="Code"><text:span text:style-name="T2">function</text:span> createEventElement(event) {</text:p>
      <text:p text:style-name="Code"><text:span text:style-name="T2">const</text:span> eventContainer = document.createElement(<text:span text:style-name="T7">'div'</text:span>);</text:p>
      <text:p text:style-name="Code">eventContainer.classList.add(<text:span text:style-name="T7">'event-container'</text:span>);</text:p>
      <text:p text:style-name="Code">eventContainer.style.display = <text:span text:style-name="T7">'flex'</text:span>;</text:p>
      <text:p text:style-name="Code">eventContainer.style.flexWrap = <text:span text:style-name="T7">'wrap'</text:span>;</text:p>
      <text:p text:style-name="Code"><text:soft-page-break/></text:p>
      <text:p text:style-name="Code"><text:span text:style-name="T2">if</text:span> (!event.attributes || event.attributes.length === <text:span text:style-name="T6">0</text:span>) {</text:p>
      <text:p text:style-name="Code"><text:span text:style-name="T2">const</text:span> defaultEventDiv = document.createElement(<text:span text:style-name="T7">'div'</text:span>);</text:p>
      <text:p text:style-name="Code">defaultEventDiv.classList.add(<text:span text:style-name="T7">'event-marker'</text:span>);</text:p>
      <text:p text:style-name="Code">defaultEventDiv.style.backgroundColor = <text:span text:style-name="T7">'#FFFFFF'</text:span>;</text:p>
      <text:p text:style-name="Code">defaultEventDiv.style.border = <text:span text:style-name="T7">'1px solid #CCCCCC'</text:span>;</text:p>
      <text:p text:style-name="Code">defaultEventDiv.style.width = <text:span text:style-name="T7">'20px'</text:span>;</text:p>
      <text:p text:style-name="Code">defaultEventDiv.style.height = <text:span text:style-name="T7">'20px'</text:span>;</text:p>
      <text:p text:style-name="Code">defaultEventDiv.style.margin = <text:span text:style-name="T7">'2px'</text:span>;</text:p>
      <text:p text:style-name="Code">defaultEventDiv.setAttribute(<text:span text:style-name="T7">'title'</text:span>, event.EventTypeName);</text:p>
      <text:p text:style-name="Code">defaultEventDiv.addEventListener(<text:span text:style-name="T7">'click'</text:span>, () <text:span text:style-name="T2">=&gt;</text:span> showEventDetails(event));</text:p>
      <text:p text:style-name="Code">eventContainer.appendChild(defaultEventDiv);</text:p>
      <text:p text:style-name="Code">} <text:span text:style-name="T2">else</text:span> {</text:p>
      <text:p text:style-name="Code">event.attributes.forEach(attr <text:span text:style-name="T2">=&gt;</text:span> {</text:p>
      <text:p text:style-name="Code"><text:span text:style-name="T2">const</text:span> eventDiv = document.createElement(<text:span text:style-name="T7">'div'</text:span>);</text:p>
      <text:p text:style-name="Code">eventDiv.classList.add(<text:span text:style-name="T7">'event-marker'</text:span>);</text:p>
      <text:p text:style-name="Code">eventDiv.style.backgroundColor = attr.Color;</text:p>
      <text:p text:style-name="Code">eventDiv.style.width = <text:span text:style-name="T7">'20px'</text:span>;</text:p>
      <text:p text:style-name="Code">eventDiv.style.height = <text:span text:style-name="T7">'20px'</text:span>;</text:p>
      <text:p text:style-name="Code">eventDiv.style.margin = <text:span text:style-name="T7">'2px'</text:span>;</text:p>
      <text:p text:style-name="Code">eventDiv.setAttribute(<text:span text:style-name="T7">'title'</text:span>, </text:p>
      <text:p text:style-name="Code"><text:span text:style-name="T7">`Type: </text:span><text:span text:style-name="T2">${</text:span>event.EventTypeName<text:span text:style-name="T2">}</text:span><text:span text:style-name="T7">\n`</text:span> +</text:p>
      <text:p text:style-name="Code"><text:span text:style-name="T7">`Attribut: </text:span><text:span text:style-name="T2">${</text:span>attr.Name<text:span text:style-name="T2">}</text:span><text:span text:style-name="T7">\n`</text:span> +</text:p>
      <text:p text:style-name="Code"><text:span text:style-name="T7">`Détail: </text:span><text:span text:style-name="T2">${</text:span>attr.Detail<text:span text:style-name="T2">}</text:span><text:span text:style-name="T7">`</text:span></text:p>
      <text:p text:style-name="Code">);</text:p>
      <text:p text:style-name="Code">eventDiv.addEventListener(<text:span text:style-name="T7">'click'</text:span>, () <text:span text:style-name="T2">=&gt;</text:span> showEventDetails(event));</text:p>
      <text:p text:style-name="Code">eventContainer.appendChild(eventDiv);</text:p>
      <text:p text:style-name="Code">});</text:p>
      <text:p text:style-name="Code">}</text:p>
      <text:p text:style-name="Code"/>
      <text:p text:style-name="Code"><text:span text:style-name="T2">return</text:span> eventContainer;</text:p>
      <text:p text:style-name="Code">}</text:p>
      <text:p text:style-name="Code"/>
      <text:p text:style-name="Code"><text:span text:style-name="T2">function</text:span> showEventDetails(event) {</text:p>
      <text:p text:style-name="Code"><text:span text:style-name="T2">const</text:span> detailsContainer = document.getElementById(<text:span text:style-name="T7">'events-detail'</text:span>);</text:p>
      <text:p text:style-name="Code">detailsContainer.innerHTML = <text:span text:style-name="T7">''</text:span>; </text:p>
      <text:p text:style-name="Code"><text:span text:style-name="T2">const</text:span> card = document.createElement(<text:span text:style-name="T7">'div'</text:span>);</text:p>
      <text:p text:style-name="Code">card.className = <text:span text:style-name="T7">'card'</text:span>;</text:p>
      <text:p text:style-name="Code"><text:span text:style-name="T2">const</text:span> cardBody = document.createElement(<text:span text:style-name="T7">'div'</text:span>);</text:p>
      <text:p text:style-name="Code">cardBody.className = <text:span text:style-name="T7">'card-body'</text:span>;</text:p>
      <text:p text:style-name="Code">cardBody.innerHTML = <text:span text:style-name="T7">`</text:span></text:p>
      <text:p text:style-name="Code"><text:span text:style-name="T7">&lt;h5 class="card-title"&gt;</text:span><text:span text:style-name="T2">${</text:span>event.Summary<text:span text:style-name="T2">}</text:span><text:span text:style-name="T7">&lt;/h5&gt;</text:span></text:p>
      <text:p text:style-name="Code">&lt;p class="card-text"&gt;</text:p>
      <text:p text:style-name="Code"><text:span text:style-name="T7">&lt;strong&gt;Description:&lt;/strong&gt; </text:span><text:span text:style-name="T2">${</text:span>event.Description<text:span text:style-name="T2">}</text:span><text:span text:style-name="T7">&lt;br&gt;</text:span></text:p>
      <text:p text:style-name="Code"><text:span text:style-name="T7">&lt;strong&gt;Lieu:&lt;/strong&gt; </text:span><text:span text:style-name="T2">${</text:span>event.Location<text:span text:style-name="T2">}</text:span><text:span text:style-name="T7">&lt;br&gt;</text:span></text:p>
      <text:p text:style-name="Code"><text:span text:style-name="T7">&lt;strong&gt;Type:&lt;/strong&gt; </text:span><text:span text:style-name="T2">${</text:span>event.EventTypeName<text:span text:style-name="T2">}</text:span><text:span text:style-name="T7">&lt;br&gt;</text:span></text:p>
      <text:p text:style-name="Code"><text:span text:style-name="T7">&lt;strong&gt;Début:&lt;/strong&gt; </text:span><text:span text:style-name="T2">${</text:span>formatDate(event.StartTime)<text:span text:style-name="T2">}</text:span><text:span text:style-name="T7">&lt;br&gt;</text:span></text:p>
      <text:p text:style-name="Code"><text:span text:style-name="T7">&lt;strong&gt;Fin:&lt;/strong&gt; </text:span><text:span text:style-name="T2">${</text:span>formatDate(event.EndTime)<text:span text:style-name="T2">}</text:span></text:p>
      <text:p text:style-name="Code">&lt;/p&gt;</text:p>
      <text:p text:style-name="Code"><text:span text:style-name="T7">`</text:span>;</text:p>
      <text:p text:style-name="Code"/>
      <text:p text:style-name="Code"><text:span text:style-name="T2">if</text:span> (event.attributes &amp;&amp; event.attributes.length &gt; <text:span text:style-name="T6">0</text:span>) {</text:p>
      <text:p text:style-name="Code"><text:span text:style-name="T2">const</text:span> attributesSection = document.createElement(<text:span text:style-name="T7">'div'</text:span>);</text:p>
      <text:p text:style-name="Code">attributesSection.innerHTML = <text:span text:style-name="T7">'&lt;strong&gt;Attributs:&lt;/strong&gt;'</text:span>;</text:p>
      <text:p text:style-name="Code">event.attributes.forEach(attr <text:span text:style-name="T2">=&gt;</text:span> {</text:p>
      <text:p text:style-name="Code"><text:span text:style-name="T2">const</text:span> attrDiv = document.createElement(<text:span text:style-name="T7">'div'</text:span>);</text:p>
      <text:p text:style-name="Code">attrDiv.style.display = <text:span text:style-name="T7">'flex'</text:span>;</text:p>
      <text:p text:style-name="Code"><text:soft-page-break/>attrDiv.style.alignItems = <text:span text:style-name="T7">'center'</text:span>;</text:p>
      <text:p text:style-name="Code">attrDiv.innerHTML = <text:span text:style-name="T7">`</text:span></text:p>
      <text:p text:style-name="Code"><text:span text:style-name="T7">&lt;div style="width: 20px; height: 20px; background-color: </text:span><text:span text:style-name="T2">${</text:span>attr.Color<text:span text:style-name="T2">}</text:span><text:span text:style-name="T7">; margin-right: 10px;"&gt;&lt;/div&gt;</text:span></text:p>
      <text:p text:style-name="Code"><text:span text:style-name="T7">&lt;span&gt;</text:span><text:span text:style-name="T2">${</text:span>attr.Name<text:span text:style-name="T2">}</text:span><text:span text:style-name="T7">: </text:span><text:span text:style-name="T2">${</text:span>attr.Detail<text:span text:style-name="T2">}</text:span><text:span text:style-name="T7">&lt;/span&gt;</text:span></text:p>
      <text:p text:style-name="Code"><text:span text:style-name="T7">`</text:span>;</text:p>
      <text:p text:style-name="Code">attributesSection.appendChild(attrDiv);</text:p>
      <text:p text:style-name="Code">});</text:p>
      <text:p text:style-name="Code">cardBody.appendChild(attributesSection);</text:p>
      <text:p text:style-name="Code">}</text:p>
      <text:p text:style-name="Code"/>
      <text:p text:style-name="Code">fetch(<text:span text:style-name="T7">'/api/check-event-manager'</text:span>)</text:p>
      <text:p text:style-name="Code">.then(response <text:span text:style-name="T2">=&gt;</text:span> response.json())</text:p>
      <text:p text:style-name="Code">.then(data <text:span text:style-name="T2">=&gt;</text:span> {</text:p>
      <text:p text:style-name="Code"><text:span text:style-name="T2">if</text:span> (data.isEventManager) {</text:p>
      <text:p text:style-name="Code"><text:span text:style-name="T2">const</text:span> updateBtn = document.createElement(<text:span text:style-name="T7">'button'</text:span>);</text:p>
      <text:p text:style-name="Code">updateBtn.className = <text:span text:style-name="T7">'btn btn-primary mt-3'</text:span>;</text:p>
      <text:p text:style-name="Code">updateBtn.textContent = <text:span text:style-name="T7">'Mettre à jour'</text:span>;</text:p>
      <text:p text:style-name="Code">updateBtn.addEventListener(<text:span text:style-name="T7">'click'</text:span>, () <text:span text:style-name="T2">=&gt;</text:span> openUpdateModal(event));</text:p>
      <text:p text:style-name="Code">cardBody.appendChild(updateBtn);</text:p>
      <text:p text:style-name="Code">}</text:p>
      <text:p text:style-name="Code">});</text:p>
      <text:p text:style-name="Code"/>
      <text:p text:style-name="Code">card.appendChild(cardBody);</text:p>
      <text:p text:style-name="Code">detailsContainer.appendChild(card);</text:p>
      <text:p text:style-name="Code">}</text:p>
      <text:p text:style-name="Code"><text:line-break/></text:p>
      <text:p text:style-name="Code"><text:span text:style-name="T2">function</text:span> openUpdateModal(event) {</text:p>
      <text:p text:style-name="Code"><text:span text:style-name="T2">const</text:span> updateModal = <text:span text:style-name="T2">new</text:span> bootstrap.Modal(document.getElementById(<text:span text:style-name="T7">'updateEventModal'</text:span>));</text:p>
      <text:p text:style-name="Code">// Pré-remplir le formulaire</text:p>
      <text:p text:style-name="Code">document.getElementById(<text:span text:style-name="T7">'updateSummaryInput'</text:span>).value = event.Summary;</text:p>
      <text:p text:style-name="Code">document.getElementById(<text:span text:style-name="T7">'updateDescriptionInput'</text:span>).value = event.Description;</text:p>
      <text:p text:style-name="Code">document.getElementById(<text:span text:style-name="T7">'updateLocationInput'</text:span>).value = event.Location;</text:p>
      <text:p text:style-name="Code">document.getElementById(<text:span text:style-name="T7">'updateEventTypeInput'</text:span>).value = event.IdEventType;</text:p>
      <text:p text:style-name="Code"><text:span text:style-name="T2">const</text:span> startDate = <text:span text:style-name="T2">new</text:span> Date(event.StartTime);</text:p>
      <text:p text:style-name="Code"><text:span text:style-name="T2">const</text:span> endDate = <text:span text:style-name="T2">new</text:span> Date(event.EndTime);</text:p>
      <text:p text:style-name="Code">document.getElementById(<text:span text:style-name="T7">'updateDateInput'</text:span>).value = </text:p>
      <text:p text:style-name="Code">startDate.toISOString().split(<text:span text:style-name="T7">'T'</text:span>)[<text:span text:style-name="T6">0</text:span>];</text:p>
      <text:p text:style-name="Code">document.getElementById(<text:span text:style-name="T7">'updateStartTimeInput'</text:span>).value = </text:p>
      <text:p text:style-name="Code">startDate.toTimeString().split(<text:span text:style-name="T7">' '</text:span>)[<text:span text:style-name="T6">0</text:span>].slice(<text:span text:style-name="T6">0</text:span>, <text:span text:style-name="T6">5</text:span>);</text:p>
      <text:p text:style-name="Code">// Calculer la durée</text:p>
      <text:p text:style-name="Code"><text:span text:style-name="T2">const</text:span> durationHours = (endDate - startDate) / (<text:span text:style-name="T6">1000</text:span> * <text:span text:style-name="T6">60</text:span> * <text:span text:style-name="T6">60</text:span>);</text:p>
      <text:p text:style-name="Code">document.getElementById(<text:span text:style-name="T7">'updateDurationInput'</text:span>).value = durationHours.toFixed(<text:span text:style-name="T6">1</text:span>);</text:p>
      <text:p text:style-name="Code"/>
      <text:p text:style-name="Code">// Gérer les attributs</text:p>
      <text:p text:style-name="Code"><text:span text:style-name="T2">const</text:span> attributesList = document.getElementById(<text:span text:style-name="T7">'updateAttributesList'</text:span>);</text:p>
      <text:p text:style-name="Code">attributesList.innerHTML = <text:span text:style-name="T7">''</text:span>; <text:span text:style-name="T97">// Effacer les attributs précédents</text:span></text:p>
      <text:p text:style-name="Code"/>
      <text:p text:style-name="Code">// Ajouter les attributs existants</text:p>
      <text:p text:style-name="Code"><text:span text:style-name="T2">if</text:span> (event.attributes) {</text:p>
      <text:p text:style-name="Code">event.attributes.forEach(attr <text:span text:style-name="T2">=&gt;</text:span> {</text:p>
      <text:p text:style-name="Code"><text:span text:style-name="T2">const</text:span> attributeElement = document.createElement(<text:span text:style-name="T7">'span'</text:span>);</text:p>
      <text:p text:style-name="Code">attributeElement.className = <text:span text:style-name="T7">'badge me-2 mb-2 position-relative'</text:span>;</text:p>
      <text:p text:style-name="Code">attributeElement.style.backgroundColor = attr.Color;</text:p>
      <text:p text:style-name="Code">attributeElement.style.color = getContrastYIQ(attr.Color);</text:p>
      <text:p text:style-name="Code">attributeElement.innerHTML = <text:span text:style-name="T7">`</text:span></text:p>
      <text:p text:style-name="Code"><text:soft-page-break/><text:span text:style-name="T2">${</text:span>attr.Name<text:span text:style-name="T2">}</text:span></text:p>
      <text:p text:style-name="Code">&lt;button type="button" class="btn-close position-absolute top-0 end-0" </text:p>
      <text:p text:style-name="Code">aria-label="Supprimer" </text:p>
      <text:p text:style-name="Code"><text:span text:style-name="T7">data-attribute-id="</text:span><text:span text:style-name="T2">${</text:span>attr.Id<text:span text:style-name="T2">}</text:span><text:span text:style-name="T7">"&gt;&lt;/button&gt;</text:span></text:p>
      <text:p text:style-name="Code"><text:span text:style-name="T7">`</text:span>;</text:p>
      <text:p text:style-name="Code">attributeElement.style.position = <text:span text:style-name="T7">'relative'</text:span>;</text:p>
      <text:p text:style-name="Code">attributeElement.style.paddingRight = <text:span text:style-name="T7">'25px'</text:span>;</text:p>
      <text:p text:style-name="Code"/>
      <text:p text:style-name="Code">attributesList.appendChild(attributeElement);</text:p>
      <text:p text:style-name="Code">});</text:p>
      <text:p text:style-name="Code">}</text:p>
      <text:p text:style-name="Code">document.getElementById(<text:span text:style-name="T7">'updateEventForm'</text:span>).dataset.eventId = event.Id;</text:p>
      <text:p text:style-name="Code">updateModal.show();</text:p>
      <text:p text:style-name="Code">}</text:p>
      <text:p text:style-name="Code"><text:line-break/></text:p>
      <text:p text:style-name="Code"><text:span text:style-name="T2">function</text:span> updateWeekView(events) {</text:p>
      <text:p text:style-name="Code"><text:span text:style-name="T2">const</text:span> eventsRow = document.getElementById(<text:span text:style-name="T7">'events-row'</text:span>);</text:p>
      <text:p text:style-name="Code">eventsRow.innerHTML = <text:span text:style-name="T7">''</text:span>;</text:p>
      <text:p text:style-name="Code"><text:span text:style-name="T2">for</text:span> (<text:span text:style-name="T2">let</text:span> i = <text:span text:style-name="T6">0</text:span>; i &lt; <text:span text:style-name="T6">7</text:span>; i++) {</text:p>
      <text:p text:style-name="Code"><text:span text:style-name="T2">const</text:span> dayCell = document.createElement(<text:span text:style-name="T7">'td'</text:span>);</text:p>
      <text:p text:style-name="Code"><text:span text:style-name="T2">const</text:span> dayEvents = events.filter(event <text:span text:style-name="T2">=&gt;</text:span> {</text:p>
      <text:p text:style-name="Code"><text:span text:style-name="T2">const</text:span> eventDate = <text:span text:style-name="T2">new</text:span> Date(event.StartTime);</text:p>
      <text:p text:style-name="Code"><text:span text:style-name="T2">return</text:span> eventDate.getDay() === i;</text:p>
      <text:p text:style-name="Code">});</text:p>
      <text:p text:style-name="Code">dayEvents.forEach(event <text:span text:style-name="T2">=&gt;</text:span> {</text:p>
      <text:p text:style-name="Code"><text:span text:style-name="T2">const</text:span> eventElement = createEventElement(event);</text:p>
      <text:p text:style-name="Code">dayCell.appendChild(eventElement);</text:p>
      <text:p text:style-name="Code">});</text:p>
      <text:p text:style-name="Code"/>
      <text:p text:style-name="Code">eventsRow.appendChild(dayCell);</text:p>
      <text:p text:style-name="Code">}</text:p>
      <text:p text:style-name="Code">}</text:p>
      <text:p text:style-name="Code"/>
      <text:p text:style-name="Code">// Initialisation</text:p>
      <text:p text:style-name="Code">document.addEventListener(<text:span text:style-name="T7">'DOMContentLoaded'</text:span>, () <text:span text:style-name="T2">=&gt;</text:span> {</text:p>
      <text:p text:style-name="Code">// Charger les événements de la semaine actuelle</text:p>
      <text:p text:style-name="Code"><text:span text:style-name="T2">const</text:span> today = <text:span text:style-name="T2">new</text:span> Date();</text:p>
      <text:p text:style-name="Code">fetchWeekEvents(today.toISOString().split(<text:span text:style-name="T7">'T'</text:span>)[<text:span text:style-name="T6">0</text:span>]);</text:p>
      <text:p text:style-name="Code"/>
      <text:p text:style-name="Code">// Gestion des boutons de navigation</text:p>
      <text:p text:style-name="Code">document.querySelectorAll(<text:span text:style-name="T7">'.move-day, .move-week'</text:span>).forEach(button <text:span text:style-name="T2">=&gt;</text:span> {</text:p>
      <text:p text:style-name="Code">button.addEventListener(<text:span text:style-name="T7">'click'</text:span>, () <text:span text:style-name="T2">=&gt;</text:span> {</text:p>
      <text:p text:style-name="Code"><text:span text:style-name="T2">const</text:span> days = parseInt(button.dataset.days);</text:p>
      <text:p text:style-name="Code">today.setDate(today.getDate() + days);</text:p>
      <text:p text:style-name="Code">fetchWeekEvents(today.toISOString().split(<text:span text:style-name="T7">'T'</text:span>)[<text:span text:style-name="T6">0</text:span>]);</text:p>
      <text:p text:style-name="Code">});</text:p>
      <text:p text:style-name="Code">});</text:p>
      <text:p text:style-name="Code">});</text:p>
      <text:p text:style-name="Code"><text:line-break/></text:p>
      <text:p text:style-name="Code">document.getElementById(<text:span text:style-name="T7">'updateAddAttributeBtn'</text:span>).addEventListener(<text:span text:style-name="T7">'click'</text:span>, <text:span text:style-name="T2">function</text:span>() {</text:p>
      <text:p text:style-name="Code"><text:span text:style-name="T2">const</text:span> select = document.getElementById(<text:span text:style-name="T7">'updateAvailableAttributesSelect'</text:span>);</text:p>
      <text:p text:style-name="Code"><text:span text:style-name="T2">const</text:span> selectedOption = select.options[select.selectedIndex];</text:p>
      <text:p text:style-name="Code"><text:span text:style-name="T2">if</text:span> (!selectedOption) <text:span text:style-name="T2">return</text:span>;</text:p>
      <text:p text:style-name="Code"/>
      <text:p text:style-name="Code"><text:span text:style-name="T2">const</text:span> attributeId = selectedOption.value;</text:p>
      <text:p text:style-name="Code"><text:soft-page-break/><text:span text:style-name="T2">const</text:span> attributeName = selectedOption.text;</text:p>
      <text:p text:style-name="Code"><text:span text:style-name="T2">const</text:span> attributeColor = selectedOption.dataset.color;</text:p>
      <text:p text:style-name="Code"/>
      <text:p text:style-name="Code">// Vérifier si l'attribut existe déjà</text:p>
      <text:p text:style-name="Code"><text:span text:style-name="T2">const</text:span> existingAttributes = document.querySelectorAll(<text:span text:style-name="T7">'#updateAttributesList .badge'</text:span>);</text:p>
      <text:p text:style-name="Code"><text:span text:style-name="T2">const</text:span> attributeExists = Array.from(existingAttributes).some(</text:p>
      <text:p text:style-name="Code">attr <text:span text:style-name="T2">=&gt;</text:span> attr.querySelector(<text:span text:style-name="T7">'.btn-close'</text:span>).dataset.attributeId === attributeId</text:p>
      <text:p text:style-name="Code">);</text:p>
      <text:p text:style-name="Code"/>
      <text:p text:style-name="Code"><text:span text:style-name="T2">if</text:span> (attributeExists) {</text:p>
      <text:p text:style-name="Code">alert(<text:span text:style-name="T7">'Cet attribut a déjà été ajouté.'</text:span>);</text:p>
      <text:p text:style-name="Code"><text:span text:style-name="T2">return</text:span>;</text:p>
      <text:p text:style-name="Code">}</text:p>
      <text:p text:style-name="Code"/>
      <text:p text:style-name="Code">// Créer l'élément d'attribut</text:p>
      <text:p text:style-name="Code"><text:span text:style-name="T2">const</text:span> attributeElement = document.createElement(<text:span text:style-name="T7">'span'</text:span>);</text:p>
      <text:p text:style-name="Code">attributeElement.className = <text:span text:style-name="T7">'badge me-2 mb-2 position-relative'</text:span>;</text:p>
      <text:p text:style-name="Code">attributeElement.style.backgroundColor = attributeColor;</text:p>
      <text:p text:style-name="Code">attributeElement.style.color = getContrastYIQ(attributeColor);</text:p>
      <text:p text:style-name="Code">attributeElement.innerHTML = <text:span text:style-name="T7">`</text:span></text:p>
      <text:p text:style-name="Code"><text:span text:style-name="T2">${</text:span>attributeName<text:span text:style-name="T2">}</text:span></text:p>
      <text:p text:style-name="Code">&lt;button type="button" class="btn-close position-absolute top-0 end-0" </text:p>
      <text:p text:style-name="Code">aria-label="Supprimer" </text:p>
      <text:p text:style-name="Code"><text:span text:style-name="T7">data-attribute-id="</text:span><text:span text:style-name="T2">${</text:span>attributeId<text:span text:style-name="T2">}</text:span><text:span text:style-name="T7">"&gt;&lt;/button&gt;</text:span></text:p>
      <text:p text:style-name="Code"><text:span text:style-name="T7">`</text:span>;</text:p>
      <text:p text:style-name="Code">attributeElement.style.position = <text:span text:style-name="T7">'relative'</text:span>;</text:p>
      <text:p text:style-name="Code">attributeElement.style.paddingRight = <text:span text:style-name="T7">'25px'</text:span>;</text:p>
      <text:p text:style-name="Code"/>
      <text:p text:style-name="Code">// Bouton de suppression</text:p>
      <text:p text:style-name="Code"><text:span text:style-name="T2">const</text:span> removeBtn = attributeElement.querySelector(<text:span text:style-name="T7">'.btn-close'</text:span>);</text:p>
      <text:p text:style-name="Code">removeBtn.addEventListener(<text:span text:style-name="T7">'click'</text:span>, <text:span text:style-name="T2">function</text:span>() {</text:p>
      <text:p text:style-name="Code">attributeElement.remove();</text:p>
      <text:p text:style-name="Code">});</text:p>
      <text:p text:style-name="Code"/>
      <text:p text:style-name="Code">// Ajouter à la liste</text:p>
      <text:p text:style-name="Code">document.getElementById(<text:span text:style-name="T7">'updateAttributesList'</text:span>).appendChild(attributeElement);</text:p>
      <text:p text:style-name="Code">});</text:p>
      <text:p text:style-name="Code"><text:line-break/><text:line-break/><text:line-break/><text:line-break/></text:p>
      <text:p text:style-name="Code">document.addEventListener(<text:span text:style-name="T7">'DOMContentLoaded'</text:span>, <text:span text:style-name="T2">function</text:span>() {</text:p>
      <text:p text:style-name="Code"><text:span text:style-name="T2">const</text:span> eventModal = document.getElementById(<text:span text:style-name="T7">'eventModal'</text:span>);</text:p>
      <text:p text:style-name="Code"><text:span text:style-name="T2">const</text:span> eventForm = document.getElementById(<text:span text:style-name="T7">'eventForm'</text:span>);</text:p>
      <text:p text:style-name="Code"><text:span text:style-name="T2">const</text:span> modalTitle = document.getElementById(<text:span text:style-name="T7">'eventModalLabel'</text:span>);</text:p>
      <text:p text:style-name="Code"><text:span text:style-name="T2">const</text:span> submitButton = document.getElementById(<text:span text:style-name="T7">'submitEventBtn'</text:span>);</text:p>
      <text:p text:style-name="Code"><text:span text:style-name="T2">const</text:span> formMode = document.getElementById(<text:span text:style-name="T7">'formMode'</text:span>);</text:p>
      <text:p text:style-name="Code"><text:span text:style-name="T2">const</text:span> eventId = document.getElementById(<text:span text:style-name="T7">'eventId'</text:span>);</text:p>
      <text:p text:style-name="Code"/>
      <text:p text:style-name="Code"><text:span text:style-name="T2">function</text:span> openCreateModal() {</text:p>
      <text:p text:style-name="Code">modalTitle.textContent = <text:span text:style-name="T7">'Créer un événement'</text:span>;</text:p>
      <text:p text:style-name="Code">submitButton.textContent = <text:span text:style-name="T7">'Créer'</text:span>;</text:p>
      <text:p text:style-name="Code">formMode.value = <text:span text:style-name="T7">'create'</text:span>;</text:p>
      <text:p text:style-name="Code">eventForm.reset();</text:p>
      <text:p text:style-name="Code">selectedAttributes = [];</text:p>
      <text:p text:style-name="Code">document.getElementById(<text:span text:style-name="T7">'attributesList'</text:span>).innerHTML = <text:span text:style-name="T7">''</text:span>;</text:p>
      <text:p text:style-name="Code"><text:soft-page-break/><text:span text:style-name="T2">new</text:span> bootstrap.Modal(eventModal).show();</text:p>
      <text:p text:style-name="Code">}</text:p>
      <text:p text:style-name="Code"/>
      <text:p text:style-name="Code"><text:span text:style-name="T2">function</text:span> openUpdateModal(event) {</text:p>
      <text:p text:style-name="Code">modalTitle.textContent = <text:span text:style-name="T7">'Mettre à jour l\'événement'</text:span>;</text:p>
      <text:p text:style-name="Code">submitButton.textContent = <text:span text:style-name="T7">'Mettre à jour'</text:span>;</text:p>
      <text:p text:style-name="Code">formMode.value = <text:span text:style-name="T7">'update'</text:span>;</text:p>
      <text:p text:style-name="Code">eventId.value = event.Id;</text:p>
      <text:p text:style-name="Code"/>
      <text:p text:style-name="Code">document.getElementById(<text:span text:style-name="T7">'summaryInput'</text:span>).value = event.Summary;</text:p>
      <text:p text:style-name="Code">document.getElementById(<text:span text:style-name="T7">'descriptionInput'</text:span>).value = event.Description;</text:p>
      <text:p text:style-name="Code">document.getElementById(<text:span text:style-name="T7">'locationInput'</text:span>).value = event.Location;</text:p>
      <text:p text:style-name="Code">document.getElementById(<text:span text:style-name="T7">'eventTypeInput'</text:span>).value = event.IdEventType;</text:p>
      <text:p text:style-name="Code"><text:span text:style-name="T2">const</text:span> startDate = <text:span text:style-name="T2">new</text:span> Date(event.StartTime);</text:p>
      <text:p text:style-name="Code"><text:span text:style-name="T2">const</text:span> endDate = <text:span text:style-name="T2">new</text:span> Date(event.EndTime);</text:p>
      <text:p text:style-name="Code">document.getElementById(<text:span text:style-name="T7">'dateInput'</text:span>).value = startDate.toISOString().split(<text:span text:style-name="T7">'T'</text:span>)[<text:span text:style-name="T6">0</text:span>];</text:p>
      <text:p text:style-name="Code">document.getElementById(<text:span text:style-name="T7">'startTimeInput'</text:span>).value = startDate.toTimeString().split(<text:span text:style-name="T7">' '</text:span>)[<text:span text:style-name="T6">0</text:span>].slice(<text:span text:style-name="T6">0</text:span>, <text:span text:style-name="T6">5</text:span>);</text:p>
      <text:p text:style-name="Code"><text:span text:style-name="T2">const</text:span> durationHours = (endDate - startDate) / (<text:span text:style-name="T6">1000</text:span> * <text:span text:style-name="T6">60</text:span> * <text:span text:style-name="T6">60</text:span>);</text:p>
      <text:p text:style-name="Code">document.getElementById(<text:span text:style-name="T7">'durationInput'</text:span>).value = durationHours.toFixed(<text:span text:style-name="T6">1</text:span>);</text:p>
      <text:p text:style-name="Code"/>
      <text:p text:style-name="Code"><text:span text:style-name="T2">const</text:span> attributesList = document.getElementById(<text:span text:style-name="T7">'attributesList'</text:span>);</text:p>
      <text:p text:style-name="Code">attributesList.innerHTML = <text:span text:style-name="T7">''</text:span>;</text:p>
      <text:p text:style-name="Code">selectedAttributes = [];</text:p>
      <text:p text:style-name="Code"/>
      <text:p text:style-name="Code"><text:span text:style-name="T2">if</text:span> (event.attributes) {</text:p>
      <text:p text:style-name="Code">event.attributes.forEach(attr <text:span text:style-name="T2">=&gt;</text:span> {</text:p>
      <text:p text:style-name="Code"><text:span text:style-name="T2">const</text:span> attributeElement = createAttributeElement(attr.Id, attr.Name, attr.Color);</text:p>
      <text:p text:style-name="Code">attributesList.appendChild(attributeElement);</text:p>
      <text:p text:style-name="Code">selectedAttributes.push({</text:p>
      <text:p text:style-name="Code">id: attr.Id,</text:p>
      <text:p text:style-name="Code">name: attr.Name,</text:p>
      <text:p text:style-name="Code">color: attr.Color</text:p>
      <text:p text:style-name="Code">});</text:p>
      <text:p text:style-name="Code">});</text:p>
      <text:p text:style-name="Code">}</text:p>
      <text:p text:style-name="Code"/>
      <text:p text:style-name="Code"><text:span text:style-name="T2">new</text:span> bootstrap.Modal(eventModal).show();</text:p>
      <text:p text:style-name="Code">}</text:p>
      <text:p text:style-name="Code"/>
      <text:p text:style-name="Code"><text:span text:style-name="T2">function</text:span> createAttributeElement(attributeId, attributeName, attributeColor) {</text:p>
      <text:p text:style-name="Code"><text:span text:style-name="T2">const</text:span> attributeElement = document.createElement(<text:span text:style-name="T7">'span'</text:span>);</text:p>
      <text:p text:style-name="Code">attributeElement.className = <text:span text:style-name="T7">'badge me-2 mb-2 position-relative'</text:span>;</text:p>
      <text:p text:style-name="Code">attributeElement.style.backgroundColor = attributeColor;</text:p>
      <text:p text:style-name="Code">attributeElement.style.color = getContrastYIQ(attributeColor);</text:p>
      <text:p text:style-name="Code">attributeElement.innerHTML = <text:span text:style-name="T7">`</text:span></text:p>
      <text:p text:style-name="Code"><text:span text:style-name="T2">${</text:span>attributeName<text:span text:style-name="T2">}</text:span></text:p>
      <text:p text:style-name="Code">&lt;button type="button" class="btn-close position-absolute top-0 end-0" </text:p>
      <text:p text:style-name="Code">aria-label="Supprimer" </text:p>
      <text:p text:style-name="Code"><text:span text:style-name="T7">data-attribute-id="</text:span><text:span text:style-name="T2">${</text:span>attributeId<text:span text:style-name="T2">}</text:span><text:span text:style-name="T7">"&gt;&lt;/button&gt;</text:span></text:p>
      <text:p text:style-name="Code"><text:span text:style-name="T7">`</text:span>;</text:p>
      <text:p text:style-name="Code">attributeElement.style.position = <text:span text:style-name="T7">'relative'</text:span>;</text:p>
      <text:p text:style-name="Code">attributeElement.style.paddingRight = <text:span text:style-name="T7">'25px'</text:span>;</text:p>
      <text:p text:style-name="Code"/>
      <text:p text:style-name="Code"><text:span text:style-name="T2">const</text:span> removeBtn = attributeElement.querySelector(<text:span text:style-name="T7">'.btn-close'</text:span>);</text:p>
      <text:p text:style-name="Code">removeBtn.addEventListener(<text:span text:style-name="T7">'click'</text:span>, <text:span text:style-name="T2">function</text:span>() {</text:p>
      <text:p text:style-name="Code"><text:span text:style-name="T2">const</text:span> idToRemove = <text:span text:style-name="T2">this</text:span>.dataset.attributeId;</text:p>
      <text:p text:style-name="Code"><text:soft-page-break/>selectedAttributes = selectedAttributes.filter(attr <text:span text:style-name="T2">=&gt;</text:span> attr.id !== idToRemove);</text:p>
      <text:p text:style-name="Code">attributeElement.remove();</text:p>
      <text:p text:style-name="Code">});</text:p>
      <text:p text:style-name="Code"/>
      <text:p text:style-name="Code"><text:span text:style-name="T2">return</text:span> attributeElement;</text:p>
      <text:p text:style-name="Code">}</text:p>
      <text:p text:style-name="Code"/>
      <text:p text:style-name="Code">document.getElementById(<text:span text:style-name="T7">'addAttributeBtn'</text:span>).addEventListener(<text:span text:style-name="T7">'click'</text:span>, <text:span text:style-name="T2">function</text:span>() {</text:p>
      <text:p text:style-name="Code"><text:span text:style-name="T2">const</text:span> select = document.getElementById(<text:span text:style-name="T7">'availableAttributesSelect'</text:span>);</text:p>
      <text:p text:style-name="Code"><text:span text:style-name="T2">const</text:span> selectedOption = select.options[select.selectedIndex];</text:p>
      <text:p text:style-name="Code"><text:span text:style-name="T2">if</text:span> (!selectedOption) <text:span text:style-name="T2">return</text:span>;</text:p>
      <text:p text:style-name="Code"/>
      <text:p text:style-name="Code"><text:span text:style-name="T2">const</text:span> attributeId = selectedOption.value;</text:p>
      <text:p text:style-name="Code"><text:span text:style-name="T2">const</text:span> attributeName = selectedOption.text;</text:p>
      <text:p text:style-name="Code"><text:span text:style-name="T2">const</text:span> attributeColor = selectedOption.dataset.color;</text:p>
      <text:p text:style-name="Code"/>
      <text:p text:style-name="Code"><text:span text:style-name="T2">if</text:span> (selectedAttributes.some(attr <text:span text:style-name="T2">=&gt;</text:span> attr.id === attributeId)) {</text:p>
      <text:p text:style-name="Code">alert(<text:span text:style-name="T7">'Cet attribut a déjà été ajouté.'</text:span>);</text:p>
      <text:p text:style-name="Code"><text:span text:style-name="T2">return</text:span>;</text:p>
      <text:p text:style-name="Code">}</text:p>
      <text:p text:style-name="Code"/>
      <text:p text:style-name="Code"><text:span text:style-name="T2">const</text:span> attributeElement = createAttributeElement(attributeId, attributeName, attributeColor);</text:p>
      <text:p text:style-name="Code">document.getElementById(<text:span text:style-name="T7">'attributesList'</text:span>).appendChild(attributeElement);</text:p>
      <text:p text:style-name="Code">selectedAttributes.push({</text:p>
      <text:p text:style-name="Code">id: attributeId,</text:p>
      <text:p text:style-name="Code">name: attributeName,</text:p>
      <text:p text:style-name="Code">color: attributeColor</text:p>
      <text:p text:style-name="Code">});</text:p>
      <text:p text:style-name="Code">});</text:p>
      <text:p text:style-name="Code"/>
      <text:p text:style-name="Code">eventForm.addEventListener(<text:span text:style-name="T7">'submit'</text:span>, <text:span text:style-name="T2">function</text:span>(event) {</text:p>
      <text:p text:style-name="Code">event.preventDefault();</text:p>
      <text:p text:style-name="Code"/>
      <text:p text:style-name="Code"><text:span text:style-name="T2">const</text:span> summary = document.getElementById(<text:span text:style-name="T7">'summaryInput'</text:span>).value.trim();</text:p>
      <text:p text:style-name="Code"><text:span text:style-name="T2">const</text:span> description = document.getElementById(<text:span text:style-name="T7">'descriptionInput'</text:span>).value.trim();</text:p>
      <text:p text:style-name="Code"><text:span text:style-name="T2">const</text:span> location = document.getElementById(<text:span text:style-name="T7">'locationInput'</text:span>).value.trim();</text:p>
      <text:p text:style-name="Code"><text:span text:style-name="T2">const</text:span> eventType = document.getElementById(<text:span text:style-name="T7">'eventTypeInput'</text:span>).value;</text:p>
      <text:p text:style-name="Code"><text:span text:style-name="T2">const</text:span> date = document.getElementById(<text:span text:style-name="T7">'dateInput'</text:span>).value;</text:p>
      <text:p text:style-name="Code"><text:span text:style-name="T2">const</text:span> startTime = document.getElementById(<text:span text:style-name="T7">'startTimeInput'</text:span>).value;</text:p>
      <text:p text:style-name="Code"><text:span text:style-name="T2">const</text:span> duration = parseFloat(document.getElementById(<text:span text:style-name="T7">'durationInput'</text:span>).value);</text:p>
      <text:p text:style-name="Code"/>
      <text:p text:style-name="Code"><text:span text:style-name="T2">const</text:span> startDate = <text:span text:style-name="T2">new</text:span> Date(date + <text:span text:style-name="T7">"T"</text:span> + startTime + <text:span text:style-name="T7">":00Z"</text:span>);</text:p>
      <text:p text:style-name="Code"><text:span text:style-name="T2">const</text:span> endDate = <text:span text:style-name="T2">new</text:span> Date(startDate);</text:p>
      <text:p text:style-name="Code">endDate.setHours(endDate.getHours() + duration);</text:p>
      <text:p text:style-name="Code"/>
      <text:p text:style-name="Code"><text:span text:style-name="T2">const</text:span> eventData = {</text:p>
      <text:p text:style-name="Code">summary: summary,</text:p>
      <text:p text:style-name="Code">description: description,</text:p>
      <text:p text:style-name="Code">location: location,</text:p>
      <text:p text:style-name="Code">idEventType: eventType,</text:p>
      <text:p text:style-name="Code">startTime: startDate.toISOString(),</text:p>
      <text:p text:style-name="Code">endTime: endDate.toISOString(),</text:p>
      <text:p text:style-name="Code">attributes: selectedAttributes.map(attr <text:span text:style-name="T2">=&gt;</text:span> attr.id)</text:p>
      <text:p text:style-name="Code">};</text:p>
      <text:p text:style-name="Code"/>
      <text:p text:style-name="Code">// Ajouter l'ID pour la modification</text:p>
      <text:p text:style-name="Code"><text:soft-page-break/><text:span text:style-name="T2">if</text:span> (formMode.value === <text:span text:style-name="T7">'update'</text:span>) {</text:p>
      <text:p text:style-name="Code">eventData.id = eventId.value;</text:p>
      <text:p text:style-name="Code">}</text:p>
      <text:p text:style-name="Code"/>
      <text:p text:style-name="Code"><text:span text:style-name="T2">const</text:span> apiUrl = formMode.value === <text:span text:style-name="T7">'create'</text:span> ? <text:span text:style-name="T7">'/api/event/create'</text:span> : <text:span text:style-name="T7">'/api/event/update'</text:span>;</text:p>
      <text:p text:style-name="Code"/>
      <text:p text:style-name="Code">fetch(apiUrl, {</text:p>
      <text:p text:style-name="Code">method: <text:span text:style-name="T7">'POST'</text:span>,</text:p>
      <text:p text:style-name="Code">headers: { <text:span text:style-name="T7">'Content-Type'</text:span>: <text:span text:style-name="T7">'application/json'</text:span> },</text:p>
      <text:p text:style-name="Code">body: JSON.stringify(eventData)</text:p>
      <text:p text:style-name="Code">})</text:p>
      <text:p text:style-name="Code">.then(response <text:span text:style-name="T2">=&gt;</text:span> response.json())</text:p>
      <text:p text:style-name="Code">.then(data <text:span text:style-name="T2">=&gt;</text:span> {</text:p>
      <text:p text:style-name="Code"><text:span text:style-name="T2">if</text:span> (data.success) {</text:p>
      <text:p text:style-name="Code">alert(formMode.value === <text:span text:style-name="T7">'create'</text:span> </text:p>
      <text:p text:style-name="Code">? <text:span text:style-name="T7">"Événement créé avec succès !"</text:span> </text:p>
      <text:p text:style-name="Code">: <text:span text:style-name="T7">"Événement mis à jour avec succès !"</text:span>);</text:p>
      <text:p text:style-name="Code">// Fermer la modal</text:p>
      <text:p text:style-name="Code">bootstrap.Modal.getInstance(eventModal).hide();</text:p>
      <text:p text:style-name="Code"/>
      <text:p text:style-name="Code">// Rafraîchir la vue des événements</text:p>
      <text:p text:style-name="Code">fetchWeekEvents(<text:span text:style-name="T2">new</text:span> Date().toISOString().split(<text:span text:style-name="T7">'T'</text:span>)[<text:span text:style-name="T6">0</text:span>]);</text:p>
      <text:p text:style-name="Code">} <text:span text:style-name="T2">else</text:span> {</text:p>
      <text:p text:style-name="Code">alert(<text:span text:style-name="T7">"Erreur: "</text:span> + data.message);</text:p>
      <text:p text:style-name="Code">}</text:p>
      <text:p text:style-name="Code">})</text:p>
      <text:p text:style-name="Code">.catch(error <text:span text:style-name="T2">=&gt;</text:span> alert(<text:span text:style-name="T7">'Erreur:'</text:span> + error));</text:p>
      <text:p text:style-name="Code">});</text:p>
      <text:p text:style-name="Code"/>
      <text:p text:style-name="Code">// Exposition des fonctions pour les utiliser ailleurs</text:p>
      <text:p text:style-name="Code">window.openCreateModal = openCreateModal;</text:p>
      <text:p text:style-name="Code">window.openUpdateModal = openUpdateModal;</text:p>
      <text:p text:style-name="Code">});</text:p>
      <text:p text:style-name="Code"/>
      <text:p text:style-name="Code">&lt;/script&gt;</text:p>
      <text:p text:style-name="Code">{<text:span text:style-name="T2">/block</text:span>}</text:p>
      <text:p text:style-name="Code"/>
      <text:p text:style-name="P324">On veut <text:span text:style-name="T96">dans la modale que la liste des attributs sélectionnables corresponde à la liste des évènements correspondant à l’eventType sélectionné.</text:span></text:p>
      <text:h text:style-name="P233" text:outline-level="1">Last</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Helvetica, sans-serif"/>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Nimbus Mono PS1"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5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de" style:family="paragraph" style:parent-style-name="Text_20_body">
      <style:paragraph-properties fo:margin-top="0cm" fo:margin-bottom="0cm" style:contextual-spacing="false"/>
      <style:text-properties style:font-name="Nimbus Mono PS1" fo:font-family="'Nimbus Mono PS'" style:font-style-name="Normal" style:font-pitch="fixed" fo:font-size="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3T07:52:17.508886104</meta:creation-date>
    <meta:editing-duration>P2DT14M9S</meta:editing-duration>
    <meta:editing-cycles>87</meta:editing-cycles>
    <meta:generator>LibreOffice/24.2.7.2$Linux_X86_64 LibreOffice_project/420$Build-2</meta:generator>
    <dc:title>Technical</dc:title>
    <dc:date>2025-04-15T15:45:01.164201286</dc:date>
    <meta:document-statistic meta:table-count="0" meta:image-count="13" meta:object-count="0" meta:page-count="96" meta:paragraph-count="4326" meta:word-count="18649" meta:character-count="154281" meta:non-whitespace-character-count="137842"/>
    <meta:template xlink:type="simple" xlink:actuate="onRequest" xlink:title="Technical" xlink:href="../../../../../.config/libreoffice/4/user/template/Technical.ott" meta:date="2025-01-03T07:52:16.606689178"/>
  </office:meta>
</office:document-meta>
</file>